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8008in"/>
    </style:style>
    <style:style style:name="co2" style:family="table-column">
      <style:table-column-properties fo:break-before="auto" style:column-width="3.4839in"/>
    </style:style>
    <style:style style:name="co3" style:family="table-column">
      <style:table-column-properties fo:break-before="auto" style:column-width="3.945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able:cell-range-source table:name="HTML_tables" xlink:type="simple" xlink:href="https://en.wikipedia.org/wiki/List_of_ISO_3166_country_codes" table:filter-name="calc_HTML_WebQuery" table:filter-options="0 0" table:last-column-spanned="8" table:last-row-spanned="897"/>
            <text:p><text:a xlink:href="https://en.wikipedia.org/wiki/ISO_3166" xlink:type="simple">ISO 3166</text:a><text:a xlink:href="#cite_note-ISO_3166-1" xlink:type="simple">[1]</text:a> </text:p>
          </table:table-cell>
          <table:table-cell table:style-name="ce5" office:value-type="string" calcext:value-type="string">
            <text:p/>
          </table:table-cell>
          <table:table-cell/>
          <table:table-cell table:style-name="ce4" office:value-type="string" calcext:value-type="string">
            <text:p><text:a xlink:href="https://en.wikipedia.org/wiki/ISO_3166-1" xlink:type="simple">ISO 3166-1</text:a><text:a xlink:href="#cite_note-ISO_3166-1-2" xlink:type="simple">[2]</text:a> </text:p>
          </table:table-cell>
          <table:table-cell table:number-columns-repeated="2"/>
          <table:table-cell table:style-name="ce1" office:value-type="string" calcext:value-type="string">
            <text:p><text:a xlink:href="https://en.wikipedia.org/wiki/ISO_3166-2" xlink:type="simple">ISO 3166-2</text:a><text:a xlink:href="#cite_note-ISO_3166-2-3" xlink:type="simple">[3]</text:a> </text:p>
          </table:table-cell>
          <table:table-cell table:style-name="ce7" office:value-type="string" calcext:value-type="string">
            <text:p/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Country" xlink:type="simple">Country name</text:a><text:a xlink:href="#cite_note-OBP-5" xlink:type="simple">[5]</text:a> </text:p>
          </table:table-cell>
          <table:table-cell table:style-name="ce1" office:value-type="string" calcext:value-type="string">
            <text:p><text:a xlink:href="https://en.wikipedia.org/wiki/State_(polity)" xlink:type="simple">Official state name</text:a><text:a xlink:href="#cite_note-CIA-6" xlink:type="simple">[6]</text:a> </text:p>
          </table:table-cell>
          <table:table-cell table:style-name="ce1" office:value-type="string" calcext:value-type="string">
            <text:p><text:a xlink:href="https://en.wikipedia.org/wiki/Sovereign_state" xlink:type="simple">Sovereignty</text:a><text:a xlink:href="#cite_note-CIA-6" xlink:type="simple">[6]</text:a><text:a xlink:href="#cite_note-UN-7" xlink:type="simple">[7]</text:a><text:a xlink:href="#cite_note-NSG-8" xlink:type="simple">[8]</text:a> </text:p>
          </table:table-cell>
          <table:table-cell table:style-name="ce1" office:value-type="string" calcext:value-type="string">
            <text:p><text:a xlink:href="https://en.wikipedia.org/wiki/ISO_3166-1_alpha-2#Officially_assigned_code_elements" xlink:type="simple">Alpha-2 code</text:a><text:a xlink:href="#cite_note-OBP-5" xlink:type="simple">[5]</text:a> </text:p>
          </table:table-cell>
          <table:table-cell table:style-name="ce1" office:value-type="string" calcext:value-type="string">
            <text:p><text:a xlink:href="https://en.wikipedia.org/wiki/ISO_3166-1_alpha-3#Officially_assigned_code_elements" xlink:type="simple">Alpha-3 code</text:a><text:a xlink:href="#cite_note-OBP-5" xlink:type="simple">[5]</text:a> </text:p>
          </table:table-cell>
          <table:table-cell table:style-name="ce1" office:value-type="string" calcext:value-type="string">
            <text:p><text:a xlink:href="https://en.wikipedia.org/wiki/ISO_3166-1_numeric#Officially_assigned_code_elements" xlink:type="simple">Numeric code</text:a><text:a xlink:href="#cite_note-OBP-5" xlink:type="simple">[5]</text:a> </text:p>
          </table:table-cell>
          <table:table-cell table:style-name="ce1" office:value-type="string" calcext:value-type="string">
            <text:p><text:a xlink:href="https://en.wikipedia.org/wiki/ISO_3166-2" xlink:type="simple">Subdivision code links</text:a><text:a xlink:href="#cite_note-ISO_3166-2-3" xlink:type="simple">[3]</text:a> </text:p>
          </table:table-cell>
          <table:table-cell table:style-name="ce1" office:value-type="string" calcext:value-type="string">
            <text:p><text:a xlink:href="https://en.wikipedia.org/wiki/Country_code_top-level_domain" xlink:type="simple">Internet ccTLD</text:a><text:a xlink:href="#cite_note-ccTLD-9" xlink:type="simple">[9]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lamic_Republic_of_Afghanistan" xlink:type="simple"> </text:a> <text:a xlink:href="https://en.wikipedia.org/wiki/Islamic_Republic_of_Afghanistan" xlink:type="simple">Afghanistan</text:a> </text:p>
          </table:table-cell>
          <table:table-cell table:style-name="ce2" office:value-type="string" calcext:value-type="string">
            <text:p><text:a xlink:href="https://en.wikipedia.org/wiki/Islamic_Republic_of_Afghanistan" xlink:type="simple">The Islamic Republic of Afghanistan</text:a> </text:p>
          </table:table-cell>
          <table:table-cell table:style-name="ce7" office:value-type="string" calcext:value-type="string">
            <text:p><text:a xlink:href="https://en.wikipedia.org/wiki/Member_states_of_the_United_Nations" xlink:type="simple">UN member state</text:a> </text:p>
          </table:table-cell>
          <table:table-cell table:style-name="ce7" office:value-type="string" calcext:value-type="string">
            <text:p><text:a xlink:href="https://en.wikipedia.org/wiki/ISO_3166-1_alpha-2#AF" xlink:type="simple">AF</text:a> </text:p>
          </table:table-cell>
          <table:table-cell table:style-name="ce7" office:value-type="string" calcext:value-type="string">
            <text:p><text:a xlink:href="https://en.wikipedia.org/wiki/ISO_3166-1_alpha-3#AFG" xlink:type="simple">AFG</text:a> </text:p>
          </table:table-cell>
          <table:table-cell table:style-name="ce7" office:value-type="string" calcext:value-type="string">
            <text:p><text:a xlink:href="https://en.wikipedia.org/wiki/ISO_3166-1_numeric#004" xlink:type="simple">004</text:a> </text:p>
          </table:table-cell>
          <table:table-cell table:style-name="ce7" office:value-type="string" calcext:value-type="string">
            <text:p><text:a xlink:href="https://en.wikipedia.org/wiki/ISO_3166-2:AF" xlink:type="simple">ISO 3166-2:AF</text:a> </text:p>
          </table:table-cell>
          <table:table-cell table:style-name="ce7" office:value-type="string" calcext:value-type="string">
            <text:p><text:a xlink:href="https://en.wikipedia.org/wiki/.af" xlink:type="simple">.af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Åland" xlink:type="simple"> </text:a> <text:a xlink:href="https://en.wikipedia.org/wiki/Åland_Islands" xlink:type="simple">Åland Islands</text:a> </text:p>
          </table:table-cell>
          <table:table-cell table:style-name="ce2" office:value-type="string" calcext:value-type="string">
            <text:p><text:a xlink:href="https://en.wikipedia.org/wiki/Åland" xlink:type="simple">Åland</text:a> </text:p>
          </table:table-cell>
          <table:table-cell table:style-name="ce7" office:value-type="string" calcext:value-type="string">
            <text:p><text:a xlink:href="#FINL" xlink:type="simple">Finland</text:a> </text:p>
          </table:table-cell>
          <table:table-cell table:style-name="ce7" office:value-type="string" calcext:value-type="string">
            <text:p><text:a xlink:href="https://en.wikipedia.org/wiki/ISO_3166-1_alpha-2#AX" xlink:type="simple">AX</text:a> </text:p>
          </table:table-cell>
          <table:table-cell table:style-name="ce7" office:value-type="string" calcext:value-type="string">
            <text:p><text:a xlink:href="https://en.wikipedia.org/wiki/ISO_3166-1_alpha-3#ALA" xlink:type="simple">ALA</text:a> </text:p>
          </table:table-cell>
          <table:table-cell table:style-name="ce7" office:value-type="string" calcext:value-type="string">
            <text:p><text:a xlink:href="https://en.wikipedia.org/wiki/ISO_3166-1_numeric#248" xlink:type="simple">248</text:a> </text:p>
          </table:table-cell>
          <table:table-cell table:style-name="ce7" office:value-type="string" calcext:value-type="string">
            <text:p><text:a xlink:href="https://en.wikipedia.org/wiki/ISO_3166-2:AX" xlink:type="simple">ISO 3166-2:AX</text:a> </text:p>
          </table:table-cell>
          <table:table-cell table:style-name="ce7" office:value-type="string" calcext:value-type="string">
            <text:p><text:a xlink:href="https://en.wikipedia.org/wiki/.ax" xlink:type="simple">.ax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Albania" xlink:type="simple"> </text:a> <text:a xlink:href="https://en.wikipedia.org/wiki/Albania" xlink:type="simple">Albania</text:a> </text:p>
          </table:table-cell>
          <table:table-cell table:style-name="ce2" office:value-type="string" calcext:value-type="string">
            <text:p><text:a xlink:href="https://en.wikipedia.org/wiki/Albania" xlink:type="simple">The Republic of Alban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AL" xlink:type="simple">AL</text:a> </text:p>
          </table:table-cell>
          <table:table-cell table:style-name="ce7" office:value-type="string" calcext:value-type="string">
            <text:p><text:a xlink:href="https://en.wikipedia.org/wiki/ISO_3166-1_alpha-3#ALB" xlink:type="simple">ALB</text:a> </text:p>
          </table:table-cell>
          <table:table-cell table:style-name="ce7" office:value-type="string" calcext:value-type="string">
            <text:p><text:a xlink:href="https://en.wikipedia.org/wiki/ISO_3166-1_numeric#008" xlink:type="simple">008</text:a> </text:p>
          </table:table-cell>
          <table:table-cell table:style-name="ce7" office:value-type="string" calcext:value-type="string">
            <text:p><text:a xlink:href="https://en.wikipedia.org/wiki/ISO_3166-2:AL" xlink:type="simple">ISO 3166-2:AL</text:a> </text:p>
          </table:table-cell>
          <table:table-cell table:style-name="ce7" office:value-type="string" calcext:value-type="string">
            <text:p><text:a xlink:href="https://en.wikipedia.org/wiki/.al" xlink:type="simple">.al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Algeria" xlink:type="simple"> </text:a> <text:a xlink:href="https://en.wikipedia.org/wiki/Algeria" xlink:type="simple">Algeria</text:a> </text:p>
          </table:table-cell>
          <table:table-cell table:style-name="ce2" office:value-type="string" calcext:value-type="string">
            <text:p><text:a xlink:href="https://en.wikipedia.org/wiki/Algeria" xlink:type="simple">The People's Democratic Republic of Alger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DZ" xlink:type="simple">DZ</text:a> </text:p>
          </table:table-cell>
          <table:table-cell table:style-name="ce7" office:value-type="string" calcext:value-type="string">
            <text:p><text:a xlink:href="https://en.wikipedia.org/wiki/ISO_3166-1_alpha-3#DZA" xlink:type="simple">DZA</text:a> </text:p>
          </table:table-cell>
          <table:table-cell table:style-name="ce7" office:value-type="string" calcext:value-type="string">
            <text:p><text:a xlink:href="https://en.wikipedia.org/wiki/ISO_3166-1_numeric#012" xlink:type="simple">012</text:a> </text:p>
          </table:table-cell>
          <table:table-cell table:style-name="ce7" office:value-type="string" calcext:value-type="string">
            <text:p><text:a xlink:href="https://en.wikipedia.org/wiki/ISO_3166-2:DZ" xlink:type="simple">ISO 3166-2:DZ</text:a> </text:p>
          </table:table-cell>
          <table:table-cell table:style-name="ce7" office:value-type="string" calcext:value-type="string">
            <text:p><text:a xlink:href="https://en.wikipedia.org/wiki/.dz" xlink:type="simple">.dz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American_Samoa" xlink:type="simple"> </text:a> <text:a xlink:href="https://en.wikipedia.org/wiki/American_Samoa" xlink:type="simple">American Samoa</text:a> </text:p>
          </table:table-cell>
          <table:table-cell table:style-name="ce2" office:value-type="string" calcext:value-type="string">
            <text:p><text:a xlink:href="https://en.wikipedia.org/wiki/American_Samoa" xlink:type="simple">The Territory of American Samoa</text:a> </text:p>
          </table:table-cell>
          <table:table-cell table:style-name="ce7" office:value-type="string" calcext:value-type="string">
            <text:p><text:a xlink:href="#UNI4" xlink:type="simple">United States</text:a> </text:p>
          </table:table-cell>
          <table:table-cell table:style-name="ce7" office:value-type="string" calcext:value-type="string">
            <text:p><text:a xlink:href="https://en.wikipedia.org/wiki/ISO_3166-1_alpha-2#AS" xlink:type="simple">AS</text:a> </text:p>
          </table:table-cell>
          <table:table-cell table:style-name="ce7" office:value-type="string" calcext:value-type="string">
            <text:p><text:a xlink:href="https://en.wikipedia.org/wiki/ISO_3166-1_alpha-3#ASM" xlink:type="simple">ASM</text:a> </text:p>
          </table:table-cell>
          <table:table-cell table:style-name="ce7" office:value-type="string" calcext:value-type="string">
            <text:p><text:a xlink:href="https://en.wikipedia.org/wiki/ISO_3166-1_numeric#016" xlink:type="simple">016</text:a> </text:p>
          </table:table-cell>
          <table:table-cell table:style-name="ce7" office:value-type="string" calcext:value-type="string">
            <text:p><text:a xlink:href="https://en.wikipedia.org/wiki/ISO_3166-2:AS" xlink:type="simple">ISO 3166-2:AS</text:a> </text:p>
          </table:table-cell>
          <table:table-cell table:style-name="ce7" office:value-type="string" calcext:value-type="string">
            <text:p><text:a xlink:href="https://en.wikipedia.org/wiki/.as" xlink:type="simple">.as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Andorra" xlink:type="simple"> </text:a> <text:a xlink:href="https://en.wikipedia.org/wiki/Andorra" xlink:type="simple">Andorra</text:a> </text:p>
          </table:table-cell>
          <table:table-cell table:style-name="ce2" office:value-type="string" calcext:value-type="string">
            <text:p><text:a xlink:href="https://en.wikipedia.org/wiki/Andorra" xlink:type="simple">The Principality of Andorr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AD" xlink:type="simple">AD</text:a> </text:p>
          </table:table-cell>
          <table:table-cell table:style-name="ce7" office:value-type="string" calcext:value-type="string">
            <text:p><text:a xlink:href="https://en.wikipedia.org/wiki/ISO_3166-1_alpha-3#AND" xlink:type="simple">AND</text:a> </text:p>
          </table:table-cell>
          <table:table-cell table:style-name="ce7" office:value-type="string" calcext:value-type="string">
            <text:p><text:a xlink:href="https://en.wikipedia.org/wiki/ISO_3166-1_numeric#020" xlink:type="simple">020</text:a> </text:p>
          </table:table-cell>
          <table:table-cell table:style-name="ce7" office:value-type="string" calcext:value-type="string">
            <text:p><text:a xlink:href="https://en.wikipedia.org/wiki/ISO_3166-2:AD" xlink:type="simple">ISO 3166-2:AD</text:a> </text:p>
          </table:table-cell>
          <table:table-cell table:style-name="ce7" office:value-type="string" calcext:value-type="string">
            <text:p><text:a xlink:href="https://en.wikipedia.org/wiki/.ad" xlink:type="simple">.ad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Angola" xlink:type="simple"> </text:a> <text:a xlink:href="https://en.wikipedia.org/wiki/Angola" xlink:type="simple">Angola</text:a> </text:p>
          </table:table-cell>
          <table:table-cell table:style-name="ce2" office:value-type="string" calcext:value-type="string">
            <text:p><text:a xlink:href="https://en.wikipedia.org/wiki/Angola" xlink:type="simple">The Republic of Angol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AO" xlink:type="simple">AO</text:a> </text:p>
          </table:table-cell>
          <table:table-cell table:style-name="ce7" office:value-type="string" calcext:value-type="string">
            <text:p><text:a xlink:href="https://en.wikipedia.org/wiki/ISO_3166-1_alpha-3#AGO" xlink:type="simple">AGO</text:a> </text:p>
          </table:table-cell>
          <table:table-cell table:style-name="ce7" office:value-type="string" calcext:value-type="string">
            <text:p><text:a xlink:href="https://en.wikipedia.org/wiki/ISO_3166-1_numeric#024" xlink:type="simple">024</text:a> </text:p>
          </table:table-cell>
          <table:table-cell table:style-name="ce7" office:value-type="string" calcext:value-type="string">
            <text:p><text:a xlink:href="https://en.wikipedia.org/wiki/ISO_3166-2:AO" xlink:type="simple">ISO 3166-2:AO</text:a> </text:p>
          </table:table-cell>
          <table:table-cell table:style-name="ce7" office:value-type="string" calcext:value-type="string">
            <text:p><text:a xlink:href="https://en.wikipedia.org/wiki/.ao" xlink:type="simple">.ao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Anguilla" xlink:type="simple"> </text:a> <text:a xlink:href="https://en.wikipedia.org/wiki/Anguilla" xlink:type="simple">Anguilla</text:a> </text:p>
          </table:table-cell>
          <table:table-cell table:style-name="ce2" office:value-type="string" calcext:value-type="string">
            <text:p><text:a xlink:href="https://en.wikipedia.org/wiki/Anguilla" xlink:type="simple">Anguilla</text:a> </text:p>
          </table:table-cell>
          <table:table-cell table:style-name="ce7" office:value-type="string" calcext:value-type="string">
            <text:p><text:a xlink:href="#UNI2" xlink:type="simple">United Kingdom</text:a> </text:p>
          </table:table-cell>
          <table:table-cell table:style-name="ce7" office:value-type="string" calcext:value-type="string">
            <text:p><text:a xlink:href="https://en.wikipedia.org/wiki/ISO_3166-1_alpha-2#AI" xlink:type="simple">AI</text:a> </text:p>
          </table:table-cell>
          <table:table-cell table:style-name="ce7" office:value-type="string" calcext:value-type="string">
            <text:p><text:a xlink:href="https://en.wikipedia.org/wiki/ISO_3166-1_alpha-3#AIA" xlink:type="simple">AIA</text:a> </text:p>
          </table:table-cell>
          <table:table-cell table:style-name="ce7" office:value-type="string" calcext:value-type="string">
            <text:p><text:a xlink:href="https://en.wikipedia.org/wiki/ISO_3166-1_numeric#660" xlink:type="simple">660</text:a> </text:p>
          </table:table-cell>
          <table:table-cell table:style-name="ce7" office:value-type="string" calcext:value-type="string">
            <text:p><text:a xlink:href="https://en.wikipedia.org/wiki/ISO_3166-2:AI" xlink:type="simple">ISO 3166-2:AI</text:a> </text:p>
          </table:table-cell>
          <table:table-cell table:style-name="ce7" office:value-type="string" calcext:value-type="string">
            <text:p><text:a xlink:href="https://en.wikipedia.org/wiki/.ai" xlink:type="simple">.ai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Antarctica" xlink:type="simple"> </text:a> <text:a xlink:href="https://en.wikipedia.org/wiki/Antarctica" xlink:type="simple">Antarctica</text:a> <text:a xlink:href="#cite_note-10" xlink:type="simple">[a]</text:a> </text:p>
          </table:table-cell>
          <table:table-cell table:style-name="ce2" office:value-type="string" calcext:value-type="string">
            <text:p>All land and ice shelves south of the <text:a xlink:href="https://en.wikipedia.org/wiki/60th_parallel_south" xlink:type="simple">60th parallel south</text:a> </text:p>
          </table:table-cell>
          <table:table-cell table:style-name="ce7" office:value-type="string" calcext:value-type="string">
            <text:p><text:a xlink:href="https://en.wikipedia.org/wiki/Antarctic_Treaty_System" xlink:type="simple">Antarctic Treaty</text:a> </text:p>
          </table:table-cell>
          <table:table-cell table:style-name="ce7" office:value-type="string" calcext:value-type="string">
            <text:p><text:a xlink:href="https://en.wikipedia.org/wiki/ISO_3166-1_alpha-2#AQ" xlink:type="simple">AQ</text:a> </text:p>
          </table:table-cell>
          <table:table-cell table:style-name="ce7" office:value-type="string" calcext:value-type="string">
            <text:p><text:a xlink:href="https://en.wikipedia.org/wiki/ISO_3166-1_alpha-3#ATA" xlink:type="simple">ATA</text:a> </text:p>
          </table:table-cell>
          <table:table-cell table:style-name="ce7" office:value-type="string" calcext:value-type="string">
            <text:p><text:a xlink:href="https://en.wikipedia.org/wiki/ISO_3166-1_numeric#010" xlink:type="simple">010</text:a> </text:p>
          </table:table-cell>
          <table:table-cell table:style-name="ce7" office:value-type="string" calcext:value-type="string">
            <text:p><text:a xlink:href="https://en.wikipedia.org/wiki/ISO_3166-2:AQ" xlink:type="simple">ISO 3166-2:AQ</text:a> </text:p>
          </table:table-cell>
          <table:table-cell table:style-name="ce7" office:value-type="string" calcext:value-type="string">
            <text:p><text:a xlink:href="https://en.wikipedia.org/wiki/.aq" xlink:type="simple">.aq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Antigua_and_Barbuda" xlink:type="simple"> </text:a> <text:a xlink:href="https://en.wikipedia.org/wiki/Antigua_and_Barbuda" xlink:type="simple">Antigua and Barbuda</text:a> </text:p>
          </table:table-cell>
          <table:table-cell table:style-name="ce2" office:value-type="string" calcext:value-type="string">
            <text:p><text:a xlink:href="https://en.wikipedia.org/wiki/Antigua_and_Barbuda" xlink:type="simple">Antigua and Barbud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AG" xlink:type="simple">AG</text:a> </text:p>
          </table:table-cell>
          <table:table-cell table:style-name="ce7" office:value-type="string" calcext:value-type="string">
            <text:p><text:a xlink:href="https://en.wikipedia.org/wiki/ISO_3166-1_alpha-3#ATG" xlink:type="simple">ATG</text:a> </text:p>
          </table:table-cell>
          <table:table-cell table:style-name="ce7" office:value-type="string" calcext:value-type="string">
            <text:p><text:a xlink:href="https://en.wikipedia.org/wiki/ISO_3166-1_numeric#028" xlink:type="simple">028</text:a> </text:p>
          </table:table-cell>
          <table:table-cell table:style-name="ce7" office:value-type="string" calcext:value-type="string">
            <text:p><text:a xlink:href="https://en.wikipedia.org/wiki/ISO_3166-2:AG" xlink:type="simple">ISO 3166-2:AG</text:a> </text:p>
          </table:table-cell>
          <table:table-cell table:style-name="ce7" office:value-type="string" calcext:value-type="string">
            <text:p><text:a xlink:href="https://en.wikipedia.org/wiki/.ag" xlink:type="simple">.ag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Argentina" xlink:type="simple"> </text:a> <text:a xlink:href="https://en.wikipedia.org/wiki/Argentina" xlink:type="simple">Argentina</text:a> </text:p>
          </table:table-cell>
          <table:table-cell table:style-name="ce2" office:value-type="string" calcext:value-type="string">
            <text:p><text:a xlink:href="https://en.wikipedia.org/wiki/Argentina" xlink:type="simple">The Argentine Republic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AR" xlink:type="simple">AR</text:a> </text:p>
          </table:table-cell>
          <table:table-cell table:style-name="ce7" office:value-type="string" calcext:value-type="string">
            <text:p><text:a xlink:href="https://en.wikipedia.org/wiki/ISO_3166-1_alpha-3#ARG" xlink:type="simple">ARG</text:a> </text:p>
          </table:table-cell>
          <table:table-cell table:style-name="ce7" office:value-type="string" calcext:value-type="string">
            <text:p><text:a xlink:href="https://en.wikipedia.org/wiki/ISO_3166-1_numeric#032" xlink:type="simple">032</text:a> </text:p>
          </table:table-cell>
          <table:table-cell table:style-name="ce7" office:value-type="string" calcext:value-type="string">
            <text:p><text:a xlink:href="https://en.wikipedia.org/wiki/ISO_3166-2:AR" xlink:type="simple">ISO 3166-2:AR</text:a> </text:p>
          </table:table-cell>
          <table:table-cell table:style-name="ce7" office:value-type="string" calcext:value-type="string">
            <text:p><text:a xlink:href="https://en.wikipedia.org/wiki/.ar" xlink:type="simple">.ar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Armenia" xlink:type="simple"> </text:a> <text:a xlink:href="https://en.wikipedia.org/wiki/Armenia" xlink:type="simple">Armenia</text:a> </text:p>
          </table:table-cell>
          <table:table-cell table:style-name="ce2" office:value-type="string" calcext:value-type="string">
            <text:p><text:a xlink:href="https://en.wikipedia.org/wiki/Armenia" xlink:type="simple">The Republic of Armen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AM" xlink:type="simple">AM</text:a> </text:p>
          </table:table-cell>
          <table:table-cell table:style-name="ce7" office:value-type="string" calcext:value-type="string">
            <text:p><text:a xlink:href="https://en.wikipedia.org/wiki/ISO_3166-1_alpha-3#ARM" xlink:type="simple">ARM</text:a> </text:p>
          </table:table-cell>
          <table:table-cell table:style-name="ce7" office:value-type="string" calcext:value-type="string">
            <text:p><text:a xlink:href="https://en.wikipedia.org/wiki/ISO_3166-1_numeric#051" xlink:type="simple">051</text:a> </text:p>
          </table:table-cell>
          <table:table-cell table:style-name="ce7" office:value-type="string" calcext:value-type="string">
            <text:p><text:a xlink:href="https://en.wikipedia.org/wiki/ISO_3166-2:AM" xlink:type="simple">ISO 3166-2:AM</text:a> </text:p>
          </table:table-cell>
          <table:table-cell table:style-name="ce7" office:value-type="string" calcext:value-type="string">
            <text:p><text:a xlink:href="https://en.wikipedia.org/wiki/.am" xlink:type="simple">.am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Aruba" xlink:type="simple"> </text:a> <text:a xlink:href="https://en.wikipedia.org/wiki/Aruba" xlink:type="simple">Aruba</text:a> </text:p>
          </table:table-cell>
          <table:table-cell table:style-name="ce2" office:value-type="string" calcext:value-type="string">
            <text:p><text:a xlink:href="https://en.wikipedia.org/wiki/Aruba" xlink:type="simple">Aruba</text:a> </text:p>
          </table:table-cell>
          <table:table-cell table:style-name="ce7" office:value-type="string" calcext:value-type="string">
            <text:p><text:a xlink:href="#NETH" xlink:type="simple">Netherlands</text:a> </text:p>
          </table:table-cell>
          <table:table-cell table:style-name="ce7" office:value-type="string" calcext:value-type="string">
            <text:p><text:a xlink:href="https://en.wikipedia.org/wiki/ISO_3166-1_alpha-2#AW" xlink:type="simple">AW</text:a> </text:p>
          </table:table-cell>
          <table:table-cell table:style-name="ce7" office:value-type="string" calcext:value-type="string">
            <text:p><text:a xlink:href="https://en.wikipedia.org/wiki/ISO_3166-1_alpha-3#ABW" xlink:type="simple">ABW</text:a> </text:p>
          </table:table-cell>
          <table:table-cell table:style-name="ce7" office:value-type="string" calcext:value-type="string">
            <text:p><text:a xlink:href="https://en.wikipedia.org/wiki/ISO_3166-1_numeric#533" xlink:type="simple">533</text:a> </text:p>
          </table:table-cell>
          <table:table-cell table:style-name="ce7" office:value-type="string" calcext:value-type="string">
            <text:p><text:a xlink:href="https://en.wikipedia.org/wiki/ISO_3166-2:AW" xlink:type="simple">ISO 3166-2:AW</text:a> </text:p>
          </table:table-cell>
          <table:table-cell table:style-name="ce7" office:value-type="string" calcext:value-type="string">
            <text:p><text:a xlink:href="https://en.wikipedia.org/wiki/.aw" xlink:type="simple">.aw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Australia" xlink:type="simple"> </text:a> <text:a xlink:href="https://en.wikipedia.org/wiki/Australia" xlink:type="simple">Australia</text:a> <text:a xlink:href="#cite_note-11" xlink:type="simple">[b]</text:a> </text:p>
          </table:table-cell>
          <table:table-cell table:style-name="ce2" office:value-type="string" calcext:value-type="string">
            <text:p><text:a xlink:href="https://en.wikipedia.org/wiki/Australia" xlink:type="simple">The Commonwealth of Austral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AU" xlink:type="simple">AU</text:a> </text:p>
          </table:table-cell>
          <table:table-cell table:style-name="ce7" office:value-type="string" calcext:value-type="string">
            <text:p><text:a xlink:href="https://en.wikipedia.org/wiki/ISO_3166-1_alpha-3#AUS" xlink:type="simple">AUS</text:a> </text:p>
          </table:table-cell>
          <table:table-cell table:style-name="ce7" office:value-type="string" calcext:value-type="string">
            <text:p><text:a xlink:href="https://en.wikipedia.org/wiki/ISO_3166-1_numeric#036" xlink:type="simple">036</text:a> </text:p>
          </table:table-cell>
          <table:table-cell table:style-name="ce7" office:value-type="string" calcext:value-type="string">
            <text:p><text:a xlink:href="https://en.wikipedia.org/wiki/ISO_3166-2:AU" xlink:type="simple">ISO 3166-2:AU</text:a> </text:p>
          </table:table-cell>
          <table:table-cell table:style-name="ce7" office:value-type="string" calcext:value-type="string">
            <text:p><text:a xlink:href="https://en.wikipedia.org/wiki/.au" xlink:type="simple">.au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Austria" xlink:type="simple"> </text:a> <text:a xlink:href="https://en.wikipedia.org/wiki/Austria" xlink:type="simple">Austria</text:a> </text:p>
          </table:table-cell>
          <table:table-cell table:style-name="ce2" office:value-type="string" calcext:value-type="string">
            <text:p><text:a xlink:href="https://en.wikipedia.org/wiki/Austria" xlink:type="simple">The Republic of Austr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AT" xlink:type="simple">AT</text:a> </text:p>
          </table:table-cell>
          <table:table-cell table:style-name="ce7" office:value-type="string" calcext:value-type="string">
            <text:p><text:a xlink:href="https://en.wikipedia.org/wiki/ISO_3166-1_alpha-3#AUT" xlink:type="simple">AUT</text:a> </text:p>
          </table:table-cell>
          <table:table-cell table:style-name="ce7" office:value-type="string" calcext:value-type="string">
            <text:p><text:a xlink:href="https://en.wikipedia.org/wiki/ISO_3166-1_numeric#040" xlink:type="simple">040</text:a> </text:p>
          </table:table-cell>
          <table:table-cell table:style-name="ce7" office:value-type="string" calcext:value-type="string">
            <text:p><text:a xlink:href="https://en.wikipedia.org/wiki/ISO_3166-2:AT" xlink:type="simple">ISO 3166-2:AT</text:a> </text:p>
          </table:table-cell>
          <table:table-cell table:style-name="ce7" office:value-type="string" calcext:value-type="string">
            <text:p><text:a xlink:href="https://en.wikipedia.org/wiki/.at" xlink:type="simple">.at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Azerbaijan" xlink:type="simple"> </text:a> <text:a xlink:href="https://en.wikipedia.org/wiki/Azerbaijan" xlink:type="simple">Azerbaijan</text:a> </text:p>
          </table:table-cell>
          <table:table-cell table:style-name="ce2" office:value-type="string" calcext:value-type="string">
            <text:p><text:a xlink:href="https://en.wikipedia.org/wiki/Azerbaijan" xlink:type="simple">The Republic of Azerbaijan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AZ" xlink:type="simple">AZ</text:a> </text:p>
          </table:table-cell>
          <table:table-cell table:style-name="ce7" office:value-type="string" calcext:value-type="string">
            <text:p><text:a xlink:href="https://en.wikipedia.org/wiki/ISO_3166-1_alpha-3#AZE" xlink:type="simple">AZE</text:a> </text:p>
          </table:table-cell>
          <table:table-cell table:style-name="ce7" office:value-type="string" calcext:value-type="string">
            <text:p><text:a xlink:href="https://en.wikipedia.org/wiki/ISO_3166-1_numeric#031" xlink:type="simple">031</text:a> </text:p>
          </table:table-cell>
          <table:table-cell table:style-name="ce7" office:value-type="string" calcext:value-type="string">
            <text:p><text:a xlink:href="https://en.wikipedia.org/wiki/ISO_3166-2:AZ" xlink:type="simple">ISO 3166-2:AZ</text:a> </text:p>
          </table:table-cell>
          <table:table-cell table:style-name="ce7" office:value-type="string" calcext:value-type="string">
            <text:p><text:a xlink:href="https://en.wikipedia.org/wiki/.az" xlink:type="simple">.az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The_Bahamas" xlink:type="simple"> </text:a> <text:a xlink:href="https://en.wikipedia.org/wiki/The_Bahamas" xlink:type="simple">Bahamas (the)</text:a> </text:p>
          </table:table-cell>
          <table:table-cell table:style-name="ce2" office:value-type="string" calcext:value-type="string">
            <text:p><text:a xlink:href="https://en.wikipedia.org/wiki/The_Bahamas" xlink:type="simple">The Commonwealth of The Bahamas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BS" xlink:type="simple">BS</text:a> </text:p>
          </table:table-cell>
          <table:table-cell table:style-name="ce7" office:value-type="string" calcext:value-type="string">
            <text:p><text:a xlink:href="https://en.wikipedia.org/wiki/ISO_3166-1_alpha-3#BHS" xlink:type="simple">BHS</text:a> </text:p>
          </table:table-cell>
          <table:table-cell table:style-name="ce7" office:value-type="string" calcext:value-type="string">
            <text:p><text:a xlink:href="https://en.wikipedia.org/wiki/ISO_3166-1_numeric#044" xlink:type="simple">044</text:a> </text:p>
          </table:table-cell>
          <table:table-cell table:style-name="ce7" office:value-type="string" calcext:value-type="string">
            <text:p><text:a xlink:href="https://en.wikipedia.org/wiki/ISO_3166-2:BS" xlink:type="simple">ISO 3166-2:BS</text:a> </text:p>
          </table:table-cell>
          <table:table-cell table:style-name="ce7" office:value-type="string" calcext:value-type="string">
            <text:p><text:a xlink:href="https://en.wikipedia.org/wiki/.bs" xlink:type="simple">.bs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Bahrain" xlink:type="simple"> </text:a> <text:a xlink:href="https://en.wikipedia.org/wiki/Bahrain" xlink:type="simple">Bahrain</text:a> </text:p>
          </table:table-cell>
          <table:table-cell table:style-name="ce2" office:value-type="string" calcext:value-type="string">
            <text:p><text:a xlink:href="https://en.wikipedia.org/wiki/Bahrain" xlink:type="simple">The Kingdom of Bahrain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BH" xlink:type="simple">BH</text:a> </text:p>
          </table:table-cell>
          <table:table-cell table:style-name="ce7" office:value-type="string" calcext:value-type="string">
            <text:p><text:a xlink:href="https://en.wikipedia.org/wiki/ISO_3166-1_alpha-3#BHR" xlink:type="simple">BHR</text:a> </text:p>
          </table:table-cell>
          <table:table-cell table:style-name="ce7" office:value-type="string" calcext:value-type="string">
            <text:p><text:a xlink:href="https://en.wikipedia.org/wiki/ISO_3166-1_numeric#048" xlink:type="simple">048</text:a> </text:p>
          </table:table-cell>
          <table:table-cell table:style-name="ce7" office:value-type="string" calcext:value-type="string">
            <text:p><text:a xlink:href="https://en.wikipedia.org/wiki/ISO_3166-2:BH" xlink:type="simple">ISO 3166-2:BH</text:a> </text:p>
          </table:table-cell>
          <table:table-cell table:style-name="ce7" office:value-type="string" calcext:value-type="string">
            <text:p><text:a xlink:href="https://en.wikipedia.org/wiki/.bh" xlink:type="simple">.bh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Bangladesh" xlink:type="simple"> </text:a> <text:a xlink:href="https://en.wikipedia.org/wiki/Bangladesh" xlink:type="simple">Bangladesh</text:a> </text:p>
          </table:table-cell>
          <table:table-cell table:style-name="ce2" office:value-type="string" calcext:value-type="string">
            <text:p><text:a xlink:href="https://en.wikipedia.org/wiki/Bangladesh" xlink:type="simple">The People's Republic of Bangladesh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BD" xlink:type="simple">BD</text:a> </text:p>
          </table:table-cell>
          <table:table-cell table:style-name="ce7" office:value-type="string" calcext:value-type="string">
            <text:p><text:a xlink:href="https://en.wikipedia.org/wiki/ISO_3166-1_alpha-3#BGD" xlink:type="simple">BGD</text:a> </text:p>
          </table:table-cell>
          <table:table-cell table:style-name="ce7" office:value-type="string" calcext:value-type="string">
            <text:p><text:a xlink:href="https://en.wikipedia.org/wiki/ISO_3166-1_numeric#050" xlink:type="simple">050</text:a> </text:p>
          </table:table-cell>
          <table:table-cell table:style-name="ce7" office:value-type="string" calcext:value-type="string">
            <text:p><text:a xlink:href="https://en.wikipedia.org/wiki/ISO_3166-2:BD" xlink:type="simple">ISO 3166-2:BD</text:a> </text:p>
          </table:table-cell>
          <table:table-cell table:style-name="ce7" office:value-type="string" calcext:value-type="string">
            <text:p><text:a xlink:href="https://en.wikipedia.org/wiki/.bd" xlink:type="simple">.bd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Barbados" xlink:type="simple"> </text:a> <text:a xlink:href="https://en.wikipedia.org/wiki/Barbados" xlink:type="simple">Barbados</text:a> </text:p>
          </table:table-cell>
          <table:table-cell table:style-name="ce2" office:value-type="string" calcext:value-type="string">
            <text:p><text:a xlink:href="https://en.wikipedia.org/wiki/Barbados" xlink:type="simple">Barbados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BB" xlink:type="simple">BB</text:a> </text:p>
          </table:table-cell>
          <table:table-cell table:style-name="ce7" office:value-type="string" calcext:value-type="string">
            <text:p><text:a xlink:href="https://en.wikipedia.org/wiki/ISO_3166-1_alpha-3#BRB" xlink:type="simple">BRB</text:a> </text:p>
          </table:table-cell>
          <table:table-cell table:style-name="ce7" office:value-type="string" calcext:value-type="string">
            <text:p><text:a xlink:href="https://en.wikipedia.org/wiki/ISO_3166-1_numeric#052" xlink:type="simple">052</text:a> </text:p>
          </table:table-cell>
          <table:table-cell table:style-name="ce7" office:value-type="string" calcext:value-type="string">
            <text:p><text:a xlink:href="https://en.wikipedia.org/wiki/ISO_3166-2:BB" xlink:type="simple">ISO 3166-2:BB</text:a> </text:p>
          </table:table-cell>
          <table:table-cell table:style-name="ce7" office:value-type="string" calcext:value-type="string">
            <text:p><text:a xlink:href="https://en.wikipedia.org/wiki/.bb" xlink:type="simple">.bb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Belarus" xlink:type="simple"> </text:a> <text:a xlink:href="https://en.wikipedia.org/wiki/Belarus" xlink:type="simple">Belarus</text:a> </text:p>
          </table:table-cell>
          <table:table-cell table:style-name="ce2" office:value-type="string" calcext:value-type="string">
            <text:p><text:a xlink:href="https://en.wikipedia.org/wiki/Belarus" xlink:type="simple">The Republic of Belarus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BY" xlink:type="simple">BY</text:a> </text:p>
          </table:table-cell>
          <table:table-cell table:style-name="ce7" office:value-type="string" calcext:value-type="string">
            <text:p><text:a xlink:href="https://en.wikipedia.org/wiki/ISO_3166-1_alpha-3#BLR" xlink:type="simple">BLR</text:a> </text:p>
          </table:table-cell>
          <table:table-cell table:style-name="ce7" office:value-type="string" calcext:value-type="string">
            <text:p><text:a xlink:href="https://en.wikipedia.org/wiki/ISO_3166-1_numeric#112" xlink:type="simple">112</text:a> </text:p>
          </table:table-cell>
          <table:table-cell table:style-name="ce7" office:value-type="string" calcext:value-type="string">
            <text:p><text:a xlink:href="https://en.wikipedia.org/wiki/ISO_3166-2:BY" xlink:type="simple">ISO 3166-2:BY</text:a> </text:p>
          </table:table-cell>
          <table:table-cell table:style-name="ce7" office:value-type="string" calcext:value-type="string">
            <text:p><text:a xlink:href="https://en.wikipedia.org/wiki/.by" xlink:type="simple">.by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Belgium" xlink:type="simple"> </text:a> <text:a xlink:href="https://en.wikipedia.org/wiki/Belgium" xlink:type="simple">Belgium</text:a> </text:p>
          </table:table-cell>
          <table:table-cell table:style-name="ce2" office:value-type="string" calcext:value-type="string">
            <text:p><text:a xlink:href="https://en.wikipedia.org/wiki/Belgium" xlink:type="simple">The Kingdom of Belgium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BE" xlink:type="simple">BE</text:a> </text:p>
          </table:table-cell>
          <table:table-cell table:style-name="ce7" office:value-type="string" calcext:value-type="string">
            <text:p><text:a xlink:href="https://en.wikipedia.org/wiki/ISO_3166-1_alpha-3#BEL" xlink:type="simple">BEL</text:a> </text:p>
          </table:table-cell>
          <table:table-cell table:style-name="ce7" office:value-type="string" calcext:value-type="string">
            <text:p><text:a xlink:href="https://en.wikipedia.org/wiki/ISO_3166-1_numeric#056" xlink:type="simple">056</text:a> </text:p>
          </table:table-cell>
          <table:table-cell table:style-name="ce7" office:value-type="string" calcext:value-type="string">
            <text:p><text:a xlink:href="https://en.wikipedia.org/wiki/ISO_3166-2:BE" xlink:type="simple">ISO 3166-2:BE</text:a> </text:p>
          </table:table-cell>
          <table:table-cell table:style-name="ce7" office:value-type="string" calcext:value-type="string">
            <text:p><text:a xlink:href="https://en.wikipedia.org/wiki/.be" xlink:type="simple">.be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Belize" xlink:type="simple"> </text:a> <text:a xlink:href="https://en.wikipedia.org/wiki/Belize" xlink:type="simple">Belize</text:a> </text:p>
          </table:table-cell>
          <table:table-cell table:style-name="ce2" office:value-type="string" calcext:value-type="string">
            <text:p><text:a xlink:href="https://en.wikipedia.org/wiki/Belize" xlink:type="simple">Belize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BZ" xlink:type="simple">BZ</text:a> </text:p>
          </table:table-cell>
          <table:table-cell table:style-name="ce7" office:value-type="string" calcext:value-type="string">
            <text:p><text:a xlink:href="https://en.wikipedia.org/wiki/ISO_3166-1_alpha-3#BLZ" xlink:type="simple">BLZ</text:a> </text:p>
          </table:table-cell>
          <table:table-cell table:style-name="ce7" office:value-type="string" calcext:value-type="string">
            <text:p><text:a xlink:href="https://en.wikipedia.org/wiki/ISO_3166-1_numeric#084" xlink:type="simple">084</text:a> </text:p>
          </table:table-cell>
          <table:table-cell table:style-name="ce7" office:value-type="string" calcext:value-type="string">
            <text:p><text:a xlink:href="https://en.wikipedia.org/wiki/ISO_3166-2:BZ" xlink:type="simple">ISO 3166-2:BZ</text:a> </text:p>
          </table:table-cell>
          <table:table-cell table:style-name="ce7" office:value-type="string" calcext:value-type="string">
            <text:p><text:a xlink:href="https://en.wikipedia.org/wiki/.bz" xlink:type="simple">.bz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Benin" xlink:type="simple"> </text:a> <text:a xlink:href="https://en.wikipedia.org/wiki/Benin" xlink:type="simple">Benin</text:a> </text:p>
          </table:table-cell>
          <table:table-cell table:style-name="ce2" office:value-type="string" calcext:value-type="string">
            <text:p><text:a xlink:href="https://en.wikipedia.org/wiki/Benin" xlink:type="simple">The Republic of Benin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BJ" xlink:type="simple">BJ</text:a> </text:p>
          </table:table-cell>
          <table:table-cell table:style-name="ce7" office:value-type="string" calcext:value-type="string">
            <text:p><text:a xlink:href="https://en.wikipedia.org/wiki/ISO_3166-1_alpha-3#BEN" xlink:type="simple">BEN</text:a> </text:p>
          </table:table-cell>
          <table:table-cell table:style-name="ce7" office:value-type="string" calcext:value-type="string">
            <text:p><text:a xlink:href="https://en.wikipedia.org/wiki/ISO_3166-1_numeric#204" xlink:type="simple">204</text:a> </text:p>
          </table:table-cell>
          <table:table-cell table:style-name="ce7" office:value-type="string" calcext:value-type="string">
            <text:p><text:a xlink:href="https://en.wikipedia.org/wiki/ISO_3166-2:BJ" xlink:type="simple">ISO 3166-2:BJ</text:a> </text:p>
          </table:table-cell>
          <table:table-cell table:style-name="ce7" office:value-type="string" calcext:value-type="string">
            <text:p><text:a xlink:href="https://en.wikipedia.org/wiki/.bj" xlink:type="simple">.bj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Bermuda" xlink:type="simple"> </text:a> <text:a xlink:href="https://en.wikipedia.org/wiki/Bermuda" xlink:type="simple">Bermuda</text:a> </text:p>
          </table:table-cell>
          <table:table-cell table:style-name="ce2" office:value-type="string" calcext:value-type="string">
            <text:p><text:a xlink:href="https://en.wikipedia.org/wiki/Bermuda" xlink:type="simple">Bermuda</text:a> </text:p>
          </table:table-cell>
          <table:table-cell table:style-name="ce7" office:value-type="string" calcext:value-type="string">
            <text:p><text:a xlink:href="#UNI2" xlink:type="simple">United Kingdom</text:a> </text:p>
          </table:table-cell>
          <table:table-cell table:style-name="ce7" office:value-type="string" calcext:value-type="string">
            <text:p><text:a xlink:href="https://en.wikipedia.org/wiki/ISO_3166-1_alpha-2#BM" xlink:type="simple">BM</text:a> </text:p>
          </table:table-cell>
          <table:table-cell table:style-name="ce7" office:value-type="string" calcext:value-type="string">
            <text:p><text:a xlink:href="https://en.wikipedia.org/wiki/ISO_3166-1_alpha-3#BMU" xlink:type="simple">BMU</text:a> </text:p>
          </table:table-cell>
          <table:table-cell table:style-name="ce7" office:value-type="string" calcext:value-type="string">
            <text:p><text:a xlink:href="https://en.wikipedia.org/wiki/ISO_3166-1_numeric#060" xlink:type="simple">060</text:a> </text:p>
          </table:table-cell>
          <table:table-cell table:style-name="ce7" office:value-type="string" calcext:value-type="string">
            <text:p><text:a xlink:href="https://en.wikipedia.org/wiki/ISO_3166-2:BM" xlink:type="simple">ISO 3166-2:BM</text:a> </text:p>
          </table:table-cell>
          <table:table-cell table:style-name="ce7" office:value-type="string" calcext:value-type="string">
            <text:p><text:a xlink:href="https://en.wikipedia.org/wiki/.bm" xlink:type="simple">.bm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Bhutan" xlink:type="simple"> </text:a> <text:a xlink:href="https://en.wikipedia.org/wiki/Bhutan" xlink:type="simple">Bhutan</text:a> </text:p>
          </table:table-cell>
          <table:table-cell table:style-name="ce2" office:value-type="string" calcext:value-type="string">
            <text:p><text:a xlink:href="https://en.wikipedia.org/wiki/Bhutan" xlink:type="simple">The Kingdom of Bhutan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BT" xlink:type="simple">BT</text:a> </text:p>
          </table:table-cell>
          <table:table-cell table:style-name="ce7" office:value-type="string" calcext:value-type="string">
            <text:p><text:a xlink:href="https://en.wikipedia.org/wiki/ISO_3166-1_alpha-3#BTN" xlink:type="simple">BTN</text:a> </text:p>
          </table:table-cell>
          <table:table-cell table:style-name="ce7" office:value-type="string" calcext:value-type="string">
            <text:p><text:a xlink:href="https://en.wikipedia.org/wiki/ISO_3166-1_numeric#064" xlink:type="simple">064</text:a> </text:p>
          </table:table-cell>
          <table:table-cell table:style-name="ce7" office:value-type="string" calcext:value-type="string">
            <text:p><text:a xlink:href="https://en.wikipedia.org/wiki/ISO_3166-2:BT" xlink:type="simple">ISO 3166-2:BT</text:a> </text:p>
          </table:table-cell>
          <table:table-cell table:style-name="ce7" office:value-type="string" calcext:value-type="string">
            <text:p><text:a xlink:href="https://en.wikipedia.org/wiki/.bt" xlink:type="simple">.bt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Bolivia" xlink:type="simple"> </text:a> <text:a xlink:href="https://en.wikipedia.org/wiki/Bolivia" xlink:type="simple">Bolivia (Plurinational State of)</text:a> </text:p>
          </table:table-cell>
          <table:table-cell table:style-name="ce2" office:value-type="string" calcext:value-type="string">
            <text:p><text:a xlink:href="https://en.wikipedia.org/wiki/Bolivia" xlink:type="simple">The Plurinational State of Boliv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BO" xlink:type="simple">BO</text:a> </text:p>
          </table:table-cell>
          <table:table-cell table:style-name="ce7" office:value-type="string" calcext:value-type="string">
            <text:p><text:a xlink:href="https://en.wikipedia.org/wiki/ISO_3166-1_alpha-3#BOL" xlink:type="simple">BOL</text:a> </text:p>
          </table:table-cell>
          <table:table-cell table:style-name="ce7" office:value-type="string" calcext:value-type="string">
            <text:p><text:a xlink:href="https://en.wikipedia.org/wiki/ISO_3166-1_numeric#068" xlink:type="simple">068</text:a> </text:p>
          </table:table-cell>
          <table:table-cell table:style-name="ce7" office:value-type="string" calcext:value-type="string">
            <text:p><text:a xlink:href="https://en.wikipedia.org/wiki/ISO_3166-2:BO" xlink:type="simple">ISO 3166-2:BO</text:a> </text:p>
          </table:table-cell>
          <table:table-cell table:style-name="ce7" office:value-type="string" calcext:value-type="string">
            <text:p><text:a xlink:href="https://en.wikipedia.org/wiki/.bo" xlink:type="simple">.bo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Bonaire" xlink:type="simple"> </text:a> <text:a xlink:href="https://en.wikipedia.org/wiki/Bonaire" xlink:type="simple">Bonaire</text:a></text:p>
          </table:table-cell>
          <table:table-cell office:value-type="string" calcext:value-type="string">
            <text:p><text:a xlink:href="https://en.wikipedia.org/wiki/Caribbean_Netherlands" xlink:type="simple">Bonaire, Sint Eustatius and Saba</text:a> </text:p>
          </table:table-cell>
          <table:table-cell table:style-name="ce5" office:value-type="string" calcext:value-type="string">
            <text:p><text:a xlink:href="#NETH" xlink:type="simple">Netherlands</text:a> </text:p>
          </table:table-cell>
          <table:table-cell table:style-name="ce5" office:value-type="string" calcext:value-type="string">
            <text:p><text:a xlink:href="https://en.wikipedia.org/wiki/ISO_3166-1_alpha-2#BQ" xlink:type="simple">BQ</text:a> </text:p>
          </table:table-cell>
          <table:table-cell table:style-name="ce5" office:value-type="string" calcext:value-type="string">
            <text:p><text:a xlink:href="https://en.wikipedia.org/wiki/ISO_3166-1_alpha-3#BES" xlink:type="simple">BES</text:a> </text:p>
          </table:table-cell>
          <table:table-cell table:style-name="ce5" office:value-type="string" calcext:value-type="string">
            <text:p><text:a xlink:href="https://en.wikipedia.org/wiki/ISO_3166-1_numeric#535" xlink:type="simple">535</text:a> </text:p>
          </table:table-cell>
          <table:table-cell table:style-name="ce5" office:value-type="string" calcext:value-type="string">
            <text:p><text:a xlink:href="https://en.wikipedia.org/wiki/ISO_3166-2:BQ" xlink:type="simple">ISO 3166-2:BQ</text:a> </text:p>
          </table:table-cell>
          <table:table-cell table:style-name="ce5" office:value-type="string" calcext:value-type="string">
            <text:p><text:a xlink:href="https://en.wikipedia.org/wiki/.bq" xlink:type="simple">.bq</text:a> <text:a xlink:href="https://en.wikipedia.org/wiki/.nl" xlink:type="simple">.nl</text:a> <text:a xlink:href="#cite_note-12" xlink:type="simple">[c]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Sint_Eustatius" xlink:type="simple"> </text:a> <text:a xlink:href="https://en.wikipedia.org/wiki/Sint_Eustatius" xlink:type="simple">Sint Eustatius</text:a>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https://en.wikipedia.org/wiki/Saba_(island)" xlink:type="simple"> </text:a> <text:a xlink:href="https://en.wikipedia.org/wiki/Saba_(island)" xlink:type="simple">Saba</text:a> 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https://en.wikipedia.org/wiki/Bosnia_and_Herzegovina" xlink:type="simple"> </text:a> <text:a xlink:href="https://en.wikipedia.org/wiki/Bosnia_and_Herzegovina" xlink:type="simple">Bosnia and Herzegovina</text:a> </text:p>
          </table:table-cell>
          <table:table-cell table:style-name="ce2" office:value-type="string" calcext:value-type="string">
            <text:p><text:a xlink:href="https://en.wikipedia.org/wiki/Bosnia_and_Herzegovina" xlink:type="simple">Bosnia and Herzegovin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BA" xlink:type="simple">BA</text:a> </text:p>
          </table:table-cell>
          <table:table-cell table:style-name="ce7" office:value-type="string" calcext:value-type="string">
            <text:p><text:a xlink:href="https://en.wikipedia.org/wiki/ISO_3166-1_alpha-3#BIH" xlink:type="simple">BIH</text:a> </text:p>
          </table:table-cell>
          <table:table-cell table:style-name="ce7" office:value-type="string" calcext:value-type="string">
            <text:p><text:a xlink:href="https://en.wikipedia.org/wiki/ISO_3166-1_numeric#070" xlink:type="simple">070</text:a> </text:p>
          </table:table-cell>
          <table:table-cell table:style-name="ce7" office:value-type="string" calcext:value-type="string">
            <text:p><text:a xlink:href="https://en.wikipedia.org/wiki/ISO_3166-2:BA" xlink:type="simple">ISO 3166-2:BA</text:a> </text:p>
          </table:table-cell>
          <table:table-cell table:style-name="ce7" office:value-type="string" calcext:value-type="string">
            <text:p><text:a xlink:href="https://en.wikipedia.org/wiki/.ba" xlink:type="simple">.ba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Botswana" xlink:type="simple"> </text:a> <text:a xlink:href="https://en.wikipedia.org/wiki/Botswana" xlink:type="simple">Botswana</text:a> </text:p>
          </table:table-cell>
          <table:table-cell table:style-name="ce2" office:value-type="string" calcext:value-type="string">
            <text:p><text:a xlink:href="https://en.wikipedia.org/wiki/Botswana" xlink:type="simple">The Republic of Botswan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BW" xlink:type="simple">BW</text:a> </text:p>
          </table:table-cell>
          <table:table-cell table:style-name="ce7" office:value-type="string" calcext:value-type="string">
            <text:p><text:a xlink:href="https://en.wikipedia.org/wiki/ISO_3166-1_alpha-3#BWA" xlink:type="simple">BWA</text:a> </text:p>
          </table:table-cell>
          <table:table-cell table:style-name="ce7" office:value-type="string" calcext:value-type="string">
            <text:p><text:a xlink:href="https://en.wikipedia.org/wiki/ISO_3166-1_numeric#072" xlink:type="simple">072</text:a> </text:p>
          </table:table-cell>
          <table:table-cell table:style-name="ce7" office:value-type="string" calcext:value-type="string">
            <text:p><text:a xlink:href="https://en.wikipedia.org/wiki/ISO_3166-2:BW" xlink:type="simple">ISO 3166-2:BW</text:a> </text:p>
          </table:table-cell>
          <table:table-cell table:style-name="ce7" office:value-type="string" calcext:value-type="string">
            <text:p><text:a xlink:href="https://en.wikipedia.org/wiki/.bw" xlink:type="simple">.bw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Bouvet_Island" xlink:type="simple"> </text:a> <text:a xlink:href="https://en.wikipedia.org/wiki/Bouvet_Island" xlink:type="simple">Bouvet Island</text:a> </text:p>
          </table:table-cell>
          <table:table-cell table:style-name="ce2" office:value-type="string" calcext:value-type="string">
            <text:p><text:a xlink:href="https://en.wikipedia.org/wiki/Bouvet_Island" xlink:type="simple">Bouvet Island</text:a> </text:p>
          </table:table-cell>
          <table:table-cell table:style-name="ce7" office:value-type="string" calcext:value-type="string">
            <text:p><text:a xlink:href="#NOR6" xlink:type="simple">Norway</text:a> </text:p>
          </table:table-cell>
          <table:table-cell table:style-name="ce7" office:value-type="string" calcext:value-type="string">
            <text:p><text:a xlink:href="https://en.wikipedia.org/wiki/ISO_3166-1_alpha-2#BV" xlink:type="simple">BV</text:a> </text:p>
          </table:table-cell>
          <table:table-cell table:style-name="ce7" office:value-type="string" calcext:value-type="string">
            <text:p><text:a xlink:href="https://en.wikipedia.org/wiki/ISO_3166-1_alpha-3#BVT" xlink:type="simple">BVT</text:a> </text:p>
          </table:table-cell>
          <table:table-cell table:style-name="ce7" office:value-type="string" calcext:value-type="string">
            <text:p><text:a xlink:href="https://en.wikipedia.org/wiki/ISO_3166-1_numeric#074" xlink:type="simple">074</text:a> </text:p>
          </table:table-cell>
          <table:table-cell table:style-name="ce7" office:value-type="string" calcext:value-type="string">
            <text:p><text:a xlink:href="https://en.wikipedia.org/wiki/ISO_3166-2:BV" xlink:type="simple">ISO 3166-2:BV</text:a> </text:p>
          </table:table-cell>
          <table:table-cell table:style-name="ce7" office:value-type="string" calcext:value-type="string">
            <text:p><text:a xlink:href="#cite_note-13" xlink:type="simple">[d]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Brazil" xlink:type="simple"> </text:a> <text:a xlink:href="https://en.wikipedia.org/wiki/Brazil" xlink:type="simple">Brazil</text:a> </text:p>
          </table:table-cell>
          <table:table-cell table:style-name="ce2" office:value-type="string" calcext:value-type="string">
            <text:p><text:a xlink:href="https://en.wikipedia.org/wiki/Brazil" xlink:type="simple">The Federative Republic of Brazil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BR" xlink:type="simple">BR</text:a> </text:p>
          </table:table-cell>
          <table:table-cell table:style-name="ce7" office:value-type="string" calcext:value-type="string">
            <text:p><text:a xlink:href="https://en.wikipedia.org/wiki/ISO_3166-1_alpha-3#BRA" xlink:type="simple">BRA</text:a> </text:p>
          </table:table-cell>
          <table:table-cell table:style-name="ce7" office:value-type="string" calcext:value-type="string">
            <text:p><text:a xlink:href="https://en.wikipedia.org/wiki/ISO_3166-1_numeric#076" xlink:type="simple">076</text:a> </text:p>
          </table:table-cell>
          <table:table-cell table:style-name="ce7" office:value-type="string" calcext:value-type="string">
            <text:p><text:a xlink:href="https://en.wikipedia.org/wiki/ISO_3166-2:BR" xlink:type="simple">ISO 3166-2:BR</text:a> </text:p>
          </table:table-cell>
          <table:table-cell table:style-name="ce7" office:value-type="string" calcext:value-type="string">
            <text:p><text:a xlink:href="https://en.wikipedia.org/wiki/.br" xlink:type="simple">.br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British_Indian_Ocean_Territory" xlink:type="simple"> </text:a> <text:a xlink:href="https://en.wikipedia.org/wiki/British_Indian_Ocean_Territory" xlink:type="simple">British Indian Ocean Territory (the)</text:a> </text:p>
          </table:table-cell>
          <table:table-cell table:style-name="ce2" office:value-type="string" calcext:value-type="string">
            <text:p><text:a xlink:href="https://en.wikipedia.org/wiki/British_Indian_Ocean_Territory" xlink:type="simple">The British Indian Ocean Territory</text:a> </text:p>
          </table:table-cell>
          <table:table-cell table:style-name="ce7" office:value-type="string" calcext:value-type="string">
            <text:p><text:a xlink:href="#UNI2" xlink:type="simple">United Kingdom</text:a> </text:p>
          </table:table-cell>
          <table:table-cell table:style-name="ce7" office:value-type="string" calcext:value-type="string">
            <text:p><text:a xlink:href="https://en.wikipedia.org/wiki/ISO_3166-1_alpha-2#IO" xlink:type="simple">IO</text:a> </text:p>
          </table:table-cell>
          <table:table-cell table:style-name="ce7" office:value-type="string" calcext:value-type="string">
            <text:p><text:a xlink:href="https://en.wikipedia.org/wiki/ISO_3166-1_alpha-3#IOT" xlink:type="simple">IOT</text:a> </text:p>
          </table:table-cell>
          <table:table-cell table:style-name="ce7" office:value-type="string" calcext:value-type="string">
            <text:p><text:a xlink:href="https://en.wikipedia.org/wiki/ISO_3166-1_numeric#086" xlink:type="simple">086</text:a> </text:p>
          </table:table-cell>
          <table:table-cell table:style-name="ce7" office:value-type="string" calcext:value-type="string">
            <text:p><text:a xlink:href="https://en.wikipedia.org/wiki/ISO_3166-2:IO" xlink:type="simple">ISO 3166-2:IO</text:a> </text:p>
          </table:table-cell>
          <table:table-cell table:style-name="ce7" office:value-type="string" calcext:value-type="string">
            <text:p><text:a xlink:href="https://en.wikipedia.org/wiki/.io" xlink:type="simple">.io</text:a> </text:p>
          </table:table-cell>
        </table:table-row>
        <table:table-row table:style-name="ro1">
          <table:table-cell table:style-name="ce3" office:value-type="string" calcext:value-type="string">
            <text:p><text:a xlink:href="https://en.wikipedia.org/wiki/British_Virgin_Islands" xlink:type="simple"> </text:a> <text:a xlink:href="https://en.wikipedia.org/wiki/British_Virgin_Islands" xlink:type="simple">British Virgin Islands</text:a> – See <text:a xlink:href="#VIR1" xlink:type="simple">Virgin Islands (British)</text:a>. 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https://en.wikipedia.org/wiki/Brunei" xlink:type="simple"> </text:a> <text:a xlink:href="https://en.wikipedia.org/wiki/Brunei" xlink:type="simple">Brunei Darussalam</text:a> <text:a xlink:href="#cite_note-14" xlink:type="simple">[e]</text:a> </text:p>
          </table:table-cell>
          <table:table-cell table:style-name="ce2" office:value-type="string" calcext:value-type="string">
            <text:p><text:a xlink:href="https://en.wikipedia.org/wiki/Brunei" xlink:type="simple">The Nation of Brunei, the Abode of Peace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BN" xlink:type="simple">BN</text:a> </text:p>
          </table:table-cell>
          <table:table-cell table:style-name="ce7" office:value-type="string" calcext:value-type="string">
            <text:p><text:a xlink:href="https://en.wikipedia.org/wiki/ISO_3166-1_alpha-3#BRN" xlink:type="simple">BRN</text:a> </text:p>
          </table:table-cell>
          <table:table-cell table:style-name="ce7" office:value-type="string" calcext:value-type="string">
            <text:p><text:a xlink:href="https://en.wikipedia.org/wiki/ISO_3166-1_numeric#096" xlink:type="simple">096</text:a> </text:p>
          </table:table-cell>
          <table:table-cell table:style-name="ce7" office:value-type="string" calcext:value-type="string">
            <text:p><text:a xlink:href="https://en.wikipedia.org/wiki/ISO_3166-2:BN" xlink:type="simple">ISO 3166-2:BN</text:a> </text:p>
          </table:table-cell>
          <table:table-cell table:style-name="ce7" office:value-type="string" calcext:value-type="string">
            <text:p><text:a xlink:href="https://en.wikipedia.org/wiki/.bn" xlink:type="simple">.bn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Bulgaria" xlink:type="simple"> </text:a> <text:a xlink:href="https://en.wikipedia.org/wiki/Bulgaria" xlink:type="simple">Bulgaria</text:a> </text:p>
          </table:table-cell>
          <table:table-cell table:style-name="ce2" office:value-type="string" calcext:value-type="string">
            <text:p><text:a xlink:href="https://en.wikipedia.org/wiki/Bulgaria" xlink:type="simple">The Republic of Bulgar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BG" xlink:type="simple">BG</text:a> </text:p>
          </table:table-cell>
          <table:table-cell table:style-name="ce7" office:value-type="string" calcext:value-type="string">
            <text:p><text:a xlink:href="https://en.wikipedia.org/wiki/ISO_3166-1_alpha-3#BGR" xlink:type="simple">BGR</text:a> </text:p>
          </table:table-cell>
          <table:table-cell table:style-name="ce7" office:value-type="string" calcext:value-type="string">
            <text:p><text:a xlink:href="https://en.wikipedia.org/wiki/ISO_3166-1_numeric#100" xlink:type="simple">100</text:a> </text:p>
          </table:table-cell>
          <table:table-cell table:style-name="ce7" office:value-type="string" calcext:value-type="string">
            <text:p><text:a xlink:href="https://en.wikipedia.org/wiki/ISO_3166-2:BG" xlink:type="simple">ISO 3166-2:BG</text:a> </text:p>
          </table:table-cell>
          <table:table-cell table:style-name="ce7" office:value-type="string" calcext:value-type="string">
            <text:p><text:a xlink:href="https://en.wikipedia.org/wiki/.bg" xlink:type="simple">.bg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Burkina_Faso" xlink:type="simple"> </text:a> <text:a xlink:href="https://en.wikipedia.org/wiki/Burkina_Faso" xlink:type="simple">Burkina Faso</text:a> </text:p>
          </table:table-cell>
          <table:table-cell table:style-name="ce2" office:value-type="string" calcext:value-type="string">
            <text:p><text:a xlink:href="https://en.wikipedia.org/wiki/Burkina_Faso" xlink:type="simple">Burkina Faso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BF" xlink:type="simple">BF</text:a> </text:p>
          </table:table-cell>
          <table:table-cell table:style-name="ce7" office:value-type="string" calcext:value-type="string">
            <text:p><text:a xlink:href="https://en.wikipedia.org/wiki/ISO_3166-1_alpha-3#BFA" xlink:type="simple">BFA</text:a> </text:p>
          </table:table-cell>
          <table:table-cell table:style-name="ce7" office:value-type="string" calcext:value-type="string">
            <text:p><text:a xlink:href="https://en.wikipedia.org/wiki/ISO_3166-1_numeric#854" xlink:type="simple">854</text:a> </text:p>
          </table:table-cell>
          <table:table-cell table:style-name="ce7" office:value-type="string" calcext:value-type="string">
            <text:p><text:a xlink:href="https://en.wikipedia.org/wiki/ISO_3166-2:BF" xlink:type="simple">ISO 3166-2:BF</text:a> </text:p>
          </table:table-cell>
          <table:table-cell table:style-name="ce7" office:value-type="string" calcext:value-type="string">
            <text:p><text:a xlink:href="https://en.wikipedia.org/wiki/.bf" xlink:type="simple">.bf</text:a> </text:p>
          </table:table-cell>
        </table:table-row>
        <table:table-row table:style-name="ro1">
          <table:table-cell table:style-name="ce3" office:value-type="string" calcext:value-type="string">
            <text:p><text:a xlink:href="https://en.wikipedia.org/wiki/Myanmar" xlink:type="simple"> </text:a> <text:a xlink:href="https://en.wikipedia.org/wiki/Myanmar" xlink:type="simple">Burma</text:a> – See <text:a xlink:href="#MYAN" xlink:type="simple">Myanmar</text:a>. 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https://en.wikipedia.org/wiki/Burundi" xlink:type="simple"> </text:a> <text:a xlink:href="https://en.wikipedia.org/wiki/Burundi" xlink:type="simple">Burundi</text:a> </text:p>
          </table:table-cell>
          <table:table-cell table:style-name="ce2" office:value-type="string" calcext:value-type="string">
            <text:p><text:a xlink:href="https://en.wikipedia.org/wiki/Burundi" xlink:type="simple">The Republic of Burundi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BI" xlink:type="simple">BI</text:a> </text:p>
          </table:table-cell>
          <table:table-cell table:style-name="ce7" office:value-type="string" calcext:value-type="string">
            <text:p><text:a xlink:href="https://en.wikipedia.org/wiki/ISO_3166-1_alpha-3#BDI" xlink:type="simple">BDI</text:a> </text:p>
          </table:table-cell>
          <table:table-cell table:style-name="ce7" office:value-type="string" calcext:value-type="string">
            <text:p><text:a xlink:href="https://en.wikipedia.org/wiki/ISO_3166-1_numeric#108" xlink:type="simple">108</text:a> </text:p>
          </table:table-cell>
          <table:table-cell table:style-name="ce7" office:value-type="string" calcext:value-type="string">
            <text:p><text:a xlink:href="https://en.wikipedia.org/wiki/ISO_3166-2:BI" xlink:type="simple">ISO 3166-2:BI</text:a> </text:p>
          </table:table-cell>
          <table:table-cell table:style-name="ce7" office:value-type="string" calcext:value-type="string">
            <text:p><text:a xlink:href="https://en.wikipedia.org/wiki/.bi" xlink:type="simple">.bi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Cape_Verde" xlink:type="simple"> </text:a> <text:a xlink:href="https://en.wikipedia.org/wiki/Cape_Verde" xlink:type="simple">Cabo Verde</text:a> <text:a xlink:href="#cite_note-15" xlink:type="simple">[f]</text:a> </text:p>
          </table:table-cell>
          <table:table-cell table:style-name="ce2" office:value-type="string" calcext:value-type="string">
            <text:p><text:a xlink:href="https://en.wikipedia.org/wiki/Cape_Verde" xlink:type="simple">The Republic of Cabo Verde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CV" xlink:type="simple">CV</text:a> </text:p>
          </table:table-cell>
          <table:table-cell table:style-name="ce7" office:value-type="string" calcext:value-type="string">
            <text:p><text:a xlink:href="https://en.wikipedia.org/wiki/ISO_3166-1_alpha-3#CPV" xlink:type="simple">CPV</text:a> </text:p>
          </table:table-cell>
          <table:table-cell table:style-name="ce7" office:value-type="string" calcext:value-type="string">
            <text:p><text:a xlink:href="https://en.wikipedia.org/wiki/ISO_3166-1_numeric#132" xlink:type="simple">132</text:a> </text:p>
          </table:table-cell>
          <table:table-cell table:style-name="ce7" office:value-type="string" calcext:value-type="string">
            <text:p><text:a xlink:href="https://en.wikipedia.org/wiki/ISO_3166-2:CV" xlink:type="simple">ISO 3166-2:CV</text:a> </text:p>
          </table:table-cell>
          <table:table-cell table:style-name="ce7" office:value-type="string" calcext:value-type="string">
            <text:p><text:a xlink:href="https://en.wikipedia.org/wiki/.cv" xlink:type="simple">.cv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Cambodia" xlink:type="simple"> </text:a> <text:a xlink:href="https://en.wikipedia.org/wiki/Cambodia" xlink:type="simple">Cambodia</text:a> </text:p>
          </table:table-cell>
          <table:table-cell table:style-name="ce2" office:value-type="string" calcext:value-type="string">
            <text:p><text:a xlink:href="https://en.wikipedia.org/wiki/Cambodia" xlink:type="simple">The Kingdom of Cambod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KH" xlink:type="simple">KH</text:a> </text:p>
          </table:table-cell>
          <table:table-cell table:style-name="ce7" office:value-type="string" calcext:value-type="string">
            <text:p><text:a xlink:href="https://en.wikipedia.org/wiki/ISO_3166-1_alpha-3#KHM" xlink:type="simple">KHM</text:a> </text:p>
          </table:table-cell>
          <table:table-cell table:style-name="ce7" office:value-type="string" calcext:value-type="string">
            <text:p><text:a xlink:href="https://en.wikipedia.org/wiki/ISO_3166-1_numeric#116" xlink:type="simple">116</text:a> </text:p>
          </table:table-cell>
          <table:table-cell table:style-name="ce7" office:value-type="string" calcext:value-type="string">
            <text:p><text:a xlink:href="https://en.wikipedia.org/wiki/ISO_3166-2:KH" xlink:type="simple">ISO 3166-2:KH</text:a> </text:p>
          </table:table-cell>
          <table:table-cell table:style-name="ce7" office:value-type="string" calcext:value-type="string">
            <text:p><text:a xlink:href="https://en.wikipedia.org/wiki/.kh" xlink:type="simple">.kh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Cameroon" xlink:type="simple"> </text:a> <text:a xlink:href="https://en.wikipedia.org/wiki/Cameroon" xlink:type="simple">Cameroon</text:a> </text:p>
          </table:table-cell>
          <table:table-cell table:style-name="ce2" office:value-type="string" calcext:value-type="string">
            <text:p><text:a xlink:href="https://en.wikipedia.org/wiki/Cameroon" xlink:type="simple">The Republic of Cameroon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CM" xlink:type="simple">CM</text:a> </text:p>
          </table:table-cell>
          <table:table-cell table:style-name="ce7" office:value-type="string" calcext:value-type="string">
            <text:p><text:a xlink:href="https://en.wikipedia.org/wiki/ISO_3166-1_alpha-3#CMR" xlink:type="simple">CMR</text:a> </text:p>
          </table:table-cell>
          <table:table-cell table:style-name="ce7" office:value-type="string" calcext:value-type="string">
            <text:p><text:a xlink:href="https://en.wikipedia.org/wiki/ISO_3166-1_numeric#120" xlink:type="simple">120</text:a> </text:p>
          </table:table-cell>
          <table:table-cell table:style-name="ce7" office:value-type="string" calcext:value-type="string">
            <text:p><text:a xlink:href="https://en.wikipedia.org/wiki/ISO_3166-2:CM" xlink:type="simple">ISO 3166-2:CM</text:a> </text:p>
          </table:table-cell>
          <table:table-cell table:style-name="ce7" office:value-type="string" calcext:value-type="string">
            <text:p><text:a xlink:href="https://en.wikipedia.org/wiki/.cm" xlink:type="simple">.cm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Canada" xlink:type="simple"> </text:a> <text:a xlink:href="https://en.wikipedia.org/wiki/Canada" xlink:type="simple">Canada</text:a> </text:p>
          </table:table-cell>
          <table:table-cell table:style-name="ce2" office:value-type="string" calcext:value-type="string">
            <text:p><text:a xlink:href="https://en.wikipedia.org/wiki/Canada" xlink:type="simple">Canad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CA" xlink:type="simple">CA</text:a> </text:p>
          </table:table-cell>
          <table:table-cell table:style-name="ce7" office:value-type="string" calcext:value-type="string">
            <text:p><text:a xlink:href="https://en.wikipedia.org/wiki/ISO_3166-1_alpha-3#CAN" xlink:type="simple">CAN</text:a> </text:p>
          </table:table-cell>
          <table:table-cell table:style-name="ce7" office:value-type="string" calcext:value-type="string">
            <text:p><text:a xlink:href="https://en.wikipedia.org/wiki/ISO_3166-1_numeric#124" xlink:type="simple">124</text:a> </text:p>
          </table:table-cell>
          <table:table-cell table:style-name="ce7" office:value-type="string" calcext:value-type="string">
            <text:p><text:a xlink:href="https://en.wikipedia.org/wiki/ISO_3166-2:CA" xlink:type="simple">ISO 3166-2:CA</text:a> </text:p>
          </table:table-cell>
          <table:table-cell table:style-name="ce7" office:value-type="string" calcext:value-type="string">
            <text:p><text:a xlink:href="https://en.wikipedia.org/wiki/.ca" xlink:type="simple">.ca</text:a> </text:p>
          </table:table-cell>
        </table:table-row>
        <table:table-row table:style-name="ro1">
          <table:table-cell table:style-name="ce3" office:value-type="string" calcext:value-type="string">
            <text:p><text:a xlink:href="https://en.wikipedia.org/wiki/Cape_Verde" xlink:type="simple"> </text:a> <text:a xlink:href="https://en.wikipedia.org/wiki/Cape_Verde" xlink:type="simple">Cape Verde</text:a> – See <text:a xlink:href="#CABO" xlink:type="simple">Cabo Verde</text:a>. 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<text:a xlink:href="https://en.wikipedia.org/wiki/Netherlands" xlink:type="simple"> </text:a> <text:a xlink:href="https://en.wikipedia.org/wiki/Caribbean_Netherlands" xlink:type="simple">Caribbean Netherlands</text:a> – See <text:a xlink:href="#BONA" xlink:type="simple">Bonaire, Sint Eustatius and Saba</text:a>. 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https://en.wikipedia.org/wiki/Cayman_Islands" xlink:type="simple"> </text:a> <text:a xlink:href="https://en.wikipedia.org/wiki/Cayman_Islands" xlink:type="simple">Cayman Islands (the)</text:a> </text:p>
          </table:table-cell>
          <table:table-cell table:style-name="ce2" office:value-type="string" calcext:value-type="string">
            <text:p><text:a xlink:href="https://en.wikipedia.org/wiki/Cayman_Islands" xlink:type="simple">The Cayman Islands</text:a> </text:p>
          </table:table-cell>
          <table:table-cell table:style-name="ce7" office:value-type="string" calcext:value-type="string">
            <text:p><text:a xlink:href="#UNI2" xlink:type="simple">United Kingdom</text:a> </text:p>
          </table:table-cell>
          <table:table-cell table:style-name="ce7" office:value-type="string" calcext:value-type="string">
            <text:p><text:a xlink:href="https://en.wikipedia.org/wiki/ISO_3166-1_alpha-2#KY" xlink:type="simple">KY</text:a> </text:p>
          </table:table-cell>
          <table:table-cell table:style-name="ce7" office:value-type="string" calcext:value-type="string">
            <text:p><text:a xlink:href="https://en.wikipedia.org/wiki/ISO_3166-1_alpha-3#CYM" xlink:type="simple">CYM</text:a> </text:p>
          </table:table-cell>
          <table:table-cell table:style-name="ce7" office:value-type="string" calcext:value-type="string">
            <text:p><text:a xlink:href="https://en.wikipedia.org/wiki/ISO_3166-1_numeric#136" xlink:type="simple">136</text:a> </text:p>
          </table:table-cell>
          <table:table-cell table:style-name="ce7" office:value-type="string" calcext:value-type="string">
            <text:p><text:a xlink:href="https://en.wikipedia.org/wiki/ISO_3166-2:KY" xlink:type="simple">ISO 3166-2:KY</text:a> </text:p>
          </table:table-cell>
          <table:table-cell table:style-name="ce7" office:value-type="string" calcext:value-type="string">
            <text:p><text:a xlink:href="https://en.wikipedia.org/wiki/.ky" xlink:type="simple">.ky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Central_African_Republic" xlink:type="simple"> </text:a> <text:a xlink:href="https://en.wikipedia.org/wiki/Central_African_Republic" xlink:type="simple">Central African Republic (the)</text:a> </text:p>
          </table:table-cell>
          <table:table-cell table:style-name="ce2" office:value-type="string" calcext:value-type="string">
            <text:p><text:a xlink:href="https://en.wikipedia.org/wiki/Central_African_Republic" xlink:type="simple">The Central African Republic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CF" xlink:type="simple">CF</text:a> </text:p>
          </table:table-cell>
          <table:table-cell table:style-name="ce7" office:value-type="string" calcext:value-type="string">
            <text:p><text:a xlink:href="https://en.wikipedia.org/wiki/ISO_3166-1_alpha-3#CAF" xlink:type="simple">CAF</text:a> </text:p>
          </table:table-cell>
          <table:table-cell table:style-name="ce7" office:value-type="string" calcext:value-type="string">
            <text:p><text:a xlink:href="https://en.wikipedia.org/wiki/ISO_3166-1_numeric#140" xlink:type="simple">140</text:a> </text:p>
          </table:table-cell>
          <table:table-cell table:style-name="ce7" office:value-type="string" calcext:value-type="string">
            <text:p><text:a xlink:href="https://en.wikipedia.org/wiki/ISO_3166-2:CF" xlink:type="simple">ISO 3166-2:CF</text:a> </text:p>
          </table:table-cell>
          <table:table-cell table:style-name="ce7" office:value-type="string" calcext:value-type="string">
            <text:p><text:a xlink:href="https://en.wikipedia.org/wiki/.cf" xlink:type="simple">.cf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Chad" xlink:type="simple"> </text:a> <text:a xlink:href="https://en.wikipedia.org/wiki/Chad" xlink:type="simple">Chad</text:a> </text:p>
          </table:table-cell>
          <table:table-cell table:style-name="ce2" office:value-type="string" calcext:value-type="string">
            <text:p><text:a xlink:href="https://en.wikipedia.org/wiki/Chad" xlink:type="simple">The Republic of Chad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TD" xlink:type="simple">TD</text:a> </text:p>
          </table:table-cell>
          <table:table-cell table:style-name="ce7" office:value-type="string" calcext:value-type="string">
            <text:p><text:a xlink:href="https://en.wikipedia.org/wiki/ISO_3166-1_alpha-3#TCD" xlink:type="simple">TCD</text:a> </text:p>
          </table:table-cell>
          <table:table-cell table:style-name="ce7" office:value-type="string" calcext:value-type="string">
            <text:p><text:a xlink:href="https://en.wikipedia.org/wiki/ISO_3166-1_numeric#148" xlink:type="simple">148</text:a> </text:p>
          </table:table-cell>
          <table:table-cell table:style-name="ce7" office:value-type="string" calcext:value-type="string">
            <text:p><text:a xlink:href="https://en.wikipedia.org/wiki/ISO_3166-2:TD" xlink:type="simple">ISO 3166-2:TD</text:a> </text:p>
          </table:table-cell>
          <table:table-cell table:style-name="ce7" office:value-type="string" calcext:value-type="string">
            <text:p><text:a xlink:href="https://en.wikipedia.org/wiki/.td" xlink:type="simple">.td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Chile" xlink:type="simple"> </text:a> <text:a xlink:href="https://en.wikipedia.org/wiki/Chile" xlink:type="simple">Chile</text:a> </text:p>
          </table:table-cell>
          <table:table-cell table:style-name="ce2" office:value-type="string" calcext:value-type="string">
            <text:p><text:a xlink:href="https://en.wikipedia.org/wiki/Chile" xlink:type="simple">The Republic of Chile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CL" xlink:type="simple">CL</text:a> </text:p>
          </table:table-cell>
          <table:table-cell table:style-name="ce7" office:value-type="string" calcext:value-type="string">
            <text:p><text:a xlink:href="https://en.wikipedia.org/wiki/ISO_3166-1_alpha-3#CHL" xlink:type="simple">CHL</text:a> </text:p>
          </table:table-cell>
          <table:table-cell table:style-name="ce7" office:value-type="string" calcext:value-type="string">
            <text:p><text:a xlink:href="https://en.wikipedia.org/wiki/ISO_3166-1_numeric#152" xlink:type="simple">152</text:a> </text:p>
          </table:table-cell>
          <table:table-cell table:style-name="ce7" office:value-type="string" calcext:value-type="string">
            <text:p><text:a xlink:href="https://en.wikipedia.org/wiki/ISO_3166-2:CL" xlink:type="simple">ISO 3166-2:CL</text:a> </text:p>
          </table:table-cell>
          <table:table-cell table:style-name="ce7" office:value-type="string" calcext:value-type="string">
            <text:p><text:a xlink:href="https://en.wikipedia.org/wiki/.cl" xlink:type="simple">.cl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China" xlink:type="simple"> </text:a> <text:a xlink:href="https://en.wikipedia.org/wiki/China" xlink:type="simple">China</text:a> </text:p>
          </table:table-cell>
          <table:table-cell table:style-name="ce2" office:value-type="string" calcext:value-type="string">
            <text:p><text:a xlink:href="https://en.wikipedia.org/wiki/China" xlink:type="simple">The People's Republic of Chin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CN" xlink:type="simple">CN</text:a> </text:p>
          </table:table-cell>
          <table:table-cell table:style-name="ce7" office:value-type="string" calcext:value-type="string">
            <text:p><text:a xlink:href="https://en.wikipedia.org/wiki/ISO_3166-1_alpha-3#CHN" xlink:type="simple">CHN</text:a> </text:p>
          </table:table-cell>
          <table:table-cell table:style-name="ce7" office:value-type="string" calcext:value-type="string">
            <text:p><text:a xlink:href="https://en.wikipedia.org/wiki/ISO_3166-1_numeric#156" xlink:type="simple">156</text:a> </text:p>
          </table:table-cell>
          <table:table-cell table:style-name="ce7" office:value-type="string" calcext:value-type="string">
            <text:p><text:a xlink:href="https://en.wikipedia.org/wiki/ISO_3166-2:CN" xlink:type="simple">ISO 3166-2:CN</text:a> </text:p>
          </table:table-cell>
          <table:table-cell table:style-name="ce7" office:value-type="string" calcext:value-type="string">
            <text:p><text:a xlink:href="https://en.wikipedia.org/wiki/.cn" xlink:type="simple">.cn</text:a> </text:p>
          </table:table-cell>
        </table:table-row>
        <table:table-row table:style-name="ro1">
          <table:table-cell table:style-name="ce3" office:value-type="string" calcext:value-type="string">
            <text:p><text:a xlink:href="https://en.wikipedia.org/wiki/Taiwan" xlink:type="simple"> </text:a> <text:a xlink:href="https://en.wikipedia.org/wiki/Taiwan" xlink:type="simple">China, The Republic of</text:a> – See <text:a xlink:href="#TAIW" xlink:type="simple">Taiwan (Province of China)</text:a>. 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https://en.wikipedia.org/wiki/Christmas_Island" xlink:type="simple"> </text:a> <text:a xlink:href="https://en.wikipedia.org/wiki/Christmas_Island" xlink:type="simple">Christmas Island</text:a> </text:p>
          </table:table-cell>
          <table:table-cell table:style-name="ce2" office:value-type="string" calcext:value-type="string">
            <text:p><text:a xlink:href="https://en.wikipedia.org/wiki/Christmas_Island" xlink:type="simple">The Territory of Christmas Island</text:a> </text:p>
          </table:table-cell>
          <table:table-cell table:style-name="ce7" office:value-type="string" calcext:value-type="string">
            <text:p><text:a xlink:href="#AUS1" xlink:type="simple">Australia</text:a> </text:p>
          </table:table-cell>
          <table:table-cell table:style-name="ce7" office:value-type="string" calcext:value-type="string">
            <text:p><text:a xlink:href="https://en.wikipedia.org/wiki/ISO_3166-1_alpha-2#CX" xlink:type="simple">CX</text:a> </text:p>
          </table:table-cell>
          <table:table-cell table:style-name="ce7" office:value-type="string" calcext:value-type="string">
            <text:p><text:a xlink:href="https://en.wikipedia.org/wiki/ISO_3166-1_alpha-3#CXR" xlink:type="simple">CXR</text:a> </text:p>
          </table:table-cell>
          <table:table-cell table:style-name="ce7" office:value-type="string" calcext:value-type="string">
            <text:p><text:a xlink:href="https://en.wikipedia.org/wiki/ISO_3166-1_numeric#162" xlink:type="simple">162</text:a> </text:p>
          </table:table-cell>
          <table:table-cell table:style-name="ce7" office:value-type="string" calcext:value-type="string">
            <text:p><text:a xlink:href="https://en.wikipedia.org/wiki/ISO_3166-2:CX" xlink:type="simple">ISO 3166-2:CX</text:a> </text:p>
          </table:table-cell>
          <table:table-cell table:style-name="ce7" office:value-type="string" calcext:value-type="string">
            <text:p><text:a xlink:href="https://en.wikipedia.org/wiki/.cx" xlink:type="simple">.cx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Cocos_(Keeling)_Islands" xlink:type="simple"> </text:a> <text:a xlink:href="https://en.wikipedia.org/wiki/Cocos_(Keeling)_Islands" xlink:type="simple">Cocos (Keeling) Islands (the)</text:a> </text:p>
          </table:table-cell>
          <table:table-cell table:style-name="ce2" office:value-type="string" calcext:value-type="string">
            <text:p><text:a xlink:href="https://en.wikipedia.org/wiki/Cocos_(Keeling)_Islands" xlink:type="simple">The Territory of Cocos (Keeling) Islands</text:a> </text:p>
          </table:table-cell>
          <table:table-cell table:style-name="ce7" office:value-type="string" calcext:value-type="string">
            <text:p><text:a xlink:href="#AUS1" xlink:type="simple">Australia</text:a> </text:p>
          </table:table-cell>
          <table:table-cell table:style-name="ce7" office:value-type="string" calcext:value-type="string">
            <text:p><text:a xlink:href="https://en.wikipedia.org/wiki/ISO_3166-1_alpha-2#CC" xlink:type="simple">CC</text:a> </text:p>
          </table:table-cell>
          <table:table-cell table:style-name="ce7" office:value-type="string" calcext:value-type="string">
            <text:p><text:a xlink:href="https://en.wikipedia.org/wiki/ISO_3166-1_alpha-3#CCK" xlink:type="simple">CCK</text:a> </text:p>
          </table:table-cell>
          <table:table-cell table:style-name="ce7" office:value-type="string" calcext:value-type="string">
            <text:p><text:a xlink:href="https://en.wikipedia.org/wiki/ISO_3166-1_numeric#166" xlink:type="simple">166</text:a> </text:p>
          </table:table-cell>
          <table:table-cell table:style-name="ce7" office:value-type="string" calcext:value-type="string">
            <text:p><text:a xlink:href="https://en.wikipedia.org/wiki/ISO_3166-2:CC" xlink:type="simple">ISO 3166-2:CC</text:a> </text:p>
          </table:table-cell>
          <table:table-cell table:style-name="ce7" office:value-type="string" calcext:value-type="string">
            <text:p><text:a xlink:href="https://en.wikipedia.org/wiki/.cc" xlink:type="simple">.cc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Colombia" xlink:type="simple"> </text:a> <text:a xlink:href="https://en.wikipedia.org/wiki/Colombia" xlink:type="simple">Colombia</text:a> </text:p>
          </table:table-cell>
          <table:table-cell table:style-name="ce2" office:value-type="string" calcext:value-type="string">
            <text:p><text:a xlink:href="https://en.wikipedia.org/wiki/Colombia" xlink:type="simple">The Republic of Colomb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CO" xlink:type="simple">CO</text:a> </text:p>
          </table:table-cell>
          <table:table-cell table:style-name="ce7" office:value-type="string" calcext:value-type="string">
            <text:p><text:a xlink:href="https://en.wikipedia.org/wiki/ISO_3166-1_alpha-3#COL" xlink:type="simple">COL</text:a> </text:p>
          </table:table-cell>
          <table:table-cell table:style-name="ce7" office:value-type="string" calcext:value-type="string">
            <text:p><text:a xlink:href="https://en.wikipedia.org/wiki/ISO_3166-1_numeric#170" xlink:type="simple">170</text:a> </text:p>
          </table:table-cell>
          <table:table-cell table:style-name="ce7" office:value-type="string" calcext:value-type="string">
            <text:p><text:a xlink:href="https://en.wikipedia.org/wiki/ISO_3166-2:CO" xlink:type="simple">ISO 3166-2:CO</text:a> </text:p>
          </table:table-cell>
          <table:table-cell table:style-name="ce7" office:value-type="string" calcext:value-type="string">
            <text:p><text:a xlink:href="https://en.wikipedia.org/wiki/.co" xlink:type="simple">.co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Comoros" xlink:type="simple"> </text:a> <text:a xlink:href="https://en.wikipedia.org/wiki/Comoros" xlink:type="simple">Comoros (the)</text:a> </text:p>
          </table:table-cell>
          <table:table-cell table:style-name="ce2" office:value-type="string" calcext:value-type="string">
            <text:p><text:a xlink:href="https://en.wikipedia.org/wiki/Comoros" xlink:type="simple">The Union of the Comoros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KM" xlink:type="simple">KM</text:a> </text:p>
          </table:table-cell>
          <table:table-cell table:style-name="ce7" office:value-type="string" calcext:value-type="string">
            <text:p><text:a xlink:href="https://en.wikipedia.org/wiki/ISO_3166-1_alpha-3#COM" xlink:type="simple">COM</text:a> </text:p>
          </table:table-cell>
          <table:table-cell table:style-name="ce7" office:value-type="string" calcext:value-type="string">
            <text:p><text:a xlink:href="https://en.wikipedia.org/wiki/ISO_3166-1_numeric#174" xlink:type="simple">174</text:a> </text:p>
          </table:table-cell>
          <table:table-cell table:style-name="ce7" office:value-type="string" calcext:value-type="string">
            <text:p><text:a xlink:href="https://en.wikipedia.org/wiki/ISO_3166-2:KM" xlink:type="simple">ISO 3166-2:KM</text:a> </text:p>
          </table:table-cell>
          <table:table-cell table:style-name="ce7" office:value-type="string" calcext:value-type="string">
            <text:p><text:a xlink:href="https://en.wikipedia.org/wiki/.km" xlink:type="simple">.km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Democratic_Republic_of_the_Congo" xlink:type="simple"> </text:a> <text:a xlink:href="https://en.wikipedia.org/wiki/Democratic_Republic_of_the_Congo" xlink:type="simple">Congo (the Democratic Republic of the)</text:a> </text:p>
          </table:table-cell>
          <table:table-cell table:style-name="ce2" office:value-type="string" calcext:value-type="string">
            <text:p><text:a xlink:href="https://en.wikipedia.org/wiki/Democratic_Republic_of_the_Congo" xlink:type="simple">The Democratic Republic of the Congo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CD" xlink:type="simple">CD</text:a> </text:p>
          </table:table-cell>
          <table:table-cell table:style-name="ce7" office:value-type="string" calcext:value-type="string">
            <text:p><text:a xlink:href="https://en.wikipedia.org/wiki/ISO_3166-1_alpha-3#COD" xlink:type="simple">COD</text:a> </text:p>
          </table:table-cell>
          <table:table-cell table:style-name="ce7" office:value-type="string" calcext:value-type="string">
            <text:p><text:a xlink:href="https://en.wikipedia.org/wiki/ISO_3166-1_numeric#180" xlink:type="simple">180</text:a> </text:p>
          </table:table-cell>
          <table:table-cell table:style-name="ce7" office:value-type="string" calcext:value-type="string">
            <text:p><text:a xlink:href="https://en.wikipedia.org/wiki/ISO_3166-2:CD" xlink:type="simple">ISO 3166-2:CD</text:a> </text:p>
          </table:table-cell>
          <table:table-cell table:style-name="ce7" office:value-type="string" calcext:value-type="string">
            <text:p><text:a xlink:href="https://en.wikipedia.org/wiki/.cd" xlink:type="simple">.cd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Republic_of_the_Congo" xlink:type="simple"> </text:a> <text:a xlink:href="https://en.wikipedia.org/wiki/Republic_of_the_Congo" xlink:type="simple">Congo (the)</text:a> <text:a xlink:href="#cite_note-16" xlink:type="simple">[g]</text:a> </text:p>
          </table:table-cell>
          <table:table-cell table:style-name="ce2" office:value-type="string" calcext:value-type="string">
            <text:p><text:a xlink:href="https://en.wikipedia.org/wiki/Republic_of_the_Congo" xlink:type="simple">The Republic of the Congo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CG" xlink:type="simple">CG</text:a> </text:p>
          </table:table-cell>
          <table:table-cell table:style-name="ce7" office:value-type="string" calcext:value-type="string">
            <text:p><text:a xlink:href="https://en.wikipedia.org/wiki/ISO_3166-1_alpha-3#COG" xlink:type="simple">COG</text:a> </text:p>
          </table:table-cell>
          <table:table-cell table:style-name="ce7" office:value-type="string" calcext:value-type="string">
            <text:p><text:a xlink:href="https://en.wikipedia.org/wiki/ISO_3166-1_numeric#178" xlink:type="simple">178</text:a> </text:p>
          </table:table-cell>
          <table:table-cell table:style-name="ce7" office:value-type="string" calcext:value-type="string">
            <text:p><text:a xlink:href="https://en.wikipedia.org/wiki/ISO_3166-2:CG" xlink:type="simple">ISO 3166-2:CG</text:a> </text:p>
          </table:table-cell>
          <table:table-cell table:style-name="ce7" office:value-type="string" calcext:value-type="string">
            <text:p><text:a xlink:href="https://en.wikipedia.org/wiki/.cg" xlink:type="simple">.cg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Cook_Islands" xlink:type="simple"> </text:a> <text:a xlink:href="https://en.wikipedia.org/wiki/Cook_Islands" xlink:type="simple">Cook Islands (the)</text:a> </text:p>
          </table:table-cell>
          <table:table-cell table:style-name="ce2" office:value-type="string" calcext:value-type="string">
            <text:p><text:a xlink:href="https://en.wikipedia.org/wiki/Cook_Islands" xlink:type="simple">The Cook Islands</text:a> </text:p>
          </table:table-cell>
          <table:table-cell table:style-name="ce7" office:value-type="string" calcext:value-type="string">
            <text:p><text:a xlink:href="#NEWZ" xlink:type="simple">New Zealand</text:a> </text:p>
          </table:table-cell>
          <table:table-cell table:style-name="ce7" office:value-type="string" calcext:value-type="string">
            <text:p><text:a xlink:href="https://en.wikipedia.org/wiki/ISO_3166-1_alpha-2#CK" xlink:type="simple">CK</text:a> </text:p>
          </table:table-cell>
          <table:table-cell table:style-name="ce7" office:value-type="string" calcext:value-type="string">
            <text:p><text:a xlink:href="https://en.wikipedia.org/wiki/ISO_3166-1_alpha-3#COK" xlink:type="simple">COK</text:a> </text:p>
          </table:table-cell>
          <table:table-cell table:style-name="ce7" office:value-type="string" calcext:value-type="string">
            <text:p><text:a xlink:href="https://en.wikipedia.org/wiki/ISO_3166-1_numeric#184" xlink:type="simple">184</text:a> </text:p>
          </table:table-cell>
          <table:table-cell table:style-name="ce7" office:value-type="string" calcext:value-type="string">
            <text:p><text:a xlink:href="https://en.wikipedia.org/wiki/ISO_3166-2:CK" xlink:type="simple">ISO 3166-2:CK</text:a> </text:p>
          </table:table-cell>
          <table:table-cell table:style-name="ce7" office:value-type="string" calcext:value-type="string">
            <text:p><text:a xlink:href="https://en.wikipedia.org/wiki/.ck" xlink:type="simple">.ck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Costa_Rica" xlink:type="simple"> </text:a> <text:a xlink:href="https://en.wikipedia.org/wiki/Costa_Rica" xlink:type="simple">Costa Rica</text:a> </text:p>
          </table:table-cell>
          <table:table-cell table:style-name="ce2" office:value-type="string" calcext:value-type="string">
            <text:p><text:a xlink:href="https://en.wikipedia.org/wiki/Costa_Rica" xlink:type="simple">The Republic of Costa Ric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CR" xlink:type="simple">CR</text:a> </text:p>
          </table:table-cell>
          <table:table-cell table:style-name="ce7" office:value-type="string" calcext:value-type="string">
            <text:p><text:a xlink:href="https://en.wikipedia.org/wiki/ISO_3166-1_alpha-3#CRI" xlink:type="simple">CRI</text:a> </text:p>
          </table:table-cell>
          <table:table-cell table:style-name="ce7" office:value-type="string" calcext:value-type="string">
            <text:p><text:a xlink:href="https://en.wikipedia.org/wiki/ISO_3166-1_numeric#188" xlink:type="simple">188</text:a> </text:p>
          </table:table-cell>
          <table:table-cell table:style-name="ce7" office:value-type="string" calcext:value-type="string">
            <text:p><text:a xlink:href="https://en.wikipedia.org/wiki/ISO_3166-2:CR" xlink:type="simple">ISO 3166-2:CR</text:a> </text:p>
          </table:table-cell>
          <table:table-cell table:style-name="ce7" office:value-type="string" calcext:value-type="string">
            <text:p><text:a xlink:href="https://en.wikipedia.org/wiki/.cr" xlink:type="simple">.cr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vory_Coast" xlink:type="simple"> </text:a> <text:a xlink:href="https://en.wikipedia.org/wiki/Ivory_Coast" xlink:type="simple">Côte d'Ivoire</text:a> <text:a xlink:href="#cite_note-17" xlink:type="simple">[h]</text:a> </text:p>
          </table:table-cell>
          <table:table-cell table:style-name="ce2" office:value-type="string" calcext:value-type="string">
            <text:p><text:a xlink:href="https://en.wikipedia.org/wiki/Ivory_Coast" xlink:type="simple">The Republic of Côte d'Ivoire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CI" xlink:type="simple">CI</text:a> </text:p>
          </table:table-cell>
          <table:table-cell table:style-name="ce7" office:value-type="string" calcext:value-type="string">
            <text:p><text:a xlink:href="https://en.wikipedia.org/wiki/ISO_3166-1_alpha-3#CIV" xlink:type="simple">CIV</text:a> </text:p>
          </table:table-cell>
          <table:table-cell table:style-name="ce7" office:value-type="string" calcext:value-type="string">
            <text:p><text:a xlink:href="https://en.wikipedia.org/wiki/ISO_3166-1_numeric#384" xlink:type="simple">384</text:a> </text:p>
          </table:table-cell>
          <table:table-cell table:style-name="ce7" office:value-type="string" calcext:value-type="string">
            <text:p><text:a xlink:href="https://en.wikipedia.org/wiki/ISO_3166-2:CI" xlink:type="simple">ISO 3166-2:CI</text:a> </text:p>
          </table:table-cell>
          <table:table-cell table:style-name="ce7" office:value-type="string" calcext:value-type="string">
            <text:p><text:a xlink:href="https://en.wikipedia.org/wiki/.ci" xlink:type="simple">.ci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Croatia" xlink:type="simple"> </text:a> <text:a xlink:href="https://en.wikipedia.org/wiki/Croatia" xlink:type="simple">Croatia</text:a> </text:p>
          </table:table-cell>
          <table:table-cell table:style-name="ce2" office:value-type="string" calcext:value-type="string">
            <text:p><text:a xlink:href="https://en.wikipedia.org/wiki/Croatia" xlink:type="simple">The Republic of Croat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HR" xlink:type="simple">HR</text:a> </text:p>
          </table:table-cell>
          <table:table-cell table:style-name="ce7" office:value-type="string" calcext:value-type="string">
            <text:p><text:a xlink:href="https://en.wikipedia.org/wiki/ISO_3166-1_alpha-3#HRV" xlink:type="simple">HRV</text:a> </text:p>
          </table:table-cell>
          <table:table-cell table:style-name="ce7" office:value-type="string" calcext:value-type="string">
            <text:p><text:a xlink:href="https://en.wikipedia.org/wiki/ISO_3166-1_numeric#191" xlink:type="simple">191</text:a> </text:p>
          </table:table-cell>
          <table:table-cell table:style-name="ce7" office:value-type="string" calcext:value-type="string">
            <text:p><text:a xlink:href="https://en.wikipedia.org/wiki/ISO_3166-2:HR" xlink:type="simple">ISO 3166-2:HR</text:a> </text:p>
          </table:table-cell>
          <table:table-cell table:style-name="ce7" office:value-type="string" calcext:value-type="string">
            <text:p><text:a xlink:href="https://en.wikipedia.org/wiki/.hr" xlink:type="simple">.hr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Cuba" xlink:type="simple"> </text:a> <text:a xlink:href="https://en.wikipedia.org/wiki/Cuba" xlink:type="simple">Cuba</text:a> </text:p>
          </table:table-cell>
          <table:table-cell table:style-name="ce2" office:value-type="string" calcext:value-type="string">
            <text:p><text:a xlink:href="https://en.wikipedia.org/wiki/Cuba" xlink:type="simple">The Republic of Cub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CU" xlink:type="simple">CU</text:a> </text:p>
          </table:table-cell>
          <table:table-cell table:style-name="ce7" office:value-type="string" calcext:value-type="string">
            <text:p><text:a xlink:href="https://en.wikipedia.org/wiki/ISO_3166-1_alpha-3#CUB" xlink:type="simple">CUB</text:a> </text:p>
          </table:table-cell>
          <table:table-cell table:style-name="ce7" office:value-type="string" calcext:value-type="string">
            <text:p><text:a xlink:href="https://en.wikipedia.org/wiki/ISO_3166-1_numeric#192" xlink:type="simple">192</text:a> </text:p>
          </table:table-cell>
          <table:table-cell table:style-name="ce7" office:value-type="string" calcext:value-type="string">
            <text:p><text:a xlink:href="https://en.wikipedia.org/wiki/ISO_3166-2:CU" xlink:type="simple">ISO 3166-2:CU</text:a> </text:p>
          </table:table-cell>
          <table:table-cell table:style-name="ce7" office:value-type="string" calcext:value-type="string">
            <text:p><text:a xlink:href="https://en.wikipedia.org/wiki/.cu" xlink:type="simple">.cu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Curaçao" xlink:type="simple"> </text:a> <text:a xlink:href="https://en.wikipedia.org/wiki/Curaçao" xlink:type="simple">Curaçao</text:a> </text:p>
          </table:table-cell>
          <table:table-cell table:style-name="ce2" office:value-type="string" calcext:value-type="string">
            <text:p><text:a xlink:href="https://en.wikipedia.org/wiki/Curaçao" xlink:type="simple">The Country of Curaçao</text:a> </text:p>
          </table:table-cell>
          <table:table-cell table:style-name="ce7" office:value-type="string" calcext:value-type="string">
            <text:p><text:a xlink:href="#NETH" xlink:type="simple">Netherlands</text:a> </text:p>
          </table:table-cell>
          <table:table-cell table:style-name="ce7" office:value-type="string" calcext:value-type="string">
            <text:p><text:a xlink:href="https://en.wikipedia.org/wiki/ISO_3166-1_alpha-2#CW" xlink:type="simple">CW</text:a> </text:p>
          </table:table-cell>
          <table:table-cell table:style-name="ce7" office:value-type="string" calcext:value-type="string">
            <text:p><text:a xlink:href="https://en.wikipedia.org/wiki/ISO_3166-1_alpha-3#CUW" xlink:type="simple">CUW</text:a> </text:p>
          </table:table-cell>
          <table:table-cell table:style-name="ce7" office:value-type="string" calcext:value-type="string">
            <text:p><text:a xlink:href="https://en.wikipedia.org/wiki/ISO_3166-1_numeric#531" xlink:type="simple">531</text:a> </text:p>
          </table:table-cell>
          <table:table-cell table:style-name="ce7" office:value-type="string" calcext:value-type="string">
            <text:p><text:a xlink:href="https://en.wikipedia.org/wiki/ISO_3166-2:CW" xlink:type="simple">ISO 3166-2:CW</text:a> </text:p>
          </table:table-cell>
          <table:table-cell table:style-name="ce7" office:value-type="string" calcext:value-type="string">
            <text:p><text:a xlink:href="https://en.wikipedia.org/wiki/.cw" xlink:type="simple">.cw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Cyprus" xlink:type="simple"> </text:a> <text:a xlink:href="https://en.wikipedia.org/wiki/Cyprus" xlink:type="simple">Cyprus</text:a> </text:p>
          </table:table-cell>
          <table:table-cell table:style-name="ce2" office:value-type="string" calcext:value-type="string">
            <text:p><text:a xlink:href="https://en.wikipedia.org/wiki/Cyprus" xlink:type="simple">The Republic of Cyprus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CY" xlink:type="simple">CY</text:a> </text:p>
          </table:table-cell>
          <table:table-cell table:style-name="ce7" office:value-type="string" calcext:value-type="string">
            <text:p><text:a xlink:href="https://en.wikipedia.org/wiki/ISO_3166-1_alpha-3#CYP" xlink:type="simple">CYP</text:a> </text:p>
          </table:table-cell>
          <table:table-cell table:style-name="ce7" office:value-type="string" calcext:value-type="string">
            <text:p><text:a xlink:href="https://en.wikipedia.org/wiki/ISO_3166-1_numeric#196" xlink:type="simple">196</text:a> </text:p>
          </table:table-cell>
          <table:table-cell table:style-name="ce7" office:value-type="string" calcext:value-type="string">
            <text:p><text:a xlink:href="https://en.wikipedia.org/wiki/ISO_3166-2:CY" xlink:type="simple">ISO 3166-2:CY</text:a> </text:p>
          </table:table-cell>
          <table:table-cell table:style-name="ce7" office:value-type="string" calcext:value-type="string">
            <text:p><text:a xlink:href="https://en.wikipedia.org/wiki/.cy" xlink:type="simple">.cy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Czech_Republic" xlink:type="simple"> </text:a> <text:a xlink:href="https://en.wikipedia.org/wiki/Czech_Republic" xlink:type="simple">Czechia</text:a> <text:a xlink:href="#cite_note-18" xlink:type="simple">[i]</text:a> </text:p>
          </table:table-cell>
          <table:table-cell table:style-name="ce2" office:value-type="string" calcext:value-type="string">
            <text:p><text:a xlink:href="https://en.wikipedia.org/wiki/Czech_Republic" xlink:type="simple">The Czech Republic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CZ" xlink:type="simple">CZ</text:a> </text:p>
          </table:table-cell>
          <table:table-cell table:style-name="ce7" office:value-type="string" calcext:value-type="string">
            <text:p><text:a xlink:href="https://en.wikipedia.org/wiki/ISO_3166-1_alpha-3#CZE" xlink:type="simple">CZE</text:a> </text:p>
          </table:table-cell>
          <table:table-cell table:style-name="ce7" office:value-type="string" calcext:value-type="string">
            <text:p><text:a xlink:href="https://en.wikipedia.org/wiki/ISO_3166-1_numeric#203" xlink:type="simple">203</text:a> </text:p>
          </table:table-cell>
          <table:table-cell table:style-name="ce7" office:value-type="string" calcext:value-type="string">
            <text:p><text:a xlink:href="https://en.wikipedia.org/wiki/ISO_3166-2:CZ" xlink:type="simple">ISO 3166-2:CZ</text:a> </text:p>
          </table:table-cell>
          <table:table-cell table:style-name="ce7" office:value-type="string" calcext:value-type="string">
            <text:p><text:a xlink:href="https://en.wikipedia.org/wiki/.cz" xlink:type="simple">.cz</text:a> </text:p>
          </table:table-cell>
        </table:table-row>
        <table:table-row table:style-name="ro1">
          <table:table-cell table:style-name="ce3" office:value-type="string" calcext:value-type="string">
            <text:p><text:a xlink:href="https://en.wikipedia.org/wiki/North_Korea" xlink:type="simple"> </text:a> <text:a xlink:href="https://en.wikipedia.org/wiki/North_Korea" xlink:type="simple">Democratic People's Republic of Korea</text:a> – See <text:a xlink:href="#KOR1" xlink:type="simple">Korea, The Democratic People's Republic of</text:a>. 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<text:a xlink:href="https://en.wikipedia.org/wiki/Democratic_Republic_of_the_Congo" xlink:type="simple"> </text:a> <text:a xlink:href="https://en.wikipedia.org/wiki/Democratic_Republic_of_the_Congo" xlink:type="simple">Democratic Republic of the Congo</text:a> – See <text:a xlink:href="#CON1" xlink:type="simple">Congo, The Democratic Republic of the</text:a>. 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https://en.wikipedia.org/wiki/Denmark" xlink:type="simple"> </text:a> <text:a xlink:href="https://en.wikipedia.org/wiki/Denmark" xlink:type="simple">Denmark</text:a> </text:p>
          </table:table-cell>
          <table:table-cell table:style-name="ce2" office:value-type="string" calcext:value-type="string">
            <text:p><text:a xlink:href="https://en.wikipedia.org/wiki/Denmark" xlink:type="simple">The Kingdom of Denmark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DK" xlink:type="simple">DK</text:a> </text:p>
          </table:table-cell>
          <table:table-cell table:style-name="ce7" office:value-type="string" calcext:value-type="string">
            <text:p><text:a xlink:href="https://en.wikipedia.org/wiki/ISO_3166-1_alpha-3#DNK" xlink:type="simple">DNK</text:a> </text:p>
          </table:table-cell>
          <table:table-cell table:style-name="ce7" office:value-type="string" calcext:value-type="string">
            <text:p><text:a xlink:href="https://en.wikipedia.org/wiki/ISO_3166-1_numeric#208" xlink:type="simple">208</text:a> </text:p>
          </table:table-cell>
          <table:table-cell table:style-name="ce7" office:value-type="string" calcext:value-type="string">
            <text:p><text:a xlink:href="https://en.wikipedia.org/wiki/ISO_3166-2:DK" xlink:type="simple">ISO 3166-2:DK</text:a> </text:p>
          </table:table-cell>
          <table:table-cell table:style-name="ce7" office:value-type="string" calcext:value-type="string">
            <text:p><text:a xlink:href="https://en.wikipedia.org/wiki/.dk" xlink:type="simple">.dk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Djibouti" xlink:type="simple"> </text:a> <text:a xlink:href="https://en.wikipedia.org/wiki/Djibouti" xlink:type="simple">Djibouti</text:a> </text:p>
          </table:table-cell>
          <table:table-cell table:style-name="ce2" office:value-type="string" calcext:value-type="string">
            <text:p><text:a xlink:href="https://en.wikipedia.org/wiki/Djibouti" xlink:type="simple">The Republic of Djibouti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DJ" xlink:type="simple">DJ</text:a> </text:p>
          </table:table-cell>
          <table:table-cell table:style-name="ce7" office:value-type="string" calcext:value-type="string">
            <text:p><text:a xlink:href="https://en.wikipedia.org/wiki/ISO_3166-1_alpha-3#DJI" xlink:type="simple">DJI</text:a> </text:p>
          </table:table-cell>
          <table:table-cell table:style-name="ce7" office:value-type="string" calcext:value-type="string">
            <text:p><text:a xlink:href="https://en.wikipedia.org/wiki/ISO_3166-1_numeric#262" xlink:type="simple">262</text:a> </text:p>
          </table:table-cell>
          <table:table-cell table:style-name="ce7" office:value-type="string" calcext:value-type="string">
            <text:p><text:a xlink:href="https://en.wikipedia.org/wiki/ISO_3166-2:DJ" xlink:type="simple">ISO 3166-2:DJ</text:a> </text:p>
          </table:table-cell>
          <table:table-cell table:style-name="ce7" office:value-type="string" calcext:value-type="string">
            <text:p><text:a xlink:href="https://en.wikipedia.org/wiki/.dj" xlink:type="simple">.dj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Dominica" xlink:type="simple"> </text:a> <text:a xlink:href="https://en.wikipedia.org/wiki/Dominica" xlink:type="simple">Dominica</text:a> </text:p>
          </table:table-cell>
          <table:table-cell table:style-name="ce2" office:value-type="string" calcext:value-type="string">
            <text:p><text:a xlink:href="https://en.wikipedia.org/wiki/Dominica" xlink:type="simple">The Commonwealth of Dominic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DM" xlink:type="simple">DM</text:a> </text:p>
          </table:table-cell>
          <table:table-cell table:style-name="ce7" office:value-type="string" calcext:value-type="string">
            <text:p><text:a xlink:href="https://en.wikipedia.org/wiki/ISO_3166-1_alpha-3#DMA" xlink:type="simple">DMA</text:a> </text:p>
          </table:table-cell>
          <table:table-cell table:style-name="ce7" office:value-type="string" calcext:value-type="string">
            <text:p><text:a xlink:href="https://en.wikipedia.org/wiki/ISO_3166-1_numeric#212" xlink:type="simple">212</text:a> </text:p>
          </table:table-cell>
          <table:table-cell table:style-name="ce7" office:value-type="string" calcext:value-type="string">
            <text:p><text:a xlink:href="https://en.wikipedia.org/wiki/ISO_3166-2:DM" xlink:type="simple">ISO 3166-2:DM</text:a> </text:p>
          </table:table-cell>
          <table:table-cell table:style-name="ce7" office:value-type="string" calcext:value-type="string">
            <text:p><text:a xlink:href="https://en.wikipedia.org/wiki/.dm" xlink:type="simple">.dm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Dominican_Republic" xlink:type="simple"> </text:a> <text:a xlink:href="https://en.wikipedia.org/wiki/Dominican_Republic" xlink:type="simple">Dominican Republic (the)</text:a> </text:p>
          </table:table-cell>
          <table:table-cell table:style-name="ce2" office:value-type="string" calcext:value-type="string">
            <text:p><text:a xlink:href="https://en.wikipedia.org/wiki/Dominican_Republic" xlink:type="simple">The Dominican Republic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DO" xlink:type="simple">DO</text:a> </text:p>
          </table:table-cell>
          <table:table-cell table:style-name="ce7" office:value-type="string" calcext:value-type="string">
            <text:p><text:a xlink:href="https://en.wikipedia.org/wiki/ISO_3166-1_alpha-3#DOM" xlink:type="simple">DOM</text:a> </text:p>
          </table:table-cell>
          <table:table-cell table:style-name="ce7" office:value-type="string" calcext:value-type="string">
            <text:p><text:a xlink:href="https://en.wikipedia.org/wiki/ISO_3166-1_numeric#214" xlink:type="simple">214</text:a> </text:p>
          </table:table-cell>
          <table:table-cell table:style-name="ce7" office:value-type="string" calcext:value-type="string">
            <text:p><text:a xlink:href="https://en.wikipedia.org/wiki/ISO_3166-2:DO" xlink:type="simple">ISO 3166-2:DO</text:a> </text:p>
          </table:table-cell>
          <table:table-cell table:style-name="ce7" office:value-type="string" calcext:value-type="string">
            <text:p><text:a xlink:href="https://en.wikipedia.org/wiki/.do" xlink:type="simple">.do</text:a> </text:p>
          </table:table-cell>
        </table:table-row>
        <table:table-row table:style-name="ro1">
          <table:table-cell table:style-name="ce3" office:value-type="string" calcext:value-type="string">
            <text:p><text:a xlink:href="https://en.wikipedia.org/wiki/East_Timor" xlink:type="simple"> </text:a> <text:a xlink:href="https://en.wikipedia.org/wiki/East_Timor" xlink:type="simple">East Timor</text:a> – See <text:a xlink:href="#TIMO" xlink:type="simple">Timor-Leste</text:a>. 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https://en.wikipedia.org/wiki/Ecuador" xlink:type="simple"> </text:a> <text:a xlink:href="https://en.wikipedia.org/wiki/Ecuador" xlink:type="simple">Ecuador</text:a> </text:p>
          </table:table-cell>
          <table:table-cell table:style-name="ce2" office:value-type="string" calcext:value-type="string">
            <text:p><text:a xlink:href="https://en.wikipedia.org/wiki/Ecuador" xlink:type="simple">The Republic of Ecuador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EC" xlink:type="simple">EC</text:a> </text:p>
          </table:table-cell>
          <table:table-cell table:style-name="ce7" office:value-type="string" calcext:value-type="string">
            <text:p><text:a xlink:href="https://en.wikipedia.org/wiki/ISO_3166-1_alpha-3#ECU" xlink:type="simple">ECU</text:a> </text:p>
          </table:table-cell>
          <table:table-cell table:style-name="ce7" office:value-type="string" calcext:value-type="string">
            <text:p><text:a xlink:href="https://en.wikipedia.org/wiki/ISO_3166-1_numeric#218" xlink:type="simple">218</text:a> </text:p>
          </table:table-cell>
          <table:table-cell table:style-name="ce7" office:value-type="string" calcext:value-type="string">
            <text:p><text:a xlink:href="https://en.wikipedia.org/wiki/ISO_3166-2:EC" xlink:type="simple">ISO 3166-2:EC</text:a> </text:p>
          </table:table-cell>
          <table:table-cell table:style-name="ce7" office:value-type="string" calcext:value-type="string">
            <text:p><text:a xlink:href="https://en.wikipedia.org/wiki/.ec" xlink:type="simple">.ec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Egypt" xlink:type="simple"> </text:a> <text:a xlink:href="https://en.wikipedia.org/wiki/Egypt" xlink:type="simple">Egypt</text:a> </text:p>
          </table:table-cell>
          <table:table-cell table:style-name="ce2" office:value-type="string" calcext:value-type="string">
            <text:p><text:a xlink:href="https://en.wikipedia.org/wiki/Egypt" xlink:type="simple">The Arab Republic of Egypt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EG" xlink:type="simple">EG</text:a> </text:p>
          </table:table-cell>
          <table:table-cell table:style-name="ce7" office:value-type="string" calcext:value-type="string">
            <text:p><text:a xlink:href="https://en.wikipedia.org/wiki/ISO_3166-1_alpha-3#EGY" xlink:type="simple">EGY</text:a> </text:p>
          </table:table-cell>
          <table:table-cell table:style-name="ce7" office:value-type="string" calcext:value-type="string">
            <text:p><text:a xlink:href="https://en.wikipedia.org/wiki/ISO_3166-1_numeric#818" xlink:type="simple">818</text:a> </text:p>
          </table:table-cell>
          <table:table-cell table:style-name="ce7" office:value-type="string" calcext:value-type="string">
            <text:p><text:a xlink:href="https://en.wikipedia.org/wiki/ISO_3166-2:EG" xlink:type="simple">ISO 3166-2:EG</text:a> </text:p>
          </table:table-cell>
          <table:table-cell table:style-name="ce7" office:value-type="string" calcext:value-type="string">
            <text:p><text:a xlink:href="https://en.wikipedia.org/wiki/.eg" xlink:type="simple">.eg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El_Salvador" xlink:type="simple"> </text:a> <text:a xlink:href="https://en.wikipedia.org/wiki/El_Salvador" xlink:type="simple">El Salvador</text:a> </text:p>
          </table:table-cell>
          <table:table-cell table:style-name="ce2" office:value-type="string" calcext:value-type="string">
            <text:p><text:a xlink:href="https://en.wikipedia.org/wiki/El_Salvador" xlink:type="simple">The Republic of El Salvador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SV" xlink:type="simple">SV</text:a> </text:p>
          </table:table-cell>
          <table:table-cell table:style-name="ce7" office:value-type="string" calcext:value-type="string">
            <text:p><text:a xlink:href="https://en.wikipedia.org/wiki/ISO_3166-1_alpha-3#SLV" xlink:type="simple">SLV</text:a> </text:p>
          </table:table-cell>
          <table:table-cell table:style-name="ce7" office:value-type="string" calcext:value-type="string">
            <text:p><text:a xlink:href="https://en.wikipedia.org/wiki/ISO_3166-1_numeric#222" xlink:type="simple">222</text:a> </text:p>
          </table:table-cell>
          <table:table-cell table:style-name="ce7" office:value-type="string" calcext:value-type="string">
            <text:p><text:a xlink:href="https://en.wikipedia.org/wiki/ISO_3166-2:SV" xlink:type="simple">ISO 3166-2:SV</text:a> </text:p>
          </table:table-cell>
          <table:table-cell table:style-name="ce7" office:value-type="string" calcext:value-type="string">
            <text:p><text:a xlink:href="https://en.wikipedia.org/wiki/.sv" xlink:type="simple">.sv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Equatorial_Guinea" xlink:type="simple"> </text:a> <text:a xlink:href="https://en.wikipedia.org/wiki/Equatorial_Guinea" xlink:type="simple">Equatorial Guinea</text:a> </text:p>
          </table:table-cell>
          <table:table-cell table:style-name="ce2" office:value-type="string" calcext:value-type="string">
            <text:p><text:a xlink:href="https://en.wikipedia.org/wiki/Equatorial_Guinea" xlink:type="simple">The Republic of Equatorial Guine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GQ" xlink:type="simple">GQ</text:a> </text:p>
          </table:table-cell>
          <table:table-cell table:style-name="ce7" office:value-type="string" calcext:value-type="string">
            <text:p><text:a xlink:href="https://en.wikipedia.org/wiki/ISO_3166-1_alpha-3#GNQ" xlink:type="simple">GNQ</text:a> </text:p>
          </table:table-cell>
          <table:table-cell table:style-name="ce7" office:value-type="string" calcext:value-type="string">
            <text:p><text:a xlink:href="https://en.wikipedia.org/wiki/ISO_3166-1_numeric#226" xlink:type="simple">226</text:a> </text:p>
          </table:table-cell>
          <table:table-cell table:style-name="ce7" office:value-type="string" calcext:value-type="string">
            <text:p><text:a xlink:href="https://en.wikipedia.org/wiki/ISO_3166-2:GQ" xlink:type="simple">ISO 3166-2:GQ</text:a> </text:p>
          </table:table-cell>
          <table:table-cell table:style-name="ce7" office:value-type="string" calcext:value-type="string">
            <text:p><text:a xlink:href="https://en.wikipedia.org/wiki/.gq" xlink:type="simple">.gq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Eritrea" xlink:type="simple"> </text:a> <text:a xlink:href="https://en.wikipedia.org/wiki/Eritrea" xlink:type="simple">Eritrea</text:a> </text:p>
          </table:table-cell>
          <table:table-cell table:style-name="ce2" office:value-type="string" calcext:value-type="string">
            <text:p><text:a xlink:href="https://en.wikipedia.org/wiki/Eritrea" xlink:type="simple">The State of Eritre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ER" xlink:type="simple">ER</text:a> </text:p>
          </table:table-cell>
          <table:table-cell table:style-name="ce7" office:value-type="string" calcext:value-type="string">
            <text:p><text:a xlink:href="https://en.wikipedia.org/wiki/ISO_3166-1_alpha-3#ERI" xlink:type="simple">ERI</text:a> </text:p>
          </table:table-cell>
          <table:table-cell table:style-name="ce7" office:value-type="string" calcext:value-type="string">
            <text:p><text:a xlink:href="https://en.wikipedia.org/wiki/ISO_3166-1_numeric#232" xlink:type="simple">232</text:a> </text:p>
          </table:table-cell>
          <table:table-cell table:style-name="ce7" office:value-type="string" calcext:value-type="string">
            <text:p><text:a xlink:href="https://en.wikipedia.org/wiki/ISO_3166-2:ER" xlink:type="simple">ISO 3166-2:ER</text:a> </text:p>
          </table:table-cell>
          <table:table-cell table:style-name="ce7" office:value-type="string" calcext:value-type="string">
            <text:p><text:a xlink:href="https://en.wikipedia.org/wiki/.er" xlink:type="simple">.er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Estonia" xlink:type="simple"> </text:a> <text:a xlink:href="https://en.wikipedia.org/wiki/Estonia" xlink:type="simple">Estonia</text:a> </text:p>
          </table:table-cell>
          <table:table-cell table:style-name="ce2" office:value-type="string" calcext:value-type="string">
            <text:p><text:a xlink:href="https://en.wikipedia.org/wiki/Estonia" xlink:type="simple">The Republic of Eston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EE" xlink:type="simple">EE</text:a> </text:p>
          </table:table-cell>
          <table:table-cell table:style-name="ce7" office:value-type="string" calcext:value-type="string">
            <text:p><text:a xlink:href="https://en.wikipedia.org/wiki/ISO_3166-1_alpha-3#EST" xlink:type="simple">EST</text:a> </text:p>
          </table:table-cell>
          <table:table-cell table:style-name="ce7" office:value-type="string" calcext:value-type="string">
            <text:p><text:a xlink:href="https://en.wikipedia.org/wiki/ISO_3166-1_numeric#233" xlink:type="simple">233</text:a> </text:p>
          </table:table-cell>
          <table:table-cell table:style-name="ce7" office:value-type="string" calcext:value-type="string">
            <text:p><text:a xlink:href="https://en.wikipedia.org/wiki/ISO_3166-2:EE" xlink:type="simple">ISO 3166-2:EE</text:a> </text:p>
          </table:table-cell>
          <table:table-cell table:style-name="ce7" office:value-type="string" calcext:value-type="string">
            <text:p><text:a xlink:href="https://en.wikipedia.org/wiki/.ee" xlink:type="simple">.ee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Eswatini" xlink:type="simple"> </text:a> <text:a xlink:href="https://en.wikipedia.org/wiki/Eswatini" xlink:type="simple">Eswatini</text:a> <text:a xlink:href="#cite_note-19" xlink:type="simple">[j]</text:a> </text:p>
          </table:table-cell>
          <table:table-cell table:style-name="ce2" office:value-type="string" calcext:value-type="string">
            <text:p><text:a xlink:href="https://en.wikipedia.org/wiki/Eswatini" xlink:type="simple">The Kingdom of Eswatini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SZ" xlink:type="simple">SZ</text:a> </text:p>
          </table:table-cell>
          <table:table-cell table:style-name="ce7" office:value-type="string" calcext:value-type="string">
            <text:p><text:a xlink:href="https://en.wikipedia.org/wiki/ISO_3166-1_alpha-3#SWZ" xlink:type="simple">SWZ</text:a> </text:p>
          </table:table-cell>
          <table:table-cell table:style-name="ce7" office:value-type="string" calcext:value-type="string">
            <text:p><text:a xlink:href="https://en.wikipedia.org/wiki/ISO_3166-1_numeric#748" xlink:type="simple">748</text:a> </text:p>
          </table:table-cell>
          <table:table-cell table:style-name="ce7" office:value-type="string" calcext:value-type="string">
            <text:p><text:a xlink:href="https://en.wikipedia.org/wiki/ISO_3166-2:SZ" xlink:type="simple">ISO 3166-2:SZ</text:a> </text:p>
          </table:table-cell>
          <table:table-cell table:style-name="ce7" office:value-type="string" calcext:value-type="string">
            <text:p><text:a xlink:href="https://en.wikipedia.org/wiki/.sz" xlink:type="simple">.sz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Ethiopia" xlink:type="simple"> </text:a> <text:a xlink:href="https://en.wikipedia.org/wiki/Ethiopia" xlink:type="simple">Ethiopia</text:a> </text:p>
          </table:table-cell>
          <table:table-cell table:style-name="ce2" office:value-type="string" calcext:value-type="string">
            <text:p><text:a xlink:href="https://en.wikipedia.org/wiki/Ethiopia" xlink:type="simple">The Federal Democratic Republic of Ethiop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ET" xlink:type="simple">ET</text:a> </text:p>
          </table:table-cell>
          <table:table-cell table:style-name="ce7" office:value-type="string" calcext:value-type="string">
            <text:p><text:a xlink:href="https://en.wikipedia.org/wiki/ISO_3166-1_alpha-3#ETH" xlink:type="simple">ETH</text:a> </text:p>
          </table:table-cell>
          <table:table-cell table:style-name="ce7" office:value-type="string" calcext:value-type="string">
            <text:p><text:a xlink:href="https://en.wikipedia.org/wiki/ISO_3166-1_numeric#231" xlink:type="simple">231</text:a> </text:p>
          </table:table-cell>
          <table:table-cell table:style-name="ce7" office:value-type="string" calcext:value-type="string">
            <text:p><text:a xlink:href="https://en.wikipedia.org/wiki/ISO_3166-2:ET" xlink:type="simple">ISO 3166-2:ET</text:a> </text:p>
          </table:table-cell>
          <table:table-cell table:style-name="ce7" office:value-type="string" calcext:value-type="string">
            <text:p><text:a xlink:href="https://en.wikipedia.org/wiki/.et" xlink:type="simple">.et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Falkland_Islands" xlink:type="simple"> </text:a> <text:a xlink:href="https://en.wikipedia.org/wiki/Falkland_Islands" xlink:type="simple">Falkland Islands (the) [Malvinas]</text:a> <text:a xlink:href="#cite_note-20" xlink:type="simple">[k]</text:a> </text:p>
          </table:table-cell>
          <table:table-cell table:style-name="ce2" office:value-type="string" calcext:value-type="string">
            <text:p><text:a xlink:href="https://en.wikipedia.org/wiki/Falkland_Islands" xlink:type="simple">The Falkland Islands</text:a> </text:p>
          </table:table-cell>
          <table:table-cell table:style-name="ce7" office:value-type="string" calcext:value-type="string">
            <text:p><text:a xlink:href="#UNI2" xlink:type="simple">United Kingdom</text:a> </text:p>
          </table:table-cell>
          <table:table-cell table:style-name="ce7" office:value-type="string" calcext:value-type="string">
            <text:p><text:a xlink:href="https://en.wikipedia.org/wiki/ISO_3166-1_alpha-2#FK" xlink:type="simple">FK</text:a> </text:p>
          </table:table-cell>
          <table:table-cell table:style-name="ce7" office:value-type="string" calcext:value-type="string">
            <text:p><text:a xlink:href="https://en.wikipedia.org/wiki/ISO_3166-1_alpha-3#FLK" xlink:type="simple">FLK</text:a> </text:p>
          </table:table-cell>
          <table:table-cell table:style-name="ce7" office:value-type="string" calcext:value-type="string">
            <text:p><text:a xlink:href="https://en.wikipedia.org/wiki/ISO_3166-1_numeric#238" xlink:type="simple">238</text:a> </text:p>
          </table:table-cell>
          <table:table-cell table:style-name="ce7" office:value-type="string" calcext:value-type="string">
            <text:p><text:a xlink:href="https://en.wikipedia.org/wiki/ISO_3166-2:FK" xlink:type="simple">ISO 3166-2:FK</text:a> </text:p>
          </table:table-cell>
          <table:table-cell table:style-name="ce7" office:value-type="string" calcext:value-type="string">
            <text:p><text:a xlink:href="https://en.wikipedia.org/wiki/.fk" xlink:type="simple">.fk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Faroe_Islands" xlink:type="simple"> </text:a> <text:a xlink:href="https://en.wikipedia.org/wiki/Faroe_Islands" xlink:type="simple">Faroe Islands (the)</text:a> </text:p>
          </table:table-cell>
          <table:table-cell table:style-name="ce2" office:value-type="string" calcext:value-type="string">
            <text:p><text:a xlink:href="https://en.wikipedia.org/wiki/Faroe_Islands" xlink:type="simple">The Faroe Islands</text:a> </text:p>
          </table:table-cell>
          <table:table-cell table:style-name="ce7" office:value-type="string" calcext:value-type="string">
            <text:p><text:a xlink:href="#DENM" xlink:type="simple">Denmark</text:a> </text:p>
          </table:table-cell>
          <table:table-cell table:style-name="ce7" office:value-type="string" calcext:value-type="string">
            <text:p><text:a xlink:href="https://en.wikipedia.org/wiki/ISO_3166-1_alpha-2#FO" xlink:type="simple">FO</text:a> </text:p>
          </table:table-cell>
          <table:table-cell table:style-name="ce7" office:value-type="string" calcext:value-type="string">
            <text:p><text:a xlink:href="https://en.wikipedia.org/wiki/ISO_3166-1_alpha-3#FRO" xlink:type="simple">FRO</text:a> </text:p>
          </table:table-cell>
          <table:table-cell table:style-name="ce7" office:value-type="string" calcext:value-type="string">
            <text:p><text:a xlink:href="https://en.wikipedia.org/wiki/ISO_3166-1_numeric#234" xlink:type="simple">234</text:a> </text:p>
          </table:table-cell>
          <table:table-cell table:style-name="ce7" office:value-type="string" calcext:value-type="string">
            <text:p><text:a xlink:href="https://en.wikipedia.org/wiki/ISO_3166-2:FO" xlink:type="simple">ISO 3166-2:FO</text:a> </text:p>
          </table:table-cell>
          <table:table-cell table:style-name="ce7" office:value-type="string" calcext:value-type="string">
            <text:p><text:a xlink:href="https://en.wikipedia.org/wiki/.fo" xlink:type="simple">.fo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Fiji" xlink:type="simple"> </text:a> <text:a xlink:href="https://en.wikipedia.org/wiki/Fiji" xlink:type="simple">Fiji</text:a> </text:p>
          </table:table-cell>
          <table:table-cell table:style-name="ce2" office:value-type="string" calcext:value-type="string">
            <text:p><text:a xlink:href="https://en.wikipedia.org/wiki/Fiji" xlink:type="simple">The Republic of Fiji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FJ" xlink:type="simple">FJ</text:a> </text:p>
          </table:table-cell>
          <table:table-cell table:style-name="ce7" office:value-type="string" calcext:value-type="string">
            <text:p><text:a xlink:href="https://en.wikipedia.org/wiki/ISO_3166-1_alpha-3#FJI" xlink:type="simple">FJI</text:a> </text:p>
          </table:table-cell>
          <table:table-cell table:style-name="ce7" office:value-type="string" calcext:value-type="string">
            <text:p><text:a xlink:href="https://en.wikipedia.org/wiki/ISO_3166-1_numeric#242" xlink:type="simple">242</text:a> </text:p>
          </table:table-cell>
          <table:table-cell table:style-name="ce7" office:value-type="string" calcext:value-type="string">
            <text:p><text:a xlink:href="https://en.wikipedia.org/wiki/ISO_3166-2:FJ" xlink:type="simple">ISO 3166-2:FJ</text:a> </text:p>
          </table:table-cell>
          <table:table-cell table:style-name="ce7" office:value-type="string" calcext:value-type="string">
            <text:p><text:a xlink:href="https://en.wikipedia.org/wiki/.fj" xlink:type="simple">.fj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Finland" xlink:type="simple"> </text:a> <text:a xlink:href="https://en.wikipedia.org/wiki/Finland" xlink:type="simple">Finland</text:a> </text:p>
          </table:table-cell>
          <table:table-cell table:style-name="ce2" office:value-type="string" calcext:value-type="string">
            <text:p><text:a xlink:href="https://en.wikipedia.org/wiki/Finland" xlink:type="simple">The Republic of Finland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FI" xlink:type="simple">FI</text:a> </text:p>
          </table:table-cell>
          <table:table-cell table:style-name="ce7" office:value-type="string" calcext:value-type="string">
            <text:p><text:a xlink:href="https://en.wikipedia.org/wiki/ISO_3166-1_alpha-3#FIN" xlink:type="simple">FIN</text:a> </text:p>
          </table:table-cell>
          <table:table-cell table:style-name="ce7" office:value-type="string" calcext:value-type="string">
            <text:p><text:a xlink:href="https://en.wikipedia.org/wiki/ISO_3166-1_numeric#246" xlink:type="simple">246</text:a> </text:p>
          </table:table-cell>
          <table:table-cell table:style-name="ce7" office:value-type="string" calcext:value-type="string">
            <text:p><text:a xlink:href="https://en.wikipedia.org/wiki/ISO_3166-2:FI" xlink:type="simple">ISO 3166-2:FI</text:a> </text:p>
          </table:table-cell>
          <table:table-cell table:style-name="ce7" office:value-type="string" calcext:value-type="string">
            <text:p><text:a xlink:href="https://en.wikipedia.org/wiki/.fi" xlink:type="simple">.fi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France" xlink:type="simple"> </text:a> <text:a xlink:href="https://en.wikipedia.org/wiki/France" xlink:type="simple">France</text:a> <text:a xlink:href="#cite_note-21" xlink:type="simple">[l]</text:a> </text:p>
          </table:table-cell>
          <table:table-cell table:style-name="ce2" office:value-type="string" calcext:value-type="string">
            <text:p><text:a xlink:href="https://en.wikipedia.org/wiki/France" xlink:type="simple">The French Republic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FR" xlink:type="simple">FR</text:a> </text:p>
          </table:table-cell>
          <table:table-cell table:style-name="ce7" office:value-type="string" calcext:value-type="string">
            <text:p><text:a xlink:href="https://en.wikipedia.org/wiki/ISO_3166-1_alpha-3#FRA" xlink:type="simple">FRA</text:a> </text:p>
          </table:table-cell>
          <table:table-cell table:style-name="ce7" office:value-type="string" calcext:value-type="string">
            <text:p><text:a xlink:href="https://en.wikipedia.org/wiki/ISO_3166-1_numeric#250" xlink:type="simple">250</text:a> </text:p>
          </table:table-cell>
          <table:table-cell table:style-name="ce7" office:value-type="string" calcext:value-type="string">
            <text:p><text:a xlink:href="https://en.wikipedia.org/wiki/ISO_3166-2:FR" xlink:type="simple">ISO 3166-2:FR</text:a> </text:p>
          </table:table-cell>
          <table:table-cell table:style-name="ce7" office:value-type="string" calcext:value-type="string">
            <text:p><text:a xlink:href="https://en.wikipedia.org/wiki/.fr" xlink:type="simple">.fr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French_Guiana" xlink:type="simple"> </text:a> <text:a xlink:href="https://en.wikipedia.org/wiki/French_Guiana" xlink:type="simple">French Guiana</text:a> </text:p>
          </table:table-cell>
          <table:table-cell table:style-name="ce2" office:value-type="string" calcext:value-type="string">
            <text:p><text:a xlink:href="https://en.wikipedia.org/wiki/French_Guiana" xlink:type="simple">Guyane</text:a> </text:p>
          </table:table-cell>
          <table:table-cell table:style-name="ce7" office:value-type="string" calcext:value-type="string">
            <text:p><text:a xlink:href="#FRAN" xlink:type="simple">France</text:a> </text:p>
          </table:table-cell>
          <table:table-cell table:style-name="ce7" office:value-type="string" calcext:value-type="string">
            <text:p><text:a xlink:href="https://en.wikipedia.org/wiki/ISO_3166-1_alpha-2#GF" xlink:type="simple">GF</text:a> </text:p>
          </table:table-cell>
          <table:table-cell table:style-name="ce7" office:value-type="string" calcext:value-type="string">
            <text:p><text:a xlink:href="https://en.wikipedia.org/wiki/ISO_3166-1_alpha-3#GUF" xlink:type="simple">GUF</text:a> </text:p>
          </table:table-cell>
          <table:table-cell table:style-name="ce7" office:value-type="string" calcext:value-type="string">
            <text:p><text:a xlink:href="https://en.wikipedia.org/wiki/ISO_3166-1_numeric#254" xlink:type="simple">254</text:a> </text:p>
          </table:table-cell>
          <table:table-cell table:style-name="ce7" office:value-type="string" calcext:value-type="string">
            <text:p><text:a xlink:href="https://en.wikipedia.org/wiki/ISO_3166-2:GF" xlink:type="simple">ISO 3166-2:GF</text:a> </text:p>
          </table:table-cell>
          <table:table-cell table:style-name="ce7" office:value-type="string" calcext:value-type="string">
            <text:p><text:a xlink:href="https://en.wikipedia.org/wiki/.gf" xlink:type="simple">.gf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French_Polynesia" xlink:type="simple"> </text:a> <text:a xlink:href="https://en.wikipedia.org/wiki/French_Polynesia" xlink:type="simple">French Polynesia</text:a> </text:p>
          </table:table-cell>
          <table:table-cell table:style-name="ce2" office:value-type="string" calcext:value-type="string">
            <text:p><text:a xlink:href="https://en.wikipedia.org/wiki/French_Polynesia" xlink:type="simple">French Polynesia</text:a> </text:p>
          </table:table-cell>
          <table:table-cell table:style-name="ce7" office:value-type="string" calcext:value-type="string">
            <text:p><text:a xlink:href="#FRAN" xlink:type="simple">France</text:a> </text:p>
          </table:table-cell>
          <table:table-cell table:style-name="ce7" office:value-type="string" calcext:value-type="string">
            <text:p><text:a xlink:href="https://en.wikipedia.org/wiki/ISO_3166-1_alpha-2#PF" xlink:type="simple">PF</text:a> </text:p>
          </table:table-cell>
          <table:table-cell table:style-name="ce7" office:value-type="string" calcext:value-type="string">
            <text:p><text:a xlink:href="https://en.wikipedia.org/wiki/ISO_3166-1_alpha-3#PYF" xlink:type="simple">PYF</text:a> </text:p>
          </table:table-cell>
          <table:table-cell table:style-name="ce7" office:value-type="string" calcext:value-type="string">
            <text:p><text:a xlink:href="https://en.wikipedia.org/wiki/ISO_3166-1_numeric#258" xlink:type="simple">258</text:a> </text:p>
          </table:table-cell>
          <table:table-cell table:style-name="ce7" office:value-type="string" calcext:value-type="string">
            <text:p><text:a xlink:href="https://en.wikipedia.org/wiki/ISO_3166-2:PF" xlink:type="simple">ISO 3166-2:PF</text:a> </text:p>
          </table:table-cell>
          <table:table-cell table:style-name="ce7" office:value-type="string" calcext:value-type="string">
            <text:p><text:a xlink:href="https://en.wikipedia.org/wiki/.pf" xlink:type="simple">.pf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French_Southern_and_Antarctic_Lands" xlink:type="simple"> </text:a> <text:a xlink:href="https://en.wikipedia.org/wiki/French_Southern_and_Antarctic_Lands" xlink:type="simple">French Southern Territories (the)</text:a> <text:a xlink:href="#cite_note-22" xlink:type="simple">[m]</text:a> </text:p>
          </table:table-cell>
          <table:table-cell table:style-name="ce2" office:value-type="string" calcext:value-type="string">
            <text:p><text:a xlink:href="https://en.wikipedia.org/wiki/French_Southern_and_Antarctic_Lands" xlink:type="simple">The French Southern and Antarctic Lands</text:a> </text:p>
          </table:table-cell>
          <table:table-cell table:style-name="ce7" office:value-type="string" calcext:value-type="string">
            <text:p><text:a xlink:href="#FRAN" xlink:type="simple">France</text:a> </text:p>
          </table:table-cell>
          <table:table-cell table:style-name="ce7" office:value-type="string" calcext:value-type="string">
            <text:p><text:a xlink:href="https://en.wikipedia.org/wiki/ISO_3166-1_alpha-2#TF" xlink:type="simple">TF</text:a> </text:p>
          </table:table-cell>
          <table:table-cell table:style-name="ce7" office:value-type="string" calcext:value-type="string">
            <text:p><text:a xlink:href="https://en.wikipedia.org/wiki/ISO_3166-1_alpha-3#ATF" xlink:type="simple">ATF</text:a> </text:p>
          </table:table-cell>
          <table:table-cell table:style-name="ce7" office:value-type="string" calcext:value-type="string">
            <text:p><text:a xlink:href="https://en.wikipedia.org/wiki/ISO_3166-1_numeric#260" xlink:type="simple">260</text:a> </text:p>
          </table:table-cell>
          <table:table-cell table:style-name="ce7" office:value-type="string" calcext:value-type="string">
            <text:p><text:a xlink:href="https://en.wikipedia.org/wiki/ISO_3166-2:TF" xlink:type="simple">ISO 3166-2:TF</text:a> </text:p>
          </table:table-cell>
          <table:table-cell table:style-name="ce7" office:value-type="string" calcext:value-type="string">
            <text:p><text:a xlink:href="https://en.wikipedia.org/wiki/.tf" xlink:type="simple">.tf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Gabon" xlink:type="simple"> </text:a> <text:a xlink:href="https://en.wikipedia.org/wiki/Gabon" xlink:type="simple">Gabon</text:a> </text:p>
          </table:table-cell>
          <table:table-cell table:style-name="ce2" office:value-type="string" calcext:value-type="string">
            <text:p><text:a xlink:href="https://en.wikipedia.org/wiki/Gabon" xlink:type="simple">The Gabonese Republic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GA" xlink:type="simple">GA</text:a> </text:p>
          </table:table-cell>
          <table:table-cell table:style-name="ce7" office:value-type="string" calcext:value-type="string">
            <text:p><text:a xlink:href="https://en.wikipedia.org/wiki/ISO_3166-1_alpha-3#GAB" xlink:type="simple">GAB</text:a> </text:p>
          </table:table-cell>
          <table:table-cell table:style-name="ce7" office:value-type="string" calcext:value-type="string">
            <text:p><text:a xlink:href="https://en.wikipedia.org/wiki/ISO_3166-1_numeric#266" xlink:type="simple">266</text:a> </text:p>
          </table:table-cell>
          <table:table-cell table:style-name="ce7" office:value-type="string" calcext:value-type="string">
            <text:p><text:a xlink:href="https://en.wikipedia.org/wiki/ISO_3166-2:GA" xlink:type="simple">ISO 3166-2:GA</text:a> </text:p>
          </table:table-cell>
          <table:table-cell table:style-name="ce7" office:value-type="string" calcext:value-type="string">
            <text:p><text:a xlink:href="https://en.wikipedia.org/wiki/.ga" xlink:type="simple">.ga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The_Gambia" xlink:type="simple"> </text:a> <text:a xlink:href="https://en.wikipedia.org/wiki/The_Gambia" xlink:type="simple">Gambia (the)</text:a> </text:p>
          </table:table-cell>
          <table:table-cell table:style-name="ce2" office:value-type="string" calcext:value-type="string">
            <text:p><text:a xlink:href="https://en.wikipedia.org/wiki/The_Gambia" xlink:type="simple">The Republic of The Gamb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GM" xlink:type="simple">GM</text:a> </text:p>
          </table:table-cell>
          <table:table-cell table:style-name="ce7" office:value-type="string" calcext:value-type="string">
            <text:p><text:a xlink:href="https://en.wikipedia.org/wiki/ISO_3166-1_alpha-3#GMB" xlink:type="simple">GMB</text:a> </text:p>
          </table:table-cell>
          <table:table-cell table:style-name="ce7" office:value-type="string" calcext:value-type="string">
            <text:p><text:a xlink:href="https://en.wikipedia.org/wiki/ISO_3166-1_numeric#270" xlink:type="simple">270</text:a> </text:p>
          </table:table-cell>
          <table:table-cell table:style-name="ce7" office:value-type="string" calcext:value-type="string">
            <text:p><text:a xlink:href="https://en.wikipedia.org/wiki/ISO_3166-2:GM" xlink:type="simple">ISO 3166-2:GM</text:a> </text:p>
          </table:table-cell>
          <table:table-cell table:style-name="ce7" office:value-type="string" calcext:value-type="string">
            <text:p><text:a xlink:href="https://en.wikipedia.org/wiki/.gm" xlink:type="simple">.gm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Georgia_(country)" xlink:type="simple"> </text:a> <text:a xlink:href="https://en.wikipedia.org/wiki/Georgia_(country)" xlink:type="simple">Georgia</text:a> </text:p>
          </table:table-cell>
          <table:table-cell table:style-name="ce2" office:value-type="string" calcext:value-type="string">
            <text:p><text:a xlink:href="https://en.wikipedia.org/wiki/Georgia_(country)" xlink:type="simple">Georg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GE" xlink:type="simple">GE</text:a> </text:p>
          </table:table-cell>
          <table:table-cell table:style-name="ce7" office:value-type="string" calcext:value-type="string">
            <text:p><text:a xlink:href="https://en.wikipedia.org/wiki/ISO_3166-1_alpha-3#GEO" xlink:type="simple">GEO</text:a> </text:p>
          </table:table-cell>
          <table:table-cell table:style-name="ce7" office:value-type="string" calcext:value-type="string">
            <text:p><text:a xlink:href="https://en.wikipedia.org/wiki/ISO_3166-1_numeric#268" xlink:type="simple">268</text:a> </text:p>
          </table:table-cell>
          <table:table-cell table:style-name="ce7" office:value-type="string" calcext:value-type="string">
            <text:p><text:a xlink:href="https://en.wikipedia.org/wiki/ISO_3166-2:GE" xlink:type="simple">ISO 3166-2:GE</text:a> </text:p>
          </table:table-cell>
          <table:table-cell table:style-name="ce7" office:value-type="string" calcext:value-type="string">
            <text:p><text:a xlink:href="https://en.wikipedia.org/wiki/.ge" xlink:type="simple">.ge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Germany" xlink:type="simple"> </text:a> <text:a xlink:href="https://en.wikipedia.org/wiki/Germany" xlink:type="simple">Germany</text:a> </text:p>
          </table:table-cell>
          <table:table-cell table:style-name="ce2" office:value-type="string" calcext:value-type="string">
            <text:p><text:a xlink:href="https://en.wikipedia.org/wiki/Germany" xlink:type="simple">The Federal Republic of Germany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DE" xlink:type="simple">DE</text:a> </text:p>
          </table:table-cell>
          <table:table-cell table:style-name="ce7" office:value-type="string" calcext:value-type="string">
            <text:p><text:a xlink:href="https://en.wikipedia.org/wiki/ISO_3166-1_alpha-3#DEU" xlink:type="simple">DEU</text:a> </text:p>
          </table:table-cell>
          <table:table-cell table:style-name="ce7" office:value-type="string" calcext:value-type="string">
            <text:p><text:a xlink:href="https://en.wikipedia.org/wiki/ISO_3166-1_numeric#276" xlink:type="simple">276</text:a> </text:p>
          </table:table-cell>
          <table:table-cell table:style-name="ce7" office:value-type="string" calcext:value-type="string">
            <text:p><text:a xlink:href="https://en.wikipedia.org/wiki/ISO_3166-2:DE" xlink:type="simple">ISO 3166-2:DE</text:a> </text:p>
          </table:table-cell>
          <table:table-cell table:style-name="ce7" office:value-type="string" calcext:value-type="string">
            <text:p><text:a xlink:href="https://en.wikipedia.org/wiki/.de" xlink:type="simple">.de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Ghana" xlink:type="simple"> </text:a> <text:a xlink:href="https://en.wikipedia.org/wiki/Ghana" xlink:type="simple">Ghana</text:a> </text:p>
          </table:table-cell>
          <table:table-cell table:style-name="ce2" office:value-type="string" calcext:value-type="string">
            <text:p><text:a xlink:href="https://en.wikipedia.org/wiki/Ghana" xlink:type="simple">The Republic of Ghan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GH" xlink:type="simple">GH</text:a> </text:p>
          </table:table-cell>
          <table:table-cell table:style-name="ce7" office:value-type="string" calcext:value-type="string">
            <text:p><text:a xlink:href="https://en.wikipedia.org/wiki/ISO_3166-1_alpha-3#GHA" xlink:type="simple">GHA</text:a> </text:p>
          </table:table-cell>
          <table:table-cell table:style-name="ce7" office:value-type="string" calcext:value-type="string">
            <text:p><text:a xlink:href="https://en.wikipedia.org/wiki/ISO_3166-1_numeric#288" xlink:type="simple">288</text:a> </text:p>
          </table:table-cell>
          <table:table-cell table:style-name="ce7" office:value-type="string" calcext:value-type="string">
            <text:p><text:a xlink:href="https://en.wikipedia.org/wiki/ISO_3166-2:GH" xlink:type="simple">ISO 3166-2:GH</text:a> </text:p>
          </table:table-cell>
          <table:table-cell table:style-name="ce7" office:value-type="string" calcext:value-type="string">
            <text:p><text:a xlink:href="https://en.wikipedia.org/wiki/.gh" xlink:type="simple">.gh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Gibraltar" xlink:type="simple"> </text:a> <text:a xlink:href="https://en.wikipedia.org/wiki/Gibraltar" xlink:type="simple">Gibraltar</text:a> </text:p>
          </table:table-cell>
          <table:table-cell table:style-name="ce2" office:value-type="string" calcext:value-type="string">
            <text:p><text:a xlink:href="https://en.wikipedia.org/wiki/Gibraltar" xlink:type="simple">Gibraltar</text:a> </text:p>
          </table:table-cell>
          <table:table-cell table:style-name="ce7" office:value-type="string" calcext:value-type="string">
            <text:p><text:a xlink:href="#UNI2" xlink:type="simple">United Kingdom</text:a> </text:p>
          </table:table-cell>
          <table:table-cell table:style-name="ce7" office:value-type="string" calcext:value-type="string">
            <text:p><text:a xlink:href="https://en.wikipedia.org/wiki/ISO_3166-1_alpha-2#GI" xlink:type="simple">GI</text:a> </text:p>
          </table:table-cell>
          <table:table-cell table:style-name="ce7" office:value-type="string" calcext:value-type="string">
            <text:p><text:a xlink:href="https://en.wikipedia.org/wiki/ISO_3166-1_alpha-3#GIB" xlink:type="simple">GIB</text:a> </text:p>
          </table:table-cell>
          <table:table-cell table:style-name="ce7" office:value-type="string" calcext:value-type="string">
            <text:p><text:a xlink:href="https://en.wikipedia.org/wiki/ISO_3166-1_numeric#292" xlink:type="simple">292</text:a> </text:p>
          </table:table-cell>
          <table:table-cell table:style-name="ce7" office:value-type="string" calcext:value-type="string">
            <text:p><text:a xlink:href="https://en.wikipedia.org/wiki/ISO_3166-2:GI" xlink:type="simple">ISO 3166-2:GI</text:a> </text:p>
          </table:table-cell>
          <table:table-cell table:style-name="ce7" office:value-type="string" calcext:value-type="string">
            <text:p><text:a xlink:href="https://en.wikipedia.org/wiki/.gi" xlink:type="simple">.gi</text:a> </text:p>
          </table:table-cell>
        </table:table-row>
        <table:table-row table:style-name="ro1">
          <table:table-cell table:style-name="ce3" office:value-type="string" calcext:value-type="string">
            <text:p><text:a xlink:href="https://en.wikipedia.org/wiki/United_Kingdom" xlink:type="simple"> </text:a> <text:a xlink:href="https://en.wikipedia.org/wiki/United_Kingdom" xlink:type="simple">Great Britain</text:a> – See <text:a xlink:href="#UNI2" xlink:type="simple">United Kingdom, The</text:a>. 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https://en.wikipedia.org/wiki/Greece" xlink:type="simple"> </text:a> <text:a xlink:href="https://en.wikipedia.org/wiki/Greece" xlink:type="simple">Greece</text:a> </text:p>
          </table:table-cell>
          <table:table-cell table:style-name="ce2" office:value-type="string" calcext:value-type="string">
            <text:p><text:a xlink:href="https://en.wikipedia.org/wiki/Greece" xlink:type="simple">The Hellenic Republic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GR" xlink:type="simple">GR</text:a> </text:p>
          </table:table-cell>
          <table:table-cell table:style-name="ce7" office:value-type="string" calcext:value-type="string">
            <text:p><text:a xlink:href="https://en.wikipedia.org/wiki/ISO_3166-1_alpha-3#GRC" xlink:type="simple">GRC</text:a> </text:p>
          </table:table-cell>
          <table:table-cell table:style-name="ce7" office:value-type="string" calcext:value-type="string">
            <text:p><text:a xlink:href="https://en.wikipedia.org/wiki/ISO_3166-1_numeric#300" xlink:type="simple">300</text:a> </text:p>
          </table:table-cell>
          <table:table-cell table:style-name="ce7" office:value-type="string" calcext:value-type="string">
            <text:p><text:a xlink:href="https://en.wikipedia.org/wiki/ISO_3166-2:GR" xlink:type="simple">ISO 3166-2:GR</text:a> </text:p>
          </table:table-cell>
          <table:table-cell table:style-name="ce7" office:value-type="string" calcext:value-type="string">
            <text:p><text:a xlink:href="https://en.wikipedia.org/wiki/.gr" xlink:type="simple">.gr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Greenland" xlink:type="simple"> </text:a> <text:a xlink:href="https://en.wikipedia.org/wiki/Greenland" xlink:type="simple">Greenland</text:a> </text:p>
          </table:table-cell>
          <table:table-cell table:style-name="ce2" office:value-type="string" calcext:value-type="string">
            <text:p><text:a xlink:href="https://en.wikipedia.org/wiki/Greenland" xlink:type="simple">Kalaallit Nunaat</text:a> </text:p>
          </table:table-cell>
          <table:table-cell table:style-name="ce7" office:value-type="string" calcext:value-type="string">
            <text:p><text:a xlink:href="#DENM" xlink:type="simple">Denmark</text:a> </text:p>
          </table:table-cell>
          <table:table-cell table:style-name="ce7" office:value-type="string" calcext:value-type="string">
            <text:p><text:a xlink:href="https://en.wikipedia.org/wiki/ISO_3166-1_alpha-2#GL" xlink:type="simple">GL</text:a> </text:p>
          </table:table-cell>
          <table:table-cell table:style-name="ce7" office:value-type="string" calcext:value-type="string">
            <text:p><text:a xlink:href="https://en.wikipedia.org/wiki/ISO_3166-1_alpha-3#GRL" xlink:type="simple">GRL</text:a> </text:p>
          </table:table-cell>
          <table:table-cell table:style-name="ce7" office:value-type="string" calcext:value-type="string">
            <text:p><text:a xlink:href="https://en.wikipedia.org/wiki/ISO_3166-1_numeric#304" xlink:type="simple">304</text:a> </text:p>
          </table:table-cell>
          <table:table-cell table:style-name="ce7" office:value-type="string" calcext:value-type="string">
            <text:p><text:a xlink:href="https://en.wikipedia.org/wiki/ISO_3166-2:GL" xlink:type="simple">ISO 3166-2:GL</text:a> </text:p>
          </table:table-cell>
          <table:table-cell table:style-name="ce7" office:value-type="string" calcext:value-type="string">
            <text:p><text:a xlink:href="https://en.wikipedia.org/wiki/.gl" xlink:type="simple">.gl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Grenada" xlink:type="simple"> </text:a> <text:a xlink:href="https://en.wikipedia.org/wiki/Grenada" xlink:type="simple">Grenada</text:a> </text:p>
          </table:table-cell>
          <table:table-cell table:style-name="ce2" office:value-type="string" calcext:value-type="string">
            <text:p><text:a xlink:href="https://en.wikipedia.org/wiki/Grenada" xlink:type="simple">Grenad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GD" xlink:type="simple">GD</text:a> </text:p>
          </table:table-cell>
          <table:table-cell table:style-name="ce7" office:value-type="string" calcext:value-type="string">
            <text:p><text:a xlink:href="https://en.wikipedia.org/wiki/ISO_3166-1_alpha-3#GRD" xlink:type="simple">GRD</text:a> </text:p>
          </table:table-cell>
          <table:table-cell table:style-name="ce7" office:value-type="string" calcext:value-type="string">
            <text:p><text:a xlink:href="https://en.wikipedia.org/wiki/ISO_3166-1_numeric#308" xlink:type="simple">308</text:a> </text:p>
          </table:table-cell>
          <table:table-cell table:style-name="ce7" office:value-type="string" calcext:value-type="string">
            <text:p><text:a xlink:href="https://en.wikipedia.org/wiki/ISO_3166-2:GD" xlink:type="simple">ISO 3166-2:GD</text:a> </text:p>
          </table:table-cell>
          <table:table-cell table:style-name="ce7" office:value-type="string" calcext:value-type="string">
            <text:p><text:a xlink:href="https://en.wikipedia.org/wiki/.gd" xlink:type="simple">.gd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Guadeloupe" xlink:type="simple"> </text:a> <text:a xlink:href="https://en.wikipedia.org/wiki/Guadeloupe" xlink:type="simple">Guadeloupe</text:a> </text:p>
          </table:table-cell>
          <table:table-cell table:style-name="ce2" office:value-type="string" calcext:value-type="string">
            <text:p><text:a xlink:href="https://en.wikipedia.org/wiki/Guadeloupe" xlink:type="simple">Guadeloupe</text:a> </text:p>
          </table:table-cell>
          <table:table-cell table:style-name="ce7" office:value-type="string" calcext:value-type="string">
            <text:p><text:a xlink:href="#FRAN" xlink:type="simple">France</text:a> </text:p>
          </table:table-cell>
          <table:table-cell table:style-name="ce7" office:value-type="string" calcext:value-type="string">
            <text:p><text:a xlink:href="https://en.wikipedia.org/wiki/ISO_3166-1_alpha-2#GP" xlink:type="simple">GP</text:a> </text:p>
          </table:table-cell>
          <table:table-cell table:style-name="ce7" office:value-type="string" calcext:value-type="string">
            <text:p><text:a xlink:href="https://en.wikipedia.org/wiki/ISO_3166-1_alpha-3#GLP" xlink:type="simple">GLP</text:a> </text:p>
          </table:table-cell>
          <table:table-cell table:style-name="ce7" office:value-type="string" calcext:value-type="string">
            <text:p><text:a xlink:href="https://en.wikipedia.org/wiki/ISO_3166-1_numeric#312" xlink:type="simple">312</text:a> </text:p>
          </table:table-cell>
          <table:table-cell table:style-name="ce7" office:value-type="string" calcext:value-type="string">
            <text:p><text:a xlink:href="https://en.wikipedia.org/wiki/ISO_3166-2:GP" xlink:type="simple">ISO 3166-2:GP</text:a> </text:p>
          </table:table-cell>
          <table:table-cell table:style-name="ce7" office:value-type="string" calcext:value-type="string">
            <text:p><text:a xlink:href="https://en.wikipedia.org/wiki/.gp" xlink:type="simple">.gp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Guam" xlink:type="simple"> </text:a> <text:a xlink:href="https://en.wikipedia.org/wiki/Guam" xlink:type="simple">Guam</text:a> </text:p>
          </table:table-cell>
          <table:table-cell table:style-name="ce2" office:value-type="string" calcext:value-type="string">
            <text:p><text:a xlink:href="https://en.wikipedia.org/wiki/Guam" xlink:type="simple">The Territory of Guam</text:a> </text:p>
          </table:table-cell>
          <table:table-cell table:style-name="ce7" office:value-type="string" calcext:value-type="string">
            <text:p><text:a xlink:href="#UNI4" xlink:type="simple">United States</text:a> </text:p>
          </table:table-cell>
          <table:table-cell table:style-name="ce7" office:value-type="string" calcext:value-type="string">
            <text:p><text:a xlink:href="https://en.wikipedia.org/wiki/ISO_3166-1_alpha-2#GU" xlink:type="simple">GU</text:a> </text:p>
          </table:table-cell>
          <table:table-cell table:style-name="ce7" office:value-type="string" calcext:value-type="string">
            <text:p><text:a xlink:href="https://en.wikipedia.org/wiki/ISO_3166-1_alpha-3#GUM" xlink:type="simple">GUM</text:a> </text:p>
          </table:table-cell>
          <table:table-cell table:style-name="ce7" office:value-type="string" calcext:value-type="string">
            <text:p><text:a xlink:href="https://en.wikipedia.org/wiki/ISO_3166-1_numeric#316" xlink:type="simple">316</text:a> </text:p>
          </table:table-cell>
          <table:table-cell table:style-name="ce7" office:value-type="string" calcext:value-type="string">
            <text:p><text:a xlink:href="https://en.wikipedia.org/wiki/ISO_3166-2:GU" xlink:type="simple">ISO 3166-2:GU</text:a> </text:p>
          </table:table-cell>
          <table:table-cell table:style-name="ce7" office:value-type="string" calcext:value-type="string">
            <text:p><text:a xlink:href="https://en.wikipedia.org/wiki/.gu" xlink:type="simple">.gu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Guatemala" xlink:type="simple"> </text:a> <text:a xlink:href="https://en.wikipedia.org/wiki/Guatemala" xlink:type="simple">Guatemala</text:a> </text:p>
          </table:table-cell>
          <table:table-cell table:style-name="ce2" office:value-type="string" calcext:value-type="string">
            <text:p><text:a xlink:href="https://en.wikipedia.org/wiki/Guatemala" xlink:type="simple">The Republic of Guatemal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GT" xlink:type="simple">GT</text:a> </text:p>
          </table:table-cell>
          <table:table-cell table:style-name="ce7" office:value-type="string" calcext:value-type="string">
            <text:p><text:a xlink:href="https://en.wikipedia.org/wiki/ISO_3166-1_alpha-3#GTM" xlink:type="simple">GTM</text:a> </text:p>
          </table:table-cell>
          <table:table-cell table:style-name="ce7" office:value-type="string" calcext:value-type="string">
            <text:p><text:a xlink:href="https://en.wikipedia.org/wiki/ISO_3166-1_numeric#320" xlink:type="simple">320</text:a> </text:p>
          </table:table-cell>
          <table:table-cell table:style-name="ce7" office:value-type="string" calcext:value-type="string">
            <text:p><text:a xlink:href="https://en.wikipedia.org/wiki/ISO_3166-2:GT" xlink:type="simple">ISO 3166-2:GT</text:a> </text:p>
          </table:table-cell>
          <table:table-cell table:style-name="ce7" office:value-type="string" calcext:value-type="string">
            <text:p><text:a xlink:href="https://en.wikipedia.org/wiki/.gt" xlink:type="simple">.gt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Bailiwick_of_Guernsey" xlink:type="simple"> </text:a> <text:a xlink:href="https://en.wikipedia.org/wiki/Bailiwick_of_Guernsey" xlink:type="simple">Guernsey</text:a> </text:p>
          </table:table-cell>
          <table:table-cell table:style-name="ce2" office:value-type="string" calcext:value-type="string">
            <text:p><text:a xlink:href="https://en.wikipedia.org/wiki/Bailiwick_of_Guernsey" xlink:type="simple">The Bailiwick of Guernsey</text:a> </text:p>
          </table:table-cell>
          <table:table-cell table:style-name="ce7" office:value-type="string" calcext:value-type="string">
            <text:p><text:a xlink:href="https://en.wikipedia.org/wiki/Crown_Dependencies" xlink:type="simple">British Crown</text:a> </text:p>
          </table:table-cell>
          <table:table-cell table:style-name="ce7" office:value-type="string" calcext:value-type="string">
            <text:p><text:a xlink:href="https://en.wikipedia.org/wiki/ISO_3166-1_alpha-2#GG" xlink:type="simple">GG</text:a> </text:p>
          </table:table-cell>
          <table:table-cell table:style-name="ce7" office:value-type="string" calcext:value-type="string">
            <text:p><text:a xlink:href="https://en.wikipedia.org/wiki/ISO_3166-1_alpha-3#GGY" xlink:type="simple">GGY</text:a> </text:p>
          </table:table-cell>
          <table:table-cell table:style-name="ce7" office:value-type="string" calcext:value-type="string">
            <text:p><text:a xlink:href="https://en.wikipedia.org/wiki/ISO_3166-1_numeric#831" xlink:type="simple">831</text:a> </text:p>
          </table:table-cell>
          <table:table-cell table:style-name="ce7" office:value-type="string" calcext:value-type="string">
            <text:p><text:a xlink:href="https://en.wikipedia.org/wiki/ISO_3166-2:GG" xlink:type="simple">ISO 3166-2:GG</text:a> </text:p>
          </table:table-cell>
          <table:table-cell table:style-name="ce7" office:value-type="string" calcext:value-type="string">
            <text:p><text:a xlink:href="https://en.wikipedia.org/wiki/.gg" xlink:type="simple">.gg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Guinea" xlink:type="simple"> </text:a> <text:a xlink:href="https://en.wikipedia.org/wiki/Guinea" xlink:type="simple">Guinea</text:a> </text:p>
          </table:table-cell>
          <table:table-cell table:style-name="ce2" office:value-type="string" calcext:value-type="string">
            <text:p><text:a xlink:href="https://en.wikipedia.org/wiki/Guinea" xlink:type="simple">The Republic of Guine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GN" xlink:type="simple">GN</text:a> </text:p>
          </table:table-cell>
          <table:table-cell table:style-name="ce7" office:value-type="string" calcext:value-type="string">
            <text:p><text:a xlink:href="https://en.wikipedia.org/wiki/ISO_3166-1_alpha-3#GIN" xlink:type="simple">GIN</text:a> </text:p>
          </table:table-cell>
          <table:table-cell table:style-name="ce7" office:value-type="string" calcext:value-type="string">
            <text:p><text:a xlink:href="https://en.wikipedia.org/wiki/ISO_3166-1_numeric#324" xlink:type="simple">324</text:a> </text:p>
          </table:table-cell>
          <table:table-cell table:style-name="ce7" office:value-type="string" calcext:value-type="string">
            <text:p><text:a xlink:href="https://en.wikipedia.org/wiki/ISO_3166-2:GN" xlink:type="simple">ISO 3166-2:GN</text:a> </text:p>
          </table:table-cell>
          <table:table-cell table:style-name="ce7" office:value-type="string" calcext:value-type="string">
            <text:p><text:a xlink:href="https://en.wikipedia.org/wiki/.gn" xlink:type="simple">.gn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Guinea-Bissau" xlink:type="simple"> </text:a> <text:a xlink:href="https://en.wikipedia.org/wiki/Guinea-Bissau" xlink:type="simple">Guinea-Bissau</text:a> </text:p>
          </table:table-cell>
          <table:table-cell table:style-name="ce2" office:value-type="string" calcext:value-type="string">
            <text:p><text:a xlink:href="https://en.wikipedia.org/wiki/Guinea-Bissau" xlink:type="simple">The Republic of Guinea-Bissau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GW" xlink:type="simple">GW</text:a> </text:p>
          </table:table-cell>
          <table:table-cell table:style-name="ce7" office:value-type="string" calcext:value-type="string">
            <text:p><text:a xlink:href="https://en.wikipedia.org/wiki/ISO_3166-1_alpha-3#GNB" xlink:type="simple">GNB</text:a> </text:p>
          </table:table-cell>
          <table:table-cell table:style-name="ce7" office:value-type="string" calcext:value-type="string">
            <text:p><text:a xlink:href="https://en.wikipedia.org/wiki/ISO_3166-1_numeric#624" xlink:type="simple">624</text:a> </text:p>
          </table:table-cell>
          <table:table-cell table:style-name="ce7" office:value-type="string" calcext:value-type="string">
            <text:p><text:a xlink:href="https://en.wikipedia.org/wiki/ISO_3166-2:GW" xlink:type="simple">ISO 3166-2:GW</text:a> </text:p>
          </table:table-cell>
          <table:table-cell table:style-name="ce7" office:value-type="string" calcext:value-type="string">
            <text:p><text:a xlink:href="https://en.wikipedia.org/wiki/.gw" xlink:type="simple">.gw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Guyana" xlink:type="simple"> </text:a> <text:a xlink:href="https://en.wikipedia.org/wiki/Guyana" xlink:type="simple">Guyana</text:a> </text:p>
          </table:table-cell>
          <table:table-cell table:style-name="ce2" office:value-type="string" calcext:value-type="string">
            <text:p><text:a xlink:href="https://en.wikipedia.org/wiki/Guyana" xlink:type="simple">The Co-operative Republic of Guyan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GY" xlink:type="simple">GY</text:a> </text:p>
          </table:table-cell>
          <table:table-cell table:style-name="ce7" office:value-type="string" calcext:value-type="string">
            <text:p><text:a xlink:href="https://en.wikipedia.org/wiki/ISO_3166-1_alpha-3#GUY" xlink:type="simple">GUY</text:a> </text:p>
          </table:table-cell>
          <table:table-cell table:style-name="ce7" office:value-type="string" calcext:value-type="string">
            <text:p><text:a xlink:href="https://en.wikipedia.org/wiki/ISO_3166-1_numeric#328" xlink:type="simple">328</text:a> </text:p>
          </table:table-cell>
          <table:table-cell table:style-name="ce7" office:value-type="string" calcext:value-type="string">
            <text:p><text:a xlink:href="https://en.wikipedia.org/wiki/ISO_3166-2:GY" xlink:type="simple">ISO 3166-2:GY</text:a> </text:p>
          </table:table-cell>
          <table:table-cell table:style-name="ce7" office:value-type="string" calcext:value-type="string">
            <text:p><text:a xlink:href="https://en.wikipedia.org/wiki/.gy" xlink:type="simple">.gy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Haiti" xlink:type="simple"> </text:a> <text:a xlink:href="https://en.wikipedia.org/wiki/Haiti" xlink:type="simple">Haiti</text:a> </text:p>
          </table:table-cell>
          <table:table-cell table:style-name="ce2" office:value-type="string" calcext:value-type="string">
            <text:p><text:a xlink:href="https://en.wikipedia.org/wiki/Haiti" xlink:type="simple">The Republic of Haiti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HT" xlink:type="simple">HT</text:a> </text:p>
          </table:table-cell>
          <table:table-cell table:style-name="ce7" office:value-type="string" calcext:value-type="string">
            <text:p><text:a xlink:href="https://en.wikipedia.org/wiki/ISO_3166-1_alpha-3#HTI" xlink:type="simple">HTI</text:a> </text:p>
          </table:table-cell>
          <table:table-cell table:style-name="ce7" office:value-type="string" calcext:value-type="string">
            <text:p><text:a xlink:href="https://en.wikipedia.org/wiki/ISO_3166-1_numeric#332" xlink:type="simple">332</text:a> </text:p>
          </table:table-cell>
          <table:table-cell table:style-name="ce7" office:value-type="string" calcext:value-type="string">
            <text:p><text:a xlink:href="https://en.wikipedia.org/wiki/ISO_3166-2:HT" xlink:type="simple">ISO 3166-2:HT</text:a> </text:p>
          </table:table-cell>
          <table:table-cell table:style-name="ce7" office:value-type="string" calcext:value-type="string">
            <text:p><text:a xlink:href="https://en.wikipedia.org/wiki/.ht" xlink:type="simple">.ht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Heard_Island_and_McDonald_Islands" xlink:type="simple"> </text:a> <text:a xlink:href="https://en.wikipedia.org/wiki/Heard_Island_and_McDonald_Islands" xlink:type="simple">Heard Island and McDonald Islands</text:a> </text:p>
          </table:table-cell>
          <table:table-cell table:style-name="ce2" office:value-type="string" calcext:value-type="string">
            <text:p><text:a xlink:href="https://en.wikipedia.org/wiki/Heard_Island_and_McDonald_Islands" xlink:type="simple">The Territory of Heard Island and McDonald Islands</text:a> </text:p>
          </table:table-cell>
          <table:table-cell table:style-name="ce7" office:value-type="string" calcext:value-type="string">
            <text:p><text:a xlink:href="#AUS1" xlink:type="simple">Australia</text:a> </text:p>
          </table:table-cell>
          <table:table-cell table:style-name="ce7" office:value-type="string" calcext:value-type="string">
            <text:p><text:a xlink:href="https://en.wikipedia.org/wiki/ISO_3166-1_alpha-2#HM" xlink:type="simple">HM</text:a> </text:p>
          </table:table-cell>
          <table:table-cell table:style-name="ce7" office:value-type="string" calcext:value-type="string">
            <text:p><text:a xlink:href="https://en.wikipedia.org/wiki/ISO_3166-1_alpha-3#HMD" xlink:type="simple">HMD</text:a> </text:p>
          </table:table-cell>
          <table:table-cell table:style-name="ce7" office:value-type="string" calcext:value-type="string">
            <text:p><text:a xlink:href="https://en.wikipedia.org/wiki/ISO_3166-1_numeric#334" xlink:type="simple">334</text:a> </text:p>
          </table:table-cell>
          <table:table-cell table:style-name="ce7" office:value-type="string" calcext:value-type="string">
            <text:p><text:a xlink:href="https://en.wikipedia.org/wiki/ISO_3166-2:HM" xlink:type="simple">ISO 3166-2:HM</text:a> </text:p>
          </table:table-cell>
          <table:table-cell table:style-name="ce7" office:value-type="string" calcext:value-type="string">
            <text:p><text:a xlink:href="https://en.wikipedia.org/wiki/.hm" xlink:type="simple">.hm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Holy_See" xlink:type="simple"> </text:a> <text:a xlink:href="https://en.wikipedia.org/wiki/Holy_See" xlink:type="simple">Holy See (the)</text:a> <text:a xlink:href="#cite_note-23" xlink:type="simple">[n]</text:a> </text:p>
          </table:table-cell>
          <table:table-cell table:style-name="ce2" office:value-type="string" calcext:value-type="string">
            <text:p><text:a xlink:href="https://en.wikipedia.org/wiki/Holy_See" xlink:type="simple">The Holy See</text:a> </text:p>
          </table:table-cell>
          <table:table-cell table:style-name="ce7" office:value-type="string" calcext:value-type="string">
            <text:p>UN observer state</text:p>
          </table:table-cell>
          <table:table-cell table:style-name="ce7" office:value-type="string" calcext:value-type="string">
            <text:p><text:a xlink:href="https://en.wikipedia.org/wiki/ISO_3166-1_alpha-2#VA" xlink:type="simple">VA</text:a> </text:p>
          </table:table-cell>
          <table:table-cell table:style-name="ce7" office:value-type="string" calcext:value-type="string">
            <text:p><text:a xlink:href="https://en.wikipedia.org/wiki/ISO_3166-1_alpha-3#VAT" xlink:type="simple">VAT</text:a> </text:p>
          </table:table-cell>
          <table:table-cell table:style-name="ce7" office:value-type="string" calcext:value-type="string">
            <text:p><text:a xlink:href="https://en.wikipedia.org/wiki/ISO_3166-1_numeric#336" xlink:type="simple">336</text:a> </text:p>
          </table:table-cell>
          <table:table-cell table:style-name="ce7" office:value-type="string" calcext:value-type="string">
            <text:p><text:a xlink:href="https://en.wikipedia.org/wiki/ISO_3166-2:VA" xlink:type="simple">ISO 3166-2:VA</text:a> </text:p>
          </table:table-cell>
          <table:table-cell table:style-name="ce7" office:value-type="string" calcext:value-type="string">
            <text:p><text:a xlink:href="https://en.wikipedia.org/wiki/.va" xlink:type="simple">.va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Honduras" xlink:type="simple"> </text:a> <text:a xlink:href="https://en.wikipedia.org/wiki/Honduras" xlink:type="simple">Honduras</text:a> </text:p>
          </table:table-cell>
          <table:table-cell table:style-name="ce2" office:value-type="string" calcext:value-type="string">
            <text:p><text:a xlink:href="https://en.wikipedia.org/wiki/Honduras" xlink:type="simple">The Republic of Honduras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HN" xlink:type="simple">HN</text:a> </text:p>
          </table:table-cell>
          <table:table-cell table:style-name="ce7" office:value-type="string" calcext:value-type="string">
            <text:p><text:a xlink:href="https://en.wikipedia.org/wiki/ISO_3166-1_alpha-3#HND" xlink:type="simple">HND</text:a> </text:p>
          </table:table-cell>
          <table:table-cell table:style-name="ce7" office:value-type="string" calcext:value-type="string">
            <text:p><text:a xlink:href="https://en.wikipedia.org/wiki/ISO_3166-1_numeric#340" xlink:type="simple">340</text:a> </text:p>
          </table:table-cell>
          <table:table-cell table:style-name="ce7" office:value-type="string" calcext:value-type="string">
            <text:p><text:a xlink:href="https://en.wikipedia.org/wiki/ISO_3166-2:HN" xlink:type="simple">ISO 3166-2:HN</text:a> </text:p>
          </table:table-cell>
          <table:table-cell table:style-name="ce7" office:value-type="string" calcext:value-type="string">
            <text:p><text:a xlink:href="https://en.wikipedia.org/wiki/.hn" xlink:type="simple">.hn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Hong_Kong" xlink:type="simple"> </text:a> <text:a xlink:href="https://en.wikipedia.org/wiki/Hong_Kong" xlink:type="simple">Hong Kong</text:a> </text:p>
          </table:table-cell>
          <table:table-cell table:style-name="ce2" office:value-type="string" calcext:value-type="string">
            <text:p><text:a xlink:href="https://en.wikipedia.org/wiki/Hong_Kong" xlink:type="simple">The Hong Kong Special Administrative Region of China</text:a><text:a xlink:href="#cite_note-24" xlink:type="simple">[10]</text:a> </text:p>
          </table:table-cell>
          <table:table-cell table:style-name="ce7" office:value-type="string" calcext:value-type="string">
            <text:p><text:a xlink:href="#CHI2" xlink:type="simple">China</text:a> </text:p>
          </table:table-cell>
          <table:table-cell table:style-name="ce7" office:value-type="string" calcext:value-type="string">
            <text:p><text:a xlink:href="https://en.wikipedia.org/wiki/ISO_3166-1_alpha-2#HK" xlink:type="simple">HK</text:a> </text:p>
          </table:table-cell>
          <table:table-cell table:style-name="ce7" office:value-type="string" calcext:value-type="string">
            <text:p><text:a xlink:href="https://en.wikipedia.org/wiki/ISO_3166-1_alpha-3#HKG" xlink:type="simple">HKG</text:a> </text:p>
          </table:table-cell>
          <table:table-cell table:style-name="ce7" office:value-type="string" calcext:value-type="string">
            <text:p><text:a xlink:href="https://en.wikipedia.org/wiki/ISO_3166-1_numeric#344" xlink:type="simple">344</text:a> </text:p>
          </table:table-cell>
          <table:table-cell table:style-name="ce7" office:value-type="string" calcext:value-type="string">
            <text:p><text:a xlink:href="https://en.wikipedia.org/wiki/ISO_3166-2:HK" xlink:type="simple">ISO 3166-2:HK</text:a> </text:p>
          </table:table-cell>
          <table:table-cell table:style-name="ce7" office:value-type="string" calcext:value-type="string">
            <text:p><text:a xlink:href="https://en.wikipedia.org/wiki/.hk" xlink:type="simple">.hk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Hungary" xlink:type="simple"> </text:a> <text:a xlink:href="https://en.wikipedia.org/wiki/Hungary" xlink:type="simple">Hungary</text:a> </text:p>
          </table:table-cell>
          <table:table-cell table:style-name="ce2" office:value-type="string" calcext:value-type="string">
            <text:p><text:a xlink:href="https://en.wikipedia.org/wiki/Hungary" xlink:type="simple">Hungary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HU" xlink:type="simple">HU</text:a> </text:p>
          </table:table-cell>
          <table:table-cell table:style-name="ce7" office:value-type="string" calcext:value-type="string">
            <text:p><text:a xlink:href="https://en.wikipedia.org/wiki/ISO_3166-1_alpha-3#HUN" xlink:type="simple">HUN</text:a> </text:p>
          </table:table-cell>
          <table:table-cell table:style-name="ce7" office:value-type="string" calcext:value-type="string">
            <text:p><text:a xlink:href="https://en.wikipedia.org/wiki/ISO_3166-1_numeric#348" xlink:type="simple">348</text:a> </text:p>
          </table:table-cell>
          <table:table-cell table:style-name="ce7" office:value-type="string" calcext:value-type="string">
            <text:p><text:a xlink:href="https://en.wikipedia.org/wiki/ISO_3166-2:HU" xlink:type="simple">ISO 3166-2:HU</text:a> </text:p>
          </table:table-cell>
          <table:table-cell table:style-name="ce7" office:value-type="string" calcext:value-type="string">
            <text:p><text:a xlink:href="https://en.wikipedia.org/wiki/.hu" xlink:type="simple">.hu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celand" xlink:type="simple"> </text:a> <text:a xlink:href="https://en.wikipedia.org/wiki/Iceland" xlink:type="simple">Iceland</text:a> </text:p>
          </table:table-cell>
          <table:table-cell table:style-name="ce2" office:value-type="string" calcext:value-type="string">
            <text:p><text:a xlink:href="https://en.wikipedia.org/wiki/Iceland" xlink:type="simple">Iceland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IS" xlink:type="simple">IS</text:a> </text:p>
          </table:table-cell>
          <table:table-cell table:style-name="ce7" office:value-type="string" calcext:value-type="string">
            <text:p><text:a xlink:href="https://en.wikipedia.org/wiki/ISO_3166-1_alpha-3#ISL" xlink:type="simple">ISL</text:a> </text:p>
          </table:table-cell>
          <table:table-cell table:style-name="ce7" office:value-type="string" calcext:value-type="string">
            <text:p><text:a xlink:href="https://en.wikipedia.org/wiki/ISO_3166-1_numeric#352" xlink:type="simple">352</text:a> </text:p>
          </table:table-cell>
          <table:table-cell table:style-name="ce7" office:value-type="string" calcext:value-type="string">
            <text:p><text:a xlink:href="https://en.wikipedia.org/wiki/ISO_3166-2:IS" xlink:type="simple">ISO 3166-2:IS</text:a> </text:p>
          </table:table-cell>
          <table:table-cell table:style-name="ce7" office:value-type="string" calcext:value-type="string">
            <text:p><text:a xlink:href="https://en.wikipedia.org/wiki/.is" xlink:type="simple">.is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ndia" xlink:type="simple"> </text:a> <text:a xlink:href="https://en.wikipedia.org/wiki/India" xlink:type="simple">India</text:a> </text:p>
          </table:table-cell>
          <table:table-cell table:style-name="ce2" office:value-type="string" calcext:value-type="string">
            <text:p><text:a xlink:href="https://en.wikipedia.org/wiki/India" xlink:type="simple">The Republic of Ind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IN" xlink:type="simple">IN</text:a> </text:p>
          </table:table-cell>
          <table:table-cell table:style-name="ce7" office:value-type="string" calcext:value-type="string">
            <text:p><text:a xlink:href="https://en.wikipedia.org/wiki/ISO_3166-1_alpha-3#IND" xlink:type="simple">IND</text:a> </text:p>
          </table:table-cell>
          <table:table-cell table:style-name="ce7" office:value-type="string" calcext:value-type="string">
            <text:p><text:a xlink:href="https://en.wikipedia.org/wiki/ISO_3166-1_numeric#356" xlink:type="simple">356</text:a> </text:p>
          </table:table-cell>
          <table:table-cell table:style-name="ce7" office:value-type="string" calcext:value-type="string">
            <text:p><text:a xlink:href="https://en.wikipedia.org/wiki/ISO_3166-2:IN" xlink:type="simple">ISO 3166-2:IN</text:a> </text:p>
          </table:table-cell>
          <table:table-cell table:style-name="ce7" office:value-type="string" calcext:value-type="string">
            <text:p><text:a xlink:href="https://en.wikipedia.org/wiki/.in" xlink:type="simple">.in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ndonesia" xlink:type="simple"> </text:a> <text:a xlink:href="https://en.wikipedia.org/wiki/Indonesia" xlink:type="simple">Indonesia</text:a> </text:p>
          </table:table-cell>
          <table:table-cell table:style-name="ce2" office:value-type="string" calcext:value-type="string">
            <text:p><text:a xlink:href="https://en.wikipedia.org/wiki/Indonesia" xlink:type="simple">The Republic of Indones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ID" xlink:type="simple">ID</text:a> </text:p>
          </table:table-cell>
          <table:table-cell table:style-name="ce7" office:value-type="string" calcext:value-type="string">
            <text:p><text:a xlink:href="https://en.wikipedia.org/wiki/ISO_3166-1_alpha-3#IDN" xlink:type="simple">IDN</text:a> </text:p>
          </table:table-cell>
          <table:table-cell table:style-name="ce7" office:value-type="string" calcext:value-type="string">
            <text:p><text:a xlink:href="https://en.wikipedia.org/wiki/ISO_3166-1_numeric#360" xlink:type="simple">360</text:a> </text:p>
          </table:table-cell>
          <table:table-cell table:style-name="ce7" office:value-type="string" calcext:value-type="string">
            <text:p><text:a xlink:href="https://en.wikipedia.org/wiki/ISO_3166-2:ID" xlink:type="simple">ISO 3166-2:ID</text:a> </text:p>
          </table:table-cell>
          <table:table-cell table:style-name="ce7" office:value-type="string" calcext:value-type="string">
            <text:p><text:a xlink:href="https://en.wikipedia.org/wiki/.id" xlink:type="simple">.id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ran" xlink:type="simple"> </text:a> <text:a xlink:href="https://en.wikipedia.org/wiki/Iran_(Islamic_Republic_of)" xlink:type="simple">Iran (Islamic Republic of)</text:a> </text:p>
          </table:table-cell>
          <table:table-cell table:style-name="ce2" office:value-type="string" calcext:value-type="string">
            <text:p><text:a xlink:href="https://en.wikipedia.org/wiki/Iran" xlink:type="simple">The Islamic Republic of Iran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IR" xlink:type="simple">IR</text:a> </text:p>
          </table:table-cell>
          <table:table-cell table:style-name="ce7" office:value-type="string" calcext:value-type="string">
            <text:p><text:a xlink:href="https://en.wikipedia.org/wiki/ISO_3166-1_alpha-3#IRN" xlink:type="simple">IRN</text:a> </text:p>
          </table:table-cell>
          <table:table-cell table:style-name="ce7" office:value-type="string" calcext:value-type="string">
            <text:p><text:a xlink:href="https://en.wikipedia.org/wiki/ISO_3166-1_numeric#364" xlink:type="simple">364</text:a> </text:p>
          </table:table-cell>
          <table:table-cell table:style-name="ce7" office:value-type="string" calcext:value-type="string">
            <text:p><text:a xlink:href="https://en.wikipedia.org/wiki/ISO_3166-2:IR" xlink:type="simple">ISO 3166-2:IR</text:a> </text:p>
          </table:table-cell>
          <table:table-cell table:style-name="ce7" office:value-type="string" calcext:value-type="string">
            <text:p><text:a xlink:href="https://en.wikipedia.org/wiki/.ir" xlink:type="simple">.ir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raq" xlink:type="simple"> </text:a> <text:a xlink:href="https://en.wikipedia.org/wiki/Iraq" xlink:type="simple">Iraq</text:a> </text:p>
          </table:table-cell>
          <table:table-cell table:style-name="ce2" office:value-type="string" calcext:value-type="string">
            <text:p><text:a xlink:href="https://en.wikipedia.org/wiki/Iraq" xlink:type="simple">The Republic of Iraq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IQ" xlink:type="simple">IQ</text:a> </text:p>
          </table:table-cell>
          <table:table-cell table:style-name="ce7" office:value-type="string" calcext:value-type="string">
            <text:p><text:a xlink:href="https://en.wikipedia.org/wiki/ISO_3166-1_alpha-3#IRQ" xlink:type="simple">IRQ</text:a> </text:p>
          </table:table-cell>
          <table:table-cell table:style-name="ce7" office:value-type="string" calcext:value-type="string">
            <text:p><text:a xlink:href="https://en.wikipedia.org/wiki/ISO_3166-1_numeric#368" xlink:type="simple">368</text:a> </text:p>
          </table:table-cell>
          <table:table-cell table:style-name="ce7" office:value-type="string" calcext:value-type="string">
            <text:p><text:a xlink:href="https://en.wikipedia.org/wiki/ISO_3166-2:IQ" xlink:type="simple">ISO 3166-2:IQ</text:a> </text:p>
          </table:table-cell>
          <table:table-cell table:style-name="ce7" office:value-type="string" calcext:value-type="string">
            <text:p><text:a xlink:href="https://en.wikipedia.org/wiki/.iq" xlink:type="simple">.iq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Republic_of_Ireland" xlink:type="simple"> </text:a> <text:a xlink:href="https://en.wikipedia.org/wiki/Republic_of_Ireland" xlink:type="simple">Ireland</text:a> </text:p>
          </table:table-cell>
          <table:table-cell table:style-name="ce2" office:value-type="string" calcext:value-type="string">
            <text:p><text:a xlink:href="https://en.wikipedia.org/wiki/Republic_of_Ireland" xlink:type="simple">Ireland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IE" xlink:type="simple">IE</text:a> </text:p>
          </table:table-cell>
          <table:table-cell table:style-name="ce7" office:value-type="string" calcext:value-type="string">
            <text:p><text:a xlink:href="https://en.wikipedia.org/wiki/ISO_3166-1_alpha-3#IRL" xlink:type="simple">IRL</text:a> </text:p>
          </table:table-cell>
          <table:table-cell table:style-name="ce7" office:value-type="string" calcext:value-type="string">
            <text:p><text:a xlink:href="https://en.wikipedia.org/wiki/ISO_3166-1_numeric#372" xlink:type="simple">372</text:a> </text:p>
          </table:table-cell>
          <table:table-cell table:style-name="ce7" office:value-type="string" calcext:value-type="string">
            <text:p><text:a xlink:href="https://en.wikipedia.org/wiki/ISO_3166-2:IE" xlink:type="simple">ISO 3166-2:IE</text:a> </text:p>
          </table:table-cell>
          <table:table-cell table:style-name="ce7" office:value-type="string" calcext:value-type="string">
            <text:p><text:a xlink:href="https://en.wikipedia.org/wiki/.ie" xlink:type="simple">.ie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le_of_Man" xlink:type="simple"> </text:a> <text:a xlink:href="https://en.wikipedia.org/wiki/Isle_of_Man" xlink:type="simple">Isle of Man</text:a> </text:p>
          </table:table-cell>
          <table:table-cell table:style-name="ce2" office:value-type="string" calcext:value-type="string">
            <text:p><text:a xlink:href="https://en.wikipedia.org/wiki/Isle_of_Man" xlink:type="simple">The Isle of Man</text:a> </text:p>
          </table:table-cell>
          <table:table-cell table:style-name="ce7" office:value-type="string" calcext:value-type="string">
            <text:p><text:a xlink:href="https://en.wikipedia.org/wiki/Crown_Dependencies" xlink:type="simple">British Crown</text:a> </text:p>
          </table:table-cell>
          <table:table-cell table:style-name="ce7" office:value-type="string" calcext:value-type="string">
            <text:p><text:a xlink:href="https://en.wikipedia.org/wiki/ISO_3166-1_alpha-2#IM" xlink:type="simple">IM</text:a> </text:p>
          </table:table-cell>
          <table:table-cell table:style-name="ce7" office:value-type="string" calcext:value-type="string">
            <text:p><text:a xlink:href="https://en.wikipedia.org/wiki/ISO_3166-1_alpha-3#IMN" xlink:type="simple">IMN</text:a> </text:p>
          </table:table-cell>
          <table:table-cell table:style-name="ce7" office:value-type="string" calcext:value-type="string">
            <text:p><text:a xlink:href="https://en.wikipedia.org/wiki/ISO_3166-1_numeric#833" xlink:type="simple">833</text:a> </text:p>
          </table:table-cell>
          <table:table-cell table:style-name="ce7" office:value-type="string" calcext:value-type="string">
            <text:p><text:a xlink:href="https://en.wikipedia.org/wiki/ISO_3166-2:IM" xlink:type="simple">ISO 3166-2:IM</text:a> </text:p>
          </table:table-cell>
          <table:table-cell table:style-name="ce7" office:value-type="string" calcext:value-type="string">
            <text:p><text:a xlink:href="https://en.wikipedia.org/wiki/.im" xlink:type="simple">.im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rael" xlink:type="simple"> </text:a> <text:a xlink:href="https://en.wikipedia.org/wiki/Israel" xlink:type="simple">Israel</text:a> </text:p>
          </table:table-cell>
          <table:table-cell table:style-name="ce2" office:value-type="string" calcext:value-type="string">
            <text:p><text:a xlink:href="https://en.wikipedia.org/wiki/Israel" xlink:type="simple">The State of Israel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IL" xlink:type="simple">IL</text:a> </text:p>
          </table:table-cell>
          <table:table-cell table:style-name="ce7" office:value-type="string" calcext:value-type="string">
            <text:p><text:a xlink:href="https://en.wikipedia.org/wiki/ISO_3166-1_alpha-3#ISR" xlink:type="simple">ISR</text:a> </text:p>
          </table:table-cell>
          <table:table-cell table:style-name="ce7" office:value-type="string" calcext:value-type="string">
            <text:p><text:a xlink:href="https://en.wikipedia.org/wiki/ISO_3166-1_numeric#376" xlink:type="simple">376</text:a> </text:p>
          </table:table-cell>
          <table:table-cell table:style-name="ce7" office:value-type="string" calcext:value-type="string">
            <text:p><text:a xlink:href="https://en.wikipedia.org/wiki/ISO_3166-2:IL" xlink:type="simple">ISO 3166-2:IL</text:a> </text:p>
          </table:table-cell>
          <table:table-cell table:style-name="ce7" office:value-type="string" calcext:value-type="string">
            <text:p><text:a xlink:href="https://en.wikipedia.org/wiki/.il" xlink:type="simple">.il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taly" xlink:type="simple"> </text:a> <text:a xlink:href="https://en.wikipedia.org/wiki/Italy" xlink:type="simple">Italy</text:a> </text:p>
          </table:table-cell>
          <table:table-cell table:style-name="ce2" office:value-type="string" calcext:value-type="string">
            <text:p><text:a xlink:href="https://en.wikipedia.org/wiki/Italy" xlink:type="simple">The Italian Republic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IT" xlink:type="simple">IT</text:a> </text:p>
          </table:table-cell>
          <table:table-cell table:style-name="ce7" office:value-type="string" calcext:value-type="string">
            <text:p><text:a xlink:href="https://en.wikipedia.org/wiki/ISO_3166-1_alpha-3#ITA" xlink:type="simple">ITA</text:a> </text:p>
          </table:table-cell>
          <table:table-cell table:style-name="ce7" office:value-type="string" calcext:value-type="string">
            <text:p><text:a xlink:href="https://en.wikipedia.org/wiki/ISO_3166-1_numeric#380" xlink:type="simple">380</text:a> </text:p>
          </table:table-cell>
          <table:table-cell table:style-name="ce7" office:value-type="string" calcext:value-type="string">
            <text:p><text:a xlink:href="https://en.wikipedia.org/wiki/ISO_3166-2:IT" xlink:type="simple">ISO 3166-2:IT</text:a> </text:p>
          </table:table-cell>
          <table:table-cell table:style-name="ce7" office:value-type="string" calcext:value-type="string">
            <text:p><text:a xlink:href="https://en.wikipedia.org/wiki/.it" xlink:type="simple">.it</text:a> </text:p>
          </table:table-cell>
        </table:table-row>
        <table:table-row table:style-name="ro1">
          <table:table-cell table:style-name="ce3" office:value-type="string" calcext:value-type="string">
            <text:p><text:a xlink:href="https://en.wikipedia.org/wiki/Ivory_Coast" xlink:type="simple"> </text:a> <text:a xlink:href="https://en.wikipedia.org/wiki/Ivory_Coast" xlink:type="simple">Ivory Coast</text:a> – See <text:a xlink:href="#COTE" xlink:type="simple">Côte d'Ivoire</text:a>. 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https://en.wikipedia.org/wiki/Jamaica" xlink:type="simple"> </text:a> <text:a xlink:href="https://en.wikipedia.org/wiki/Jamaica" xlink:type="simple">Jamaica</text:a> </text:p>
          </table:table-cell>
          <table:table-cell table:style-name="ce2" office:value-type="string" calcext:value-type="string">
            <text:p><text:a xlink:href="https://en.wikipedia.org/wiki/Jamaica" xlink:type="simple">Jamaic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JM" xlink:type="simple">JM</text:a> </text:p>
          </table:table-cell>
          <table:table-cell table:style-name="ce7" office:value-type="string" calcext:value-type="string">
            <text:p><text:a xlink:href="https://en.wikipedia.org/wiki/ISO_3166-1_alpha-3#JAM" xlink:type="simple">JAM</text:a> </text:p>
          </table:table-cell>
          <table:table-cell table:style-name="ce7" office:value-type="string" calcext:value-type="string">
            <text:p><text:a xlink:href="https://en.wikipedia.org/wiki/ISO_3166-1_numeric#388" xlink:type="simple">388</text:a> </text:p>
          </table:table-cell>
          <table:table-cell table:style-name="ce7" office:value-type="string" calcext:value-type="string">
            <text:p><text:a xlink:href="https://en.wikipedia.org/wiki/ISO_3166-2:JM" xlink:type="simple">ISO 3166-2:JM</text:a> </text:p>
          </table:table-cell>
          <table:table-cell table:style-name="ce7" office:value-type="string" calcext:value-type="string">
            <text:p><text:a xlink:href="https://en.wikipedia.org/wiki/.jm" xlink:type="simple">.jm</text:a> </text:p>
          </table:table-cell>
        </table:table-row>
        <table:table-row table:style-name="ro1">
          <table:table-cell table:style-name="ce3" office:value-type="string" calcext:value-type="string">
            <text:p><text:a xlink:href="https://en.wikipedia.org/wiki/Jan_Mayen" xlink:type="simple"> </text:a> <text:a xlink:href="https://en.wikipedia.org/wiki/Jan_Mayen" xlink:type="simple">Jan Mayen</text:a> – See <text:a xlink:href="#SVAL" xlink:type="simple">Svalbard and Jan Mayen</text:a>. 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https://en.wikipedia.org/wiki/Japan" xlink:type="simple"> </text:a> <text:a xlink:href="https://en.wikipedia.org/wiki/Japan" xlink:type="simple">Japan</text:a> </text:p>
          </table:table-cell>
          <table:table-cell table:style-name="ce2" office:value-type="string" calcext:value-type="string">
            <text:p><text:a xlink:href="https://en.wikipedia.org/wiki/Japan" xlink:type="simple">Japan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JP" xlink:type="simple">JP</text:a> </text:p>
          </table:table-cell>
          <table:table-cell table:style-name="ce7" office:value-type="string" calcext:value-type="string">
            <text:p><text:a xlink:href="https://en.wikipedia.org/wiki/ISO_3166-1_alpha-3#JPN" xlink:type="simple">JPN</text:a> </text:p>
          </table:table-cell>
          <table:table-cell table:style-name="ce7" office:value-type="string" calcext:value-type="string">
            <text:p><text:a xlink:href="https://en.wikipedia.org/wiki/ISO_3166-1_numeric#392" xlink:type="simple">392</text:a> </text:p>
          </table:table-cell>
          <table:table-cell table:style-name="ce7" office:value-type="string" calcext:value-type="string">
            <text:p><text:a xlink:href="https://en.wikipedia.org/wiki/ISO_3166-2:JP" xlink:type="simple">ISO 3166-2:JP</text:a> </text:p>
          </table:table-cell>
          <table:table-cell table:style-name="ce7" office:value-type="string" calcext:value-type="string">
            <text:p><text:a xlink:href="https://en.wikipedia.org/wiki/.jp" xlink:type="simple">.jp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Jersey" xlink:type="simple"> </text:a> <text:a xlink:href="https://en.wikipedia.org/wiki/Jersey" xlink:type="simple">Jersey</text:a> </text:p>
          </table:table-cell>
          <table:table-cell table:style-name="ce2" office:value-type="string" calcext:value-type="string">
            <text:p><text:a xlink:href="https://en.wikipedia.org/wiki/Jersey" xlink:type="simple">The Bailiwick of Jersey</text:a> </text:p>
          </table:table-cell>
          <table:table-cell table:style-name="ce7" office:value-type="string" calcext:value-type="string">
            <text:p><text:a xlink:href="https://en.wikipedia.org/wiki/Crown_Dependencies" xlink:type="simple">British Crown</text:a> </text:p>
          </table:table-cell>
          <table:table-cell table:style-name="ce7" office:value-type="string" calcext:value-type="string">
            <text:p><text:a xlink:href="https://en.wikipedia.org/wiki/ISO_3166-1_alpha-2#JE" xlink:type="simple">JE</text:a> </text:p>
          </table:table-cell>
          <table:table-cell table:style-name="ce7" office:value-type="string" calcext:value-type="string">
            <text:p><text:a xlink:href="https://en.wikipedia.org/wiki/ISO_3166-1_alpha-3#JEY" xlink:type="simple">JEY</text:a> </text:p>
          </table:table-cell>
          <table:table-cell table:style-name="ce7" office:value-type="string" calcext:value-type="string">
            <text:p><text:a xlink:href="https://en.wikipedia.org/wiki/ISO_3166-1_numeric#832" xlink:type="simple">832</text:a> </text:p>
          </table:table-cell>
          <table:table-cell table:style-name="ce7" office:value-type="string" calcext:value-type="string">
            <text:p><text:a xlink:href="https://en.wikipedia.org/wiki/ISO_3166-2:JE" xlink:type="simple">ISO 3166-2:JE</text:a> </text:p>
          </table:table-cell>
          <table:table-cell table:style-name="ce7" office:value-type="string" calcext:value-type="string">
            <text:p><text:a xlink:href="https://en.wikipedia.org/wiki/.je" xlink:type="simple">.je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Jordan" xlink:type="simple"> </text:a> <text:a xlink:href="https://en.wikipedia.org/wiki/Jordan" xlink:type="simple">Jordan</text:a> </text:p>
          </table:table-cell>
          <table:table-cell table:style-name="ce2" office:value-type="string" calcext:value-type="string">
            <text:p><text:a xlink:href="https://en.wikipedia.org/wiki/Jordan" xlink:type="simple">The Hashemite Kingdom of Jordan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JO" xlink:type="simple">JO</text:a> </text:p>
          </table:table-cell>
          <table:table-cell table:style-name="ce7" office:value-type="string" calcext:value-type="string">
            <text:p><text:a xlink:href="https://en.wikipedia.org/wiki/ISO_3166-1_alpha-3#JOR" xlink:type="simple">JOR</text:a> </text:p>
          </table:table-cell>
          <table:table-cell table:style-name="ce7" office:value-type="string" calcext:value-type="string">
            <text:p><text:a xlink:href="https://en.wikipedia.org/wiki/ISO_3166-1_numeric#400" xlink:type="simple">400</text:a> </text:p>
          </table:table-cell>
          <table:table-cell table:style-name="ce7" office:value-type="string" calcext:value-type="string">
            <text:p><text:a xlink:href="https://en.wikipedia.org/wiki/ISO_3166-2:JO" xlink:type="simple">ISO 3166-2:JO</text:a> </text:p>
          </table:table-cell>
          <table:table-cell table:style-name="ce7" office:value-type="string" calcext:value-type="string">
            <text:p><text:a xlink:href="https://en.wikipedia.org/wiki/.jo" xlink:type="simple">.jo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Kazakhstan" xlink:type="simple"> </text:a> <text:a xlink:href="https://en.wikipedia.org/wiki/Kazakhstan" xlink:type="simple">Kazakhstan</text:a> </text:p>
          </table:table-cell>
          <table:table-cell table:style-name="ce2" office:value-type="string" calcext:value-type="string">
            <text:p><text:a xlink:href="https://en.wikipedia.org/wiki/Kazakhstan" xlink:type="simple">The Republic of Kazakhstan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KZ" xlink:type="simple">KZ</text:a> </text:p>
          </table:table-cell>
          <table:table-cell table:style-name="ce7" office:value-type="string" calcext:value-type="string">
            <text:p><text:a xlink:href="https://en.wikipedia.org/wiki/ISO_3166-1_alpha-3#KAZ" xlink:type="simple">KAZ</text:a> </text:p>
          </table:table-cell>
          <table:table-cell table:style-name="ce7" office:value-type="string" calcext:value-type="string">
            <text:p><text:a xlink:href="https://en.wikipedia.org/wiki/ISO_3166-1_numeric#398" xlink:type="simple">398</text:a> </text:p>
          </table:table-cell>
          <table:table-cell table:style-name="ce7" office:value-type="string" calcext:value-type="string">
            <text:p><text:a xlink:href="https://en.wikipedia.org/wiki/ISO_3166-2:KZ" xlink:type="simple">ISO 3166-2:KZ</text:a> </text:p>
          </table:table-cell>
          <table:table-cell table:style-name="ce7" office:value-type="string" calcext:value-type="string">
            <text:p><text:a xlink:href="https://en.wikipedia.org/wiki/.kz" xlink:type="simple">.kz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Kenya" xlink:type="simple"> </text:a> <text:a xlink:href="https://en.wikipedia.org/wiki/Kenya" xlink:type="simple">Kenya</text:a> </text:p>
          </table:table-cell>
          <table:table-cell table:style-name="ce2" office:value-type="string" calcext:value-type="string">
            <text:p><text:a xlink:href="https://en.wikipedia.org/wiki/Kenya" xlink:type="simple">The Republic of Keny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KE" xlink:type="simple">KE</text:a> </text:p>
          </table:table-cell>
          <table:table-cell table:style-name="ce7" office:value-type="string" calcext:value-type="string">
            <text:p><text:a xlink:href="https://en.wikipedia.org/wiki/ISO_3166-1_alpha-3#KEN" xlink:type="simple">KEN</text:a> </text:p>
          </table:table-cell>
          <table:table-cell table:style-name="ce7" office:value-type="string" calcext:value-type="string">
            <text:p><text:a xlink:href="https://en.wikipedia.org/wiki/ISO_3166-1_numeric#404" xlink:type="simple">404</text:a> </text:p>
          </table:table-cell>
          <table:table-cell table:style-name="ce7" office:value-type="string" calcext:value-type="string">
            <text:p><text:a xlink:href="https://en.wikipedia.org/wiki/ISO_3166-2:KE" xlink:type="simple">ISO 3166-2:KE</text:a> </text:p>
          </table:table-cell>
          <table:table-cell table:style-name="ce7" office:value-type="string" calcext:value-type="string">
            <text:p><text:a xlink:href="https://en.wikipedia.org/wiki/.ke" xlink:type="simple">.ke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Kiribati" xlink:type="simple"> </text:a> <text:a xlink:href="https://en.wikipedia.org/wiki/Kiribati" xlink:type="simple">Kiribati</text:a> </text:p>
          </table:table-cell>
          <table:table-cell table:style-name="ce2" office:value-type="string" calcext:value-type="string">
            <text:p><text:a xlink:href="https://en.wikipedia.org/wiki/Kiribati" xlink:type="simple">The Republic of Kiribati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KI" xlink:type="simple">KI</text:a> </text:p>
          </table:table-cell>
          <table:table-cell table:style-name="ce7" office:value-type="string" calcext:value-type="string">
            <text:p><text:a xlink:href="https://en.wikipedia.org/wiki/ISO_3166-1_alpha-3#KIR" xlink:type="simple">KIR</text:a> </text:p>
          </table:table-cell>
          <table:table-cell table:style-name="ce7" office:value-type="string" calcext:value-type="string">
            <text:p><text:a xlink:href="https://en.wikipedia.org/wiki/ISO_3166-1_numeric#296" xlink:type="simple">296</text:a> </text:p>
          </table:table-cell>
          <table:table-cell table:style-name="ce7" office:value-type="string" calcext:value-type="string">
            <text:p><text:a xlink:href="https://en.wikipedia.org/wiki/ISO_3166-2:KI" xlink:type="simple">ISO 3166-2:KI</text:a> </text:p>
          </table:table-cell>
          <table:table-cell table:style-name="ce7" office:value-type="string" calcext:value-type="string">
            <text:p><text:a xlink:href="https://en.wikipedia.org/wiki/.ki" xlink:type="simple">.ki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North_Korea" xlink:type="simple"> </text:a> <text:a xlink:href="https://en.wikipedia.org/wiki/North_Korea" xlink:type="simple">Korea (the Democratic People's Republic of)</text:a> <text:a xlink:href="#cite_note-25" xlink:type="simple">[o]</text:a> </text:p>
          </table:table-cell>
          <table:table-cell table:style-name="ce2" office:value-type="string" calcext:value-type="string">
            <text:p><text:a xlink:href="https://en.wikipedia.org/wiki/North_Korea" xlink:type="simple">The Democratic People's Republic of Kore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KP" xlink:type="simple">KP</text:a> </text:p>
          </table:table-cell>
          <table:table-cell table:style-name="ce7" office:value-type="string" calcext:value-type="string">
            <text:p><text:a xlink:href="https://en.wikipedia.org/wiki/ISO_3166-1_alpha-3#PRK" xlink:type="simple">PRK</text:a> </text:p>
          </table:table-cell>
          <table:table-cell table:style-name="ce7" office:value-type="string" calcext:value-type="string">
            <text:p><text:a xlink:href="https://en.wikipedia.org/wiki/ISO_3166-1_numeric#408" xlink:type="simple">408</text:a> </text:p>
          </table:table-cell>
          <table:table-cell table:style-name="ce7" office:value-type="string" calcext:value-type="string">
            <text:p><text:a xlink:href="https://en.wikipedia.org/wiki/ISO_3166-2:KP" xlink:type="simple">ISO 3166-2:KP</text:a> </text:p>
          </table:table-cell>
          <table:table-cell table:style-name="ce7" office:value-type="string" calcext:value-type="string">
            <text:p><text:a xlink:href="https://en.wikipedia.org/wiki/.kp" xlink:type="simple">.kp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South_Korea" xlink:type="simple"> </text:a> <text:a xlink:href="https://en.wikipedia.org/wiki/South_Korea" xlink:type="simple">Korea (the Republic of)</text:a> <text:a xlink:href="#cite_note-26" xlink:type="simple">[p]</text:a> </text:p>
          </table:table-cell>
          <table:table-cell table:style-name="ce2" office:value-type="string" calcext:value-type="string">
            <text:p><text:a xlink:href="https://en.wikipedia.org/wiki/South_Korea" xlink:type="simple">The Republic of Kore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KR" xlink:type="simple">KR</text:a> </text:p>
          </table:table-cell>
          <table:table-cell table:style-name="ce7" office:value-type="string" calcext:value-type="string">
            <text:p><text:a xlink:href="https://en.wikipedia.org/wiki/ISO_3166-1_alpha-3#KOR" xlink:type="simple">KOR</text:a> </text:p>
          </table:table-cell>
          <table:table-cell table:style-name="ce7" office:value-type="string" calcext:value-type="string">
            <text:p><text:a xlink:href="https://en.wikipedia.org/wiki/ISO_3166-1_numeric#410" xlink:type="simple">410</text:a> </text:p>
          </table:table-cell>
          <table:table-cell table:style-name="ce7" office:value-type="string" calcext:value-type="string">
            <text:p><text:a xlink:href="https://en.wikipedia.org/wiki/ISO_3166-2:KR" xlink:type="simple">ISO 3166-2:KR</text:a> </text:p>
          </table:table-cell>
          <table:table-cell table:style-name="ce7" office:value-type="string" calcext:value-type="string">
            <text:p><text:a xlink:href="https://en.wikipedia.org/wiki/.kr" xlink:type="simple">.kr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Kuwait" xlink:type="simple"> </text:a> <text:a xlink:href="https://en.wikipedia.org/wiki/Kuwait" xlink:type="simple">Kuwait</text:a> </text:p>
          </table:table-cell>
          <table:table-cell table:style-name="ce2" office:value-type="string" calcext:value-type="string">
            <text:p><text:a xlink:href="https://en.wikipedia.org/wiki/Kuwait" xlink:type="simple">The State of Kuwait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KW" xlink:type="simple">KW</text:a> </text:p>
          </table:table-cell>
          <table:table-cell table:style-name="ce7" office:value-type="string" calcext:value-type="string">
            <text:p><text:a xlink:href="https://en.wikipedia.org/wiki/ISO_3166-1_alpha-3#KWT" xlink:type="simple">KWT</text:a> </text:p>
          </table:table-cell>
          <table:table-cell table:style-name="ce7" office:value-type="string" calcext:value-type="string">
            <text:p><text:a xlink:href="https://en.wikipedia.org/wiki/ISO_3166-1_numeric#414" xlink:type="simple">414</text:a> </text:p>
          </table:table-cell>
          <table:table-cell table:style-name="ce7" office:value-type="string" calcext:value-type="string">
            <text:p><text:a xlink:href="https://en.wikipedia.org/wiki/ISO_3166-2:KW" xlink:type="simple">ISO 3166-2:KW</text:a> </text:p>
          </table:table-cell>
          <table:table-cell table:style-name="ce7" office:value-type="string" calcext:value-type="string">
            <text:p><text:a xlink:href="https://en.wikipedia.org/wiki/.kw" xlink:type="simple">.kw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Kyrgyzstan" xlink:type="simple"> </text:a> <text:a xlink:href="https://en.wikipedia.org/wiki/Kyrgyzstan" xlink:type="simple">Kyrgyzstan</text:a> </text:p>
          </table:table-cell>
          <table:table-cell table:style-name="ce2" office:value-type="string" calcext:value-type="string">
            <text:p><text:a xlink:href="https://en.wikipedia.org/wiki/Kyrgyzstan" xlink:type="simple">The Kyrgyz Republic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KG" xlink:type="simple">KG</text:a> </text:p>
          </table:table-cell>
          <table:table-cell table:style-name="ce7" office:value-type="string" calcext:value-type="string">
            <text:p><text:a xlink:href="https://en.wikipedia.org/wiki/ISO_3166-1_alpha-3#KGZ" xlink:type="simple">KGZ</text:a> </text:p>
          </table:table-cell>
          <table:table-cell table:style-name="ce7" office:value-type="string" calcext:value-type="string">
            <text:p><text:a xlink:href="https://en.wikipedia.org/wiki/ISO_3166-1_numeric#417" xlink:type="simple">417</text:a> </text:p>
          </table:table-cell>
          <table:table-cell table:style-name="ce7" office:value-type="string" calcext:value-type="string">
            <text:p><text:a xlink:href="https://en.wikipedia.org/wiki/ISO_3166-2:KG" xlink:type="simple">ISO 3166-2:KG</text:a> </text:p>
          </table:table-cell>
          <table:table-cell table:style-name="ce7" office:value-type="string" calcext:value-type="string">
            <text:p><text:a xlink:href="https://en.wikipedia.org/wiki/.kg" xlink:type="simple">.kg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Laos" xlink:type="simple"> </text:a> <text:a xlink:href="https://en.wikipedia.org/wiki/Laos" xlink:type="simple">Lao People's Democratic Republic (the)</text:a> <text:a xlink:href="#cite_note-27" xlink:type="simple">[q]</text:a> </text:p>
          </table:table-cell>
          <table:table-cell table:style-name="ce2" office:value-type="string" calcext:value-type="string">
            <text:p><text:a xlink:href="https://en.wikipedia.org/wiki/Laos" xlink:type="simple">The Lao People's Democratic Republic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LA" xlink:type="simple">LA</text:a> </text:p>
          </table:table-cell>
          <table:table-cell table:style-name="ce7" office:value-type="string" calcext:value-type="string">
            <text:p><text:a xlink:href="https://en.wikipedia.org/wiki/ISO_3166-1_alpha-3#LAO" xlink:type="simple">LAO</text:a> </text:p>
          </table:table-cell>
          <table:table-cell table:style-name="ce7" office:value-type="string" calcext:value-type="string">
            <text:p><text:a xlink:href="https://en.wikipedia.org/wiki/ISO_3166-1_numeric#418" xlink:type="simple">418</text:a> </text:p>
          </table:table-cell>
          <table:table-cell table:style-name="ce7" office:value-type="string" calcext:value-type="string">
            <text:p><text:a xlink:href="https://en.wikipedia.org/wiki/ISO_3166-2:LA" xlink:type="simple">ISO 3166-2:LA</text:a> </text:p>
          </table:table-cell>
          <table:table-cell table:style-name="ce7" office:value-type="string" calcext:value-type="string">
            <text:p><text:a xlink:href="https://en.wikipedia.org/wiki/.la" xlink:type="simple">.la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Latvia" xlink:type="simple"> </text:a> <text:a xlink:href="https://en.wikipedia.org/wiki/Latvia" xlink:type="simple">Latvia</text:a> </text:p>
          </table:table-cell>
          <table:table-cell table:style-name="ce2" office:value-type="string" calcext:value-type="string">
            <text:p><text:a xlink:href="https://en.wikipedia.org/wiki/Latvia" xlink:type="simple">The Republic of Latv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LV" xlink:type="simple">LV</text:a> </text:p>
          </table:table-cell>
          <table:table-cell table:style-name="ce7" office:value-type="string" calcext:value-type="string">
            <text:p><text:a xlink:href="https://en.wikipedia.org/wiki/ISO_3166-1_alpha-3#LVA" xlink:type="simple">LVA</text:a> </text:p>
          </table:table-cell>
          <table:table-cell table:style-name="ce7" office:value-type="string" calcext:value-type="string">
            <text:p><text:a xlink:href="https://en.wikipedia.org/wiki/ISO_3166-1_numeric#428" xlink:type="simple">428</text:a> </text:p>
          </table:table-cell>
          <table:table-cell table:style-name="ce7" office:value-type="string" calcext:value-type="string">
            <text:p><text:a xlink:href="https://en.wikipedia.org/wiki/ISO_3166-2:LV" xlink:type="simple">ISO 3166-2:LV</text:a> </text:p>
          </table:table-cell>
          <table:table-cell table:style-name="ce7" office:value-type="string" calcext:value-type="string">
            <text:p><text:a xlink:href="https://en.wikipedia.org/wiki/.lv" xlink:type="simple">.lv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Lebanon" xlink:type="simple"> </text:a> <text:a xlink:href="https://en.wikipedia.org/wiki/Lebanon" xlink:type="simple">Lebanon</text:a> </text:p>
          </table:table-cell>
          <table:table-cell table:style-name="ce2" office:value-type="string" calcext:value-type="string">
            <text:p><text:a xlink:href="https://en.wikipedia.org/wiki/Lebanon" xlink:type="simple">The Lebanese Republic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LB" xlink:type="simple">LB</text:a> </text:p>
          </table:table-cell>
          <table:table-cell table:style-name="ce7" office:value-type="string" calcext:value-type="string">
            <text:p><text:a xlink:href="https://en.wikipedia.org/wiki/ISO_3166-1_alpha-3#LBN" xlink:type="simple">LBN</text:a> </text:p>
          </table:table-cell>
          <table:table-cell table:style-name="ce7" office:value-type="string" calcext:value-type="string">
            <text:p><text:a xlink:href="https://en.wikipedia.org/wiki/ISO_3166-1_numeric#422" xlink:type="simple">422</text:a> </text:p>
          </table:table-cell>
          <table:table-cell table:style-name="ce7" office:value-type="string" calcext:value-type="string">
            <text:p><text:a xlink:href="https://en.wikipedia.org/wiki/ISO_3166-2:LB" xlink:type="simple">ISO 3166-2:LB</text:a> </text:p>
          </table:table-cell>
          <table:table-cell table:style-name="ce7" office:value-type="string" calcext:value-type="string">
            <text:p><text:a xlink:href="https://en.wikipedia.org/wiki/.lb" xlink:type="simple">.lb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Lesotho" xlink:type="simple"> </text:a> <text:a xlink:href="https://en.wikipedia.org/wiki/Lesotho" xlink:type="simple">Lesotho</text:a> </text:p>
          </table:table-cell>
          <table:table-cell table:style-name="ce2" office:value-type="string" calcext:value-type="string">
            <text:p><text:a xlink:href="https://en.wikipedia.org/wiki/Lesotho" xlink:type="simple">The Kingdom of Lesotho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LS" xlink:type="simple">LS</text:a> </text:p>
          </table:table-cell>
          <table:table-cell table:style-name="ce7" office:value-type="string" calcext:value-type="string">
            <text:p><text:a xlink:href="https://en.wikipedia.org/wiki/ISO_3166-1_alpha-3#LSO" xlink:type="simple">LSO</text:a> </text:p>
          </table:table-cell>
          <table:table-cell table:style-name="ce7" office:value-type="string" calcext:value-type="string">
            <text:p><text:a xlink:href="https://en.wikipedia.org/wiki/ISO_3166-1_numeric#426" xlink:type="simple">426</text:a> </text:p>
          </table:table-cell>
          <table:table-cell table:style-name="ce7" office:value-type="string" calcext:value-type="string">
            <text:p><text:a xlink:href="https://en.wikipedia.org/wiki/ISO_3166-2:LS" xlink:type="simple">ISO 3166-2:LS</text:a> </text:p>
          </table:table-cell>
          <table:table-cell table:style-name="ce7" office:value-type="string" calcext:value-type="string">
            <text:p><text:a xlink:href="https://en.wikipedia.org/wiki/.ls" xlink:type="simple">.ls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Liberia" xlink:type="simple"> </text:a> <text:a xlink:href="https://en.wikipedia.org/wiki/Liberia" xlink:type="simple">Liberia</text:a> </text:p>
          </table:table-cell>
          <table:table-cell table:style-name="ce2" office:value-type="string" calcext:value-type="string">
            <text:p><text:a xlink:href="https://en.wikipedia.org/wiki/Liberia" xlink:type="simple">The Republic of Liber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LR" xlink:type="simple">LR</text:a> </text:p>
          </table:table-cell>
          <table:table-cell table:style-name="ce7" office:value-type="string" calcext:value-type="string">
            <text:p><text:a xlink:href="https://en.wikipedia.org/wiki/ISO_3166-1_alpha-3#LBR" xlink:type="simple">LBR</text:a> </text:p>
          </table:table-cell>
          <table:table-cell table:style-name="ce7" office:value-type="string" calcext:value-type="string">
            <text:p><text:a xlink:href="https://en.wikipedia.org/wiki/ISO_3166-1_numeric#430" xlink:type="simple">430</text:a> </text:p>
          </table:table-cell>
          <table:table-cell table:style-name="ce7" office:value-type="string" calcext:value-type="string">
            <text:p><text:a xlink:href="https://en.wikipedia.org/wiki/ISO_3166-2:LR" xlink:type="simple">ISO 3166-2:LR</text:a> </text:p>
          </table:table-cell>
          <table:table-cell table:style-name="ce7" office:value-type="string" calcext:value-type="string">
            <text:p><text:a xlink:href="https://en.wikipedia.org/wiki/.lr" xlink:type="simple">.lr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Libya" xlink:type="simple"> </text:a> <text:a xlink:href="https://en.wikipedia.org/wiki/Libya" xlink:type="simple">Libya</text:a> </text:p>
          </table:table-cell>
          <table:table-cell table:style-name="ce2" office:value-type="string" calcext:value-type="string">
            <text:p><text:a xlink:href="https://en.wikipedia.org/wiki/Libya" xlink:type="simple">The State of Liby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LY" xlink:type="simple">LY</text:a> </text:p>
          </table:table-cell>
          <table:table-cell table:style-name="ce7" office:value-type="string" calcext:value-type="string">
            <text:p><text:a xlink:href="https://en.wikipedia.org/wiki/ISO_3166-1_alpha-3#LBY" xlink:type="simple">LBY</text:a> </text:p>
          </table:table-cell>
          <table:table-cell table:style-name="ce7" office:value-type="string" calcext:value-type="string">
            <text:p><text:a xlink:href="https://en.wikipedia.org/wiki/ISO_3166-1_numeric#434" xlink:type="simple">434</text:a> </text:p>
          </table:table-cell>
          <table:table-cell table:style-name="ce7" office:value-type="string" calcext:value-type="string">
            <text:p><text:a xlink:href="https://en.wikipedia.org/wiki/ISO_3166-2:LY" xlink:type="simple">ISO 3166-2:LY</text:a> </text:p>
          </table:table-cell>
          <table:table-cell table:style-name="ce7" office:value-type="string" calcext:value-type="string">
            <text:p><text:a xlink:href="https://en.wikipedia.org/wiki/.ly" xlink:type="simple">.ly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Liechtenstein" xlink:type="simple"> </text:a> <text:a xlink:href="https://en.wikipedia.org/wiki/Liechtenstein" xlink:type="simple">Liechtenstein</text:a> </text:p>
          </table:table-cell>
          <table:table-cell table:style-name="ce2" office:value-type="string" calcext:value-type="string">
            <text:p><text:a xlink:href="https://en.wikipedia.org/wiki/Liechtenstein" xlink:type="simple">The Principality of Liechtenstein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LI" xlink:type="simple">LI</text:a> </text:p>
          </table:table-cell>
          <table:table-cell table:style-name="ce7" office:value-type="string" calcext:value-type="string">
            <text:p><text:a xlink:href="https://en.wikipedia.org/wiki/ISO_3166-1_alpha-3#LIE" xlink:type="simple">LIE</text:a> </text:p>
          </table:table-cell>
          <table:table-cell table:style-name="ce7" office:value-type="string" calcext:value-type="string">
            <text:p><text:a xlink:href="https://en.wikipedia.org/wiki/ISO_3166-1_numeric#438" xlink:type="simple">438</text:a> </text:p>
          </table:table-cell>
          <table:table-cell table:style-name="ce7" office:value-type="string" calcext:value-type="string">
            <text:p><text:a xlink:href="https://en.wikipedia.org/wiki/ISO_3166-2:LI" xlink:type="simple">ISO 3166-2:LI</text:a> </text:p>
          </table:table-cell>
          <table:table-cell table:style-name="ce7" office:value-type="string" calcext:value-type="string">
            <text:p><text:a xlink:href="https://en.wikipedia.org/wiki/.li" xlink:type="simple">.li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Lithuania" xlink:type="simple"> </text:a> <text:a xlink:href="https://en.wikipedia.org/wiki/Lithuania" xlink:type="simple">Lithuania</text:a> </text:p>
          </table:table-cell>
          <table:table-cell table:style-name="ce2" office:value-type="string" calcext:value-type="string">
            <text:p><text:a xlink:href="https://en.wikipedia.org/wiki/Lithuania" xlink:type="simple">The Republic of Lithuan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LT" xlink:type="simple">LT</text:a> </text:p>
          </table:table-cell>
          <table:table-cell table:style-name="ce7" office:value-type="string" calcext:value-type="string">
            <text:p><text:a xlink:href="https://en.wikipedia.org/wiki/ISO_3166-1_alpha-3#LTU" xlink:type="simple">LTU</text:a> </text:p>
          </table:table-cell>
          <table:table-cell table:style-name="ce7" office:value-type="string" calcext:value-type="string">
            <text:p><text:a xlink:href="https://en.wikipedia.org/wiki/ISO_3166-1_numeric#440" xlink:type="simple">440</text:a> </text:p>
          </table:table-cell>
          <table:table-cell table:style-name="ce7" office:value-type="string" calcext:value-type="string">
            <text:p><text:a xlink:href="https://en.wikipedia.org/wiki/ISO_3166-2:LT" xlink:type="simple">ISO 3166-2:LT</text:a> </text:p>
          </table:table-cell>
          <table:table-cell table:style-name="ce7" office:value-type="string" calcext:value-type="string">
            <text:p><text:a xlink:href="https://en.wikipedia.org/wiki/.lt" xlink:type="simple">.lt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Luxembourg" xlink:type="simple"> </text:a> <text:a xlink:href="https://en.wikipedia.org/wiki/Luxembourg" xlink:type="simple">Luxembourg</text:a> </text:p>
          </table:table-cell>
          <table:table-cell table:style-name="ce2" office:value-type="string" calcext:value-type="string">
            <text:p><text:a xlink:href="https://en.wikipedia.org/wiki/Luxembourg" xlink:type="simple">The Grand Duchy of Luxembourg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LU" xlink:type="simple">LU</text:a> </text:p>
          </table:table-cell>
          <table:table-cell table:style-name="ce7" office:value-type="string" calcext:value-type="string">
            <text:p><text:a xlink:href="https://en.wikipedia.org/wiki/ISO_3166-1_alpha-3#LUX" xlink:type="simple">LUX</text:a> </text:p>
          </table:table-cell>
          <table:table-cell table:style-name="ce7" office:value-type="string" calcext:value-type="string">
            <text:p><text:a xlink:href="https://en.wikipedia.org/wiki/ISO_3166-1_numeric#442" xlink:type="simple">442</text:a> </text:p>
          </table:table-cell>
          <table:table-cell table:style-name="ce7" office:value-type="string" calcext:value-type="string">
            <text:p><text:a xlink:href="https://en.wikipedia.org/wiki/ISO_3166-2:LU" xlink:type="simple">ISO 3166-2:LU</text:a> </text:p>
          </table:table-cell>
          <table:table-cell table:style-name="ce7" office:value-type="string" calcext:value-type="string">
            <text:p><text:a xlink:href="https://en.wikipedia.org/wiki/.lu" xlink:type="simple">.lu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Macau" xlink:type="simple"> </text:a> <text:a xlink:href="https://en.wikipedia.org/wiki/Macau" xlink:type="simple">Macao</text:a> <text:a xlink:href="#cite_note-28" xlink:type="simple">[r]</text:a> </text:p>
          </table:table-cell>
          <table:table-cell table:style-name="ce2" office:value-type="string" calcext:value-type="string">
            <text:p><text:a xlink:href="https://en.wikipedia.org/wiki/Macau" xlink:type="simple">The Macao Special Administrative Region of China</text:a><text:a xlink:href="#cite_note-29" xlink:type="simple">[11]</text:a> </text:p>
          </table:table-cell>
          <table:table-cell table:style-name="ce7" office:value-type="string" calcext:value-type="string">
            <text:p><text:a xlink:href="#CHI2" xlink:type="simple">China</text:a> </text:p>
          </table:table-cell>
          <table:table-cell table:style-name="ce7" office:value-type="string" calcext:value-type="string">
            <text:p><text:a xlink:href="https://en.wikipedia.org/wiki/ISO_3166-1_alpha-2#MO" xlink:type="simple">MO</text:a> </text:p>
          </table:table-cell>
          <table:table-cell table:style-name="ce7" office:value-type="string" calcext:value-type="string">
            <text:p><text:a xlink:href="https://en.wikipedia.org/wiki/ISO_3166-1_alpha-3#MAC" xlink:type="simple">MAC</text:a> </text:p>
          </table:table-cell>
          <table:table-cell table:style-name="ce7" office:value-type="string" calcext:value-type="string">
            <text:p><text:a xlink:href="https://en.wikipedia.org/wiki/ISO_3166-1_numeric#446" xlink:type="simple">446</text:a> </text:p>
          </table:table-cell>
          <table:table-cell table:style-name="ce7" office:value-type="string" calcext:value-type="string">
            <text:p><text:a xlink:href="https://en.wikipedia.org/wiki/ISO_3166-2:MO" xlink:type="simple">ISO 3166-2:MO</text:a> </text:p>
          </table:table-cell>
          <table:table-cell table:style-name="ce7" office:value-type="string" calcext:value-type="string">
            <text:p><text:a xlink:href="https://en.wikipedia.org/wiki/.mo" xlink:type="simple">.mo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North_Macedonia" xlink:type="simple"> </text:a> <text:a xlink:href="https://en.wikipedia.org/wiki/North_Macedonia" xlink:type="simple">North Macedonia</text:a> <text:a xlink:href="#cite_note-30" xlink:type="simple">[s]</text:a> </text:p>
          </table:table-cell>
          <table:table-cell table:style-name="ce2" office:value-type="string" calcext:value-type="string">
            <text:p><text:a xlink:href="https://en.wikipedia.org/wiki/North_Macedonia" xlink:type="simple">The Republic of North Macedonia</text:a><text:a xlink:href="#cite_note-31" xlink:type="simple">[12]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MK" xlink:type="simple">MK</text:a> </text:p>
          </table:table-cell>
          <table:table-cell table:style-name="ce7" office:value-type="string" calcext:value-type="string">
            <text:p><text:a xlink:href="https://en.wikipedia.org/wiki/ISO_3166-1_alpha-3#MKD" xlink:type="simple">MKD</text:a> </text:p>
          </table:table-cell>
          <table:table-cell table:style-name="ce7" office:value-type="string" calcext:value-type="string">
            <text:p><text:a xlink:href="https://en.wikipedia.org/wiki/ISO_3166-1_numeric#807" xlink:type="simple">807</text:a> </text:p>
          </table:table-cell>
          <table:table-cell table:style-name="ce7" office:value-type="string" calcext:value-type="string">
            <text:p><text:a xlink:href="https://en.wikipedia.org/wiki/ISO_3166-2:MK" xlink:type="simple">ISO 3166-2:MK</text:a> </text:p>
          </table:table-cell>
          <table:table-cell table:style-name="ce7" office:value-type="string" calcext:value-type="string">
            <text:p><text:a xlink:href="https://en.wikipedia.org/wiki/.mk" xlink:type="simple">.mk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Madagascar" xlink:type="simple"> </text:a> <text:a xlink:href="https://en.wikipedia.org/wiki/Madagascar" xlink:type="simple">Madagascar</text:a> </text:p>
          </table:table-cell>
          <table:table-cell table:style-name="ce2" office:value-type="string" calcext:value-type="string">
            <text:p><text:a xlink:href="https://en.wikipedia.org/wiki/Madagascar" xlink:type="simple">The Republic of Madagascar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MG" xlink:type="simple">MG</text:a> </text:p>
          </table:table-cell>
          <table:table-cell table:style-name="ce7" office:value-type="string" calcext:value-type="string">
            <text:p><text:a xlink:href="https://en.wikipedia.org/wiki/ISO_3166-1_alpha-3#MDG" xlink:type="simple">MDG</text:a> </text:p>
          </table:table-cell>
          <table:table-cell table:style-name="ce7" office:value-type="string" calcext:value-type="string">
            <text:p><text:a xlink:href="https://en.wikipedia.org/wiki/ISO_3166-1_numeric#450" xlink:type="simple">450</text:a> </text:p>
          </table:table-cell>
          <table:table-cell table:style-name="ce7" office:value-type="string" calcext:value-type="string">
            <text:p><text:a xlink:href="https://en.wikipedia.org/wiki/ISO_3166-2:MG" xlink:type="simple">ISO 3166-2:MG</text:a> </text:p>
          </table:table-cell>
          <table:table-cell table:style-name="ce7" office:value-type="string" calcext:value-type="string">
            <text:p><text:a xlink:href="https://en.wikipedia.org/wiki/.mg" xlink:type="simple">.mg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Malawi" xlink:type="simple"> </text:a> <text:a xlink:href="https://en.wikipedia.org/wiki/Malawi" xlink:type="simple">Malawi</text:a> </text:p>
          </table:table-cell>
          <table:table-cell table:style-name="ce2" office:value-type="string" calcext:value-type="string">
            <text:p><text:a xlink:href="https://en.wikipedia.org/wiki/Malawi" xlink:type="simple">The Republic of Malawi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MW" xlink:type="simple">MW</text:a> </text:p>
          </table:table-cell>
          <table:table-cell table:style-name="ce7" office:value-type="string" calcext:value-type="string">
            <text:p><text:a xlink:href="https://en.wikipedia.org/wiki/ISO_3166-1_alpha-3#MWI" xlink:type="simple">MWI</text:a> </text:p>
          </table:table-cell>
          <table:table-cell table:style-name="ce7" office:value-type="string" calcext:value-type="string">
            <text:p><text:a xlink:href="https://en.wikipedia.org/wiki/ISO_3166-1_numeric#454" xlink:type="simple">454</text:a> </text:p>
          </table:table-cell>
          <table:table-cell table:style-name="ce7" office:value-type="string" calcext:value-type="string">
            <text:p><text:a xlink:href="https://en.wikipedia.org/wiki/ISO_3166-2:MW" xlink:type="simple">ISO 3166-2:MW</text:a> </text:p>
          </table:table-cell>
          <table:table-cell table:style-name="ce7" office:value-type="string" calcext:value-type="string">
            <text:p><text:a xlink:href="https://en.wikipedia.org/wiki/.mw" xlink:type="simple">.mw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Malaysia" xlink:type="simple"> </text:a> <text:a xlink:href="https://en.wikipedia.org/wiki/Malaysia" xlink:type="simple">Malaysia</text:a> </text:p>
          </table:table-cell>
          <table:table-cell table:style-name="ce2" office:value-type="string" calcext:value-type="string">
            <text:p><text:a xlink:href="https://en.wikipedia.org/wiki/Malaysia" xlink:type="simple">Malays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MY" xlink:type="simple">MY</text:a> </text:p>
          </table:table-cell>
          <table:table-cell table:style-name="ce7" office:value-type="string" calcext:value-type="string">
            <text:p><text:a xlink:href="https://en.wikipedia.org/wiki/ISO_3166-1_alpha-3#MYS" xlink:type="simple">MYS</text:a> </text:p>
          </table:table-cell>
          <table:table-cell table:style-name="ce7" office:value-type="string" calcext:value-type="string">
            <text:p><text:a xlink:href="https://en.wikipedia.org/wiki/ISO_3166-1_numeric#458" xlink:type="simple">458</text:a> </text:p>
          </table:table-cell>
          <table:table-cell table:style-name="ce7" office:value-type="string" calcext:value-type="string">
            <text:p><text:a xlink:href="https://en.wikipedia.org/wiki/ISO_3166-2:MY" xlink:type="simple">ISO 3166-2:MY</text:a> </text:p>
          </table:table-cell>
          <table:table-cell table:style-name="ce7" office:value-type="string" calcext:value-type="string">
            <text:p><text:a xlink:href="https://en.wikipedia.org/wiki/.my" xlink:type="simple">.my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Maldives" xlink:type="simple"> </text:a> <text:a xlink:href="https://en.wikipedia.org/wiki/Maldives" xlink:type="simple">Maldives</text:a> </text:p>
          </table:table-cell>
          <table:table-cell table:style-name="ce2" office:value-type="string" calcext:value-type="string">
            <text:p><text:a xlink:href="https://en.wikipedia.org/wiki/Maldives" xlink:type="simple">The Republic of Maldives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MV" xlink:type="simple">MV</text:a> </text:p>
          </table:table-cell>
          <table:table-cell table:style-name="ce7" office:value-type="string" calcext:value-type="string">
            <text:p><text:a xlink:href="https://en.wikipedia.org/wiki/ISO_3166-1_alpha-3#MDV" xlink:type="simple">MDV</text:a> </text:p>
          </table:table-cell>
          <table:table-cell table:style-name="ce7" office:value-type="string" calcext:value-type="string">
            <text:p><text:a xlink:href="https://en.wikipedia.org/wiki/ISO_3166-1_numeric#462" xlink:type="simple">462</text:a> </text:p>
          </table:table-cell>
          <table:table-cell table:style-name="ce7" office:value-type="string" calcext:value-type="string">
            <text:p><text:a xlink:href="https://en.wikipedia.org/wiki/ISO_3166-2:MV" xlink:type="simple">ISO 3166-2:MV</text:a> </text:p>
          </table:table-cell>
          <table:table-cell table:style-name="ce7" office:value-type="string" calcext:value-type="string">
            <text:p><text:a xlink:href="https://en.wikipedia.org/wiki/.mv" xlink:type="simple">.mv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Mali" xlink:type="simple"> </text:a> <text:a xlink:href="https://en.wikipedia.org/wiki/Mali" xlink:type="simple">Mali</text:a> </text:p>
          </table:table-cell>
          <table:table-cell table:style-name="ce2" office:value-type="string" calcext:value-type="string">
            <text:p><text:a xlink:href="https://en.wikipedia.org/wiki/Mali" xlink:type="simple">The Republic of Mali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ML" xlink:type="simple">ML</text:a> </text:p>
          </table:table-cell>
          <table:table-cell table:style-name="ce7" office:value-type="string" calcext:value-type="string">
            <text:p><text:a xlink:href="https://en.wikipedia.org/wiki/ISO_3166-1_alpha-3#MLI" xlink:type="simple">MLI</text:a> </text:p>
          </table:table-cell>
          <table:table-cell table:style-name="ce7" office:value-type="string" calcext:value-type="string">
            <text:p><text:a xlink:href="https://en.wikipedia.org/wiki/ISO_3166-1_numeric#466" xlink:type="simple">466</text:a> </text:p>
          </table:table-cell>
          <table:table-cell table:style-name="ce7" office:value-type="string" calcext:value-type="string">
            <text:p><text:a xlink:href="https://en.wikipedia.org/wiki/ISO_3166-2:ML" xlink:type="simple">ISO 3166-2:ML</text:a> </text:p>
          </table:table-cell>
          <table:table-cell table:style-name="ce7" office:value-type="string" calcext:value-type="string">
            <text:p><text:a xlink:href="https://en.wikipedia.org/wiki/.ml" xlink:type="simple">.ml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Malta" xlink:type="simple"> </text:a> <text:a xlink:href="https://en.wikipedia.org/wiki/Malta" xlink:type="simple">Malta</text:a> </text:p>
          </table:table-cell>
          <table:table-cell table:style-name="ce2" office:value-type="string" calcext:value-type="string">
            <text:p><text:a xlink:href="https://en.wikipedia.org/wiki/Malta" xlink:type="simple">The Republic of Malt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MT" xlink:type="simple">MT</text:a> </text:p>
          </table:table-cell>
          <table:table-cell table:style-name="ce7" office:value-type="string" calcext:value-type="string">
            <text:p><text:a xlink:href="https://en.wikipedia.org/wiki/ISO_3166-1_alpha-3#MLT" xlink:type="simple">MLT</text:a> </text:p>
          </table:table-cell>
          <table:table-cell table:style-name="ce7" office:value-type="string" calcext:value-type="string">
            <text:p><text:a xlink:href="https://en.wikipedia.org/wiki/ISO_3166-1_numeric#470" xlink:type="simple">470</text:a> </text:p>
          </table:table-cell>
          <table:table-cell table:style-name="ce7" office:value-type="string" calcext:value-type="string">
            <text:p><text:a xlink:href="https://en.wikipedia.org/wiki/ISO_3166-2:MT" xlink:type="simple">ISO 3166-2:MT</text:a> </text:p>
          </table:table-cell>
          <table:table-cell table:style-name="ce7" office:value-type="string" calcext:value-type="string">
            <text:p><text:a xlink:href="https://en.wikipedia.org/wiki/.mt" xlink:type="simple">.mt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Marshall_Islands" xlink:type="simple"> </text:a> <text:a xlink:href="https://en.wikipedia.org/wiki/Marshall_Islands" xlink:type="simple">Marshall Islands (the)</text:a> </text:p>
          </table:table-cell>
          <table:table-cell table:style-name="ce2" office:value-type="string" calcext:value-type="string">
            <text:p><text:a xlink:href="https://en.wikipedia.org/wiki/Marshall_Islands" xlink:type="simple">The Republic of the Marshall Islands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MH" xlink:type="simple">MH</text:a> </text:p>
          </table:table-cell>
          <table:table-cell table:style-name="ce7" office:value-type="string" calcext:value-type="string">
            <text:p><text:a xlink:href="https://en.wikipedia.org/wiki/ISO_3166-1_alpha-3#MHL" xlink:type="simple">MHL</text:a> </text:p>
          </table:table-cell>
          <table:table-cell table:style-name="ce7" office:value-type="string" calcext:value-type="string">
            <text:p><text:a xlink:href="https://en.wikipedia.org/wiki/ISO_3166-1_numeric#584" xlink:type="simple">584</text:a> </text:p>
          </table:table-cell>
          <table:table-cell table:style-name="ce7" office:value-type="string" calcext:value-type="string">
            <text:p><text:a xlink:href="https://en.wikipedia.org/wiki/ISO_3166-2:MH" xlink:type="simple">ISO 3166-2:MH</text:a> </text:p>
          </table:table-cell>
          <table:table-cell table:style-name="ce7" office:value-type="string" calcext:value-type="string">
            <text:p><text:a xlink:href="https://en.wikipedia.org/wiki/.mh" xlink:type="simple">.mh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Martinique" xlink:type="simple"> </text:a> <text:a xlink:href="https://en.wikipedia.org/wiki/Martinique" xlink:type="simple">Martinique</text:a> </text:p>
          </table:table-cell>
          <table:table-cell table:style-name="ce2" office:value-type="string" calcext:value-type="string">
            <text:p><text:a xlink:href="https://en.wikipedia.org/wiki/Martinique" xlink:type="simple">Martinique</text:a> </text:p>
          </table:table-cell>
          <table:table-cell table:style-name="ce7" office:value-type="string" calcext:value-type="string">
            <text:p><text:a xlink:href="#FRAN" xlink:type="simple">France</text:a> </text:p>
          </table:table-cell>
          <table:table-cell table:style-name="ce7" office:value-type="string" calcext:value-type="string">
            <text:p><text:a xlink:href="https://en.wikipedia.org/wiki/ISO_3166-1_alpha-2#MQ" xlink:type="simple">MQ</text:a> </text:p>
          </table:table-cell>
          <table:table-cell table:style-name="ce7" office:value-type="string" calcext:value-type="string">
            <text:p><text:a xlink:href="https://en.wikipedia.org/wiki/ISO_3166-1_alpha-3#MTQ" xlink:type="simple">MTQ</text:a> </text:p>
          </table:table-cell>
          <table:table-cell table:style-name="ce7" office:value-type="string" calcext:value-type="string">
            <text:p><text:a xlink:href="https://en.wikipedia.org/wiki/ISO_3166-1_numeric#474" xlink:type="simple">474</text:a> </text:p>
          </table:table-cell>
          <table:table-cell table:style-name="ce7" office:value-type="string" calcext:value-type="string">
            <text:p><text:a xlink:href="https://en.wikipedia.org/wiki/ISO_3166-2:MQ" xlink:type="simple">ISO 3166-2:MQ</text:a> </text:p>
          </table:table-cell>
          <table:table-cell table:style-name="ce7" office:value-type="string" calcext:value-type="string">
            <text:p><text:a xlink:href="https://en.wikipedia.org/wiki/.mq" xlink:type="simple">.mq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Mauritania" xlink:type="simple"> </text:a> <text:a xlink:href="https://en.wikipedia.org/wiki/Mauritania" xlink:type="simple">Mauritania</text:a> </text:p>
          </table:table-cell>
          <table:table-cell table:style-name="ce2" office:value-type="string" calcext:value-type="string">
            <text:p><text:a xlink:href="https://en.wikipedia.org/wiki/Mauritania" xlink:type="simple">The Islamic Republic of Mauritan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MR" xlink:type="simple">MR</text:a> </text:p>
          </table:table-cell>
          <table:table-cell table:style-name="ce7" office:value-type="string" calcext:value-type="string">
            <text:p><text:a xlink:href="https://en.wikipedia.org/wiki/ISO_3166-1_alpha-3#MRT" xlink:type="simple">MRT</text:a> </text:p>
          </table:table-cell>
          <table:table-cell table:style-name="ce7" office:value-type="string" calcext:value-type="string">
            <text:p><text:a xlink:href="https://en.wikipedia.org/wiki/ISO_3166-1_numeric#478" xlink:type="simple">478</text:a> </text:p>
          </table:table-cell>
          <table:table-cell table:style-name="ce7" office:value-type="string" calcext:value-type="string">
            <text:p><text:a xlink:href="https://en.wikipedia.org/wiki/ISO_3166-2:MR" xlink:type="simple">ISO 3166-2:MR</text:a> </text:p>
          </table:table-cell>
          <table:table-cell table:style-name="ce7" office:value-type="string" calcext:value-type="string">
            <text:p><text:a xlink:href="https://en.wikipedia.org/wiki/.mr" xlink:type="simple">.mr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Mauritius" xlink:type="simple"> </text:a> <text:a xlink:href="https://en.wikipedia.org/wiki/Mauritius" xlink:type="simple">Mauritius</text:a> </text:p>
          </table:table-cell>
          <table:table-cell table:style-name="ce2" office:value-type="string" calcext:value-type="string">
            <text:p><text:a xlink:href="https://en.wikipedia.org/wiki/Mauritius" xlink:type="simple">The Republic of Mauritius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MU" xlink:type="simple">MU</text:a> </text:p>
          </table:table-cell>
          <table:table-cell table:style-name="ce7" office:value-type="string" calcext:value-type="string">
            <text:p><text:a xlink:href="https://en.wikipedia.org/wiki/ISO_3166-1_alpha-3#MUS" xlink:type="simple">MUS</text:a> </text:p>
          </table:table-cell>
          <table:table-cell table:style-name="ce7" office:value-type="string" calcext:value-type="string">
            <text:p><text:a xlink:href="https://en.wikipedia.org/wiki/ISO_3166-1_numeric#480" xlink:type="simple">480</text:a> </text:p>
          </table:table-cell>
          <table:table-cell table:style-name="ce7" office:value-type="string" calcext:value-type="string">
            <text:p><text:a xlink:href="https://en.wikipedia.org/wiki/ISO_3166-2:MU" xlink:type="simple">ISO 3166-2:MU</text:a> </text:p>
          </table:table-cell>
          <table:table-cell table:style-name="ce7" office:value-type="string" calcext:value-type="string">
            <text:p><text:a xlink:href="https://en.wikipedia.org/wiki/.mu" xlink:type="simple">.mu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Mayotte" xlink:type="simple"> </text:a> <text:a xlink:href="https://en.wikipedia.org/wiki/Mayotte" xlink:type="simple">Mayotte</text:a> </text:p>
          </table:table-cell>
          <table:table-cell table:style-name="ce2" office:value-type="string" calcext:value-type="string">
            <text:p><text:a xlink:href="https://en.wikipedia.org/wiki/Mayotte" xlink:type="simple">The Department of Mayotte</text:a> </text:p>
          </table:table-cell>
          <table:table-cell table:style-name="ce7" office:value-type="string" calcext:value-type="string">
            <text:p><text:a xlink:href="#FRAN" xlink:type="simple">France</text:a> </text:p>
          </table:table-cell>
          <table:table-cell table:style-name="ce7" office:value-type="string" calcext:value-type="string">
            <text:p><text:a xlink:href="https://en.wikipedia.org/wiki/ISO_3166-1_alpha-2#YT" xlink:type="simple">YT</text:a> </text:p>
          </table:table-cell>
          <table:table-cell table:style-name="ce7" office:value-type="string" calcext:value-type="string">
            <text:p><text:a xlink:href="https://en.wikipedia.org/wiki/ISO_3166-1_alpha-3#MYT" xlink:type="simple">MYT</text:a> </text:p>
          </table:table-cell>
          <table:table-cell table:style-name="ce7" office:value-type="string" calcext:value-type="string">
            <text:p><text:a xlink:href="https://en.wikipedia.org/wiki/ISO_3166-1_numeric#175" xlink:type="simple">175</text:a> </text:p>
          </table:table-cell>
          <table:table-cell table:style-name="ce7" office:value-type="string" calcext:value-type="string">
            <text:p><text:a xlink:href="https://en.wikipedia.org/wiki/ISO_3166-2:YT" xlink:type="simple">ISO 3166-2:YT</text:a> </text:p>
          </table:table-cell>
          <table:table-cell table:style-name="ce7" office:value-type="string" calcext:value-type="string">
            <text:p><text:a xlink:href="https://en.wikipedia.org/wiki/.yt" xlink:type="simple">.yt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Mexico" xlink:type="simple"> </text:a> <text:a xlink:href="https://en.wikipedia.org/wiki/Mexico" xlink:type="simple">Mexico</text:a> </text:p>
          </table:table-cell>
          <table:table-cell table:style-name="ce2" office:value-type="string" calcext:value-type="string">
            <text:p><text:a xlink:href="https://en.wikipedia.org/wiki/Mexico" xlink:type="simple">The United Mexican States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MX" xlink:type="simple">MX</text:a> </text:p>
          </table:table-cell>
          <table:table-cell table:style-name="ce7" office:value-type="string" calcext:value-type="string">
            <text:p><text:a xlink:href="https://en.wikipedia.org/wiki/ISO_3166-1_alpha-3#MEX" xlink:type="simple">MEX</text:a> </text:p>
          </table:table-cell>
          <table:table-cell table:style-name="ce7" office:value-type="string" calcext:value-type="string">
            <text:p><text:a xlink:href="https://en.wikipedia.org/wiki/ISO_3166-1_numeric#484" xlink:type="simple">484</text:a> </text:p>
          </table:table-cell>
          <table:table-cell table:style-name="ce7" office:value-type="string" calcext:value-type="string">
            <text:p><text:a xlink:href="https://en.wikipedia.org/wiki/ISO_3166-2:MX" xlink:type="simple">ISO 3166-2:MX</text:a> </text:p>
          </table:table-cell>
          <table:table-cell table:style-name="ce7" office:value-type="string" calcext:value-type="string">
            <text:p><text:a xlink:href="https://en.wikipedia.org/wiki/.mx" xlink:type="simple">.mx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Federated_States_of_Micronesia" xlink:type="simple"> </text:a> <text:a xlink:href="https://en.wikipedia.org/wiki/Federated_States_of_Micronesia" xlink:type="simple">Micronesia (Federated States of)</text:a> </text:p>
          </table:table-cell>
          <table:table-cell table:style-name="ce2" office:value-type="string" calcext:value-type="string">
            <text:p><text:a xlink:href="https://en.wikipedia.org/wiki/Federated_States_of_Micronesia" xlink:type="simple">The Federated States of Micrones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FM" xlink:type="simple">FM</text:a> </text:p>
          </table:table-cell>
          <table:table-cell table:style-name="ce7" office:value-type="string" calcext:value-type="string">
            <text:p><text:a xlink:href="https://en.wikipedia.org/wiki/ISO_3166-1_alpha-3#FSM" xlink:type="simple">FSM</text:a> </text:p>
          </table:table-cell>
          <table:table-cell table:style-name="ce7" office:value-type="string" calcext:value-type="string">
            <text:p><text:a xlink:href="https://en.wikipedia.org/wiki/ISO_3166-1_numeric#583" xlink:type="simple">583</text:a> </text:p>
          </table:table-cell>
          <table:table-cell table:style-name="ce7" office:value-type="string" calcext:value-type="string">
            <text:p><text:a xlink:href="https://en.wikipedia.org/wiki/ISO_3166-2:FM" xlink:type="simple">ISO 3166-2:FM</text:a> </text:p>
          </table:table-cell>
          <table:table-cell table:style-name="ce7" office:value-type="string" calcext:value-type="string">
            <text:p><text:a xlink:href="https://en.wikipedia.org/wiki/.fm" xlink:type="simple">.fm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Moldova" xlink:type="simple"> </text:a> <text:a xlink:href="https://en.wikipedia.org/wiki/Moldova" xlink:type="simple">Moldova (the Republic of)</text:a> </text:p>
          </table:table-cell>
          <table:table-cell table:style-name="ce2" office:value-type="string" calcext:value-type="string">
            <text:p><text:a xlink:href="https://en.wikipedia.org/wiki/Moldova" xlink:type="simple">The Republic of Moldov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MD" xlink:type="simple">MD</text:a> </text:p>
          </table:table-cell>
          <table:table-cell table:style-name="ce7" office:value-type="string" calcext:value-type="string">
            <text:p><text:a xlink:href="https://en.wikipedia.org/wiki/ISO_3166-1_alpha-3#MDA" xlink:type="simple">MDA</text:a> </text:p>
          </table:table-cell>
          <table:table-cell table:style-name="ce7" office:value-type="string" calcext:value-type="string">
            <text:p><text:a xlink:href="https://en.wikipedia.org/wiki/ISO_3166-1_numeric#498" xlink:type="simple">498</text:a> </text:p>
          </table:table-cell>
          <table:table-cell table:style-name="ce7" office:value-type="string" calcext:value-type="string">
            <text:p><text:a xlink:href="https://en.wikipedia.org/wiki/ISO_3166-2:MD" xlink:type="simple">ISO 3166-2:MD</text:a> </text:p>
          </table:table-cell>
          <table:table-cell table:style-name="ce7" office:value-type="string" calcext:value-type="string">
            <text:p><text:a xlink:href="https://en.wikipedia.org/wiki/.md" xlink:type="simple">.md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Monaco" xlink:type="simple"> </text:a> <text:a xlink:href="https://en.wikipedia.org/wiki/Monaco" xlink:type="simple">Monaco</text:a> </text:p>
          </table:table-cell>
          <table:table-cell table:style-name="ce2" office:value-type="string" calcext:value-type="string">
            <text:p><text:a xlink:href="https://en.wikipedia.org/wiki/Monaco" xlink:type="simple">The Principality of Monaco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MC" xlink:type="simple">MC</text:a> </text:p>
          </table:table-cell>
          <table:table-cell table:style-name="ce7" office:value-type="string" calcext:value-type="string">
            <text:p><text:a xlink:href="https://en.wikipedia.org/wiki/ISO_3166-1_alpha-3#MCO" xlink:type="simple">MCO</text:a> </text:p>
          </table:table-cell>
          <table:table-cell table:style-name="ce7" office:value-type="string" calcext:value-type="string">
            <text:p><text:a xlink:href="https://en.wikipedia.org/wiki/ISO_3166-1_numeric#492" xlink:type="simple">492</text:a> </text:p>
          </table:table-cell>
          <table:table-cell table:style-name="ce7" office:value-type="string" calcext:value-type="string">
            <text:p><text:a xlink:href="https://en.wikipedia.org/wiki/ISO_3166-2:MC" xlink:type="simple">ISO 3166-2:MC</text:a> </text:p>
          </table:table-cell>
          <table:table-cell table:style-name="ce7" office:value-type="string" calcext:value-type="string">
            <text:p><text:a xlink:href="https://en.wikipedia.org/wiki/.mc" xlink:type="simple">.mc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Mongolia" xlink:type="simple"> </text:a> <text:a xlink:href="https://en.wikipedia.org/wiki/Mongolia" xlink:type="simple">Mongolia</text:a> </text:p>
          </table:table-cell>
          <table:table-cell table:style-name="ce2" office:value-type="string" calcext:value-type="string">
            <text:p><text:a xlink:href="https://en.wikipedia.org/wiki/Mongolia" xlink:type="simple">Mongol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MN" xlink:type="simple">MN</text:a> </text:p>
          </table:table-cell>
          <table:table-cell table:style-name="ce7" office:value-type="string" calcext:value-type="string">
            <text:p><text:a xlink:href="https://en.wikipedia.org/wiki/ISO_3166-1_alpha-3#MNG" xlink:type="simple">MNG</text:a> </text:p>
          </table:table-cell>
          <table:table-cell table:style-name="ce7" office:value-type="string" calcext:value-type="string">
            <text:p><text:a xlink:href="https://en.wikipedia.org/wiki/ISO_3166-1_numeric#496" xlink:type="simple">496</text:a> </text:p>
          </table:table-cell>
          <table:table-cell table:style-name="ce7" office:value-type="string" calcext:value-type="string">
            <text:p><text:a xlink:href="https://en.wikipedia.org/wiki/ISO_3166-2:MN" xlink:type="simple">ISO 3166-2:MN</text:a> </text:p>
          </table:table-cell>
          <table:table-cell table:style-name="ce7" office:value-type="string" calcext:value-type="string">
            <text:p><text:a xlink:href="https://en.wikipedia.org/wiki/.mn" xlink:type="simple">.mn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Montenegro" xlink:type="simple"> </text:a> <text:a xlink:href="https://en.wikipedia.org/wiki/Montenegro" xlink:type="simple">Montenegro</text:a> </text:p>
          </table:table-cell>
          <table:table-cell table:style-name="ce2" office:value-type="string" calcext:value-type="string">
            <text:p><text:a xlink:href="https://en.wikipedia.org/wiki/Montenegro" xlink:type="simple">Montenegro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ME" xlink:type="simple">ME</text:a> </text:p>
          </table:table-cell>
          <table:table-cell table:style-name="ce7" office:value-type="string" calcext:value-type="string">
            <text:p><text:a xlink:href="https://en.wikipedia.org/wiki/ISO_3166-1_alpha-3#MNE" xlink:type="simple">MNE</text:a> </text:p>
          </table:table-cell>
          <table:table-cell table:style-name="ce7" office:value-type="string" calcext:value-type="string">
            <text:p><text:a xlink:href="https://en.wikipedia.org/wiki/ISO_3166-1_numeric#499" xlink:type="simple">499</text:a> </text:p>
          </table:table-cell>
          <table:table-cell table:style-name="ce7" office:value-type="string" calcext:value-type="string">
            <text:p><text:a xlink:href="https://en.wikipedia.org/wiki/ISO_3166-2:ME" xlink:type="simple">ISO 3166-2:ME</text:a> </text:p>
          </table:table-cell>
          <table:table-cell table:style-name="ce7" office:value-type="string" calcext:value-type="string">
            <text:p><text:a xlink:href="https://en.wikipedia.org/wiki/.me" xlink:type="simple">.me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Montserrat" xlink:type="simple"> </text:a> <text:a xlink:href="https://en.wikipedia.org/wiki/Montserrat" xlink:type="simple">Montserrat</text:a> </text:p>
          </table:table-cell>
          <table:table-cell table:style-name="ce2" office:value-type="string" calcext:value-type="string">
            <text:p><text:a xlink:href="https://en.wikipedia.org/wiki/Montserrat" xlink:type="simple">Montserrat</text:a> </text:p>
          </table:table-cell>
          <table:table-cell table:style-name="ce7" office:value-type="string" calcext:value-type="string">
            <text:p><text:a xlink:href="#UNI2" xlink:type="simple">United Kingdom</text:a> </text:p>
          </table:table-cell>
          <table:table-cell table:style-name="ce7" office:value-type="string" calcext:value-type="string">
            <text:p><text:a xlink:href="https://en.wikipedia.org/wiki/ISO_3166-1_alpha-2#MS" xlink:type="simple">MS</text:a> </text:p>
          </table:table-cell>
          <table:table-cell table:style-name="ce7" office:value-type="string" calcext:value-type="string">
            <text:p><text:a xlink:href="https://en.wikipedia.org/wiki/ISO_3166-1_alpha-3#MSR" xlink:type="simple">MSR</text:a> </text:p>
          </table:table-cell>
          <table:table-cell table:style-name="ce7" office:value-type="string" calcext:value-type="string">
            <text:p><text:a xlink:href="https://en.wikipedia.org/wiki/ISO_3166-1_numeric#500" xlink:type="simple">500</text:a> </text:p>
          </table:table-cell>
          <table:table-cell table:style-name="ce7" office:value-type="string" calcext:value-type="string">
            <text:p><text:a xlink:href="https://en.wikipedia.org/wiki/ISO_3166-2:MS" xlink:type="simple">ISO 3166-2:MS</text:a> </text:p>
          </table:table-cell>
          <table:table-cell table:style-name="ce7" office:value-type="string" calcext:value-type="string">
            <text:p><text:a xlink:href="https://en.wikipedia.org/wiki/.ms" xlink:type="simple">.ms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Morocco" xlink:type="simple"> </text:a> <text:a xlink:href="https://en.wikipedia.org/wiki/Morocco" xlink:type="simple">Morocco</text:a> </text:p>
          </table:table-cell>
          <table:table-cell table:style-name="ce2" office:value-type="string" calcext:value-type="string">
            <text:p><text:a xlink:href="https://en.wikipedia.org/wiki/Morocco" xlink:type="simple">The Kingdom of Morocco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MA" xlink:type="simple">MA</text:a> </text:p>
          </table:table-cell>
          <table:table-cell table:style-name="ce7" office:value-type="string" calcext:value-type="string">
            <text:p><text:a xlink:href="https://en.wikipedia.org/wiki/ISO_3166-1_alpha-3#MAR" xlink:type="simple">MAR</text:a> </text:p>
          </table:table-cell>
          <table:table-cell table:style-name="ce7" office:value-type="string" calcext:value-type="string">
            <text:p><text:a xlink:href="https://en.wikipedia.org/wiki/ISO_3166-1_numeric#504" xlink:type="simple">504</text:a> </text:p>
          </table:table-cell>
          <table:table-cell table:style-name="ce7" office:value-type="string" calcext:value-type="string">
            <text:p><text:a xlink:href="https://en.wikipedia.org/wiki/ISO_3166-2:MA" xlink:type="simple">ISO 3166-2:MA</text:a> </text:p>
          </table:table-cell>
          <table:table-cell table:style-name="ce7" office:value-type="string" calcext:value-type="string">
            <text:p><text:a xlink:href="https://en.wikipedia.org/wiki/.ma" xlink:type="simple">.ma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Mozambique" xlink:type="simple"> </text:a> <text:a xlink:href="https://en.wikipedia.org/wiki/Mozambique" xlink:type="simple">Mozambique</text:a> </text:p>
          </table:table-cell>
          <table:table-cell table:style-name="ce2" office:value-type="string" calcext:value-type="string">
            <text:p><text:a xlink:href="https://en.wikipedia.org/wiki/Mozambique" xlink:type="simple">The Republic of Mozambique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MZ" xlink:type="simple">MZ</text:a> </text:p>
          </table:table-cell>
          <table:table-cell table:style-name="ce7" office:value-type="string" calcext:value-type="string">
            <text:p><text:a xlink:href="https://en.wikipedia.org/wiki/ISO_3166-1_alpha-3#MOZ" xlink:type="simple">MOZ</text:a> </text:p>
          </table:table-cell>
          <table:table-cell table:style-name="ce7" office:value-type="string" calcext:value-type="string">
            <text:p><text:a xlink:href="https://en.wikipedia.org/wiki/ISO_3166-1_numeric#508" xlink:type="simple">508</text:a> </text:p>
          </table:table-cell>
          <table:table-cell table:style-name="ce7" office:value-type="string" calcext:value-type="string">
            <text:p><text:a xlink:href="https://en.wikipedia.org/wiki/ISO_3166-2:MZ" xlink:type="simple">ISO 3166-2:MZ</text:a> </text:p>
          </table:table-cell>
          <table:table-cell table:style-name="ce7" office:value-type="string" calcext:value-type="string">
            <text:p><text:a xlink:href="https://en.wikipedia.org/wiki/.mz" xlink:type="simple">.mz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Myanmar" xlink:type="simple"> </text:a> <text:a xlink:href="https://en.wikipedia.org/wiki/Myanmar" xlink:type="simple">Myanmar</text:a> <text:a xlink:href="#cite_note-32" xlink:type="simple">[t]</text:a> </text:p>
          </table:table-cell>
          <table:table-cell table:style-name="ce2" office:value-type="string" calcext:value-type="string">
            <text:p><text:a xlink:href="https://en.wikipedia.org/wiki/Myanmar" xlink:type="simple">The Republic of the Union of Myanmar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MM" xlink:type="simple">MM</text:a> </text:p>
          </table:table-cell>
          <table:table-cell table:style-name="ce7" office:value-type="string" calcext:value-type="string">
            <text:p><text:a xlink:href="https://en.wikipedia.org/wiki/ISO_3166-1_alpha-3#MMR" xlink:type="simple">MMR</text:a> </text:p>
          </table:table-cell>
          <table:table-cell table:style-name="ce7" office:value-type="string" calcext:value-type="string">
            <text:p><text:a xlink:href="https://en.wikipedia.org/wiki/ISO_3166-1_numeric#104" xlink:type="simple">104</text:a> </text:p>
          </table:table-cell>
          <table:table-cell table:style-name="ce7" office:value-type="string" calcext:value-type="string">
            <text:p><text:a xlink:href="https://en.wikipedia.org/wiki/ISO_3166-2:MM" xlink:type="simple">ISO 3166-2:MM</text:a> </text:p>
          </table:table-cell>
          <table:table-cell table:style-name="ce7" office:value-type="string" calcext:value-type="string">
            <text:p><text:a xlink:href="https://en.wikipedia.org/wiki/.mm" xlink:type="simple">.mm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Namibia" xlink:type="simple"> </text:a> <text:a xlink:href="https://en.wikipedia.org/wiki/Namibia" xlink:type="simple">Namibia</text:a> </text:p>
          </table:table-cell>
          <table:table-cell table:style-name="ce2" office:value-type="string" calcext:value-type="string">
            <text:p><text:a xlink:href="https://en.wikipedia.org/wiki/Namibia" xlink:type="simple">The Republic of Namib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NA" xlink:type="simple">NA</text:a> </text:p>
          </table:table-cell>
          <table:table-cell table:style-name="ce7" office:value-type="string" calcext:value-type="string">
            <text:p><text:a xlink:href="https://en.wikipedia.org/wiki/ISO_3166-1_alpha-3#NAM" xlink:type="simple">NAM</text:a> </text:p>
          </table:table-cell>
          <table:table-cell table:style-name="ce7" office:value-type="string" calcext:value-type="string">
            <text:p><text:a xlink:href="https://en.wikipedia.org/wiki/ISO_3166-1_numeric#516" xlink:type="simple">516</text:a> </text:p>
          </table:table-cell>
          <table:table-cell table:style-name="ce7" office:value-type="string" calcext:value-type="string">
            <text:p><text:a xlink:href="https://en.wikipedia.org/wiki/ISO_3166-2:NA" xlink:type="simple">ISO 3166-2:NA</text:a> </text:p>
          </table:table-cell>
          <table:table-cell table:style-name="ce7" office:value-type="string" calcext:value-type="string">
            <text:p><text:a xlink:href="https://en.wikipedia.org/wiki/.na" xlink:type="simple">.na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Nauru" xlink:type="simple"> </text:a> <text:a xlink:href="https://en.wikipedia.org/wiki/Nauru" xlink:type="simple">Nauru</text:a> </text:p>
          </table:table-cell>
          <table:table-cell table:style-name="ce2" office:value-type="string" calcext:value-type="string">
            <text:p><text:a xlink:href="https://en.wikipedia.org/wiki/Nauru" xlink:type="simple">The Republic of Nauru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NR" xlink:type="simple">NR</text:a> </text:p>
          </table:table-cell>
          <table:table-cell table:style-name="ce7" office:value-type="string" calcext:value-type="string">
            <text:p><text:a xlink:href="https://en.wikipedia.org/wiki/ISO_3166-1_alpha-3#NRU" xlink:type="simple">NRU</text:a> </text:p>
          </table:table-cell>
          <table:table-cell table:style-name="ce7" office:value-type="string" calcext:value-type="string">
            <text:p><text:a xlink:href="https://en.wikipedia.org/wiki/ISO_3166-1_numeric#520" xlink:type="simple">520</text:a> </text:p>
          </table:table-cell>
          <table:table-cell table:style-name="ce7" office:value-type="string" calcext:value-type="string">
            <text:p><text:a xlink:href="https://en.wikipedia.org/wiki/ISO_3166-2:NR" xlink:type="simple">ISO 3166-2:NR</text:a> </text:p>
          </table:table-cell>
          <table:table-cell table:style-name="ce7" office:value-type="string" calcext:value-type="string">
            <text:p><text:a xlink:href="https://en.wikipedia.org/wiki/.nr" xlink:type="simple">.nr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Nepal" xlink:type="simple"> </text:a> <text:a xlink:href="https://en.wikipedia.org/wiki/Nepal" xlink:type="simple">Nepal</text:a> </text:p>
          </table:table-cell>
          <table:table-cell table:style-name="ce2" office:value-type="string" calcext:value-type="string">
            <text:p><text:a xlink:href="https://en.wikipedia.org/wiki/Nepal" xlink:type="simple">The Federal Democratic Republic of Nepal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NP" xlink:type="simple">NP</text:a> </text:p>
          </table:table-cell>
          <table:table-cell table:style-name="ce7" office:value-type="string" calcext:value-type="string">
            <text:p><text:a xlink:href="https://en.wikipedia.org/wiki/ISO_3166-1_alpha-3#NPL" xlink:type="simple">NPL</text:a> </text:p>
          </table:table-cell>
          <table:table-cell table:style-name="ce7" office:value-type="string" calcext:value-type="string">
            <text:p><text:a xlink:href="https://en.wikipedia.org/wiki/ISO_3166-1_numeric#524" xlink:type="simple">524</text:a> </text:p>
          </table:table-cell>
          <table:table-cell table:style-name="ce7" office:value-type="string" calcext:value-type="string">
            <text:p><text:a xlink:href="https://en.wikipedia.org/wiki/ISO_3166-2:NP" xlink:type="simple">ISO 3166-2:NP</text:a> </text:p>
          </table:table-cell>
          <table:table-cell table:style-name="ce7" office:value-type="string" calcext:value-type="string">
            <text:p><text:a xlink:href="https://en.wikipedia.org/wiki/.np" xlink:type="simple">.np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Netherlands" xlink:type="simple"> </text:a> <text:a xlink:href="https://en.wikipedia.org/wiki/Kingdom_of_the_Netherlands" xlink:type="simple">Netherlands (the)</text:a> </text:p>
          </table:table-cell>
          <table:table-cell table:style-name="ce2" office:value-type="string" calcext:value-type="string">
            <text:p><text:a xlink:href="https://en.wikipedia.org/wiki/Kingdom_of_the_Netherlands" xlink:type="simple">The Kingdom of the Netherlands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NL" xlink:type="simple">NL</text:a> </text:p>
          </table:table-cell>
          <table:table-cell table:style-name="ce7" office:value-type="string" calcext:value-type="string">
            <text:p><text:a xlink:href="https://en.wikipedia.org/wiki/ISO_3166-1_alpha-3#NLD" xlink:type="simple">NLD</text:a> </text:p>
          </table:table-cell>
          <table:table-cell table:style-name="ce7" office:value-type="string" calcext:value-type="string">
            <text:p><text:a xlink:href="https://en.wikipedia.org/wiki/ISO_3166-1_numeric#528" xlink:type="simple">528</text:a> </text:p>
          </table:table-cell>
          <table:table-cell table:style-name="ce7" office:value-type="string" calcext:value-type="string">
            <text:p><text:a xlink:href="https://en.wikipedia.org/wiki/ISO_3166-2:NL" xlink:type="simple">ISO 3166-2:NL</text:a> </text:p>
          </table:table-cell>
          <table:table-cell table:style-name="ce7" office:value-type="string" calcext:value-type="string">
            <text:p><text:a xlink:href="https://en.wikipedia.org/wiki/.nl" xlink:type="simple">.nl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New_Caledonia" xlink:type="simple"> </text:a> <text:a xlink:href="https://en.wikipedia.org/wiki/New_Caledonia" xlink:type="simple">New Caledonia</text:a> </text:p>
          </table:table-cell>
          <table:table-cell table:style-name="ce2" office:value-type="string" calcext:value-type="string">
            <text:p><text:a xlink:href="https://en.wikipedia.org/wiki/New_Caledonia" xlink:type="simple">New Caledonia</text:a> </text:p>
          </table:table-cell>
          <table:table-cell table:style-name="ce7" office:value-type="string" calcext:value-type="string">
            <text:p><text:a xlink:href="#FRAN" xlink:type="simple">France</text:a> </text:p>
          </table:table-cell>
          <table:table-cell table:style-name="ce7" office:value-type="string" calcext:value-type="string">
            <text:p><text:a xlink:href="https://en.wikipedia.org/wiki/ISO_3166-1_alpha-2#NC" xlink:type="simple">NC</text:a> </text:p>
          </table:table-cell>
          <table:table-cell table:style-name="ce7" office:value-type="string" calcext:value-type="string">
            <text:p><text:a xlink:href="https://en.wikipedia.org/wiki/ISO_3166-1_alpha-3#NCL" xlink:type="simple">NCL</text:a> </text:p>
          </table:table-cell>
          <table:table-cell table:style-name="ce7" office:value-type="string" calcext:value-type="string">
            <text:p><text:a xlink:href="https://en.wikipedia.org/wiki/ISO_3166-1_numeric#540" xlink:type="simple">540</text:a> </text:p>
          </table:table-cell>
          <table:table-cell table:style-name="ce7" office:value-type="string" calcext:value-type="string">
            <text:p><text:a xlink:href="https://en.wikipedia.org/wiki/ISO_3166-2:NC" xlink:type="simple">ISO 3166-2:NC</text:a> </text:p>
          </table:table-cell>
          <table:table-cell table:style-name="ce7" office:value-type="string" calcext:value-type="string">
            <text:p><text:a xlink:href="https://en.wikipedia.org/wiki/.nc" xlink:type="simple">.nc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New_Zealand" xlink:type="simple"> </text:a> <text:a xlink:href="https://en.wikipedia.org/wiki/New_Zealand" xlink:type="simple">New Zealand</text:a> </text:p>
          </table:table-cell>
          <table:table-cell table:style-name="ce2" office:value-type="string" calcext:value-type="string">
            <text:p><text:a xlink:href="https://en.wikipedia.org/wiki/New_Zealand" xlink:type="simple">New Zealand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NZ" xlink:type="simple">NZ</text:a> </text:p>
          </table:table-cell>
          <table:table-cell table:style-name="ce7" office:value-type="string" calcext:value-type="string">
            <text:p><text:a xlink:href="https://en.wikipedia.org/wiki/ISO_3166-1_alpha-3#NZL" xlink:type="simple">NZL</text:a> </text:p>
          </table:table-cell>
          <table:table-cell table:style-name="ce7" office:value-type="string" calcext:value-type="string">
            <text:p><text:a xlink:href="https://en.wikipedia.org/wiki/ISO_3166-1_numeric#554" xlink:type="simple">554</text:a> </text:p>
          </table:table-cell>
          <table:table-cell table:style-name="ce7" office:value-type="string" calcext:value-type="string">
            <text:p><text:a xlink:href="https://en.wikipedia.org/wiki/ISO_3166-2:NZ" xlink:type="simple">ISO 3166-2:NZ</text:a> </text:p>
          </table:table-cell>
          <table:table-cell table:style-name="ce7" office:value-type="string" calcext:value-type="string">
            <text:p><text:a xlink:href="https://en.wikipedia.org/wiki/.nz" xlink:type="simple">.nz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Nicaragua" xlink:type="simple"> </text:a> <text:a xlink:href="https://en.wikipedia.org/wiki/Nicaragua" xlink:type="simple">Nicaragua</text:a> </text:p>
          </table:table-cell>
          <table:table-cell table:style-name="ce2" office:value-type="string" calcext:value-type="string">
            <text:p><text:a xlink:href="https://en.wikipedia.org/wiki/Nicaragua" xlink:type="simple">The Republic of Nicaragu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NI" xlink:type="simple">NI</text:a> </text:p>
          </table:table-cell>
          <table:table-cell table:style-name="ce7" office:value-type="string" calcext:value-type="string">
            <text:p><text:a xlink:href="https://en.wikipedia.org/wiki/ISO_3166-1_alpha-3#NIC" xlink:type="simple">NIC</text:a> </text:p>
          </table:table-cell>
          <table:table-cell table:style-name="ce7" office:value-type="string" calcext:value-type="string">
            <text:p><text:a xlink:href="https://en.wikipedia.org/wiki/ISO_3166-1_numeric#558" xlink:type="simple">558</text:a> </text:p>
          </table:table-cell>
          <table:table-cell table:style-name="ce7" office:value-type="string" calcext:value-type="string">
            <text:p><text:a xlink:href="https://en.wikipedia.org/wiki/ISO_3166-2:NI" xlink:type="simple">ISO 3166-2:NI</text:a> </text:p>
          </table:table-cell>
          <table:table-cell table:style-name="ce7" office:value-type="string" calcext:value-type="string">
            <text:p><text:a xlink:href="https://en.wikipedia.org/wiki/.ni" xlink:type="simple">.ni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Niger" xlink:type="simple"> </text:a> <text:a xlink:href="https://en.wikipedia.org/wiki/Niger" xlink:type="simple">Niger (the)</text:a> </text:p>
          </table:table-cell>
          <table:table-cell table:style-name="ce2" office:value-type="string" calcext:value-type="string">
            <text:p><text:a xlink:href="https://en.wikipedia.org/wiki/Niger" xlink:type="simple">The Republic of the Niger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NE" xlink:type="simple">NE</text:a> </text:p>
          </table:table-cell>
          <table:table-cell table:style-name="ce7" office:value-type="string" calcext:value-type="string">
            <text:p><text:a xlink:href="https://en.wikipedia.org/wiki/ISO_3166-1_alpha-3#NER" xlink:type="simple">NER</text:a> </text:p>
          </table:table-cell>
          <table:table-cell table:style-name="ce7" office:value-type="string" calcext:value-type="string">
            <text:p><text:a xlink:href="https://en.wikipedia.org/wiki/ISO_3166-1_numeric#562" xlink:type="simple">562</text:a> </text:p>
          </table:table-cell>
          <table:table-cell table:style-name="ce7" office:value-type="string" calcext:value-type="string">
            <text:p><text:a xlink:href="https://en.wikipedia.org/wiki/ISO_3166-2:NE" xlink:type="simple">ISO 3166-2:NE</text:a> </text:p>
          </table:table-cell>
          <table:table-cell table:style-name="ce7" office:value-type="string" calcext:value-type="string">
            <text:p><text:a xlink:href="https://en.wikipedia.org/wiki/.ne" xlink:type="simple">.ne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Nigeria" xlink:type="simple"> </text:a> <text:a xlink:href="https://en.wikipedia.org/wiki/Nigeria" xlink:type="simple">Nigeria</text:a> </text:p>
          </table:table-cell>
          <table:table-cell table:style-name="ce2" office:value-type="string" calcext:value-type="string">
            <text:p><text:a xlink:href="https://en.wikipedia.org/wiki/Nigeria" xlink:type="simple">The Federal Republic of Niger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NG" xlink:type="simple">NG</text:a> </text:p>
          </table:table-cell>
          <table:table-cell table:style-name="ce7" office:value-type="string" calcext:value-type="string">
            <text:p><text:a xlink:href="https://en.wikipedia.org/wiki/ISO_3166-1_alpha-3#NGA" xlink:type="simple">NGA</text:a> </text:p>
          </table:table-cell>
          <table:table-cell table:style-name="ce7" office:value-type="string" calcext:value-type="string">
            <text:p><text:a xlink:href="https://en.wikipedia.org/wiki/ISO_3166-1_numeric#566" xlink:type="simple">566</text:a> </text:p>
          </table:table-cell>
          <table:table-cell table:style-name="ce7" office:value-type="string" calcext:value-type="string">
            <text:p><text:a xlink:href="https://en.wikipedia.org/wiki/ISO_3166-2:NG" xlink:type="simple">ISO 3166-2:NG</text:a> </text:p>
          </table:table-cell>
          <table:table-cell table:style-name="ce7" office:value-type="string" calcext:value-type="string">
            <text:p><text:a xlink:href="https://en.wikipedia.org/wiki/.ng" xlink:type="simple">.ng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Niue" xlink:type="simple"> </text:a> <text:a xlink:href="https://en.wikipedia.org/wiki/Niue" xlink:type="simple">Niue</text:a> </text:p>
          </table:table-cell>
          <table:table-cell table:style-name="ce2" office:value-type="string" calcext:value-type="string">
            <text:p><text:a xlink:href="https://en.wikipedia.org/wiki/Niue" xlink:type="simple">Niue</text:a> </text:p>
          </table:table-cell>
          <table:table-cell table:style-name="ce7" office:value-type="string" calcext:value-type="string">
            <text:p><text:a xlink:href="#NEWZ" xlink:type="simple">New Zealand</text:a> </text:p>
          </table:table-cell>
          <table:table-cell table:style-name="ce7" office:value-type="string" calcext:value-type="string">
            <text:p><text:a xlink:href="https://en.wikipedia.org/wiki/ISO_3166-1_alpha-2#NU" xlink:type="simple">NU</text:a> </text:p>
          </table:table-cell>
          <table:table-cell table:style-name="ce7" office:value-type="string" calcext:value-type="string">
            <text:p><text:a xlink:href="https://en.wikipedia.org/wiki/ISO_3166-1_alpha-3#NIU" xlink:type="simple">NIU</text:a> </text:p>
          </table:table-cell>
          <table:table-cell table:style-name="ce7" office:value-type="string" calcext:value-type="string">
            <text:p><text:a xlink:href="https://en.wikipedia.org/wiki/ISO_3166-1_numeric#570" xlink:type="simple">570</text:a> </text:p>
          </table:table-cell>
          <table:table-cell table:style-name="ce7" office:value-type="string" calcext:value-type="string">
            <text:p><text:a xlink:href="https://en.wikipedia.org/wiki/ISO_3166-2:NU" xlink:type="simple">ISO 3166-2:NU</text:a> </text:p>
          </table:table-cell>
          <table:table-cell table:style-name="ce7" office:value-type="string" calcext:value-type="string">
            <text:p><text:a xlink:href="https://en.wikipedia.org/wiki/.nu" xlink:type="simple">.nu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Norfolk_Island" xlink:type="simple"> </text:a> <text:a xlink:href="https://en.wikipedia.org/wiki/Norfolk_Island" xlink:type="simple">Norfolk Island</text:a> </text:p>
          </table:table-cell>
          <table:table-cell table:style-name="ce2" office:value-type="string" calcext:value-type="string">
            <text:p><text:a xlink:href="https://en.wikipedia.org/wiki/Norfolk_Island" xlink:type="simple">The Territory of Norfolk Island</text:a> </text:p>
          </table:table-cell>
          <table:table-cell table:style-name="ce7" office:value-type="string" calcext:value-type="string">
            <text:p><text:a xlink:href="#AUS1" xlink:type="simple">Australia</text:a> </text:p>
          </table:table-cell>
          <table:table-cell table:style-name="ce7" office:value-type="string" calcext:value-type="string">
            <text:p><text:a xlink:href="https://en.wikipedia.org/wiki/ISO_3166-1_alpha-2#NF" xlink:type="simple">NF</text:a> </text:p>
          </table:table-cell>
          <table:table-cell table:style-name="ce7" office:value-type="string" calcext:value-type="string">
            <text:p><text:a xlink:href="https://en.wikipedia.org/wiki/ISO_3166-1_alpha-3#NFK" xlink:type="simple">NFK</text:a> </text:p>
          </table:table-cell>
          <table:table-cell table:style-name="ce7" office:value-type="string" calcext:value-type="string">
            <text:p><text:a xlink:href="https://en.wikipedia.org/wiki/ISO_3166-1_numeric#574" xlink:type="simple">574</text:a> </text:p>
          </table:table-cell>
          <table:table-cell table:style-name="ce7" office:value-type="string" calcext:value-type="string">
            <text:p><text:a xlink:href="https://en.wikipedia.org/wiki/ISO_3166-2:NF" xlink:type="simple">ISO 3166-2:NF</text:a> </text:p>
          </table:table-cell>
          <table:table-cell table:style-name="ce7" office:value-type="string" calcext:value-type="string">
            <text:p><text:a xlink:href="https://en.wikipedia.org/wiki/.nf" xlink:type="simple">.nf</text:a> </text:p>
          </table:table-cell>
        </table:table-row>
        <table:table-row table:style-name="ro1">
          <table:table-cell table:style-name="ce3" office:value-type="string" calcext:value-type="string">
            <text:p><text:a xlink:href="https://en.wikipedia.org/wiki/North_Korea" xlink:type="simple"> </text:a> <text:a xlink:href="https://en.wikipedia.org/wiki/North_Korea" xlink:type="simple">North Korea</text:a> – See <text:a xlink:href="#KOR1" xlink:type="simple">Korea, The Democratic People's Republic of</text:a>. 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https://en.wikipedia.org/wiki/Northern_Mariana_Islands" xlink:type="simple"> </text:a> <text:a xlink:href="https://en.wikipedia.org/wiki/Northern_Mariana_Islands" xlink:type="simple">Northern Mariana Islands (the)</text:a> </text:p>
          </table:table-cell>
          <table:table-cell table:style-name="ce2" office:value-type="string" calcext:value-type="string">
            <text:p><text:a xlink:href="https://en.wikipedia.org/wiki/Northern_Mariana_Islands" xlink:type="simple">The Commonwealth of the Northern Mariana Islands</text:a> </text:p>
          </table:table-cell>
          <table:table-cell table:style-name="ce7" office:value-type="string" calcext:value-type="string">
            <text:p><text:a xlink:href="#UNI4" xlink:type="simple">United States</text:a> </text:p>
          </table:table-cell>
          <table:table-cell table:style-name="ce7" office:value-type="string" calcext:value-type="string">
            <text:p><text:a xlink:href="https://en.wikipedia.org/wiki/ISO_3166-1_alpha-2#MP" xlink:type="simple">MP</text:a> </text:p>
          </table:table-cell>
          <table:table-cell table:style-name="ce7" office:value-type="string" calcext:value-type="string">
            <text:p><text:a xlink:href="https://en.wikipedia.org/wiki/ISO_3166-1_alpha-3#MNP" xlink:type="simple">MNP</text:a> </text:p>
          </table:table-cell>
          <table:table-cell table:style-name="ce7" office:value-type="string" calcext:value-type="string">
            <text:p><text:a xlink:href="https://en.wikipedia.org/wiki/ISO_3166-1_numeric#580" xlink:type="simple">580</text:a> </text:p>
          </table:table-cell>
          <table:table-cell table:style-name="ce7" office:value-type="string" calcext:value-type="string">
            <text:p><text:a xlink:href="https://en.wikipedia.org/wiki/ISO_3166-2:MP" xlink:type="simple">ISO 3166-2:MP</text:a> </text:p>
          </table:table-cell>
          <table:table-cell table:style-name="ce7" office:value-type="string" calcext:value-type="string">
            <text:p><text:a xlink:href="https://en.wikipedia.org/wiki/.mp" xlink:type="simple">.mp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Norway" xlink:type="simple"> </text:a> <text:a xlink:href="https://en.wikipedia.org/wiki/Norway" xlink:type="simple">Norway</text:a> </text:p>
          </table:table-cell>
          <table:table-cell table:style-name="ce2" office:value-type="string" calcext:value-type="string">
            <text:p><text:a xlink:href="https://en.wikipedia.org/wiki/Norway" xlink:type="simple">The Kingdom of Norway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NO" xlink:type="simple">NO</text:a> </text:p>
          </table:table-cell>
          <table:table-cell table:style-name="ce7" office:value-type="string" calcext:value-type="string">
            <text:p><text:a xlink:href="https://en.wikipedia.org/wiki/ISO_3166-1_alpha-3#NOR" xlink:type="simple">NOR</text:a> </text:p>
          </table:table-cell>
          <table:table-cell table:style-name="ce7" office:value-type="string" calcext:value-type="string">
            <text:p><text:a xlink:href="https://en.wikipedia.org/wiki/ISO_3166-1_numeric#578" xlink:type="simple">578</text:a> </text:p>
          </table:table-cell>
          <table:table-cell table:style-name="ce7" office:value-type="string" calcext:value-type="string">
            <text:p><text:a xlink:href="https://en.wikipedia.org/wiki/ISO_3166-2:NO" xlink:type="simple">ISO 3166-2:NO</text:a> </text:p>
          </table:table-cell>
          <table:table-cell table:style-name="ce7" office:value-type="string" calcext:value-type="string">
            <text:p><text:a xlink:href="https://en.wikipedia.org/wiki/.no" xlink:type="simple">.no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Oman" xlink:type="simple"> </text:a> <text:a xlink:href="https://en.wikipedia.org/wiki/Oman" xlink:type="simple">Oman</text:a> </text:p>
          </table:table-cell>
          <table:table-cell table:style-name="ce2" office:value-type="string" calcext:value-type="string">
            <text:p><text:a xlink:href="https://en.wikipedia.org/wiki/Oman" xlink:type="simple">The Sultanate of Oman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OM" xlink:type="simple">OM</text:a> </text:p>
          </table:table-cell>
          <table:table-cell table:style-name="ce7" office:value-type="string" calcext:value-type="string">
            <text:p><text:a xlink:href="https://en.wikipedia.org/wiki/ISO_3166-1_alpha-3#OMN" xlink:type="simple">OMN</text:a> </text:p>
          </table:table-cell>
          <table:table-cell table:style-name="ce7" office:value-type="string" calcext:value-type="string">
            <text:p><text:a xlink:href="https://en.wikipedia.org/wiki/ISO_3166-1_numeric#512" xlink:type="simple">512</text:a> </text:p>
          </table:table-cell>
          <table:table-cell table:style-name="ce7" office:value-type="string" calcext:value-type="string">
            <text:p><text:a xlink:href="https://en.wikipedia.org/wiki/ISO_3166-2:OM" xlink:type="simple">ISO 3166-2:OM</text:a> </text:p>
          </table:table-cell>
          <table:table-cell table:style-name="ce7" office:value-type="string" calcext:value-type="string">
            <text:p><text:a xlink:href="https://en.wikipedia.org/wiki/.om" xlink:type="simple">.om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Pakistan" xlink:type="simple"> </text:a> <text:a xlink:href="https://en.wikipedia.org/wiki/Pakistan" xlink:type="simple">Pakistan</text:a> </text:p>
          </table:table-cell>
          <table:table-cell table:style-name="ce2" office:value-type="string" calcext:value-type="string">
            <text:p><text:a xlink:href="https://en.wikipedia.org/wiki/Pakistan" xlink:type="simple">The Islamic Republic of Pakistan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PK" xlink:type="simple">PK</text:a> </text:p>
          </table:table-cell>
          <table:table-cell table:style-name="ce7" office:value-type="string" calcext:value-type="string">
            <text:p><text:a xlink:href="https://en.wikipedia.org/wiki/ISO_3166-1_alpha-3#PAK" xlink:type="simple">PAK</text:a> </text:p>
          </table:table-cell>
          <table:table-cell table:style-name="ce7" office:value-type="string" calcext:value-type="string">
            <text:p><text:a xlink:href="https://en.wikipedia.org/wiki/ISO_3166-1_numeric#586" xlink:type="simple">586</text:a> </text:p>
          </table:table-cell>
          <table:table-cell table:style-name="ce7" office:value-type="string" calcext:value-type="string">
            <text:p><text:a xlink:href="https://en.wikipedia.org/wiki/ISO_3166-2:PK" xlink:type="simple">ISO 3166-2:PK</text:a> </text:p>
          </table:table-cell>
          <table:table-cell table:style-name="ce7" office:value-type="string" calcext:value-type="string">
            <text:p><text:a xlink:href="https://en.wikipedia.org/wiki/.pk" xlink:type="simple">.pk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Palau" xlink:type="simple"> </text:a> <text:a xlink:href="https://en.wikipedia.org/wiki/Palau" xlink:type="simple">Palau</text:a> </text:p>
          </table:table-cell>
          <table:table-cell table:style-name="ce2" office:value-type="string" calcext:value-type="string">
            <text:p><text:a xlink:href="https://en.wikipedia.org/wiki/Palau" xlink:type="simple">The Republic of Palau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PW" xlink:type="simple">PW</text:a> </text:p>
          </table:table-cell>
          <table:table-cell table:style-name="ce7" office:value-type="string" calcext:value-type="string">
            <text:p><text:a xlink:href="https://en.wikipedia.org/wiki/ISO_3166-1_alpha-3#PLW" xlink:type="simple">PLW</text:a> </text:p>
          </table:table-cell>
          <table:table-cell table:style-name="ce7" office:value-type="string" calcext:value-type="string">
            <text:p><text:a xlink:href="https://en.wikipedia.org/wiki/ISO_3166-1_numeric#585" xlink:type="simple">585</text:a> </text:p>
          </table:table-cell>
          <table:table-cell table:style-name="ce7" office:value-type="string" calcext:value-type="string">
            <text:p><text:a xlink:href="https://en.wikipedia.org/wiki/ISO_3166-2:PW" xlink:type="simple">ISO 3166-2:PW</text:a> </text:p>
          </table:table-cell>
          <table:table-cell table:style-name="ce7" office:value-type="string" calcext:value-type="string">
            <text:p><text:a xlink:href="https://en.wikipedia.org/wiki/.pw" xlink:type="simple">.pw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State_of_Palestine" xlink:type="simple"> </text:a> <text:a xlink:href="https://en.wikipedia.org/wiki/State_of_Palestine" xlink:type="simple">Palestine, State of</text:a> </text:p>
          </table:table-cell>
          <table:table-cell table:style-name="ce2" office:value-type="string" calcext:value-type="string">
            <text:p><text:a xlink:href="https://en.wikipedia.org/wiki/State_of_Palestine" xlink:type="simple">The State of Palestine</text:a> </text:p>
          </table:table-cell>
          <table:table-cell table:style-name="ce7" office:value-type="string" calcext:value-type="string">
            <text:p>UN observer state</text:p>
          </table:table-cell>
          <table:table-cell table:style-name="ce7" office:value-type="string" calcext:value-type="string">
            <text:p><text:a xlink:href="https://en.wikipedia.org/wiki/ISO_3166-1_alpha-2#PS" xlink:type="simple">PS</text:a> </text:p>
          </table:table-cell>
          <table:table-cell table:style-name="ce7" office:value-type="string" calcext:value-type="string">
            <text:p><text:a xlink:href="https://en.wikipedia.org/wiki/ISO_3166-1_alpha-3#PSE" xlink:type="simple">PSE</text:a> </text:p>
          </table:table-cell>
          <table:table-cell table:style-name="ce7" office:value-type="string" calcext:value-type="string">
            <text:p><text:a xlink:href="https://en.wikipedia.org/wiki/ISO_3166-1_numeric#275" xlink:type="simple">275</text:a> </text:p>
          </table:table-cell>
          <table:table-cell table:style-name="ce7" office:value-type="string" calcext:value-type="string">
            <text:p><text:a xlink:href="https://en.wikipedia.org/wiki/ISO_3166-2:PS" xlink:type="simple">ISO 3166-2:PS</text:a> </text:p>
          </table:table-cell>
          <table:table-cell table:style-name="ce7" office:value-type="string" calcext:value-type="string">
            <text:p><text:a xlink:href="https://en.wikipedia.org/wiki/.ps" xlink:type="simple">.ps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Panama" xlink:type="simple"> </text:a> <text:a xlink:href="https://en.wikipedia.org/wiki/Panama" xlink:type="simple">Panama</text:a> </text:p>
          </table:table-cell>
          <table:table-cell table:style-name="ce2" office:value-type="string" calcext:value-type="string">
            <text:p><text:a xlink:href="https://en.wikipedia.org/wiki/Panama" xlink:type="simple">The Republic of Panamá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PA" xlink:type="simple">PA</text:a> </text:p>
          </table:table-cell>
          <table:table-cell table:style-name="ce7" office:value-type="string" calcext:value-type="string">
            <text:p><text:a xlink:href="https://en.wikipedia.org/wiki/ISO_3166-1_alpha-3#PAN" xlink:type="simple">PAN</text:a> </text:p>
          </table:table-cell>
          <table:table-cell table:style-name="ce7" office:value-type="string" calcext:value-type="string">
            <text:p><text:a xlink:href="https://en.wikipedia.org/wiki/ISO_3166-1_numeric#591" xlink:type="simple">591</text:a> </text:p>
          </table:table-cell>
          <table:table-cell table:style-name="ce7" office:value-type="string" calcext:value-type="string">
            <text:p><text:a xlink:href="https://en.wikipedia.org/wiki/ISO_3166-2:PA" xlink:type="simple">ISO 3166-2:PA</text:a> </text:p>
          </table:table-cell>
          <table:table-cell table:style-name="ce7" office:value-type="string" calcext:value-type="string">
            <text:p><text:a xlink:href="https://en.wikipedia.org/wiki/.pa" xlink:type="simple">.pa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Papua_New_Guinea" xlink:type="simple"> </text:a> <text:a xlink:href="https://en.wikipedia.org/wiki/Papua_New_Guinea" xlink:type="simple">Papua New Guinea</text:a> </text:p>
          </table:table-cell>
          <table:table-cell table:style-name="ce2" office:value-type="string" calcext:value-type="string">
            <text:p><text:a xlink:href="https://en.wikipedia.org/wiki/Papua_New_Guinea" xlink:type="simple">The Independent State of Papua New Guine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PG" xlink:type="simple">PG</text:a> </text:p>
          </table:table-cell>
          <table:table-cell table:style-name="ce7" office:value-type="string" calcext:value-type="string">
            <text:p><text:a xlink:href="https://en.wikipedia.org/wiki/ISO_3166-1_alpha-3#PNG" xlink:type="simple">PNG</text:a> </text:p>
          </table:table-cell>
          <table:table-cell table:style-name="ce7" office:value-type="string" calcext:value-type="string">
            <text:p><text:a xlink:href="https://en.wikipedia.org/wiki/ISO_3166-1_numeric#598" xlink:type="simple">598</text:a> </text:p>
          </table:table-cell>
          <table:table-cell table:style-name="ce7" office:value-type="string" calcext:value-type="string">
            <text:p><text:a xlink:href="https://en.wikipedia.org/wiki/ISO_3166-2:PG" xlink:type="simple">ISO 3166-2:PG</text:a> </text:p>
          </table:table-cell>
          <table:table-cell table:style-name="ce7" office:value-type="string" calcext:value-type="string">
            <text:p><text:a xlink:href="https://en.wikipedia.org/wiki/.pg" xlink:type="simple">.pg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Paraguay" xlink:type="simple"> </text:a> <text:a xlink:href="https://en.wikipedia.org/wiki/Paraguay" xlink:type="simple">Paraguay</text:a> </text:p>
          </table:table-cell>
          <table:table-cell table:style-name="ce2" office:value-type="string" calcext:value-type="string">
            <text:p><text:a xlink:href="https://en.wikipedia.org/wiki/Paraguay" xlink:type="simple">The Republic of Paraguay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PY" xlink:type="simple">PY</text:a> </text:p>
          </table:table-cell>
          <table:table-cell table:style-name="ce7" office:value-type="string" calcext:value-type="string">
            <text:p><text:a xlink:href="https://en.wikipedia.org/wiki/ISO_3166-1_alpha-3#PRY" xlink:type="simple">PRY</text:a> </text:p>
          </table:table-cell>
          <table:table-cell table:style-name="ce7" office:value-type="string" calcext:value-type="string">
            <text:p><text:a xlink:href="https://en.wikipedia.org/wiki/ISO_3166-1_numeric#600" xlink:type="simple">600</text:a> </text:p>
          </table:table-cell>
          <table:table-cell table:style-name="ce7" office:value-type="string" calcext:value-type="string">
            <text:p><text:a xlink:href="https://en.wikipedia.org/wiki/ISO_3166-2:PY" xlink:type="simple">ISO 3166-2:PY</text:a> </text:p>
          </table:table-cell>
          <table:table-cell table:style-name="ce7" office:value-type="string" calcext:value-type="string">
            <text:p><text:a xlink:href="https://en.wikipedia.org/wiki/.py" xlink:type="simple">.py</text:a> </text:p>
          </table:table-cell>
        </table:table-row>
        <table:table-row table:style-name="ro1">
          <table:table-cell table:style-name="ce3" office:value-type="string" calcext:value-type="string">
            <text:p><text:a xlink:href="https://en.wikipedia.org/wiki/China" xlink:type="simple"> </text:a> <text:a xlink:href="https://en.wikipedia.org/wiki/China" xlink:type="simple">People's Republic of China</text:a> – See <text:a xlink:href="#CHI2" xlink:type="simple">China</text:a>. 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https://en.wikipedia.org/wiki/Peru" xlink:type="simple"> </text:a> <text:a xlink:href="https://en.wikipedia.org/wiki/Peru" xlink:type="simple">Peru</text:a> </text:p>
          </table:table-cell>
          <table:table-cell table:style-name="ce2" office:value-type="string" calcext:value-type="string">
            <text:p><text:a xlink:href="https://en.wikipedia.org/wiki/Peru" xlink:type="simple">The Republic of Perú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PE" xlink:type="simple">PE</text:a> </text:p>
          </table:table-cell>
          <table:table-cell table:style-name="ce7" office:value-type="string" calcext:value-type="string">
            <text:p><text:a xlink:href="https://en.wikipedia.org/wiki/ISO_3166-1_alpha-3#PER" xlink:type="simple">PER</text:a> </text:p>
          </table:table-cell>
          <table:table-cell table:style-name="ce7" office:value-type="string" calcext:value-type="string">
            <text:p><text:a xlink:href="https://en.wikipedia.org/wiki/ISO_3166-1_numeric#604" xlink:type="simple">604</text:a> </text:p>
          </table:table-cell>
          <table:table-cell table:style-name="ce7" office:value-type="string" calcext:value-type="string">
            <text:p><text:a xlink:href="https://en.wikipedia.org/wiki/ISO_3166-2:PE" xlink:type="simple">ISO 3166-2:PE</text:a> </text:p>
          </table:table-cell>
          <table:table-cell table:style-name="ce7" office:value-type="string" calcext:value-type="string">
            <text:p><text:a xlink:href="https://en.wikipedia.org/wiki/.pe" xlink:type="simple">.pe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Philippines" xlink:type="simple"> </text:a> <text:a xlink:href="https://en.wikipedia.org/wiki/Philippines" xlink:type="simple">Philippines (the)</text:a> </text:p>
          </table:table-cell>
          <table:table-cell table:style-name="ce2" office:value-type="string" calcext:value-type="string">
            <text:p><text:a xlink:href="https://en.wikipedia.org/wiki/Philippines" xlink:type="simple">The Republic of the Philippines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PH" xlink:type="simple">PH</text:a> </text:p>
          </table:table-cell>
          <table:table-cell table:style-name="ce7" office:value-type="string" calcext:value-type="string">
            <text:p><text:a xlink:href="https://en.wikipedia.org/wiki/ISO_3166-1_alpha-3#PHL" xlink:type="simple">PHL</text:a> </text:p>
          </table:table-cell>
          <table:table-cell table:style-name="ce7" office:value-type="string" calcext:value-type="string">
            <text:p><text:a xlink:href="https://en.wikipedia.org/wiki/ISO_3166-1_numeric#608" xlink:type="simple">608</text:a> </text:p>
          </table:table-cell>
          <table:table-cell table:style-name="ce7" office:value-type="string" calcext:value-type="string">
            <text:p><text:a xlink:href="https://en.wikipedia.org/wiki/ISO_3166-2:PH" xlink:type="simple">ISO 3166-2:PH</text:a> </text:p>
          </table:table-cell>
          <table:table-cell table:style-name="ce7" office:value-type="string" calcext:value-type="string">
            <text:p><text:a xlink:href="https://en.wikipedia.org/wiki/.ph" xlink:type="simple">.ph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Pitcairn_Islands" xlink:type="simple"> </text:a> <text:a xlink:href="https://en.wikipedia.org/wiki/Pitcairn_Islands" xlink:type="simple">Pitcairn</text:a> <text:a xlink:href="#cite_note-33" xlink:type="simple">[u]</text:a> </text:p>
          </table:table-cell>
          <table:table-cell table:style-name="ce2" office:value-type="string" calcext:value-type="string">
            <text:p><text:a xlink:href="https://en.wikipedia.org/wiki/Pitcairn_Islands" xlink:type="simple">The Pitcairn, Henderson, Ducie and Oeno Islands</text:a> </text:p>
          </table:table-cell>
          <table:table-cell table:style-name="ce7" office:value-type="string" calcext:value-type="string">
            <text:p><text:a xlink:href="#UNI2" xlink:type="simple">United Kingdom</text:a> </text:p>
          </table:table-cell>
          <table:table-cell table:style-name="ce7" office:value-type="string" calcext:value-type="string">
            <text:p><text:a xlink:href="https://en.wikipedia.org/wiki/ISO_3166-1_alpha-2#PN" xlink:type="simple">PN</text:a> </text:p>
          </table:table-cell>
          <table:table-cell table:style-name="ce7" office:value-type="string" calcext:value-type="string">
            <text:p><text:a xlink:href="https://en.wikipedia.org/wiki/ISO_3166-1_alpha-3#PCN" xlink:type="simple">PCN</text:a> </text:p>
          </table:table-cell>
          <table:table-cell table:style-name="ce7" office:value-type="string" calcext:value-type="string">
            <text:p><text:a xlink:href="https://en.wikipedia.org/wiki/ISO_3166-1_numeric#612" xlink:type="simple">612</text:a> </text:p>
          </table:table-cell>
          <table:table-cell table:style-name="ce7" office:value-type="string" calcext:value-type="string">
            <text:p><text:a xlink:href="https://en.wikipedia.org/wiki/ISO_3166-2:PN" xlink:type="simple">ISO 3166-2:PN</text:a> </text:p>
          </table:table-cell>
          <table:table-cell table:style-name="ce7" office:value-type="string" calcext:value-type="string">
            <text:p><text:a xlink:href="https://en.wikipedia.org/wiki/.pn" xlink:type="simple">.pn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Poland" xlink:type="simple"> </text:a> <text:a xlink:href="https://en.wikipedia.org/wiki/Poland" xlink:type="simple">Poland</text:a> </text:p>
          </table:table-cell>
          <table:table-cell table:style-name="ce2" office:value-type="string" calcext:value-type="string">
            <text:p><text:a xlink:href="https://en.wikipedia.org/wiki/Poland" xlink:type="simple">The Republic of Poland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PL" xlink:type="simple">PL</text:a> </text:p>
          </table:table-cell>
          <table:table-cell table:style-name="ce7" office:value-type="string" calcext:value-type="string">
            <text:p><text:a xlink:href="https://en.wikipedia.org/wiki/ISO_3166-1_alpha-3#POL" xlink:type="simple">POL</text:a> </text:p>
          </table:table-cell>
          <table:table-cell table:style-name="ce7" office:value-type="string" calcext:value-type="string">
            <text:p><text:a xlink:href="https://en.wikipedia.org/wiki/ISO_3166-1_numeric#616" xlink:type="simple">616</text:a> </text:p>
          </table:table-cell>
          <table:table-cell table:style-name="ce7" office:value-type="string" calcext:value-type="string">
            <text:p><text:a xlink:href="https://en.wikipedia.org/wiki/ISO_3166-2:PL" xlink:type="simple">ISO 3166-2:PL</text:a> </text:p>
          </table:table-cell>
          <table:table-cell table:style-name="ce7" office:value-type="string" calcext:value-type="string">
            <text:p><text:a xlink:href="https://en.wikipedia.org/wiki/.pl" xlink:type="simple">.pl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Portugal" xlink:type="simple"> </text:a> <text:a xlink:href="https://en.wikipedia.org/wiki/Portugal" xlink:type="simple">Portugal</text:a> </text:p>
          </table:table-cell>
          <table:table-cell table:style-name="ce2" office:value-type="string" calcext:value-type="string">
            <text:p><text:a xlink:href="https://en.wikipedia.org/wiki/Portugal" xlink:type="simple">The Portuguese Republic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PT" xlink:type="simple">PT</text:a> </text:p>
          </table:table-cell>
          <table:table-cell table:style-name="ce7" office:value-type="string" calcext:value-type="string">
            <text:p><text:a xlink:href="https://en.wikipedia.org/wiki/ISO_3166-1_alpha-3#PRT" xlink:type="simple">PRT</text:a> </text:p>
          </table:table-cell>
          <table:table-cell table:style-name="ce7" office:value-type="string" calcext:value-type="string">
            <text:p><text:a xlink:href="https://en.wikipedia.org/wiki/ISO_3166-1_numeric#620" xlink:type="simple">620</text:a> </text:p>
          </table:table-cell>
          <table:table-cell table:style-name="ce7" office:value-type="string" calcext:value-type="string">
            <text:p><text:a xlink:href="https://en.wikipedia.org/wiki/ISO_3166-2:PT" xlink:type="simple">ISO 3166-2:PT</text:a> </text:p>
          </table:table-cell>
          <table:table-cell table:style-name="ce7" office:value-type="string" calcext:value-type="string">
            <text:p><text:a xlink:href="https://en.wikipedia.org/wiki/.pt" xlink:type="simple">.pt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Puerto_Rico" xlink:type="simple"> </text:a> <text:a xlink:href="https://en.wikipedia.org/wiki/Puerto_Rico" xlink:type="simple">Puerto Rico</text:a> </text:p>
          </table:table-cell>
          <table:table-cell table:style-name="ce2" office:value-type="string" calcext:value-type="string">
            <text:p><text:a xlink:href="https://en.wikipedia.org/wiki/Puerto_Rico" xlink:type="simple">The Commonwealth of Puerto Rico</text:a> </text:p>
          </table:table-cell>
          <table:table-cell table:style-name="ce7" office:value-type="string" calcext:value-type="string">
            <text:p><text:a xlink:href="#UNI4" xlink:type="simple">United States</text:a> </text:p>
          </table:table-cell>
          <table:table-cell table:style-name="ce7" office:value-type="string" calcext:value-type="string">
            <text:p><text:a xlink:href="https://en.wikipedia.org/wiki/ISO_3166-1_alpha-2#PR" xlink:type="simple">PR</text:a> </text:p>
          </table:table-cell>
          <table:table-cell table:style-name="ce7" office:value-type="string" calcext:value-type="string">
            <text:p><text:a xlink:href="https://en.wikipedia.org/wiki/ISO_3166-1_alpha-3#PRI" xlink:type="simple">PRI</text:a> </text:p>
          </table:table-cell>
          <table:table-cell table:style-name="ce7" office:value-type="string" calcext:value-type="string">
            <text:p><text:a xlink:href="https://en.wikipedia.org/wiki/ISO_3166-1_numeric#630" xlink:type="simple">630</text:a> </text:p>
          </table:table-cell>
          <table:table-cell table:style-name="ce7" office:value-type="string" calcext:value-type="string">
            <text:p><text:a xlink:href="https://en.wikipedia.org/wiki/ISO_3166-2:PR" xlink:type="simple">ISO 3166-2:PR</text:a> </text:p>
          </table:table-cell>
          <table:table-cell table:style-name="ce7" office:value-type="string" calcext:value-type="string">
            <text:p><text:a xlink:href="https://en.wikipedia.org/wiki/.pr" xlink:type="simple">.pr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Qatar" xlink:type="simple"> </text:a> <text:a xlink:href="https://en.wikipedia.org/wiki/Qatar" xlink:type="simple">Qatar</text:a> </text:p>
          </table:table-cell>
          <table:table-cell table:style-name="ce2" office:value-type="string" calcext:value-type="string">
            <text:p><text:a xlink:href="https://en.wikipedia.org/wiki/Qatar" xlink:type="simple">The State of Qatar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QA" xlink:type="simple">QA</text:a> </text:p>
          </table:table-cell>
          <table:table-cell table:style-name="ce7" office:value-type="string" calcext:value-type="string">
            <text:p><text:a xlink:href="https://en.wikipedia.org/wiki/ISO_3166-1_alpha-3#QAT" xlink:type="simple">QAT</text:a> </text:p>
          </table:table-cell>
          <table:table-cell table:style-name="ce7" office:value-type="string" calcext:value-type="string">
            <text:p><text:a xlink:href="https://en.wikipedia.org/wiki/ISO_3166-1_numeric#634" xlink:type="simple">634</text:a> </text:p>
          </table:table-cell>
          <table:table-cell table:style-name="ce7" office:value-type="string" calcext:value-type="string">
            <text:p><text:a xlink:href="https://en.wikipedia.org/wiki/ISO_3166-2:QA" xlink:type="simple">ISO 3166-2:QA</text:a> </text:p>
          </table:table-cell>
          <table:table-cell table:style-name="ce7" office:value-type="string" calcext:value-type="string">
            <text:p><text:a xlink:href="https://en.wikipedia.org/wiki/.qa" xlink:type="simple">.qa</text:a> </text:p>
          </table:table-cell>
        </table:table-row>
        <table:table-row table:style-name="ro1">
          <table:table-cell table:style-name="ce3" office:value-type="string" calcext:value-type="string">
            <text:p><text:a xlink:href="https://en.wikipedia.org/wiki/Taiwan" xlink:type="simple"> </text:a> <text:a xlink:href="https://en.wikipedia.org/wiki/Republic_of_China" xlink:type="simple">Republic of China</text:a> – See <text:a xlink:href="#TAIW" xlink:type="simple">Taiwan (Province of China)</text:a>. 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<text:a xlink:href="https://en.wikipedia.org/wiki/South_Korea" xlink:type="simple"> </text:a> <text:a xlink:href="https://en.wikipedia.org/wiki/South_Korea" xlink:type="simple">Republic of Korea</text:a> – See <text:a xlink:href="#KOR2" xlink:type="simple">Korea, The Republic of</text:a>. 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<text:a xlink:href="https://en.wikipedia.org/wiki/Republic_of_the_Congo" xlink:type="simple"> </text:a> <text:a xlink:href="https://en.wikipedia.org/wiki/Republic_of_the_Congo" xlink:type="simple">Republic of the Congo</text:a> – See <text:a xlink:href="#CON2" xlink:type="simple">Congo, The</text:a>. 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https://en.wikipedia.org/wiki/Réunion" xlink:type="simple"> </text:a> <text:a xlink:href="https://en.wikipedia.org/wiki/Réunion" xlink:type="simple">Réunion</text:a> </text:p>
          </table:table-cell>
          <table:table-cell table:style-name="ce2" office:value-type="string" calcext:value-type="string">
            <text:p><text:a xlink:href="https://en.wikipedia.org/wiki/Réunion" xlink:type="simple">Réunion</text:a> </text:p>
          </table:table-cell>
          <table:table-cell table:style-name="ce7" office:value-type="string" calcext:value-type="string">
            <text:p><text:a xlink:href="#FRAN" xlink:type="simple">France</text:a> </text:p>
          </table:table-cell>
          <table:table-cell table:style-name="ce7" office:value-type="string" calcext:value-type="string">
            <text:p><text:a xlink:href="https://en.wikipedia.org/wiki/ISO_3166-1_alpha-2#RE" xlink:type="simple">RE</text:a> </text:p>
          </table:table-cell>
          <table:table-cell table:style-name="ce7" office:value-type="string" calcext:value-type="string">
            <text:p><text:a xlink:href="https://en.wikipedia.org/wiki/ISO_3166-1_alpha-3#REU" xlink:type="simple">REU</text:a> </text:p>
          </table:table-cell>
          <table:table-cell table:style-name="ce7" office:value-type="string" calcext:value-type="string">
            <text:p><text:a xlink:href="https://en.wikipedia.org/wiki/ISO_3166-1_numeric#638" xlink:type="simple">638</text:a> </text:p>
          </table:table-cell>
          <table:table-cell table:style-name="ce7" office:value-type="string" calcext:value-type="string">
            <text:p><text:a xlink:href="https://en.wikipedia.org/wiki/ISO_3166-2:RE" xlink:type="simple">ISO 3166-2:RE</text:a> </text:p>
          </table:table-cell>
          <table:table-cell table:style-name="ce7" office:value-type="string" calcext:value-type="string">
            <text:p><text:a xlink:href="https://en.wikipedia.org/wiki/.re" xlink:type="simple">.re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Romania" xlink:type="simple"> </text:a> <text:a xlink:href="https://en.wikipedia.org/wiki/Romania" xlink:type="simple">Romania</text:a> </text:p>
          </table:table-cell>
          <table:table-cell table:style-name="ce2" office:value-type="string" calcext:value-type="string">
            <text:p><text:a xlink:href="https://en.wikipedia.org/wiki/Romania" xlink:type="simple">Roman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RO" xlink:type="simple">RO</text:a> </text:p>
          </table:table-cell>
          <table:table-cell table:style-name="ce7" office:value-type="string" calcext:value-type="string">
            <text:p><text:a xlink:href="https://en.wikipedia.org/wiki/ISO_3166-1_alpha-3#ROU" xlink:type="simple">ROU</text:a> </text:p>
          </table:table-cell>
          <table:table-cell table:style-name="ce7" office:value-type="string" calcext:value-type="string">
            <text:p><text:a xlink:href="https://en.wikipedia.org/wiki/ISO_3166-1_numeric#642" xlink:type="simple">642</text:a> </text:p>
          </table:table-cell>
          <table:table-cell table:style-name="ce7" office:value-type="string" calcext:value-type="string">
            <text:p><text:a xlink:href="https://en.wikipedia.org/wiki/ISO_3166-2:RO" xlink:type="simple">ISO 3166-2:RO</text:a> </text:p>
          </table:table-cell>
          <table:table-cell table:style-name="ce7" office:value-type="string" calcext:value-type="string">
            <text:p><text:a xlink:href="https://en.wikipedia.org/wiki/.ro" xlink:type="simple">.ro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Russia" xlink:type="simple"> </text:a> <text:a xlink:href="https://en.wikipedia.org/wiki/Russia" xlink:type="simple">Russian Federation (the)</text:a> <text:a xlink:href="#cite_note-34" xlink:type="simple">[v]</text:a> </text:p>
          </table:table-cell>
          <table:table-cell table:style-name="ce2" office:value-type="string" calcext:value-type="string">
            <text:p><text:a xlink:href="https://en.wikipedia.org/wiki/Russia" xlink:type="simple">The Russian Federation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RU" xlink:type="simple">RU</text:a> </text:p>
          </table:table-cell>
          <table:table-cell table:style-name="ce7" office:value-type="string" calcext:value-type="string">
            <text:p><text:a xlink:href="https://en.wikipedia.org/wiki/ISO_3166-1_alpha-3#RUS" xlink:type="simple">RUS</text:a> </text:p>
          </table:table-cell>
          <table:table-cell table:style-name="ce7" office:value-type="string" calcext:value-type="string">
            <text:p><text:a xlink:href="https://en.wikipedia.org/wiki/ISO_3166-1_numeric#643" xlink:type="simple">643</text:a> </text:p>
          </table:table-cell>
          <table:table-cell table:style-name="ce7" office:value-type="string" calcext:value-type="string">
            <text:p><text:a xlink:href="https://en.wikipedia.org/wiki/ISO_3166-2:RU" xlink:type="simple">ISO 3166-2:RU</text:a> </text:p>
          </table:table-cell>
          <table:table-cell table:style-name="ce7" office:value-type="string" calcext:value-type="string">
            <text:p><text:a xlink:href="https://en.wikipedia.org/wiki/.ru" xlink:type="simple">.ru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Rwanda" xlink:type="simple"> </text:a> <text:a xlink:href="https://en.wikipedia.org/wiki/Rwanda" xlink:type="simple">Rwanda</text:a> </text:p>
          </table:table-cell>
          <table:table-cell table:style-name="ce2" office:value-type="string" calcext:value-type="string">
            <text:p><text:a xlink:href="https://en.wikipedia.org/wiki/Rwanda" xlink:type="simple">The Republic of Rwand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RW" xlink:type="simple">RW</text:a> </text:p>
          </table:table-cell>
          <table:table-cell table:style-name="ce7" office:value-type="string" calcext:value-type="string">
            <text:p><text:a xlink:href="https://en.wikipedia.org/wiki/ISO_3166-1_alpha-3#RWA" xlink:type="simple">RWA</text:a> </text:p>
          </table:table-cell>
          <table:table-cell table:style-name="ce7" office:value-type="string" calcext:value-type="string">
            <text:p><text:a xlink:href="https://en.wikipedia.org/wiki/ISO_3166-1_numeric#646" xlink:type="simple">646</text:a> </text:p>
          </table:table-cell>
          <table:table-cell table:style-name="ce7" office:value-type="string" calcext:value-type="string">
            <text:p><text:a xlink:href="https://en.wikipedia.org/wiki/ISO_3166-2:RW" xlink:type="simple">ISO 3166-2:RW</text:a> </text:p>
          </table:table-cell>
          <table:table-cell table:style-name="ce7" office:value-type="string" calcext:value-type="string">
            <text:p><text:a xlink:href="https://en.wikipedia.org/wiki/.rw" xlink:type="simple">.rw</text:a> </text:p>
          </table:table-cell>
        </table:table-row>
        <table:table-row table:style-name="ro1">
          <table:table-cell table:style-name="ce3" office:value-type="string" calcext:value-type="string">
            <text:p><text:a xlink:href="https://en.wikipedia.org/wiki/Saba_(island)" xlink:type="simple"> </text:a> <text:a xlink:href="https://en.wikipedia.org/wiki/Saba_(island)" xlink:type="simple">Saba</text:a> – See <text:a xlink:href="#BONA" xlink:type="simple">Bonaire, Sint Eustatius and Saba</text:a>. 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<text:a xlink:href="https://en.wikipedia.org/wiki/Sahrawi_Arab_Democratic_Republic" xlink:type="simple"> </text:a> <text:a xlink:href="https://en.wikipedia.org/wiki/Sahrawi_Arab_Democratic_Republic" xlink:type="simple">Sahrawi Arab Democratic Republic</text:a> – See <text:a xlink:href="#WEST" xlink:type="simple">Western Sahara</text:a>. 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https://en.wikipedia.org/wiki/Saint_Barthélemy" xlink:type="simple"> </text:a> <text:a xlink:href="https://en.wikipedia.org/wiki/Saint_Barthélemy" xlink:type="simple">Saint Barthélemy</text:a> </text:p>
          </table:table-cell>
          <table:table-cell table:style-name="ce2" office:value-type="string" calcext:value-type="string">
            <text:p><text:a xlink:href="https://en.wikipedia.org/wiki/Saint_Barthélemy" xlink:type="simple">The Collectivity of Saint-Barthélemy</text:a> </text:p>
          </table:table-cell>
          <table:table-cell table:style-name="ce7" office:value-type="string" calcext:value-type="string">
            <text:p><text:a xlink:href="#FRAN" xlink:type="simple">France</text:a> </text:p>
          </table:table-cell>
          <table:table-cell table:style-name="ce7" office:value-type="string" calcext:value-type="string">
            <text:p><text:a xlink:href="https://en.wikipedia.org/wiki/ISO_3166-1_alpha-2#BL" xlink:type="simple">BL</text:a> </text:p>
          </table:table-cell>
          <table:table-cell table:style-name="ce7" office:value-type="string" calcext:value-type="string">
            <text:p><text:a xlink:href="https://en.wikipedia.org/wiki/ISO_3166-1_alpha-3#BLM" xlink:type="simple">BLM</text:a> </text:p>
          </table:table-cell>
          <table:table-cell table:style-name="ce7" office:value-type="string" calcext:value-type="string">
            <text:p><text:a xlink:href="https://en.wikipedia.org/wiki/ISO_3166-1_numeric#652" xlink:type="simple">652</text:a> </text:p>
          </table:table-cell>
          <table:table-cell table:style-name="ce7" office:value-type="string" calcext:value-type="string">
            <text:p><text:a xlink:href="https://en.wikipedia.org/wiki/ISO_3166-2:BL" xlink:type="simple">ISO 3166-2:BL</text:a> </text:p>
          </table:table-cell>
          <table:table-cell table:style-name="ce7" office:value-type="string" calcext:value-type="string">
            <text:p><text:a xlink:href="https://en.wikipedia.org/wiki/.bl" xlink:type="simple">.bl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Saint_Helena" xlink:type="simple"> </text:a> <text:a xlink:href="https://en.wikipedia.org/wiki/Saint_Helena" xlink:type="simple">Saint Helena</text:a></text:p>
          </table:table-cell>
          <table:table-cell office:value-type="string" calcext:value-type="string">
            <text:p><text:a xlink:href="https://en.wikipedia.org/wiki/Saint_Helena,_Ascension_and_Tristan_da_Cunha" xlink:type="simple">Saint Helena, Ascension and Tristan da Cunha</text:a> </text:p>
          </table:table-cell>
          <table:table-cell table:style-name="ce5" office:value-type="string" calcext:value-type="string">
            <text:p><text:a xlink:href="#UNI2" xlink:type="simple">United Kingdom</text:a> </text:p>
          </table:table-cell>
          <table:table-cell table:style-name="ce5" office:value-type="string" calcext:value-type="string">
            <text:p><text:a xlink:href="https://en.wikipedia.org/wiki/ISO_3166-1_alpha-2#SH" xlink:type="simple">SH</text:a> </text:p>
          </table:table-cell>
          <table:table-cell table:style-name="ce5" office:value-type="string" calcext:value-type="string">
            <text:p><text:a xlink:href="https://en.wikipedia.org/wiki/ISO_3166-1_alpha-3#SHN" xlink:type="simple">SHN</text:a> </text:p>
          </table:table-cell>
          <table:table-cell table:style-name="ce5" office:value-type="string" calcext:value-type="string">
            <text:p><text:a xlink:href="https://en.wikipedia.org/wiki/ISO_3166-1_numeric#654" xlink:type="simple">654</text:a> </text:p>
          </table:table-cell>
          <table:table-cell table:style-name="ce5" office:value-type="string" calcext:value-type="string">
            <text:p><text:a xlink:href="https://en.wikipedia.org/wiki/ISO_3166-2:SH" xlink:type="simple">ISO 3166-2:SH</text:a> </text:p>
          </table:table-cell>
          <table:table-cell table:style-name="ce5" office:value-type="string" calcext:value-type="string">
            <text:p><text:a xlink:href="https://en.wikipedia.org/wiki/.sh" xlink:type="simple">.sh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Ascension_Island" xlink:type="simple"> </text:a> <text:a xlink:href="https://en.wikipedia.org/wiki/Ascension_Island" xlink:type="simple">Ascension Island</text:a>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https://en.wikipedia.org/wiki/Tristan_da_Cunha" xlink:type="simple"> </text:a> <text:a xlink:href="https://en.wikipedia.org/wiki/Tristan_da_Cunha" xlink:type="simple">Tristan da Cunha</text:a> 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https://en.wikipedia.org/wiki/Saint_Kitts_and_Nevis" xlink:type="simple"> </text:a> <text:a xlink:href="https://en.wikipedia.org/wiki/Saint_Kitts_and_Nevis" xlink:type="simple">Saint Kitts and Nevis</text:a> </text:p>
          </table:table-cell>
          <table:table-cell table:style-name="ce2" office:value-type="string" calcext:value-type="string">
            <text:p><text:a xlink:href="https://en.wikipedia.org/wiki/Saint_Kitts_and_Nevis" xlink:type="simple">Saint Kitts and Nevis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KN" xlink:type="simple">KN</text:a> </text:p>
          </table:table-cell>
          <table:table-cell table:style-name="ce7" office:value-type="string" calcext:value-type="string">
            <text:p><text:a xlink:href="https://en.wikipedia.org/wiki/ISO_3166-1_alpha-3#KNA" xlink:type="simple">KNA</text:a> </text:p>
          </table:table-cell>
          <table:table-cell table:style-name="ce7" office:value-type="string" calcext:value-type="string">
            <text:p><text:a xlink:href="https://en.wikipedia.org/wiki/ISO_3166-1_numeric#659" xlink:type="simple">659</text:a> </text:p>
          </table:table-cell>
          <table:table-cell table:style-name="ce7" office:value-type="string" calcext:value-type="string">
            <text:p><text:a xlink:href="https://en.wikipedia.org/wiki/ISO_3166-2:KN" xlink:type="simple">ISO 3166-2:KN</text:a> </text:p>
          </table:table-cell>
          <table:table-cell table:style-name="ce7" office:value-type="string" calcext:value-type="string">
            <text:p><text:a xlink:href="https://en.wikipedia.org/wiki/.kn" xlink:type="simple">.kn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Saint_Lucia" xlink:type="simple"> </text:a> <text:a xlink:href="https://en.wikipedia.org/wiki/Saint_Lucia" xlink:type="simple">Saint Lucia</text:a> </text:p>
          </table:table-cell>
          <table:table-cell table:style-name="ce2" office:value-type="string" calcext:value-type="string">
            <text:p><text:a xlink:href="https://en.wikipedia.org/wiki/Saint_Lucia" xlink:type="simple">Saint Luc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LC" xlink:type="simple">LC</text:a> </text:p>
          </table:table-cell>
          <table:table-cell table:style-name="ce7" office:value-type="string" calcext:value-type="string">
            <text:p><text:a xlink:href="https://en.wikipedia.org/wiki/ISO_3166-1_alpha-3#LCA" xlink:type="simple">LCA</text:a> </text:p>
          </table:table-cell>
          <table:table-cell table:style-name="ce7" office:value-type="string" calcext:value-type="string">
            <text:p><text:a xlink:href="https://en.wikipedia.org/wiki/ISO_3166-1_numeric#662" xlink:type="simple">662</text:a> </text:p>
          </table:table-cell>
          <table:table-cell table:style-name="ce7" office:value-type="string" calcext:value-type="string">
            <text:p><text:a xlink:href="https://en.wikipedia.org/wiki/ISO_3166-2:LC" xlink:type="simple">ISO 3166-2:LC</text:a> </text:p>
          </table:table-cell>
          <table:table-cell table:style-name="ce7" office:value-type="string" calcext:value-type="string">
            <text:p><text:a xlink:href="https://en.wikipedia.org/wiki/.lc" xlink:type="simple">.lc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Collectivity_of_Saint_Martin" xlink:type="simple"> </text:a> <text:a xlink:href="https://en.wikipedia.org/wiki/Collectivity_of_Saint_Martin" xlink:type="simple">Saint Martin (French part)</text:a> </text:p>
          </table:table-cell>
          <table:table-cell table:style-name="ce2" office:value-type="string" calcext:value-type="string">
            <text:p><text:a xlink:href="https://en.wikipedia.org/wiki/Collectivity_of_Saint_Martin" xlink:type="simple">The Collectivity of Saint-Martin</text:a> </text:p>
          </table:table-cell>
          <table:table-cell table:style-name="ce7" office:value-type="string" calcext:value-type="string">
            <text:p><text:a xlink:href="#FRAN" xlink:type="simple">France</text:a> </text:p>
          </table:table-cell>
          <table:table-cell table:style-name="ce7" office:value-type="string" calcext:value-type="string">
            <text:p><text:a xlink:href="https://en.wikipedia.org/wiki/ISO_3166-1_alpha-2#MF" xlink:type="simple">MF</text:a> </text:p>
          </table:table-cell>
          <table:table-cell table:style-name="ce7" office:value-type="string" calcext:value-type="string">
            <text:p><text:a xlink:href="https://en.wikipedia.org/wiki/ISO_3166-1_alpha-3#MAF" xlink:type="simple">MAF</text:a> </text:p>
          </table:table-cell>
          <table:table-cell table:style-name="ce7" office:value-type="string" calcext:value-type="string">
            <text:p><text:a xlink:href="https://en.wikipedia.org/wiki/ISO_3166-1_numeric#663" xlink:type="simple">663</text:a> </text:p>
          </table:table-cell>
          <table:table-cell table:style-name="ce7" office:value-type="string" calcext:value-type="string">
            <text:p><text:a xlink:href="https://en.wikipedia.org/wiki/ISO_3166-2:MF" xlink:type="simple">ISO 3166-2:MF</text:a> </text:p>
          </table:table-cell>
          <table:table-cell table:style-name="ce7" office:value-type="string" calcext:value-type="string">
            <text:p><text:a xlink:href="https://en.wikipedia.org/wiki/.mf" xlink:type="simple">.mf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Saint_Pierre_and_Miquelon" xlink:type="simple"> </text:a> <text:a xlink:href="https://en.wikipedia.org/wiki/Saint_Pierre_and_Miquelon" xlink:type="simple">Saint Pierre and Miquelon</text:a> </text:p>
          </table:table-cell>
          <table:table-cell table:style-name="ce2" office:value-type="string" calcext:value-type="string">
            <text:p><text:a xlink:href="https://en.wikipedia.org/wiki/Saint_Pierre_and_Miquelon" xlink:type="simple">The Overseas Collectivity of Saint-Pierre and Miquelon</text:a> </text:p>
          </table:table-cell>
          <table:table-cell table:style-name="ce7" office:value-type="string" calcext:value-type="string">
            <text:p><text:a xlink:href="#FRAN" xlink:type="simple">France</text:a> </text:p>
          </table:table-cell>
          <table:table-cell table:style-name="ce7" office:value-type="string" calcext:value-type="string">
            <text:p><text:a xlink:href="https://en.wikipedia.org/wiki/ISO_3166-1_alpha-2#PM" xlink:type="simple">PM</text:a> </text:p>
          </table:table-cell>
          <table:table-cell table:style-name="ce7" office:value-type="string" calcext:value-type="string">
            <text:p><text:a xlink:href="https://en.wikipedia.org/wiki/ISO_3166-1_alpha-3#SPM" xlink:type="simple">SPM</text:a> </text:p>
          </table:table-cell>
          <table:table-cell table:style-name="ce7" office:value-type="string" calcext:value-type="string">
            <text:p><text:a xlink:href="https://en.wikipedia.org/wiki/ISO_3166-1_numeric#666" xlink:type="simple">666</text:a> </text:p>
          </table:table-cell>
          <table:table-cell table:style-name="ce7" office:value-type="string" calcext:value-type="string">
            <text:p><text:a xlink:href="https://en.wikipedia.org/wiki/ISO_3166-2:PM" xlink:type="simple">ISO 3166-2:PM</text:a> </text:p>
          </table:table-cell>
          <table:table-cell table:style-name="ce7" office:value-type="string" calcext:value-type="string">
            <text:p><text:a xlink:href="https://en.wikipedia.org/wiki/.pm" xlink:type="simple">.pm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Saint_Vincent_and_the_Grenadines" xlink:type="simple"> </text:a> <text:a xlink:href="https://en.wikipedia.org/wiki/Saint_Vincent_and_the_Grenadines" xlink:type="simple">Saint Vincent and the Grenadines</text:a> </text:p>
          </table:table-cell>
          <table:table-cell table:style-name="ce2" office:value-type="string" calcext:value-type="string">
            <text:p><text:a xlink:href="https://en.wikipedia.org/wiki/Saint_Vincent_and_the_Grenadines" xlink:type="simple">Saint Vincent and the Grenadines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VC" xlink:type="simple">VC</text:a> </text:p>
          </table:table-cell>
          <table:table-cell table:style-name="ce7" office:value-type="string" calcext:value-type="string">
            <text:p><text:a xlink:href="https://en.wikipedia.org/wiki/ISO_3166-1_alpha-3#VCT" xlink:type="simple">VCT</text:a> </text:p>
          </table:table-cell>
          <table:table-cell table:style-name="ce7" office:value-type="string" calcext:value-type="string">
            <text:p><text:a xlink:href="https://en.wikipedia.org/wiki/ISO_3166-1_numeric#670" xlink:type="simple">670</text:a> </text:p>
          </table:table-cell>
          <table:table-cell table:style-name="ce7" office:value-type="string" calcext:value-type="string">
            <text:p><text:a xlink:href="https://en.wikipedia.org/wiki/ISO_3166-2:VC" xlink:type="simple">ISO 3166-2:VC</text:a> </text:p>
          </table:table-cell>
          <table:table-cell table:style-name="ce7" office:value-type="string" calcext:value-type="string">
            <text:p><text:a xlink:href="https://en.wikipedia.org/wiki/.vc" xlink:type="simple">.vc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Samoa" xlink:type="simple"> </text:a> <text:a xlink:href="https://en.wikipedia.org/wiki/Samoa" xlink:type="simple">Samoa</text:a> </text:p>
          </table:table-cell>
          <table:table-cell table:style-name="ce2" office:value-type="string" calcext:value-type="string">
            <text:p><text:a xlink:href="https://en.wikipedia.org/wiki/Samoa" xlink:type="simple">The Independent State of Samo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WS" xlink:type="simple">WS</text:a> </text:p>
          </table:table-cell>
          <table:table-cell table:style-name="ce7" office:value-type="string" calcext:value-type="string">
            <text:p><text:a xlink:href="https://en.wikipedia.org/wiki/ISO_3166-1_alpha-3#WSM" xlink:type="simple">WSM</text:a> </text:p>
          </table:table-cell>
          <table:table-cell table:style-name="ce7" office:value-type="string" calcext:value-type="string">
            <text:p><text:a xlink:href="https://en.wikipedia.org/wiki/ISO_3166-1_numeric#882" xlink:type="simple">882</text:a> </text:p>
          </table:table-cell>
          <table:table-cell table:style-name="ce7" office:value-type="string" calcext:value-type="string">
            <text:p><text:a xlink:href="https://en.wikipedia.org/wiki/ISO_3166-2:WS" xlink:type="simple">ISO 3166-2:WS</text:a> </text:p>
          </table:table-cell>
          <table:table-cell table:style-name="ce7" office:value-type="string" calcext:value-type="string">
            <text:p><text:a xlink:href="https://en.wikipedia.org/wiki/.ws" xlink:type="simple">.ws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San_Marino" xlink:type="simple"> </text:a> <text:a xlink:href="https://en.wikipedia.org/wiki/San_Marino" xlink:type="simple">San Marino</text:a> </text:p>
          </table:table-cell>
          <table:table-cell table:style-name="ce2" office:value-type="string" calcext:value-type="string">
            <text:p><text:a xlink:href="https://en.wikipedia.org/wiki/San_Marino" xlink:type="simple">The Republic of San Marino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SM" xlink:type="simple">SM</text:a> </text:p>
          </table:table-cell>
          <table:table-cell table:style-name="ce7" office:value-type="string" calcext:value-type="string">
            <text:p><text:a xlink:href="https://en.wikipedia.org/wiki/ISO_3166-1_alpha-3#SMR" xlink:type="simple">SMR</text:a> </text:p>
          </table:table-cell>
          <table:table-cell table:style-name="ce7" office:value-type="string" calcext:value-type="string">
            <text:p><text:a xlink:href="https://en.wikipedia.org/wiki/ISO_3166-1_numeric#674" xlink:type="simple">674</text:a> </text:p>
          </table:table-cell>
          <table:table-cell table:style-name="ce7" office:value-type="string" calcext:value-type="string">
            <text:p><text:a xlink:href="https://en.wikipedia.org/wiki/ISO_3166-2:SM" xlink:type="simple">ISO 3166-2:SM</text:a> </text:p>
          </table:table-cell>
          <table:table-cell table:style-name="ce7" office:value-type="string" calcext:value-type="string">
            <text:p><text:a xlink:href="https://en.wikipedia.org/wiki/.sm" xlink:type="simple">.sm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São_Tomé_and_Príncipe" xlink:type="simple"> </text:a> <text:a xlink:href="https://en.wikipedia.org/wiki/São_Tomé_and_Príncipe" xlink:type="simple">Sao Tome and Principe</text:a> </text:p>
          </table:table-cell>
          <table:table-cell table:style-name="ce2" office:value-type="string" calcext:value-type="string">
            <text:p><text:a xlink:href="https://en.wikipedia.org/wiki/São_Tomé_and_Príncipe" xlink:type="simple">The Democratic Republic of São Tomé and Príncipe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ST" xlink:type="simple">ST</text:a> </text:p>
          </table:table-cell>
          <table:table-cell table:style-name="ce7" office:value-type="string" calcext:value-type="string">
            <text:p><text:a xlink:href="https://en.wikipedia.org/wiki/ISO_3166-1_alpha-3#STP" xlink:type="simple">STP</text:a> </text:p>
          </table:table-cell>
          <table:table-cell table:style-name="ce7" office:value-type="string" calcext:value-type="string">
            <text:p><text:a xlink:href="https://en.wikipedia.org/wiki/ISO_3166-1_numeric#678" xlink:type="simple">678</text:a> </text:p>
          </table:table-cell>
          <table:table-cell table:style-name="ce7" office:value-type="string" calcext:value-type="string">
            <text:p><text:a xlink:href="https://en.wikipedia.org/wiki/ISO_3166-2:ST" xlink:type="simple">ISO 3166-2:ST</text:a> </text:p>
          </table:table-cell>
          <table:table-cell table:style-name="ce7" office:value-type="string" calcext:value-type="string">
            <text:p><text:a xlink:href="https://en.wikipedia.org/wiki/.st" xlink:type="simple">.st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Saudi_Arabia" xlink:type="simple"> </text:a> <text:a xlink:href="https://en.wikipedia.org/wiki/Saudi_Arabia" xlink:type="simple">Saudi Arabia</text:a> </text:p>
          </table:table-cell>
          <table:table-cell table:style-name="ce2" office:value-type="string" calcext:value-type="string">
            <text:p><text:a xlink:href="https://en.wikipedia.org/wiki/Saudi_Arabia" xlink:type="simple">The Kingdom of Saudi Arab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SA" xlink:type="simple">SA</text:a> </text:p>
          </table:table-cell>
          <table:table-cell table:style-name="ce7" office:value-type="string" calcext:value-type="string">
            <text:p><text:a xlink:href="https://en.wikipedia.org/wiki/ISO_3166-1_alpha-3#SAU" xlink:type="simple">SAU</text:a> </text:p>
          </table:table-cell>
          <table:table-cell table:style-name="ce7" office:value-type="string" calcext:value-type="string">
            <text:p><text:a xlink:href="https://en.wikipedia.org/wiki/ISO_3166-1_numeric#682" xlink:type="simple">682</text:a> </text:p>
          </table:table-cell>
          <table:table-cell table:style-name="ce7" office:value-type="string" calcext:value-type="string">
            <text:p><text:a xlink:href="https://en.wikipedia.org/wiki/ISO_3166-2:SA" xlink:type="simple">ISO 3166-2:SA</text:a> </text:p>
          </table:table-cell>
          <table:table-cell table:style-name="ce7" office:value-type="string" calcext:value-type="string">
            <text:p><text:a xlink:href="https://en.wikipedia.org/wiki/.sa" xlink:type="simple">.sa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Senegal" xlink:type="simple"> </text:a> <text:a xlink:href="https://en.wikipedia.org/wiki/Senegal" xlink:type="simple">Senegal</text:a> </text:p>
          </table:table-cell>
          <table:table-cell table:style-name="ce2" office:value-type="string" calcext:value-type="string">
            <text:p><text:a xlink:href="https://en.wikipedia.org/wiki/Senegal" xlink:type="simple">The Republic of Senegal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SN" xlink:type="simple">SN</text:a> </text:p>
          </table:table-cell>
          <table:table-cell table:style-name="ce7" office:value-type="string" calcext:value-type="string">
            <text:p><text:a xlink:href="https://en.wikipedia.org/wiki/ISO_3166-1_alpha-3#SEN" xlink:type="simple">SEN</text:a> </text:p>
          </table:table-cell>
          <table:table-cell table:style-name="ce7" office:value-type="string" calcext:value-type="string">
            <text:p><text:a xlink:href="https://en.wikipedia.org/wiki/ISO_3166-1_numeric#686" xlink:type="simple">686</text:a> </text:p>
          </table:table-cell>
          <table:table-cell table:style-name="ce7" office:value-type="string" calcext:value-type="string">
            <text:p><text:a xlink:href="https://en.wikipedia.org/wiki/ISO_3166-2:SN" xlink:type="simple">ISO 3166-2:SN</text:a> </text:p>
          </table:table-cell>
          <table:table-cell table:style-name="ce7" office:value-type="string" calcext:value-type="string">
            <text:p><text:a xlink:href="https://en.wikipedia.org/wiki/.sn" xlink:type="simple">.sn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Serbia" xlink:type="simple"> </text:a> <text:a xlink:href="https://en.wikipedia.org/wiki/Serbia" xlink:type="simple">Serbia</text:a> </text:p>
          </table:table-cell>
          <table:table-cell table:style-name="ce2" office:value-type="string" calcext:value-type="string">
            <text:p><text:a xlink:href="https://en.wikipedia.org/wiki/Serbia" xlink:type="simple">The Republic of Serb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RS" xlink:type="simple">RS</text:a> </text:p>
          </table:table-cell>
          <table:table-cell table:style-name="ce7" office:value-type="string" calcext:value-type="string">
            <text:p><text:a xlink:href="https://en.wikipedia.org/wiki/ISO_3166-1_alpha-3#SRB" xlink:type="simple">SRB</text:a> </text:p>
          </table:table-cell>
          <table:table-cell table:style-name="ce7" office:value-type="string" calcext:value-type="string">
            <text:p><text:a xlink:href="https://en.wikipedia.org/wiki/ISO_3166-1_numeric#688" xlink:type="simple">688</text:a> </text:p>
          </table:table-cell>
          <table:table-cell table:style-name="ce7" office:value-type="string" calcext:value-type="string">
            <text:p><text:a xlink:href="https://en.wikipedia.org/wiki/ISO_3166-2:RS" xlink:type="simple">ISO 3166-2:RS</text:a> </text:p>
          </table:table-cell>
          <table:table-cell table:style-name="ce7" office:value-type="string" calcext:value-type="string">
            <text:p><text:a xlink:href="https://en.wikipedia.org/wiki/.rs" xlink:type="simple">.rs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Seychelles" xlink:type="simple"> </text:a> <text:a xlink:href="https://en.wikipedia.org/wiki/Seychelles" xlink:type="simple">Seychelles</text:a> </text:p>
          </table:table-cell>
          <table:table-cell table:style-name="ce2" office:value-type="string" calcext:value-type="string">
            <text:p><text:a xlink:href="https://en.wikipedia.org/wiki/Seychelles" xlink:type="simple">The Republic of Seychelles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SC" xlink:type="simple">SC</text:a> </text:p>
          </table:table-cell>
          <table:table-cell table:style-name="ce7" office:value-type="string" calcext:value-type="string">
            <text:p><text:a xlink:href="https://en.wikipedia.org/wiki/ISO_3166-1_alpha-3#SYC" xlink:type="simple">SYC</text:a> </text:p>
          </table:table-cell>
          <table:table-cell table:style-name="ce7" office:value-type="string" calcext:value-type="string">
            <text:p><text:a xlink:href="https://en.wikipedia.org/wiki/ISO_3166-1_numeric#690" xlink:type="simple">690</text:a> </text:p>
          </table:table-cell>
          <table:table-cell table:style-name="ce7" office:value-type="string" calcext:value-type="string">
            <text:p><text:a xlink:href="https://en.wikipedia.org/wiki/ISO_3166-2:SC" xlink:type="simple">ISO 3166-2:SC</text:a> </text:p>
          </table:table-cell>
          <table:table-cell table:style-name="ce7" office:value-type="string" calcext:value-type="string">
            <text:p><text:a xlink:href="https://en.wikipedia.org/wiki/.sc" xlink:type="simple">.sc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Sierra_Leone" xlink:type="simple"> </text:a> <text:a xlink:href="https://en.wikipedia.org/wiki/Sierra_Leone" xlink:type="simple">Sierra Leone</text:a> </text:p>
          </table:table-cell>
          <table:table-cell table:style-name="ce2" office:value-type="string" calcext:value-type="string">
            <text:p><text:a xlink:href="https://en.wikipedia.org/wiki/Sierra_Leone" xlink:type="simple">The Republic of Sierra Leone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SL" xlink:type="simple">SL</text:a> </text:p>
          </table:table-cell>
          <table:table-cell table:style-name="ce7" office:value-type="string" calcext:value-type="string">
            <text:p><text:a xlink:href="https://en.wikipedia.org/wiki/ISO_3166-1_alpha-3#SLE" xlink:type="simple">SLE</text:a> </text:p>
          </table:table-cell>
          <table:table-cell table:style-name="ce7" office:value-type="string" calcext:value-type="string">
            <text:p><text:a xlink:href="https://en.wikipedia.org/wiki/ISO_3166-1_numeric#694" xlink:type="simple">694</text:a> </text:p>
          </table:table-cell>
          <table:table-cell table:style-name="ce7" office:value-type="string" calcext:value-type="string">
            <text:p><text:a xlink:href="https://en.wikipedia.org/wiki/ISO_3166-2:SL" xlink:type="simple">ISO 3166-2:SL</text:a> </text:p>
          </table:table-cell>
          <table:table-cell table:style-name="ce7" office:value-type="string" calcext:value-type="string">
            <text:p><text:a xlink:href="https://en.wikipedia.org/wiki/.sl" xlink:type="simple">.sl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Singapore" xlink:type="simple"> </text:a> <text:a xlink:href="https://en.wikipedia.org/wiki/Singapore" xlink:type="simple">Singapore</text:a> </text:p>
          </table:table-cell>
          <table:table-cell table:style-name="ce2" office:value-type="string" calcext:value-type="string">
            <text:p><text:a xlink:href="https://en.wikipedia.org/wiki/Singapore" xlink:type="simple">The Republic of Singapore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SG" xlink:type="simple">SG</text:a> </text:p>
          </table:table-cell>
          <table:table-cell table:style-name="ce7" office:value-type="string" calcext:value-type="string">
            <text:p><text:a xlink:href="https://en.wikipedia.org/wiki/ISO_3166-1_alpha-3#SGP" xlink:type="simple">SGP</text:a> </text:p>
          </table:table-cell>
          <table:table-cell table:style-name="ce7" office:value-type="string" calcext:value-type="string">
            <text:p><text:a xlink:href="https://en.wikipedia.org/wiki/ISO_3166-1_numeric#702" xlink:type="simple">702</text:a> </text:p>
          </table:table-cell>
          <table:table-cell table:style-name="ce7" office:value-type="string" calcext:value-type="string">
            <text:p><text:a xlink:href="https://en.wikipedia.org/wiki/ISO_3166-2:SG" xlink:type="simple">ISO 3166-2:SG</text:a> </text:p>
          </table:table-cell>
          <table:table-cell table:style-name="ce7" office:value-type="string" calcext:value-type="string">
            <text:p><text:a xlink:href="https://en.wikipedia.org/wiki/.sg" xlink:type="simple">.sg</text:a> </text:p>
          </table:table-cell>
        </table:table-row>
        <table:table-row table:style-name="ro1">
          <table:table-cell table:style-name="ce3" office:value-type="string" calcext:value-type="string">
            <text:p><text:a xlink:href="https://en.wikipedia.org/wiki/Sint_Eustatius" xlink:type="simple"> </text:a> <text:a xlink:href="https://en.wikipedia.org/wiki/Sint_Eustatius" xlink:type="simple">Sint Eustatius</text:a> – See <text:a xlink:href="#BONA" xlink:type="simple">Bonaire, Sint Eustatius and Saba</text:a>. 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https://en.wikipedia.org/wiki/Sint_Maarten" xlink:type="simple"> </text:a> <text:a xlink:href="https://en.wikipedia.org/wiki/Sint_Maarten" xlink:type="simple">Sint Maarten (Dutch part)</text:a> </text:p>
          </table:table-cell>
          <table:table-cell table:style-name="ce2" office:value-type="string" calcext:value-type="string">
            <text:p><text:a xlink:href="https://en.wikipedia.org/wiki/Sint_Maarten" xlink:type="simple">Sint Maarten</text:a> </text:p>
          </table:table-cell>
          <table:table-cell table:style-name="ce7" office:value-type="string" calcext:value-type="string">
            <text:p><text:a xlink:href="#NETH" xlink:type="simple">Netherlands</text:a> </text:p>
          </table:table-cell>
          <table:table-cell table:style-name="ce7" office:value-type="string" calcext:value-type="string">
            <text:p><text:a xlink:href="https://en.wikipedia.org/wiki/ISO_3166-1_alpha-2#SX" xlink:type="simple">SX</text:a> </text:p>
          </table:table-cell>
          <table:table-cell table:style-name="ce7" office:value-type="string" calcext:value-type="string">
            <text:p><text:a xlink:href="https://en.wikipedia.org/wiki/ISO_3166-1_alpha-3#SXM" xlink:type="simple">SXM</text:a> </text:p>
          </table:table-cell>
          <table:table-cell table:style-name="ce7" office:value-type="string" calcext:value-type="string">
            <text:p><text:a xlink:href="https://en.wikipedia.org/wiki/ISO_3166-1_numeric#534" xlink:type="simple">534</text:a> </text:p>
          </table:table-cell>
          <table:table-cell table:style-name="ce7" office:value-type="string" calcext:value-type="string">
            <text:p><text:a xlink:href="https://en.wikipedia.org/wiki/ISO_3166-2:SX" xlink:type="simple">ISO 3166-2:SX</text:a> </text:p>
          </table:table-cell>
          <table:table-cell table:style-name="ce7" office:value-type="string" calcext:value-type="string">
            <text:p><text:a xlink:href="https://en.wikipedia.org/wiki/.sx" xlink:type="simple">.sx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Slovakia" xlink:type="simple"> </text:a> <text:a xlink:href="https://en.wikipedia.org/wiki/Slovakia" xlink:type="simple">Slovakia</text:a> </text:p>
          </table:table-cell>
          <table:table-cell table:style-name="ce2" office:value-type="string" calcext:value-type="string">
            <text:p><text:a xlink:href="https://en.wikipedia.org/wiki/Slovakia" xlink:type="simple">The Slovak Republic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SK" xlink:type="simple">SK</text:a> </text:p>
          </table:table-cell>
          <table:table-cell table:style-name="ce7" office:value-type="string" calcext:value-type="string">
            <text:p><text:a xlink:href="https://en.wikipedia.org/wiki/ISO_3166-1_alpha-3#SVK" xlink:type="simple">SVK</text:a> </text:p>
          </table:table-cell>
          <table:table-cell table:style-name="ce7" office:value-type="string" calcext:value-type="string">
            <text:p><text:a xlink:href="https://en.wikipedia.org/wiki/ISO_3166-1_numeric#703" xlink:type="simple">703</text:a> </text:p>
          </table:table-cell>
          <table:table-cell table:style-name="ce7" office:value-type="string" calcext:value-type="string">
            <text:p><text:a xlink:href="https://en.wikipedia.org/wiki/ISO_3166-2:SK" xlink:type="simple">ISO 3166-2:SK</text:a> </text:p>
          </table:table-cell>
          <table:table-cell table:style-name="ce7" office:value-type="string" calcext:value-type="string">
            <text:p><text:a xlink:href="https://en.wikipedia.org/wiki/.sk" xlink:type="simple">.sk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Slovenia" xlink:type="simple"> </text:a> <text:a xlink:href="https://en.wikipedia.org/wiki/Slovenia" xlink:type="simple">Slovenia</text:a> </text:p>
          </table:table-cell>
          <table:table-cell table:style-name="ce2" office:value-type="string" calcext:value-type="string">
            <text:p><text:a xlink:href="https://en.wikipedia.org/wiki/Slovenia" xlink:type="simple">The Republic of Sloven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SI" xlink:type="simple">SI</text:a> </text:p>
          </table:table-cell>
          <table:table-cell table:style-name="ce7" office:value-type="string" calcext:value-type="string">
            <text:p><text:a xlink:href="https://en.wikipedia.org/wiki/ISO_3166-1_alpha-3#SVN" xlink:type="simple">SVN</text:a> </text:p>
          </table:table-cell>
          <table:table-cell table:style-name="ce7" office:value-type="string" calcext:value-type="string">
            <text:p><text:a xlink:href="https://en.wikipedia.org/wiki/ISO_3166-1_numeric#705" xlink:type="simple">705</text:a> </text:p>
          </table:table-cell>
          <table:table-cell table:style-name="ce7" office:value-type="string" calcext:value-type="string">
            <text:p><text:a xlink:href="https://en.wikipedia.org/wiki/ISO_3166-2:SI" xlink:type="simple">ISO 3166-2:SI</text:a> </text:p>
          </table:table-cell>
          <table:table-cell table:style-name="ce7" office:value-type="string" calcext:value-type="string">
            <text:p><text:a xlink:href="https://en.wikipedia.org/wiki/.si" xlink:type="simple">.si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Solomon_Islands" xlink:type="simple"> </text:a> <text:a xlink:href="https://en.wikipedia.org/wiki/Solomon_Islands" xlink:type="simple">Solomon Islands</text:a> </text:p>
          </table:table-cell>
          <table:table-cell table:style-name="ce2" office:value-type="string" calcext:value-type="string">
            <text:p><text:a xlink:href="https://en.wikipedia.org/wiki/Solomon_Islands" xlink:type="simple">The Solomon Islands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SB" xlink:type="simple">SB</text:a> </text:p>
          </table:table-cell>
          <table:table-cell table:style-name="ce7" office:value-type="string" calcext:value-type="string">
            <text:p><text:a xlink:href="https://en.wikipedia.org/wiki/ISO_3166-1_alpha-3#SLB" xlink:type="simple">SLB</text:a> </text:p>
          </table:table-cell>
          <table:table-cell table:style-name="ce7" office:value-type="string" calcext:value-type="string">
            <text:p><text:a xlink:href="https://en.wikipedia.org/wiki/ISO_3166-1_numeric#090" xlink:type="simple">090</text:a> </text:p>
          </table:table-cell>
          <table:table-cell table:style-name="ce7" office:value-type="string" calcext:value-type="string">
            <text:p><text:a xlink:href="https://en.wikipedia.org/wiki/ISO_3166-2:SB" xlink:type="simple">ISO 3166-2:SB</text:a> </text:p>
          </table:table-cell>
          <table:table-cell table:style-name="ce7" office:value-type="string" calcext:value-type="string">
            <text:p><text:a xlink:href="https://en.wikipedia.org/wiki/.sb" xlink:type="simple">.sb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Somalia" xlink:type="simple"> </text:a> <text:a xlink:href="https://en.wikipedia.org/wiki/Somalia" xlink:type="simple">Somalia</text:a> </text:p>
          </table:table-cell>
          <table:table-cell table:style-name="ce2" office:value-type="string" calcext:value-type="string">
            <text:p><text:a xlink:href="https://en.wikipedia.org/wiki/Somalia" xlink:type="simple">The Federal Republic of Somal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SO" xlink:type="simple">SO</text:a> </text:p>
          </table:table-cell>
          <table:table-cell table:style-name="ce7" office:value-type="string" calcext:value-type="string">
            <text:p><text:a xlink:href="https://en.wikipedia.org/wiki/ISO_3166-1_alpha-3#SOM" xlink:type="simple">SOM</text:a> </text:p>
          </table:table-cell>
          <table:table-cell table:style-name="ce7" office:value-type="string" calcext:value-type="string">
            <text:p><text:a xlink:href="https://en.wikipedia.org/wiki/ISO_3166-1_numeric#706" xlink:type="simple">706</text:a> </text:p>
          </table:table-cell>
          <table:table-cell table:style-name="ce7" office:value-type="string" calcext:value-type="string">
            <text:p><text:a xlink:href="https://en.wikipedia.org/wiki/ISO_3166-2:SO" xlink:type="simple">ISO 3166-2:SO</text:a> </text:p>
          </table:table-cell>
          <table:table-cell table:style-name="ce7" office:value-type="string" calcext:value-type="string">
            <text:p><text:a xlink:href="https://en.wikipedia.org/wiki/.so" xlink:type="simple">.so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South_Africa" xlink:type="simple"> </text:a> <text:a xlink:href="https://en.wikipedia.org/wiki/South_Africa" xlink:type="simple">South Africa</text:a> </text:p>
          </table:table-cell>
          <table:table-cell table:style-name="ce2" office:value-type="string" calcext:value-type="string">
            <text:p><text:a xlink:href="https://en.wikipedia.org/wiki/South_Africa" xlink:type="simple">The Republic of South Afric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ZA" xlink:type="simple">ZA</text:a> </text:p>
          </table:table-cell>
          <table:table-cell table:style-name="ce7" office:value-type="string" calcext:value-type="string">
            <text:p><text:a xlink:href="https://en.wikipedia.org/wiki/ISO_3166-1_alpha-3#ZAF" xlink:type="simple">ZAF</text:a> </text:p>
          </table:table-cell>
          <table:table-cell table:style-name="ce7" office:value-type="string" calcext:value-type="string">
            <text:p><text:a xlink:href="https://en.wikipedia.org/wiki/ISO_3166-1_numeric#710" xlink:type="simple">710</text:a> </text:p>
          </table:table-cell>
          <table:table-cell table:style-name="ce7" office:value-type="string" calcext:value-type="string">
            <text:p><text:a xlink:href="https://en.wikipedia.org/wiki/ISO_3166-2:ZA" xlink:type="simple">ISO 3166-2:ZA</text:a> </text:p>
          </table:table-cell>
          <table:table-cell table:style-name="ce7" office:value-type="string" calcext:value-type="string">
            <text:p><text:a xlink:href="https://en.wikipedia.org/wiki/.za" xlink:type="simple">.za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South_Georgia_and_the_South_Sandwich_Islands" xlink:type="simple"> </text:a> <text:a xlink:href="https://en.wikipedia.org/wiki/South_Georgia_and_the_South_Sandwich_Islands" xlink:type="simple">South Georgia and the South Sandwich Islands</text:a> </text:p>
          </table:table-cell>
          <table:table-cell table:style-name="ce2" office:value-type="string" calcext:value-type="string">
            <text:p><text:a xlink:href="https://en.wikipedia.org/wiki/South_Georgia_and_the_South_Sandwich_Islands" xlink:type="simple">South Georgia and the South Sandwich Islands</text:a> </text:p>
          </table:table-cell>
          <table:table-cell table:style-name="ce7" office:value-type="string" calcext:value-type="string">
            <text:p><text:a xlink:href="#UNI2" xlink:type="simple">United Kingdom</text:a> </text:p>
          </table:table-cell>
          <table:table-cell table:style-name="ce7" office:value-type="string" calcext:value-type="string">
            <text:p><text:a xlink:href="https://en.wikipedia.org/wiki/ISO_3166-1_alpha-2#GS" xlink:type="simple">GS</text:a> </text:p>
          </table:table-cell>
          <table:table-cell table:style-name="ce7" office:value-type="string" calcext:value-type="string">
            <text:p><text:a xlink:href="https://en.wikipedia.org/wiki/ISO_3166-1_alpha-3#SGS" xlink:type="simple">SGS</text:a> </text:p>
          </table:table-cell>
          <table:table-cell table:style-name="ce7" office:value-type="string" calcext:value-type="string">
            <text:p><text:a xlink:href="https://en.wikipedia.org/wiki/ISO_3166-1_numeric#239" xlink:type="simple">239</text:a> </text:p>
          </table:table-cell>
          <table:table-cell table:style-name="ce7" office:value-type="string" calcext:value-type="string">
            <text:p><text:a xlink:href="https://en.wikipedia.org/wiki/ISO_3166-2:GS" xlink:type="simple">ISO 3166-2:GS</text:a> </text:p>
          </table:table-cell>
          <table:table-cell table:style-name="ce7" office:value-type="string" calcext:value-type="string">
            <text:p><text:a xlink:href="https://en.wikipedia.org/wiki/.gs" xlink:type="simple">.gs</text:a> </text:p>
          </table:table-cell>
        </table:table-row>
        <table:table-row table:style-name="ro1">
          <table:table-cell table:style-name="ce3" office:value-type="string" calcext:value-type="string">
            <text:p><text:a xlink:href="https://en.wikipedia.org/wiki/South_Korea" xlink:type="simple"> </text:a> <text:a xlink:href="https://en.wikipedia.org/wiki/South_Korea" xlink:type="simple">South Korea</text:a> – See <text:a xlink:href="#KOR2" xlink:type="simple">Korea, The Republic of</text:a>. 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https://en.wikipedia.org/wiki/South_Sudan" xlink:type="simple"> </text:a> <text:a xlink:href="https://en.wikipedia.org/wiki/South_Sudan" xlink:type="simple">South Sudan</text:a> </text:p>
          </table:table-cell>
          <table:table-cell table:style-name="ce2" office:value-type="string" calcext:value-type="string">
            <text:p><text:a xlink:href="https://en.wikipedia.org/wiki/South_Sudan" xlink:type="simple">The Republic of South Sudan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SS" xlink:type="simple">SS</text:a> </text:p>
          </table:table-cell>
          <table:table-cell table:style-name="ce7" office:value-type="string" calcext:value-type="string">
            <text:p><text:a xlink:href="https://en.wikipedia.org/wiki/ISO_3166-1_alpha-3#SSD" xlink:type="simple">SSD</text:a> </text:p>
          </table:table-cell>
          <table:table-cell table:style-name="ce7" office:value-type="string" calcext:value-type="string">
            <text:p><text:a xlink:href="https://en.wikipedia.org/wiki/ISO_3166-1_numeric#728" xlink:type="simple">728</text:a> </text:p>
          </table:table-cell>
          <table:table-cell table:style-name="ce7" office:value-type="string" calcext:value-type="string">
            <text:p><text:a xlink:href="https://en.wikipedia.org/wiki/ISO_3166-2:SS" xlink:type="simple">ISO 3166-2:SS</text:a> </text:p>
          </table:table-cell>
          <table:table-cell table:style-name="ce7" office:value-type="string" calcext:value-type="string">
            <text:p><text:a xlink:href="https://en.wikipedia.org/wiki/.ss" xlink:type="simple">.ss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Spain" xlink:type="simple"> </text:a> <text:a xlink:href="https://en.wikipedia.org/wiki/Spain" xlink:type="simple">Spain</text:a> </text:p>
          </table:table-cell>
          <table:table-cell table:style-name="ce2" office:value-type="string" calcext:value-type="string">
            <text:p><text:a xlink:href="https://en.wikipedia.org/wiki/Spain" xlink:type="simple">The Kingdom of Spain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ES" xlink:type="simple">ES</text:a> </text:p>
          </table:table-cell>
          <table:table-cell table:style-name="ce7" office:value-type="string" calcext:value-type="string">
            <text:p><text:a xlink:href="https://en.wikipedia.org/wiki/ISO_3166-1_alpha-3#ESP" xlink:type="simple">ESP</text:a> </text:p>
          </table:table-cell>
          <table:table-cell table:style-name="ce7" office:value-type="string" calcext:value-type="string">
            <text:p><text:a xlink:href="https://en.wikipedia.org/wiki/ISO_3166-1_numeric#724" xlink:type="simple">724</text:a> </text:p>
          </table:table-cell>
          <table:table-cell table:style-name="ce7" office:value-type="string" calcext:value-type="string">
            <text:p><text:a xlink:href="https://en.wikipedia.org/wiki/ISO_3166-2:ES" xlink:type="simple">ISO 3166-2:ES</text:a> </text:p>
          </table:table-cell>
          <table:table-cell table:style-name="ce7" office:value-type="string" calcext:value-type="string">
            <text:p><text:a xlink:href="https://en.wikipedia.org/wiki/.es" xlink:type="simple">.es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Sri_Lanka" xlink:type="simple"> </text:a> <text:a xlink:href="https://en.wikipedia.org/wiki/Sri_Lanka" xlink:type="simple">Sri Lanka</text:a> </text:p>
          </table:table-cell>
          <table:table-cell table:style-name="ce2" office:value-type="string" calcext:value-type="string">
            <text:p><text:a xlink:href="https://en.wikipedia.org/wiki/Sri_Lanka" xlink:type="simple">The Democratic Socialist Republic of Sri Lank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LK" xlink:type="simple">LK</text:a> </text:p>
          </table:table-cell>
          <table:table-cell table:style-name="ce7" office:value-type="string" calcext:value-type="string">
            <text:p><text:a xlink:href="https://en.wikipedia.org/wiki/ISO_3166-1_alpha-3#LKA" xlink:type="simple">LKA</text:a> </text:p>
          </table:table-cell>
          <table:table-cell table:style-name="ce7" office:value-type="string" calcext:value-type="string">
            <text:p><text:a xlink:href="https://en.wikipedia.org/wiki/ISO_3166-1_numeric#144" xlink:type="simple">144</text:a> </text:p>
          </table:table-cell>
          <table:table-cell table:style-name="ce7" office:value-type="string" calcext:value-type="string">
            <text:p><text:a xlink:href="https://en.wikipedia.org/wiki/ISO_3166-2:LK" xlink:type="simple">ISO 3166-2:LK</text:a> </text:p>
          </table:table-cell>
          <table:table-cell table:style-name="ce7" office:value-type="string" calcext:value-type="string">
            <text:p><text:a xlink:href="https://en.wikipedia.org/wiki/.lk" xlink:type="simple">.lk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Sudan" xlink:type="simple"> </text:a> <text:a xlink:href="https://en.wikipedia.org/wiki/Sudan" xlink:type="simple">Sudan (the)</text:a> </text:p>
          </table:table-cell>
          <table:table-cell table:style-name="ce2" office:value-type="string" calcext:value-type="string">
            <text:p><text:a xlink:href="https://en.wikipedia.org/wiki/Sudan" xlink:type="simple">The Republic of the Sudan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SD" xlink:type="simple">SD</text:a> </text:p>
          </table:table-cell>
          <table:table-cell table:style-name="ce7" office:value-type="string" calcext:value-type="string">
            <text:p><text:a xlink:href="https://en.wikipedia.org/wiki/ISO_3166-1_alpha-3#SDN" xlink:type="simple">SDN</text:a> </text:p>
          </table:table-cell>
          <table:table-cell table:style-name="ce7" office:value-type="string" calcext:value-type="string">
            <text:p><text:a xlink:href="https://en.wikipedia.org/wiki/ISO_3166-1_numeric#729" xlink:type="simple">729</text:a> </text:p>
          </table:table-cell>
          <table:table-cell table:style-name="ce7" office:value-type="string" calcext:value-type="string">
            <text:p><text:a xlink:href="https://en.wikipedia.org/wiki/ISO_3166-2:SD" xlink:type="simple">ISO 3166-2:SD</text:a> </text:p>
          </table:table-cell>
          <table:table-cell table:style-name="ce7" office:value-type="string" calcext:value-type="string">
            <text:p><text:a xlink:href="https://en.wikipedia.org/wiki/.sd" xlink:type="simple">.sd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Suriname" xlink:type="simple"> </text:a> <text:a xlink:href="https://en.wikipedia.org/wiki/Suriname" xlink:type="simple">Suriname</text:a> </text:p>
          </table:table-cell>
          <table:table-cell table:style-name="ce2" office:value-type="string" calcext:value-type="string">
            <text:p><text:a xlink:href="https://en.wikipedia.org/wiki/Suriname" xlink:type="simple">The Republic of Suriname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SR" xlink:type="simple">SR</text:a> </text:p>
          </table:table-cell>
          <table:table-cell table:style-name="ce7" office:value-type="string" calcext:value-type="string">
            <text:p><text:a xlink:href="https://en.wikipedia.org/wiki/ISO_3166-1_alpha-3#SUR" xlink:type="simple">SUR</text:a> </text:p>
          </table:table-cell>
          <table:table-cell table:style-name="ce7" office:value-type="string" calcext:value-type="string">
            <text:p><text:a xlink:href="https://en.wikipedia.org/wiki/ISO_3166-1_numeric#740" xlink:type="simple">740</text:a> </text:p>
          </table:table-cell>
          <table:table-cell table:style-name="ce7" office:value-type="string" calcext:value-type="string">
            <text:p><text:a xlink:href="https://en.wikipedia.org/wiki/ISO_3166-2:SR" xlink:type="simple">ISO 3166-2:SR</text:a> </text:p>
          </table:table-cell>
          <table:table-cell table:style-name="ce7" office:value-type="string" calcext:value-type="string">
            <text:p><text:a xlink:href="https://en.wikipedia.org/wiki/.sr" xlink:type="simple">.sr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Svalbard" xlink:type="simple"> </text:a> <text:a xlink:href="https://en.wikipedia.org/wiki/Svalbard" xlink:type="simple">Svalbard</text:a></text:p>
          </table:table-cell>
          <table:table-cell office:value-type="string" calcext:value-type="string">
            <text:p><text:a xlink:href="https://en.wikipedia.org/wiki/Svalbard_and_Jan_Mayen" xlink:type="simple">Svalbard and Jan Mayen</text:a> </text:p>
          </table:table-cell>
          <table:table-cell table:style-name="ce5" office:value-type="string" calcext:value-type="string">
            <text:p><text:a xlink:href="#NOR6" xlink:type="simple">Norway</text:a> </text:p>
          </table:table-cell>
          <table:table-cell table:style-name="ce5" office:value-type="string" calcext:value-type="string">
            <text:p><text:a xlink:href="https://en.wikipedia.org/wiki/ISO_3166-1_alpha-2#SJ" xlink:type="simple">SJ</text:a> </text:p>
          </table:table-cell>
          <table:table-cell table:style-name="ce5" office:value-type="string" calcext:value-type="string">
            <text:p><text:a xlink:href="https://en.wikipedia.org/wiki/ISO_3166-1_alpha-3#SJM" xlink:type="simple">SJM</text:a> </text:p>
          </table:table-cell>
          <table:table-cell table:style-name="ce5" office:value-type="string" calcext:value-type="string">
            <text:p><text:a xlink:href="https://en.wikipedia.org/wiki/ISO_3166-1_numeric#744" xlink:type="simple">744</text:a> </text:p>
          </table:table-cell>
          <table:table-cell table:style-name="ce5" office:value-type="string" calcext:value-type="string">
            <text:p><text:a xlink:href="https://en.wikipedia.org/wiki/ISO_3166-2:SJ" xlink:type="simple">ISO 3166-2:SJ</text:a> </text:p>
          </table:table-cell>
          <table:table-cell table:style-name="ce5" office:value-type="string" calcext:value-type="string">
            <text:p><text:a xlink:href="#cite_note-35" xlink:type="simple">[w]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Jan_Mayen" xlink:type="simple"> </text:a> <text:a xlink:href="https://en.wikipedia.org/wiki/Jan_Mayen" xlink:type="simple">Jan Mayen</text:a> 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https://en.wikipedia.org/wiki/Sweden" xlink:type="simple"> </text:a> <text:a xlink:href="https://en.wikipedia.org/wiki/Sweden" xlink:type="simple">Sweden</text:a> </text:p>
          </table:table-cell>
          <table:table-cell table:style-name="ce2" office:value-type="string" calcext:value-type="string">
            <text:p><text:a xlink:href="https://en.wikipedia.org/wiki/Sweden" xlink:type="simple">The Kingdom of Sweden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SE" xlink:type="simple">SE</text:a> </text:p>
          </table:table-cell>
          <table:table-cell table:style-name="ce7" office:value-type="string" calcext:value-type="string">
            <text:p><text:a xlink:href="https://en.wikipedia.org/wiki/ISO_3166-1_alpha-3#SWE" xlink:type="simple">SWE</text:a> </text:p>
          </table:table-cell>
          <table:table-cell table:style-name="ce7" office:value-type="string" calcext:value-type="string">
            <text:p><text:a xlink:href="https://en.wikipedia.org/wiki/ISO_3166-1_numeric#752" xlink:type="simple">752</text:a> </text:p>
          </table:table-cell>
          <table:table-cell table:style-name="ce7" office:value-type="string" calcext:value-type="string">
            <text:p><text:a xlink:href="https://en.wikipedia.org/wiki/ISO_3166-2:SE" xlink:type="simple">ISO 3166-2:SE</text:a> </text:p>
          </table:table-cell>
          <table:table-cell table:style-name="ce7" office:value-type="string" calcext:value-type="string">
            <text:p><text:a xlink:href="https://en.wikipedia.org/wiki/.se" xlink:type="simple">.se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Switzerland" xlink:type="simple"> </text:a> <text:a xlink:href="https://en.wikipedia.org/wiki/Switzerland" xlink:type="simple">Switzerland</text:a> </text:p>
          </table:table-cell>
          <table:table-cell table:style-name="ce2" office:value-type="string" calcext:value-type="string">
            <text:p><text:a xlink:href="https://en.wikipedia.org/wiki/Switzerland" xlink:type="simple">The Swiss Confederation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CH" xlink:type="simple">CH</text:a> </text:p>
          </table:table-cell>
          <table:table-cell table:style-name="ce7" office:value-type="string" calcext:value-type="string">
            <text:p><text:a xlink:href="https://en.wikipedia.org/wiki/ISO_3166-1_alpha-3#CHE" xlink:type="simple">CHE</text:a> </text:p>
          </table:table-cell>
          <table:table-cell table:style-name="ce7" office:value-type="string" calcext:value-type="string">
            <text:p><text:a xlink:href="https://en.wikipedia.org/wiki/ISO_3166-1_numeric#756" xlink:type="simple">756</text:a> </text:p>
          </table:table-cell>
          <table:table-cell table:style-name="ce7" office:value-type="string" calcext:value-type="string">
            <text:p><text:a xlink:href="https://en.wikipedia.org/wiki/ISO_3166-2:CH" xlink:type="simple">ISO 3166-2:CH</text:a> </text:p>
          </table:table-cell>
          <table:table-cell table:style-name="ce7" office:value-type="string" calcext:value-type="string">
            <text:p><text:a xlink:href="https://en.wikipedia.org/wiki/.ch" xlink:type="simple">.ch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Syria" xlink:type="simple"> </text:a> <text:a xlink:href="https://en.wikipedia.org/wiki/Syria" xlink:type="simple">Syrian Arab Republic (the)</text:a> <text:a xlink:href="#cite_note-36" xlink:type="simple">[x]</text:a> </text:p>
          </table:table-cell>
          <table:table-cell table:style-name="ce2" office:value-type="string" calcext:value-type="string">
            <text:p><text:a xlink:href="https://en.wikipedia.org/wiki/Syria" xlink:type="simple">The Syrian Arab Republic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SY" xlink:type="simple">SY</text:a> </text:p>
          </table:table-cell>
          <table:table-cell table:style-name="ce7" office:value-type="string" calcext:value-type="string">
            <text:p><text:a xlink:href="https://en.wikipedia.org/wiki/ISO_3166-1_alpha-3#SYR" xlink:type="simple">SYR</text:a> </text:p>
          </table:table-cell>
          <table:table-cell table:style-name="ce7" office:value-type="string" calcext:value-type="string">
            <text:p><text:a xlink:href="https://en.wikipedia.org/wiki/ISO_3166-1_numeric#760" xlink:type="simple">760</text:a> </text:p>
          </table:table-cell>
          <table:table-cell table:style-name="ce7" office:value-type="string" calcext:value-type="string">
            <text:p><text:a xlink:href="https://en.wikipedia.org/wiki/ISO_3166-2:SY" xlink:type="simple">ISO 3166-2:SY</text:a> </text:p>
          </table:table-cell>
          <table:table-cell table:style-name="ce7" office:value-type="string" calcext:value-type="string">
            <text:p><text:a xlink:href="https://en.wikipedia.org/wiki/.sy" xlink:type="simple">.sy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Taiwan" xlink:type="simple"> </text:a> <text:a xlink:href="https://en.wikipedia.org/wiki/Taiwan" xlink:type="simple">Taiwan (Province of China)</text:a> <text:a xlink:href="#cite_note-37" xlink:type="simple">[y]</text:a> </text:p>
          </table:table-cell>
          <table:table-cell table:style-name="ce2" office:value-type="string" calcext:value-type="string">
            <text:p><text:a xlink:href="https://en.wikipedia.org/wiki/Taiwan" xlink:type="simple">The Republic of China</text:a> </text:p>
          </table:table-cell>
          <table:table-cell table:style-name="ce7" office:value-type="string" calcext:value-type="string">
            <text:p><text:a xlink:href="https://en.wikipedia.org/wiki/Political_status_of_Taiwan" xlink:type="simple">Disputed</text:a> <text:a xlink:href="#cite_note-38" xlink:type="simple">[z]</text:a> </text:p>
          </table:table-cell>
          <table:table-cell table:style-name="ce7" office:value-type="string" calcext:value-type="string">
            <text:p><text:a xlink:href="https://en.wikipedia.org/wiki/ISO_3166-1_alpha-2#TW" xlink:type="simple">TW</text:a> </text:p>
          </table:table-cell>
          <table:table-cell table:style-name="ce7" office:value-type="string" calcext:value-type="string">
            <text:p><text:a xlink:href="https://en.wikipedia.org/wiki/ISO_3166-1_alpha-3#TWN" xlink:type="simple">TWN</text:a> </text:p>
          </table:table-cell>
          <table:table-cell table:style-name="ce7" office:value-type="string" calcext:value-type="string">
            <text:p><text:a xlink:href="https://en.wikipedia.org/wiki/ISO_3166-1_numeric#158" xlink:type="simple">158</text:a> </text:p>
          </table:table-cell>
          <table:table-cell table:style-name="ce7" office:value-type="string" calcext:value-type="string">
            <text:p><text:a xlink:href="https://en.wikipedia.org/wiki/ISO_3166-2:TW" xlink:type="simple">ISO 3166-2:TW</text:a> </text:p>
          </table:table-cell>
          <table:table-cell table:style-name="ce7" office:value-type="string" calcext:value-type="string">
            <text:p><text:a xlink:href="https://en.wikipedia.org/wiki/.tw" xlink:type="simple">.tw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Tajikistan" xlink:type="simple"> </text:a> <text:a xlink:href="https://en.wikipedia.org/wiki/Tajikistan" xlink:type="simple">Tajikistan</text:a> </text:p>
          </table:table-cell>
          <table:table-cell table:style-name="ce2" office:value-type="string" calcext:value-type="string">
            <text:p><text:a xlink:href="https://en.wikipedia.org/wiki/Tajikistan" xlink:type="simple">The Republic of Tajikistan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TJ" xlink:type="simple">TJ</text:a> </text:p>
          </table:table-cell>
          <table:table-cell table:style-name="ce7" office:value-type="string" calcext:value-type="string">
            <text:p><text:a xlink:href="https://en.wikipedia.org/wiki/ISO_3166-1_alpha-3#TJK" xlink:type="simple">TJK</text:a> </text:p>
          </table:table-cell>
          <table:table-cell table:style-name="ce7" office:value-type="string" calcext:value-type="string">
            <text:p><text:a xlink:href="https://en.wikipedia.org/wiki/ISO_3166-1_numeric#762" xlink:type="simple">762</text:a> </text:p>
          </table:table-cell>
          <table:table-cell table:style-name="ce7" office:value-type="string" calcext:value-type="string">
            <text:p><text:a xlink:href="https://en.wikipedia.org/wiki/ISO_3166-2:TJ" xlink:type="simple">ISO 3166-2:TJ</text:a> </text:p>
          </table:table-cell>
          <table:table-cell table:style-name="ce7" office:value-type="string" calcext:value-type="string">
            <text:p><text:a xlink:href="https://en.wikipedia.org/wiki/.tj" xlink:type="simple">.tj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Tanzania" xlink:type="simple"> </text:a> <text:a xlink:href="https://en.wikipedia.org/wiki/Tanzania" xlink:type="simple">Tanzania, the United Republic of</text:a> </text:p>
          </table:table-cell>
          <table:table-cell table:style-name="ce2" office:value-type="string" calcext:value-type="string">
            <text:p><text:a xlink:href="https://en.wikipedia.org/wiki/Tanzania" xlink:type="simple">The United Republic of Tanzan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TZ" xlink:type="simple">TZ</text:a> </text:p>
          </table:table-cell>
          <table:table-cell table:style-name="ce7" office:value-type="string" calcext:value-type="string">
            <text:p><text:a xlink:href="https://en.wikipedia.org/wiki/ISO_3166-1_alpha-3#TZA" xlink:type="simple">TZA</text:a> </text:p>
          </table:table-cell>
          <table:table-cell table:style-name="ce7" office:value-type="string" calcext:value-type="string">
            <text:p><text:a xlink:href="https://en.wikipedia.org/wiki/ISO_3166-1_numeric#834" xlink:type="simple">834</text:a> </text:p>
          </table:table-cell>
          <table:table-cell table:style-name="ce7" office:value-type="string" calcext:value-type="string">
            <text:p><text:a xlink:href="https://en.wikipedia.org/wiki/ISO_3166-2:TZ" xlink:type="simple">ISO 3166-2:TZ</text:a> </text:p>
          </table:table-cell>
          <table:table-cell table:style-name="ce7" office:value-type="string" calcext:value-type="string">
            <text:p><text:a xlink:href="https://en.wikipedia.org/wiki/.tz" xlink:type="simple">.tz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Thailand" xlink:type="simple"> </text:a> <text:a xlink:href="https://en.wikipedia.org/wiki/Thailand" xlink:type="simple">Thailand</text:a> </text:p>
          </table:table-cell>
          <table:table-cell table:style-name="ce2" office:value-type="string" calcext:value-type="string">
            <text:p><text:a xlink:href="https://en.wikipedia.org/wiki/Thailand" xlink:type="simple">The Kingdom of Thailand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TH" xlink:type="simple">TH</text:a> </text:p>
          </table:table-cell>
          <table:table-cell table:style-name="ce7" office:value-type="string" calcext:value-type="string">
            <text:p><text:a xlink:href="https://en.wikipedia.org/wiki/ISO_3166-1_alpha-3#THA" xlink:type="simple">THA</text:a> </text:p>
          </table:table-cell>
          <table:table-cell table:style-name="ce7" office:value-type="string" calcext:value-type="string">
            <text:p><text:a xlink:href="https://en.wikipedia.org/wiki/ISO_3166-1_numeric#764" xlink:type="simple">764</text:a> </text:p>
          </table:table-cell>
          <table:table-cell table:style-name="ce7" office:value-type="string" calcext:value-type="string">
            <text:p><text:a xlink:href="https://en.wikipedia.org/wiki/ISO_3166-2:TH" xlink:type="simple">ISO 3166-2:TH</text:a> </text:p>
          </table:table-cell>
          <table:table-cell table:style-name="ce7" office:value-type="string" calcext:value-type="string">
            <text:p><text:a xlink:href="https://en.wikipedia.org/wiki/.th" xlink:type="simple">.th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East_Timor" xlink:type="simple"> </text:a> <text:a xlink:href="https://en.wikipedia.org/wiki/East_Timor" xlink:type="simple">Timor-Leste</text:a> <text:a xlink:href="#cite_note-39" xlink:type="simple">[aa]</text:a> </text:p>
          </table:table-cell>
          <table:table-cell table:style-name="ce2" office:value-type="string" calcext:value-type="string">
            <text:p><text:a xlink:href="https://en.wikipedia.org/wiki/East_Timor" xlink:type="simple">The Democratic Republic of Timor-Leste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TL" xlink:type="simple">TL</text:a> </text:p>
          </table:table-cell>
          <table:table-cell table:style-name="ce7" office:value-type="string" calcext:value-type="string">
            <text:p><text:a xlink:href="https://en.wikipedia.org/wiki/ISO_3166-1_alpha-3#TLS" xlink:type="simple">TLS</text:a> </text:p>
          </table:table-cell>
          <table:table-cell table:style-name="ce7" office:value-type="string" calcext:value-type="string">
            <text:p><text:a xlink:href="https://en.wikipedia.org/wiki/ISO_3166-1_numeric#626" xlink:type="simple">626</text:a> </text:p>
          </table:table-cell>
          <table:table-cell table:style-name="ce7" office:value-type="string" calcext:value-type="string">
            <text:p><text:a xlink:href="https://en.wikipedia.org/wiki/ISO_3166-2:TL" xlink:type="simple">ISO 3166-2:TL</text:a> </text:p>
          </table:table-cell>
          <table:table-cell table:style-name="ce7" office:value-type="string" calcext:value-type="string">
            <text:p><text:a xlink:href="https://en.wikipedia.org/wiki/.tl" xlink:type="simple">.tl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Togo" xlink:type="simple"> </text:a> <text:a xlink:href="https://en.wikipedia.org/wiki/Togo" xlink:type="simple">Togo</text:a> </text:p>
          </table:table-cell>
          <table:table-cell table:style-name="ce2" office:value-type="string" calcext:value-type="string">
            <text:p><text:a xlink:href="https://en.wikipedia.org/wiki/Togo" xlink:type="simple">The Togolese Republic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TG" xlink:type="simple">TG</text:a> </text:p>
          </table:table-cell>
          <table:table-cell table:style-name="ce7" office:value-type="string" calcext:value-type="string">
            <text:p><text:a xlink:href="https://en.wikipedia.org/wiki/ISO_3166-1_alpha-3#TGO" xlink:type="simple">TGO</text:a> </text:p>
          </table:table-cell>
          <table:table-cell table:style-name="ce7" office:value-type="string" calcext:value-type="string">
            <text:p><text:a xlink:href="https://en.wikipedia.org/wiki/ISO_3166-1_numeric#768" xlink:type="simple">768</text:a> </text:p>
          </table:table-cell>
          <table:table-cell table:style-name="ce7" office:value-type="string" calcext:value-type="string">
            <text:p><text:a xlink:href="https://en.wikipedia.org/wiki/ISO_3166-2:TG" xlink:type="simple">ISO 3166-2:TG</text:a> </text:p>
          </table:table-cell>
          <table:table-cell table:style-name="ce7" office:value-type="string" calcext:value-type="string">
            <text:p><text:a xlink:href="https://en.wikipedia.org/wiki/.tg" xlink:type="simple">.tg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Tokelau" xlink:type="simple"> </text:a> <text:a xlink:href="https://en.wikipedia.org/wiki/Tokelau" xlink:type="simple">Tokelau</text:a> </text:p>
          </table:table-cell>
          <table:table-cell table:style-name="ce2" office:value-type="string" calcext:value-type="string">
            <text:p><text:a xlink:href="https://en.wikipedia.org/wiki/Tokelau" xlink:type="simple">Tokelau</text:a> </text:p>
          </table:table-cell>
          <table:table-cell table:style-name="ce7" office:value-type="string" calcext:value-type="string">
            <text:p><text:a xlink:href="#NEWZ" xlink:type="simple">New Zealand</text:a> </text:p>
          </table:table-cell>
          <table:table-cell table:style-name="ce7" office:value-type="string" calcext:value-type="string">
            <text:p><text:a xlink:href="https://en.wikipedia.org/wiki/ISO_3166-1_alpha-2#TK" xlink:type="simple">TK</text:a> </text:p>
          </table:table-cell>
          <table:table-cell table:style-name="ce7" office:value-type="string" calcext:value-type="string">
            <text:p><text:a xlink:href="https://en.wikipedia.org/wiki/ISO_3166-1_alpha-3#TKL" xlink:type="simple">TKL</text:a> </text:p>
          </table:table-cell>
          <table:table-cell table:style-name="ce7" office:value-type="string" calcext:value-type="string">
            <text:p><text:a xlink:href="https://en.wikipedia.org/wiki/ISO_3166-1_numeric#772" xlink:type="simple">772</text:a> </text:p>
          </table:table-cell>
          <table:table-cell table:style-name="ce7" office:value-type="string" calcext:value-type="string">
            <text:p><text:a xlink:href="https://en.wikipedia.org/wiki/ISO_3166-2:TK" xlink:type="simple">ISO 3166-2:TK</text:a> </text:p>
          </table:table-cell>
          <table:table-cell table:style-name="ce7" office:value-type="string" calcext:value-type="string">
            <text:p><text:a xlink:href="https://en.wikipedia.org/wiki/.tk" xlink:type="simple">.tk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Tonga" xlink:type="simple"> </text:a> <text:a xlink:href="https://en.wikipedia.org/wiki/Tonga" xlink:type="simple">Tonga</text:a> </text:p>
          </table:table-cell>
          <table:table-cell table:style-name="ce2" office:value-type="string" calcext:value-type="string">
            <text:p><text:a xlink:href="https://en.wikipedia.org/wiki/Tonga" xlink:type="simple">The Kingdom of Tong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TO" xlink:type="simple">TO</text:a> </text:p>
          </table:table-cell>
          <table:table-cell table:style-name="ce7" office:value-type="string" calcext:value-type="string">
            <text:p><text:a xlink:href="https://en.wikipedia.org/wiki/ISO_3166-1_alpha-3#TON" xlink:type="simple">TON</text:a> </text:p>
          </table:table-cell>
          <table:table-cell table:style-name="ce7" office:value-type="string" calcext:value-type="string">
            <text:p><text:a xlink:href="https://en.wikipedia.org/wiki/ISO_3166-1_numeric#776" xlink:type="simple">776</text:a> </text:p>
          </table:table-cell>
          <table:table-cell table:style-name="ce7" office:value-type="string" calcext:value-type="string">
            <text:p><text:a xlink:href="https://en.wikipedia.org/wiki/ISO_3166-2:TO" xlink:type="simple">ISO 3166-2:TO</text:a> </text:p>
          </table:table-cell>
          <table:table-cell table:style-name="ce7" office:value-type="string" calcext:value-type="string">
            <text:p><text:a xlink:href="https://en.wikipedia.org/wiki/.to" xlink:type="simple">.to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Trinidad_and_Tobago" xlink:type="simple"> </text:a> <text:a xlink:href="https://en.wikipedia.org/wiki/Trinidad_and_Tobago" xlink:type="simple">Trinidad and Tobago</text:a> </text:p>
          </table:table-cell>
          <table:table-cell table:style-name="ce2" office:value-type="string" calcext:value-type="string">
            <text:p><text:a xlink:href="https://en.wikipedia.org/wiki/Trinidad_and_Tobago" xlink:type="simple">The Republic of Trinidad and Tobago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TT" xlink:type="simple">TT</text:a> </text:p>
          </table:table-cell>
          <table:table-cell table:style-name="ce7" office:value-type="string" calcext:value-type="string">
            <text:p><text:a xlink:href="https://en.wikipedia.org/wiki/ISO_3166-1_alpha-3#TTO" xlink:type="simple">TTO</text:a> </text:p>
          </table:table-cell>
          <table:table-cell table:style-name="ce7" office:value-type="string" calcext:value-type="string">
            <text:p><text:a xlink:href="https://en.wikipedia.org/wiki/ISO_3166-1_numeric#780" xlink:type="simple">780</text:a> </text:p>
          </table:table-cell>
          <table:table-cell table:style-name="ce7" office:value-type="string" calcext:value-type="string">
            <text:p><text:a xlink:href="https://en.wikipedia.org/wiki/ISO_3166-2:TT" xlink:type="simple">ISO 3166-2:TT</text:a> </text:p>
          </table:table-cell>
          <table:table-cell table:style-name="ce7" office:value-type="string" calcext:value-type="string">
            <text:p><text:a xlink:href="https://en.wikipedia.org/wiki/.tt" xlink:type="simple">.tt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Tunisia" xlink:type="simple"> </text:a> <text:a xlink:href="https://en.wikipedia.org/wiki/Tunisia" xlink:type="simple">Tunisia</text:a> </text:p>
          </table:table-cell>
          <table:table-cell table:style-name="ce2" office:value-type="string" calcext:value-type="string">
            <text:p><text:a xlink:href="https://en.wikipedia.org/wiki/Tunisia" xlink:type="simple">The Republic of Tunis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TN" xlink:type="simple">TN</text:a> </text:p>
          </table:table-cell>
          <table:table-cell table:style-name="ce7" office:value-type="string" calcext:value-type="string">
            <text:p><text:a xlink:href="https://en.wikipedia.org/wiki/ISO_3166-1_alpha-3#TUN" xlink:type="simple">TUN</text:a> </text:p>
          </table:table-cell>
          <table:table-cell table:style-name="ce7" office:value-type="string" calcext:value-type="string">
            <text:p><text:a xlink:href="https://en.wikipedia.org/wiki/ISO_3166-1_numeric#788" xlink:type="simple">788</text:a> </text:p>
          </table:table-cell>
          <table:table-cell table:style-name="ce7" office:value-type="string" calcext:value-type="string">
            <text:p><text:a xlink:href="https://en.wikipedia.org/wiki/ISO_3166-2:TN" xlink:type="simple">ISO 3166-2:TN</text:a> </text:p>
          </table:table-cell>
          <table:table-cell table:style-name="ce7" office:value-type="string" calcext:value-type="string">
            <text:p><text:a xlink:href="https://en.wikipedia.org/wiki/.tn" xlink:type="simple">.tn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Turkey" xlink:type="simple"> </text:a> <text:a xlink:href="https://en.wikipedia.org/wiki/Turkey" xlink:type="simple">Türkiye</text:a> <text:a xlink:href="#cite_note-40" xlink:type="simple">[ab]</text:a> </text:p>
          </table:table-cell>
          <table:table-cell table:style-name="ce2" office:value-type="string" calcext:value-type="string">
            <text:p><text:a xlink:href="https://en.wikipedia.org/wiki/Turkey" xlink:type="simple">The Republic of Türkiye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TR" xlink:type="simple">TR</text:a> </text:p>
          </table:table-cell>
          <table:table-cell table:style-name="ce7" office:value-type="string" calcext:value-type="string">
            <text:p><text:a xlink:href="https://en.wikipedia.org/wiki/ISO_3166-1_alpha-3#TUR" xlink:type="simple">TUR</text:a> </text:p>
          </table:table-cell>
          <table:table-cell table:style-name="ce7" office:value-type="string" calcext:value-type="string">
            <text:p><text:a xlink:href="https://en.wikipedia.org/wiki/ISO_3166-1_numeric#792" xlink:type="simple">792</text:a> </text:p>
          </table:table-cell>
          <table:table-cell table:style-name="ce7" office:value-type="string" calcext:value-type="string">
            <text:p><text:a xlink:href="https://en.wikipedia.org/wiki/ISO_3166-2:TR" xlink:type="simple">ISO 3166-2:TR</text:a> </text:p>
          </table:table-cell>
          <table:table-cell table:style-name="ce7" office:value-type="string" calcext:value-type="string">
            <text:p><text:a xlink:href="https://en.wikipedia.org/wiki/.tr" xlink:type="simple">.tr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Turkmenistan" xlink:type="simple"> </text:a> <text:a xlink:href="https://en.wikipedia.org/wiki/Turkmenistan" xlink:type="simple">Turkmenistan</text:a> </text:p>
          </table:table-cell>
          <table:table-cell table:style-name="ce2" office:value-type="string" calcext:value-type="string">
            <text:p><text:a xlink:href="https://en.wikipedia.org/wiki/Turkmenistan" xlink:type="simple">Turkmenistan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TM" xlink:type="simple">TM</text:a> </text:p>
          </table:table-cell>
          <table:table-cell table:style-name="ce7" office:value-type="string" calcext:value-type="string">
            <text:p><text:a xlink:href="https://en.wikipedia.org/wiki/ISO_3166-1_alpha-3#TKM" xlink:type="simple">TKM</text:a> </text:p>
          </table:table-cell>
          <table:table-cell table:style-name="ce7" office:value-type="string" calcext:value-type="string">
            <text:p><text:a xlink:href="https://en.wikipedia.org/wiki/ISO_3166-1_numeric#795" xlink:type="simple">795</text:a> </text:p>
          </table:table-cell>
          <table:table-cell table:style-name="ce7" office:value-type="string" calcext:value-type="string">
            <text:p><text:a xlink:href="https://en.wikipedia.org/wiki/ISO_3166-2:TM" xlink:type="simple">ISO 3166-2:TM</text:a> </text:p>
          </table:table-cell>
          <table:table-cell table:style-name="ce7" office:value-type="string" calcext:value-type="string">
            <text:p><text:a xlink:href="https://en.wikipedia.org/wiki/.tm" xlink:type="simple">.tm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Turks_and_Caicos_Islands" xlink:type="simple"> </text:a> <text:a xlink:href="https://en.wikipedia.org/wiki/Turks_and_Caicos_Islands" xlink:type="simple">Turks and Caicos Islands (the)</text:a> </text:p>
          </table:table-cell>
          <table:table-cell table:style-name="ce2" office:value-type="string" calcext:value-type="string">
            <text:p><text:a xlink:href="https://en.wikipedia.org/wiki/Turks_and_Caicos_Islands" xlink:type="simple">The Turks and Caicos Islands</text:a> </text:p>
          </table:table-cell>
          <table:table-cell table:style-name="ce7" office:value-type="string" calcext:value-type="string">
            <text:p><text:a xlink:href="#UNI2" xlink:type="simple">United Kingdom</text:a> </text:p>
          </table:table-cell>
          <table:table-cell table:style-name="ce7" office:value-type="string" calcext:value-type="string">
            <text:p><text:a xlink:href="https://en.wikipedia.org/wiki/ISO_3166-1_alpha-2#TC" xlink:type="simple">TC</text:a> </text:p>
          </table:table-cell>
          <table:table-cell table:style-name="ce7" office:value-type="string" calcext:value-type="string">
            <text:p><text:a xlink:href="https://en.wikipedia.org/wiki/ISO_3166-1_alpha-3#TCA" xlink:type="simple">TCA</text:a> </text:p>
          </table:table-cell>
          <table:table-cell table:style-name="ce7" office:value-type="string" calcext:value-type="string">
            <text:p><text:a xlink:href="https://en.wikipedia.org/wiki/ISO_3166-1_numeric#796" xlink:type="simple">796</text:a> </text:p>
          </table:table-cell>
          <table:table-cell table:style-name="ce7" office:value-type="string" calcext:value-type="string">
            <text:p><text:a xlink:href="https://en.wikipedia.org/wiki/ISO_3166-2:TC" xlink:type="simple">ISO 3166-2:TC</text:a> </text:p>
          </table:table-cell>
          <table:table-cell table:style-name="ce7" office:value-type="string" calcext:value-type="string">
            <text:p><text:a xlink:href="https://en.wikipedia.org/wiki/.tc" xlink:type="simple">.tc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Tuvalu" xlink:type="simple"> </text:a> <text:a xlink:href="https://en.wikipedia.org/wiki/Tuvalu" xlink:type="simple">Tuvalu</text:a> </text:p>
          </table:table-cell>
          <table:table-cell table:style-name="ce2" office:value-type="string" calcext:value-type="string">
            <text:p><text:a xlink:href="https://en.wikipedia.org/wiki/Tuvalu" xlink:type="simple">Tuvalu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TV" xlink:type="simple">TV</text:a> </text:p>
          </table:table-cell>
          <table:table-cell table:style-name="ce7" office:value-type="string" calcext:value-type="string">
            <text:p><text:a xlink:href="https://en.wikipedia.org/wiki/ISO_3166-1_alpha-3#TUV" xlink:type="simple">TUV</text:a> </text:p>
          </table:table-cell>
          <table:table-cell table:style-name="ce7" office:value-type="string" calcext:value-type="string">
            <text:p><text:a xlink:href="https://en.wikipedia.org/wiki/ISO_3166-1_numeric#798" xlink:type="simple">798</text:a> </text:p>
          </table:table-cell>
          <table:table-cell table:style-name="ce7" office:value-type="string" calcext:value-type="string">
            <text:p><text:a xlink:href="https://en.wikipedia.org/wiki/ISO_3166-2:TV" xlink:type="simple">ISO 3166-2:TV</text:a> </text:p>
          </table:table-cell>
          <table:table-cell table:style-name="ce7" office:value-type="string" calcext:value-type="string">
            <text:p><text:a xlink:href="https://en.wikipedia.org/wiki/.tv" xlink:type="simple">.tv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Uganda" xlink:type="simple"> </text:a> <text:a xlink:href="https://en.wikipedia.org/wiki/Uganda" xlink:type="simple">Uganda</text:a> </text:p>
          </table:table-cell>
          <table:table-cell table:style-name="ce2" office:value-type="string" calcext:value-type="string">
            <text:p><text:a xlink:href="https://en.wikipedia.org/wiki/Uganda" xlink:type="simple">The Republic of Ugand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UG" xlink:type="simple">UG</text:a> </text:p>
          </table:table-cell>
          <table:table-cell table:style-name="ce7" office:value-type="string" calcext:value-type="string">
            <text:p><text:a xlink:href="https://en.wikipedia.org/wiki/ISO_3166-1_alpha-3#UGA" xlink:type="simple">UGA</text:a> </text:p>
          </table:table-cell>
          <table:table-cell table:style-name="ce7" office:value-type="string" calcext:value-type="string">
            <text:p><text:a xlink:href="https://en.wikipedia.org/wiki/ISO_3166-1_numeric#800" xlink:type="simple">800</text:a> </text:p>
          </table:table-cell>
          <table:table-cell table:style-name="ce7" office:value-type="string" calcext:value-type="string">
            <text:p><text:a xlink:href="https://en.wikipedia.org/wiki/ISO_3166-2:UG" xlink:type="simple">ISO 3166-2:UG</text:a> </text:p>
          </table:table-cell>
          <table:table-cell table:style-name="ce7" office:value-type="string" calcext:value-type="string">
            <text:p><text:a xlink:href="https://en.wikipedia.org/wiki/.ug" xlink:type="simple">.ug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Ukraine" xlink:type="simple"> </text:a> <text:a xlink:href="https://en.wikipedia.org/wiki/Ukraine" xlink:type="simple">Ukraine</text:a> </text:p>
          </table:table-cell>
          <table:table-cell table:style-name="ce2" office:value-type="string" calcext:value-type="string">
            <text:p><text:a xlink:href="https://en.wikipedia.org/wiki/Ukraine" xlink:type="simple">Ukraine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UA" xlink:type="simple">UA</text:a> </text:p>
          </table:table-cell>
          <table:table-cell table:style-name="ce7" office:value-type="string" calcext:value-type="string">
            <text:p><text:a xlink:href="https://en.wikipedia.org/wiki/ISO_3166-1_alpha-3#UKR" xlink:type="simple">UKR</text:a> </text:p>
          </table:table-cell>
          <table:table-cell table:style-name="ce7" office:value-type="string" calcext:value-type="string">
            <text:p><text:a xlink:href="https://en.wikipedia.org/wiki/ISO_3166-1_numeric#804" xlink:type="simple">804</text:a> </text:p>
          </table:table-cell>
          <table:table-cell table:style-name="ce7" office:value-type="string" calcext:value-type="string">
            <text:p><text:a xlink:href="https://en.wikipedia.org/wiki/ISO_3166-2:UA" xlink:type="simple">ISO 3166-2:UA</text:a> </text:p>
          </table:table-cell>
          <table:table-cell table:style-name="ce7" office:value-type="string" calcext:value-type="string">
            <text:p><text:a xlink:href="https://en.wikipedia.org/wiki/.ua" xlink:type="simple">.ua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United_Arab_Emirates" xlink:type="simple"> </text:a> <text:a xlink:href="https://en.wikipedia.org/wiki/United_Arab_Emirates" xlink:type="simple">United Arab Emirates (the)</text:a> </text:p>
          </table:table-cell>
          <table:table-cell table:style-name="ce2" office:value-type="string" calcext:value-type="string">
            <text:p><text:a xlink:href="https://en.wikipedia.org/wiki/United_Arab_Emirates" xlink:type="simple">The United Arab Emirates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AE" xlink:type="simple">AE</text:a> </text:p>
          </table:table-cell>
          <table:table-cell table:style-name="ce7" office:value-type="string" calcext:value-type="string">
            <text:p><text:a xlink:href="https://en.wikipedia.org/wiki/ISO_3166-1_alpha-3#ARE" xlink:type="simple">ARE</text:a> </text:p>
          </table:table-cell>
          <table:table-cell table:style-name="ce7" office:value-type="string" calcext:value-type="string">
            <text:p><text:a xlink:href="https://en.wikipedia.org/wiki/ISO_3166-1_numeric#784" xlink:type="simple">784</text:a> </text:p>
          </table:table-cell>
          <table:table-cell table:style-name="ce7" office:value-type="string" calcext:value-type="string">
            <text:p><text:a xlink:href="https://en.wikipedia.org/wiki/ISO_3166-2:AE" xlink:type="simple">ISO 3166-2:AE</text:a> </text:p>
          </table:table-cell>
          <table:table-cell table:style-name="ce7" office:value-type="string" calcext:value-type="string">
            <text:p><text:a xlink:href="https://en.wikipedia.org/wiki/.ae" xlink:type="simple">.ae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United_Kingdom" xlink:type="simple"> </text:a> <text:a xlink:href="https://en.wikipedia.org/wiki/United_Kingdom" xlink:type="simple">United Kingdom of Great Britain and Northern Ireland (the)</text:a> </text:p>
          </table:table-cell>
          <table:table-cell table:style-name="ce2" office:value-type="string" calcext:value-type="string">
            <text:p><text:a xlink:href="https://en.wikipedia.org/wiki/United_Kingdom" xlink:type="simple">The United Kingdom of Great Britain and Northern Ireland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GB" xlink:type="simple">GB</text:a> </text:p>
          </table:table-cell>
          <table:table-cell table:style-name="ce7" office:value-type="string" calcext:value-type="string">
            <text:p><text:a xlink:href="https://en.wikipedia.org/wiki/ISO_3166-1_alpha-3#GBR" xlink:type="simple">GBR</text:a> </text:p>
          </table:table-cell>
          <table:table-cell table:style-name="ce7" office:value-type="string" calcext:value-type="string">
            <text:p><text:a xlink:href="https://en.wikipedia.org/wiki/ISO_3166-1_numeric#826" xlink:type="simple">826</text:a> </text:p>
          </table:table-cell>
          <table:table-cell table:style-name="ce7" office:value-type="string" calcext:value-type="string">
            <text:p><text:a xlink:href="https://en.wikipedia.org/wiki/ISO_3166-2:GB" xlink:type="simple">ISO 3166-2:GB</text:a> </text:p>
          </table:table-cell>
          <table:table-cell table:style-name="ce7" office:value-type="string" calcext:value-type="string">
            <text:p><text:a xlink:href="https://en.wikipedia.org/wiki/.gb" xlink:type="simple">.gb</text:a> <text:a xlink:href="https://en.wikipedia.org/wiki/.uk" xlink:type="simple">.uk</text:a> <text:a xlink:href="#cite_note-41" xlink:type="simple">[ac]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United_States" xlink:type="simple"> </text:a> <text:a xlink:href="https://en.wikipedia.org/wiki/United_States_Minor_Outlying_Islands" xlink:type="simple">United States Minor Outlying Islands (the)</text:a> <text:a xlink:href="#cite_note-42" xlink:type="simple">[ad]</text:a> </text:p>
          </table:table-cell>
          <table:table-cell table:style-name="ce2" office:value-type="string" calcext:value-type="string">
            <text:p><text:a xlink:href="https://en.wikipedia.org/wiki/Baker_Island" xlink:type="simple">Baker Island</text:a>, <text:a xlink:href="https://en.wikipedia.org/wiki/Howland_Island" xlink:type="simple">Howland Island</text:a>, <text:a xlink:href="https://en.wikipedia.org/wiki/Jarvis_Island" xlink:type="simple">Jarvis Island</text:a>, <text:a xlink:href="https://en.wikipedia.org/wiki/Johnston_Atoll" xlink:type="simple">Johnston Atoll</text:a>, <text:a xlink:href="https://en.wikipedia.org/wiki/Kingman_Reef" xlink:type="simple">Kingman Reef</text:a>, <text:a xlink:href="https://en.wikipedia.org/wiki/Midway_Atoll" xlink:type="simple">Midway Atoll</text:a>, <text:a xlink:href="https://en.wikipedia.org/wiki/Navassa_Island" xlink:type="simple">Navassa Island</text:a>, <text:a xlink:href="https://en.wikipedia.org/wiki/Palmyra_Atoll" xlink:type="simple">Palmyra Atoll</text:a>, and <text:a xlink:href="https://en.wikipedia.org/wiki/Wake_Island" xlink:type="simple">Wake Island</text:a> </text:p>
          </table:table-cell>
          <table:table-cell table:style-name="ce7" office:value-type="string" calcext:value-type="string">
            <text:p><text:a xlink:href="#UNI4" xlink:type="simple">United States</text:a> </text:p>
          </table:table-cell>
          <table:table-cell table:style-name="ce7" office:value-type="string" calcext:value-type="string">
            <text:p><text:a xlink:href="https://en.wikipedia.org/wiki/ISO_3166-1_alpha-2#UM" xlink:type="simple">UM</text:a> </text:p>
          </table:table-cell>
          <table:table-cell table:style-name="ce7" office:value-type="string" calcext:value-type="string">
            <text:p><text:a xlink:href="https://en.wikipedia.org/wiki/ISO_3166-1_alpha-3#UMI" xlink:type="simple">UMI</text:a> </text:p>
          </table:table-cell>
          <table:table-cell table:style-name="ce7" office:value-type="string" calcext:value-type="string">
            <text:p><text:a xlink:href="https://en.wikipedia.org/wiki/ISO_3166-1_numeric#581" xlink:type="simple">581</text:a> </text:p>
          </table:table-cell>
          <table:table-cell table:style-name="ce7" office:value-type="string" calcext:value-type="string">
            <text:p><text:a xlink:href="https://en.wikipedia.org/wiki/ISO_3166-2:UM" xlink:type="simple">ISO 3166-2:UM</text:a> </text:p>
          </table:table-cell>
          <table:table-cell table:style-name="ce7" office:value-type="string" calcext:value-type="string">
            <text:p><text:a xlink:href="#cite_note-43" xlink:type="simple">[ae]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United_States" xlink:type="simple"> </text:a> <text:a xlink:href="https://en.wikipedia.org/wiki/United_States" xlink:type="simple">United States of America (the)</text:a> </text:p>
          </table:table-cell>
          <table:table-cell table:style-name="ce2" office:value-type="string" calcext:value-type="string">
            <text:p><text:a xlink:href="https://en.wikipedia.org/wiki/United_States" xlink:type="simple">The United States of Americ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US" xlink:type="simple">US</text:a> </text:p>
          </table:table-cell>
          <table:table-cell table:style-name="ce7" office:value-type="string" calcext:value-type="string">
            <text:p><text:a xlink:href="https://en.wikipedia.org/wiki/ISO_3166-1_alpha-3#USA" xlink:type="simple">USA</text:a> </text:p>
          </table:table-cell>
          <table:table-cell table:style-name="ce7" office:value-type="string" calcext:value-type="string">
            <text:p><text:a xlink:href="https://en.wikipedia.org/wiki/ISO_3166-1_numeric#840" xlink:type="simple">840</text:a> </text:p>
          </table:table-cell>
          <table:table-cell table:style-name="ce7" office:value-type="string" calcext:value-type="string">
            <text:p><text:a xlink:href="https://en.wikipedia.org/wiki/ISO_3166-2:US" xlink:type="simple">ISO 3166-2:US</text:a> </text:p>
          </table:table-cell>
          <table:table-cell table:style-name="ce7" office:value-type="string" calcext:value-type="string">
            <text:p><text:a xlink:href="https://en.wikipedia.org/wiki/.us" xlink:type="simple">.us</text:a> </text:p>
          </table:table-cell>
        </table:table-row>
        <table:table-row table:style-name="ro1">
          <table:table-cell table:style-name="ce3" office:value-type="string" calcext:value-type="string">
            <text:p><text:a xlink:href="https://en.wikipedia.org/wiki/United_States_Virgin_Islands" xlink:type="simple"> </text:a> <text:a xlink:href="https://en.wikipedia.org/wiki/United_States_Virgin_Islands" xlink:type="simple">United States Virgin Islands</text:a> – See <text:a xlink:href="#VIR2" xlink:type="simple">Virgin Islands (U.S.)</text:a>. 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https://en.wikipedia.org/wiki/Uruguay" xlink:type="simple"> </text:a> <text:a xlink:href="https://en.wikipedia.org/wiki/Uruguay" xlink:type="simple">Uruguay</text:a> </text:p>
          </table:table-cell>
          <table:table-cell table:style-name="ce2" office:value-type="string" calcext:value-type="string">
            <text:p><text:a xlink:href="https://en.wikipedia.org/wiki/Uruguay" xlink:type="simple">The Oriental Republic of Uruguay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UY" xlink:type="simple">UY</text:a> </text:p>
          </table:table-cell>
          <table:table-cell table:style-name="ce7" office:value-type="string" calcext:value-type="string">
            <text:p><text:a xlink:href="https://en.wikipedia.org/wiki/ISO_3166-1_alpha-3#URY" xlink:type="simple">URY</text:a> </text:p>
          </table:table-cell>
          <table:table-cell table:style-name="ce7" office:value-type="string" calcext:value-type="string">
            <text:p><text:a xlink:href="https://en.wikipedia.org/wiki/ISO_3166-1_numeric#858" xlink:type="simple">858</text:a> </text:p>
          </table:table-cell>
          <table:table-cell table:style-name="ce7" office:value-type="string" calcext:value-type="string">
            <text:p><text:a xlink:href="https://en.wikipedia.org/wiki/ISO_3166-2:UY" xlink:type="simple">ISO 3166-2:UY</text:a> </text:p>
          </table:table-cell>
          <table:table-cell table:style-name="ce7" office:value-type="string" calcext:value-type="string">
            <text:p><text:a xlink:href="https://en.wikipedia.org/wiki/.uy" xlink:type="simple">.uy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Uzbekistan" xlink:type="simple"> </text:a> <text:a xlink:href="https://en.wikipedia.org/wiki/Uzbekistan" xlink:type="simple">Uzbekistan</text:a> </text:p>
          </table:table-cell>
          <table:table-cell table:style-name="ce2" office:value-type="string" calcext:value-type="string">
            <text:p><text:a xlink:href="https://en.wikipedia.org/wiki/Uzbekistan" xlink:type="simple">The Republic of Uzbekistan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UZ" xlink:type="simple">UZ</text:a> </text:p>
          </table:table-cell>
          <table:table-cell table:style-name="ce7" office:value-type="string" calcext:value-type="string">
            <text:p><text:a xlink:href="https://en.wikipedia.org/wiki/ISO_3166-1_alpha-3#UZB" xlink:type="simple">UZB</text:a> </text:p>
          </table:table-cell>
          <table:table-cell table:style-name="ce7" office:value-type="string" calcext:value-type="string">
            <text:p><text:a xlink:href="https://en.wikipedia.org/wiki/ISO_3166-1_numeric#860" xlink:type="simple">860</text:a> </text:p>
          </table:table-cell>
          <table:table-cell table:style-name="ce7" office:value-type="string" calcext:value-type="string">
            <text:p><text:a xlink:href="https://en.wikipedia.org/wiki/ISO_3166-2:UZ" xlink:type="simple">ISO 3166-2:UZ</text:a> </text:p>
          </table:table-cell>
          <table:table-cell table:style-name="ce7" office:value-type="string" calcext:value-type="string">
            <text:p><text:a xlink:href="https://en.wikipedia.org/wiki/.uz" xlink:type="simple">.uz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Vanuatu" xlink:type="simple"> </text:a> <text:a xlink:href="https://en.wikipedia.org/wiki/Vanuatu" xlink:type="simple">Vanuatu</text:a> </text:p>
          </table:table-cell>
          <table:table-cell table:style-name="ce2" office:value-type="string" calcext:value-type="string">
            <text:p><text:a xlink:href="https://en.wikipedia.org/wiki/Vanuatu" xlink:type="simple">The Republic of Vanuatu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VU" xlink:type="simple">VU</text:a> </text:p>
          </table:table-cell>
          <table:table-cell table:style-name="ce7" office:value-type="string" calcext:value-type="string">
            <text:p><text:a xlink:href="https://en.wikipedia.org/wiki/ISO_3166-1_alpha-3#VUT" xlink:type="simple">VUT</text:a> </text:p>
          </table:table-cell>
          <table:table-cell table:style-name="ce7" office:value-type="string" calcext:value-type="string">
            <text:p><text:a xlink:href="https://en.wikipedia.org/wiki/ISO_3166-1_numeric#548" xlink:type="simple">548</text:a> </text:p>
          </table:table-cell>
          <table:table-cell table:style-name="ce7" office:value-type="string" calcext:value-type="string">
            <text:p><text:a xlink:href="https://en.wikipedia.org/wiki/ISO_3166-2:VU" xlink:type="simple">ISO 3166-2:VU</text:a> </text:p>
          </table:table-cell>
          <table:table-cell table:style-name="ce7" office:value-type="string" calcext:value-type="string">
            <text:p><text:a xlink:href="https://en.wikipedia.org/wiki/.vu" xlink:type="simple">.vu</text:a> </text:p>
          </table:table-cell>
        </table:table-row>
        <table:table-row table:style-name="ro1">
          <table:table-cell table:style-name="ce3" office:value-type="string" calcext:value-type="string">
            <text:p><text:a xlink:href="https://en.wikipedia.org/wiki/Vatican_City" xlink:type="simple"> </text:a> <text:a xlink:href="https://en.wikipedia.org/wiki/Vatican_City" xlink:type="simple">Vatican City</text:a> – See <text:a xlink:href="#HOLY" xlink:type="simple">Holy See, The</text:a>. 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https://en.wikipedia.org/wiki/Venezuela" xlink:type="simple"> </text:a> <text:a xlink:href="https://en.wikipedia.org/wiki/Venezuela" xlink:type="simple">Venezuela (Bolivarian Republic of)</text:a> </text:p>
          </table:table-cell>
          <table:table-cell table:style-name="ce2" office:value-type="string" calcext:value-type="string">
            <text:p><text:a xlink:href="https://en.wikipedia.org/wiki/Venezuela" xlink:type="simple">The Bolivarian Republic of Venezuel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VE" xlink:type="simple">VE</text:a> </text:p>
          </table:table-cell>
          <table:table-cell table:style-name="ce7" office:value-type="string" calcext:value-type="string">
            <text:p><text:a xlink:href="https://en.wikipedia.org/wiki/ISO_3166-1_alpha-3#VEN" xlink:type="simple">VEN</text:a> </text:p>
          </table:table-cell>
          <table:table-cell table:style-name="ce7" office:value-type="string" calcext:value-type="string">
            <text:p><text:a xlink:href="https://en.wikipedia.org/wiki/ISO_3166-1_numeric#862" xlink:type="simple">862</text:a> </text:p>
          </table:table-cell>
          <table:table-cell table:style-name="ce7" office:value-type="string" calcext:value-type="string">
            <text:p><text:a xlink:href="https://en.wikipedia.org/wiki/ISO_3166-2:VE" xlink:type="simple">ISO 3166-2:VE</text:a> </text:p>
          </table:table-cell>
          <table:table-cell table:style-name="ce7" office:value-type="string" calcext:value-type="string">
            <text:p><text:a xlink:href="https://en.wikipedia.org/wiki/.ve" xlink:type="simple">.ve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Vietnam" xlink:type="simple"> </text:a> <text:a xlink:href="https://en.wikipedia.org/wiki/Vietnam" xlink:type="simple">Viet Nam</text:a> <text:a xlink:href="#cite_note-44" xlink:type="simple">[af]</text:a> </text:p>
          </table:table-cell>
          <table:table-cell table:style-name="ce2" office:value-type="string" calcext:value-type="string">
            <text:p><text:a xlink:href="https://en.wikipedia.org/wiki/Vietnam" xlink:type="simple">The Socialist Republic of Viet Nam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VN" xlink:type="simple">VN</text:a> </text:p>
          </table:table-cell>
          <table:table-cell table:style-name="ce7" office:value-type="string" calcext:value-type="string">
            <text:p><text:a xlink:href="https://en.wikipedia.org/wiki/ISO_3166-1_alpha-3#VNM" xlink:type="simple">VNM</text:a> </text:p>
          </table:table-cell>
          <table:table-cell table:style-name="ce7" office:value-type="string" calcext:value-type="string">
            <text:p><text:a xlink:href="https://en.wikipedia.org/wiki/ISO_3166-1_numeric#704" xlink:type="simple">704</text:a> </text:p>
          </table:table-cell>
          <table:table-cell table:style-name="ce7" office:value-type="string" calcext:value-type="string">
            <text:p><text:a xlink:href="https://en.wikipedia.org/wiki/ISO_3166-2:VN" xlink:type="simple">ISO 3166-2:VN</text:a> </text:p>
          </table:table-cell>
          <table:table-cell table:style-name="ce7" office:value-type="string" calcext:value-type="string">
            <text:p><text:a xlink:href="https://en.wikipedia.org/wiki/.vn" xlink:type="simple">.vn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British_Virgin_Islands" xlink:type="simple"> </text:a> <text:a xlink:href="https://en.wikipedia.org/wiki/British_Virgin_Islands" xlink:type="simple">Virgin Islands (British)</text:a> <text:a xlink:href="#cite_note-45" xlink:type="simple">[ag]</text:a> </text:p>
          </table:table-cell>
          <table:table-cell table:style-name="ce2" office:value-type="string" calcext:value-type="string">
            <text:p><text:a xlink:href="https://en.wikipedia.org/wiki/British_Virgin_Islands" xlink:type="simple">The Virgin Islands</text:a> </text:p>
          </table:table-cell>
          <table:table-cell table:style-name="ce7" office:value-type="string" calcext:value-type="string">
            <text:p><text:a xlink:href="#UNI2" xlink:type="simple">United Kingdom</text:a> </text:p>
          </table:table-cell>
          <table:table-cell table:style-name="ce7" office:value-type="string" calcext:value-type="string">
            <text:p><text:a xlink:href="https://en.wikipedia.org/wiki/ISO_3166-1_alpha-2#VG" xlink:type="simple">VG</text:a> </text:p>
          </table:table-cell>
          <table:table-cell table:style-name="ce7" office:value-type="string" calcext:value-type="string">
            <text:p><text:a xlink:href="https://en.wikipedia.org/wiki/ISO_3166-1_alpha-3#VGB" xlink:type="simple">VGB</text:a> </text:p>
          </table:table-cell>
          <table:table-cell table:style-name="ce7" office:value-type="string" calcext:value-type="string">
            <text:p><text:a xlink:href="https://en.wikipedia.org/wiki/ISO_3166-1_numeric#092" xlink:type="simple">092</text:a> </text:p>
          </table:table-cell>
          <table:table-cell table:style-name="ce7" office:value-type="string" calcext:value-type="string">
            <text:p><text:a xlink:href="https://en.wikipedia.org/wiki/ISO_3166-2:VG" xlink:type="simple">ISO 3166-2:VG</text:a> </text:p>
          </table:table-cell>
          <table:table-cell table:style-name="ce7" office:value-type="string" calcext:value-type="string">
            <text:p><text:a xlink:href="https://en.wikipedia.org/wiki/.vg" xlink:type="simple">.vg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United_States_Virgin_Islands" xlink:type="simple"> </text:a> <text:a xlink:href="https://en.wikipedia.org/wiki/United_States_Virgin_Islands" xlink:type="simple">Virgin Islands (U.S.)</text:a> <text:a xlink:href="#cite_note-46" xlink:type="simple">[ah]</text:a> </text:p>
          </table:table-cell>
          <table:table-cell table:style-name="ce2" office:value-type="string" calcext:value-type="string">
            <text:p><text:a xlink:href="https://en.wikipedia.org/wiki/United_States_Virgin_Islands" xlink:type="simple">The Virgin Islands of the United States</text:a> </text:p>
          </table:table-cell>
          <table:table-cell table:style-name="ce7" office:value-type="string" calcext:value-type="string">
            <text:p><text:a xlink:href="#UNI4" xlink:type="simple">United States</text:a> </text:p>
          </table:table-cell>
          <table:table-cell table:style-name="ce7" office:value-type="string" calcext:value-type="string">
            <text:p><text:a xlink:href="https://en.wikipedia.org/wiki/ISO_3166-1_alpha-2#VI" xlink:type="simple">VI</text:a> </text:p>
          </table:table-cell>
          <table:table-cell table:style-name="ce7" office:value-type="string" calcext:value-type="string">
            <text:p><text:a xlink:href="https://en.wikipedia.org/wiki/ISO_3166-1_alpha-3#VIR" xlink:type="simple">VIR</text:a> </text:p>
          </table:table-cell>
          <table:table-cell table:style-name="ce7" office:value-type="string" calcext:value-type="string">
            <text:p><text:a xlink:href="https://en.wikipedia.org/wiki/ISO_3166-1_numeric#850" xlink:type="simple">850</text:a> </text:p>
          </table:table-cell>
          <table:table-cell table:style-name="ce7" office:value-type="string" calcext:value-type="string">
            <text:p><text:a xlink:href="https://en.wikipedia.org/wiki/ISO_3166-2:VI" xlink:type="simple">ISO 3166-2:VI</text:a> </text:p>
          </table:table-cell>
          <table:table-cell table:style-name="ce7" office:value-type="string" calcext:value-type="string">
            <text:p><text:a xlink:href="https://en.wikipedia.org/wiki/.vi" xlink:type="simple">.vi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Wallis_and_Futuna" xlink:type="simple"> </text:a> <text:a xlink:href="https://en.wikipedia.org/wiki/Wallis_and_Futuna" xlink:type="simple">Wallis and Futuna</text:a> </text:p>
          </table:table-cell>
          <table:table-cell table:style-name="ce2" office:value-type="string" calcext:value-type="string">
            <text:p><text:a xlink:href="https://en.wikipedia.org/wiki/Wallis_and_Futuna" xlink:type="simple">The Territory of the Wallis and Futuna Islands</text:a> </text:p>
          </table:table-cell>
          <table:table-cell table:style-name="ce7" office:value-type="string" calcext:value-type="string">
            <text:p><text:a xlink:href="#FRAN" xlink:type="simple">France</text:a> </text:p>
          </table:table-cell>
          <table:table-cell table:style-name="ce7" office:value-type="string" calcext:value-type="string">
            <text:p><text:a xlink:href="https://en.wikipedia.org/wiki/ISO_3166-1_alpha-2#WF" xlink:type="simple">WF</text:a> </text:p>
          </table:table-cell>
          <table:table-cell table:style-name="ce7" office:value-type="string" calcext:value-type="string">
            <text:p><text:a xlink:href="https://en.wikipedia.org/wiki/ISO_3166-1_alpha-3#WLF" xlink:type="simple">WLF</text:a> </text:p>
          </table:table-cell>
          <table:table-cell table:style-name="ce7" office:value-type="string" calcext:value-type="string">
            <text:p><text:a xlink:href="https://en.wikipedia.org/wiki/ISO_3166-1_numeric#876" xlink:type="simple">876</text:a> </text:p>
          </table:table-cell>
          <table:table-cell table:style-name="ce7" office:value-type="string" calcext:value-type="string">
            <text:p><text:a xlink:href="https://en.wikipedia.org/wiki/ISO_3166-2:WF" xlink:type="simple">ISO 3166-2:WF</text:a> </text:p>
          </table:table-cell>
          <table:table-cell table:style-name="ce7" office:value-type="string" calcext:value-type="string">
            <text:p><text:a xlink:href="https://en.wikipedia.org/wiki/.wf" xlink:type="simple">.wf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Western_Sahara" xlink:type="simple"> </text:a> <text:a xlink:href="https://en.wikipedia.org/wiki/Western_Sahara" xlink:type="simple">Western Sahara</text:a> <text:a xlink:href="#cite_note-47" xlink:type="simple">[ai]</text:a> </text:p>
          </table:table-cell>
          <table:table-cell table:style-name="ce2" office:value-type="string" calcext:value-type="string">
            <text:p><text:a xlink:href="https://en.wikipedia.org/wiki/Sahrawi_Arab_Democratic_Republic" xlink:type="simple">The Sahrawi Arab Democratic Republic</text:a> </text:p>
          </table:table-cell>
          <table:table-cell table:style-name="ce7" office:value-type="string" calcext:value-type="string">
            <text:p><text:a xlink:href="https://en.wikipedia.org/wiki/Political_status_of_Western_Sahara" xlink:type="simple">Disputed</text:a> <text:a xlink:href="#cite_note-48" xlink:type="simple">[aj]</text:a> </text:p>
          </table:table-cell>
          <table:table-cell table:style-name="ce7" office:value-type="string" calcext:value-type="string">
            <text:p><text:a xlink:href="https://en.wikipedia.org/wiki/ISO_3166-1_alpha-2#EH" xlink:type="simple">EH</text:a> </text:p>
          </table:table-cell>
          <table:table-cell table:style-name="ce7" office:value-type="string" calcext:value-type="string">
            <text:p><text:a xlink:href="https://en.wikipedia.org/wiki/ISO_3166-1_alpha-3#ESH" xlink:type="simple">ESH</text:a> </text:p>
          </table:table-cell>
          <table:table-cell table:style-name="ce7" office:value-type="string" calcext:value-type="string">
            <text:p><text:a xlink:href="https://en.wikipedia.org/wiki/ISO_3166-1_numeric#732" xlink:type="simple">732</text:a> </text:p>
          </table:table-cell>
          <table:table-cell table:style-name="ce7" office:value-type="string" calcext:value-type="string">
            <text:p><text:a xlink:href="https://en.wikipedia.org/wiki/ISO_3166-2:EH" xlink:type="simple">ISO 3166-2:EH</text:a> </text:p>
          </table:table-cell>
          <table:table-cell table:style-name="ce7" office:value-type="string" calcext:value-type="string">
            <text:p><text:a xlink:href="#cite_note-49" xlink:type="simple">[ak]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Yemen" xlink:type="simple"> </text:a> <text:a xlink:href="https://en.wikipedia.org/wiki/Yemen" xlink:type="simple">Yemen</text:a> </text:p>
          </table:table-cell>
          <table:table-cell table:style-name="ce2" office:value-type="string" calcext:value-type="string">
            <text:p><text:a xlink:href="https://en.wikipedia.org/wiki/Yemen" xlink:type="simple">The Republic of Yemen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YE" xlink:type="simple">YE</text:a> </text:p>
          </table:table-cell>
          <table:table-cell table:style-name="ce7" office:value-type="string" calcext:value-type="string">
            <text:p><text:a xlink:href="https://en.wikipedia.org/wiki/ISO_3166-1_alpha-3#YEM" xlink:type="simple">YEM</text:a> </text:p>
          </table:table-cell>
          <table:table-cell table:style-name="ce7" office:value-type="string" calcext:value-type="string">
            <text:p><text:a xlink:href="https://en.wikipedia.org/wiki/ISO_3166-1_numeric#887" xlink:type="simple">887</text:a> </text:p>
          </table:table-cell>
          <table:table-cell table:style-name="ce7" office:value-type="string" calcext:value-type="string">
            <text:p><text:a xlink:href="https://en.wikipedia.org/wiki/ISO_3166-2:YE" xlink:type="simple">ISO 3166-2:YE</text:a> </text:p>
          </table:table-cell>
          <table:table-cell table:style-name="ce7" office:value-type="string" calcext:value-type="string">
            <text:p><text:a xlink:href="https://en.wikipedia.org/wiki/.ye" xlink:type="simple">.ye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Zambia" xlink:type="simple"> </text:a> <text:a xlink:href="https://en.wikipedia.org/wiki/Zambia" xlink:type="simple">Zambia</text:a> </text:p>
          </table:table-cell>
          <table:table-cell table:style-name="ce2" office:value-type="string" calcext:value-type="string">
            <text:p><text:a xlink:href="https://en.wikipedia.org/wiki/Zambia" xlink:type="simple">The Republic of Zambia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ZM" xlink:type="simple">ZM</text:a> </text:p>
          </table:table-cell>
          <table:table-cell table:style-name="ce7" office:value-type="string" calcext:value-type="string">
            <text:p><text:a xlink:href="https://en.wikipedia.org/wiki/ISO_3166-1_alpha-3#ZMB" xlink:type="simple">ZMB</text:a> </text:p>
          </table:table-cell>
          <table:table-cell table:style-name="ce7" office:value-type="string" calcext:value-type="string">
            <text:p><text:a xlink:href="https://en.wikipedia.org/wiki/ISO_3166-1_numeric#894" xlink:type="simple">894</text:a> </text:p>
          </table:table-cell>
          <table:table-cell table:style-name="ce7" office:value-type="string" calcext:value-type="string">
            <text:p><text:a xlink:href="https://en.wikipedia.org/wiki/ISO_3166-2:ZM" xlink:type="simple">ISO 3166-2:ZM</text:a> </text:p>
          </table:table-cell>
          <table:table-cell table:style-name="ce7" office:value-type="string" calcext:value-type="string">
            <text:p><text:a xlink:href="https://en.wikipedia.org/wiki/.zm" xlink:type="simple">.zm</text:a> 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Zimbabwe" xlink:type="simple"> </text:a> <text:a xlink:href="https://en.wikipedia.org/wiki/Zimbabwe" xlink:type="simple">Zimbabwe</text:a> </text:p>
          </table:table-cell>
          <table:table-cell table:style-name="ce2" office:value-type="string" calcext:value-type="string">
            <text:p><text:a xlink:href="https://en.wikipedia.org/wiki/Zimbabwe" xlink:type="simple">The Republic of Zimbabwe</text:a> </text:p>
          </table:table-cell>
          <table:table-cell table:style-name="ce7" office:value-type="string" calcext:value-type="string">
            <text:p>UN member state</text:p>
          </table:table-cell>
          <table:table-cell table:style-name="ce7" office:value-type="string" calcext:value-type="string">
            <text:p><text:a xlink:href="https://en.wikipedia.org/wiki/ISO_3166-1_alpha-2#ZW" xlink:type="simple">ZW</text:a> </text:p>
          </table:table-cell>
          <table:table-cell table:style-name="ce7" office:value-type="string" calcext:value-type="string">
            <text:p><text:a xlink:href="https://en.wikipedia.org/wiki/ISO_3166-1_alpha-3#ZWE" xlink:type="simple">ZWE</text:a> </text:p>
          </table:table-cell>
          <table:table-cell table:style-name="ce7" office:value-type="string" calcext:value-type="string">
            <text:p><text:a xlink:href="https://en.wikipedia.org/wiki/ISO_3166-1_numeric#716" xlink:type="simple">716</text:a> </text:p>
          </table:table-cell>
          <table:table-cell table:style-name="ce7" office:value-type="string" calcext:value-type="string">
            <text:p><text:a xlink:href="https://en.wikipedia.org/wiki/ISO_3166-2:ZW" xlink:type="simple">ISO 3166-2:ZW</text:a> </text:p>
          </table:table-cell>
          <table:table-cell table:style-name="ce7" office:value-type="string" calcext:value-type="string">
            <text:p><text:a xlink:href="https://en.wikipedia.org/wiki/.zw" xlink:type="simple">.zw</text:a> 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<text:a xlink:href="https://en.wikipedia.org/wiki/Template:ISO_3166" xlink:type="simple">v</text:a>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5" office:value-type="string" calcext:value-type="string">
            <text:p/>
          </table:table-cell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<text:a xlink:href="https://en.wikipedia.org/wiki/Template_talk:ISO_3166" xlink:type="simple">t</text:a>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5" office:value-type="string" calcext:value-type="string">
            <text:p/>
          </table:table-cell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<text:a xlink:href="https://en.wikipedia.org/w/index.php?title=Template:ISO_3166&amp;action=edit" xlink:type="simple">e</text:a>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5" office:value-type="string" calcext:value-type="string">
            <text:p/>
          </table:table-cell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<text:a xlink:href="https://en.wikipedia.org/wiki/ISO_3166" xlink:type="simple">ISO 3166</text:a> – Codes for the representation of names of countries and their subdivisions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6" office:value-type="string" calcext:value-type="string">
            <text:p>List of ISO 3166 country codes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<text:a xlink:href="https://en.wikipedia.org/wiki/ISO_3166-1" xlink:type="simple">ISO 3166-1</text:a></text:p>
          </table:table-cell>
          <table:table-cell office:value-type="string" calcext:value-type="string">
            <text:p><text:a xlink:href="https://en.wikipedia.org/wiki/ISO_3166-1_alpha-2" xlink:type="simple">alpha-2</text:a>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untry codes</text:p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1_alpha-3" xlink:type="simple">alpha-3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1_numeric" xlink:type="simple">numeric</text:a>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<text:a xlink:href="https://en.wikipedia.org/wiki/ISO_3166-2" xlink:type="simple">ISO 3166-2</text:a></text:p>
          </table:table-cell>
          <table:table-cell office:value-type="string" calcext:value-type="string">
            <text:p><text:a xlink:href="https://en.wikipedia.org/wiki/ISO_3166-2:AD" xlink:type="simple">AD</text:a>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untry subdivision codes</text:p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AE" xlink:type="simple">A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AF" xlink:type="simple">AF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AG" xlink:type="simple">AG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AI" xlink:type="simple">AI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AL" xlink:type="simple">AL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AM" xlink:type="simple">AM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AO" xlink:type="simple">AO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AQ" xlink:type="simple">AQ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AR" xlink:type="simple">AR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AS" xlink:type="simple">AS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AT" xlink:type="simple">AT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AU" xlink:type="simple">AU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AW" xlink:type="simple">AW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AX" xlink:type="simple">AX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AZ" xlink:type="simple">AZ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BA" xlink:type="simple">BA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BB" xlink:type="simple">BB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BD" xlink:type="simple">BD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BE" xlink:type="simple">B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BF" xlink:type="simple">BF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BG" xlink:type="simple">BG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BH" xlink:type="simple">BH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BI" xlink:type="simple">BI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BJ" xlink:type="simple">BJ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BL" xlink:type="simple">BL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BM" xlink:type="simple">BM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BN" xlink:type="simple">BN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BO" xlink:type="simple">BO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BQ" xlink:type="simple">BQ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BR" xlink:type="simple">BR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BS" xlink:type="simple">BS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BT" xlink:type="simple">BT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BV" xlink:type="simple">BV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BW" xlink:type="simple">BW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BY" xlink:type="simple">BY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BZ" xlink:type="simple">BZ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CA" xlink:type="simple">CA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CC" xlink:type="simple">CC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CD" xlink:type="simple">CD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CF" xlink:type="simple">CF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CG" xlink:type="simple">CG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CH" xlink:type="simple">CH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CI" xlink:type="simple">CI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CK" xlink:type="simple">CK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CL" xlink:type="simple">CL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CM" xlink:type="simple">CM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CN" xlink:type="simple">CN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CO" xlink:type="simple">CO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CR" xlink:type="simple">CR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CU" xlink:type="simple">CU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CV" xlink:type="simple">CV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CW" xlink:type="simple">CW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CX" xlink:type="simple">CX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CY" xlink:type="simple">CY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CZ" xlink:type="simple">CZ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DE" xlink:type="simple">D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DJ" xlink:type="simple">DJ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DK" xlink:type="simple">DK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DM" xlink:type="simple">DM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DO" xlink:type="simple">DO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DZ" xlink:type="simple">DZ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EC" xlink:type="simple">EC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EE" xlink:type="simple">E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EG" xlink:type="simple">EG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EH" xlink:type="simple">EH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ER" xlink:type="simple">ER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ES" xlink:type="simple">ES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ET" xlink:type="simple">ET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FI" xlink:type="simple">FI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FJ" xlink:type="simple">FJ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FK" xlink:type="simple">FK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FM" xlink:type="simple">FM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FO" xlink:type="simple">FO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FR" xlink:type="simple">FR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GA" xlink:type="simple">GA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GB" xlink:type="simple">GB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GD" xlink:type="simple">GD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GE" xlink:type="simple">G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GF" xlink:type="simple">GF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GG" xlink:type="simple">GG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GH" xlink:type="simple">GH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GI" xlink:type="simple">GI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GL" xlink:type="simple">GL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GM" xlink:type="simple">GM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GN" xlink:type="simple">GN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GP" xlink:type="simple">GP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GQ" xlink:type="simple">GQ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GR" xlink:type="simple">GR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GS" xlink:type="simple">GS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GT" xlink:type="simple">GT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GU" xlink:type="simple">GU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GW" xlink:type="simple">GW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GY" xlink:type="simple">GY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HK" xlink:type="simple">HK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HM" xlink:type="simple">HM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HN" xlink:type="simple">HN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HR" xlink:type="simple">HR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HT" xlink:type="simple">HT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HU" xlink:type="simple">HU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ID" xlink:type="simple">ID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IE" xlink:type="simple">I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IL" xlink:type="simple">IL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IM" xlink:type="simple">IM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IN" xlink:type="simple">IN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IO" xlink:type="simple">IO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IQ" xlink:type="simple">IQ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IR" xlink:type="simple">IR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IS" xlink:type="simple">IS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IT" xlink:type="simple">IT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JE" xlink:type="simple">J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JM" xlink:type="simple">JM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JO" xlink:type="simple">JO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JP" xlink:type="simple">JP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KE" xlink:type="simple">K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KG" xlink:type="simple">KG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KH" xlink:type="simple">KH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KI" xlink:type="simple">KI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KM" xlink:type="simple">KM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KN" xlink:type="simple">KN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KP" xlink:type="simple">KP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KR" xlink:type="simple">KR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KW" xlink:type="simple">KW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KY" xlink:type="simple">KY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KZ" xlink:type="simple">KZ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LA" xlink:type="simple">LA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LB" xlink:type="simple">LB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LC" xlink:type="simple">LC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LI" xlink:type="simple">LI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LK" xlink:type="simple">LK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LR" xlink:type="simple">LR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LS" xlink:type="simple">LS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LT" xlink:type="simple">LT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LU" xlink:type="simple">LU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LV" xlink:type="simple">LV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LY" xlink:type="simple">LY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MA" xlink:type="simple">MA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MC" xlink:type="simple">MC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MD" xlink:type="simple">MD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ME" xlink:type="simple">M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MF" xlink:type="simple">MF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MG" xlink:type="simple">MG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MH" xlink:type="simple">MH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MK" xlink:type="simple">MK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ML" xlink:type="simple">ML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MM" xlink:type="simple">MM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MN" xlink:type="simple">MN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MO" xlink:type="simple">MO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MP" xlink:type="simple">MP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MQ" xlink:type="simple">MQ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MR" xlink:type="simple">MR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MS" xlink:type="simple">MS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MT" xlink:type="simple">MT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MU" xlink:type="simple">MU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MV" xlink:type="simple">MV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MW" xlink:type="simple">MW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MX" xlink:type="simple">MX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MY" xlink:type="simple">MY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MZ" xlink:type="simple">MZ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NA" xlink:type="simple">NA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NC" xlink:type="simple">NC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NE" xlink:type="simple">N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NF" xlink:type="simple">NF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NG" xlink:type="simple">NG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NI" xlink:type="simple">NI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NL" xlink:type="simple">NL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NO" xlink:type="simple">NO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NP" xlink:type="simple">NP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NR" xlink:type="simple">NR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NU" xlink:type="simple">NU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NZ" xlink:type="simple">NZ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OM" xlink:type="simple">OM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PA" xlink:type="simple">PA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PE" xlink:type="simple">P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PF" xlink:type="simple">PF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PG" xlink:type="simple">PG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PH" xlink:type="simple">PH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PK" xlink:type="simple">PK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PL" xlink:type="simple">PL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PM" xlink:type="simple">PM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PN" xlink:type="simple">PN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PR" xlink:type="simple">PR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PS" xlink:type="simple">PS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PT" xlink:type="simple">PT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PW" xlink:type="simple">PW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PY" xlink:type="simple">PY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QA" xlink:type="simple">QA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RE" xlink:type="simple">R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RO" xlink:type="simple">RO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RS" xlink:type="simple">RS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RU" xlink:type="simple">RU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RW" xlink:type="simple">RW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SA" xlink:type="simple">SA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SB" xlink:type="simple">SB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SC" xlink:type="simple">SC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SD" xlink:type="simple">SD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SE" xlink:type="simple">S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SG" xlink:type="simple">SG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SH" xlink:type="simple">SH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SI" xlink:type="simple">SI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SJ" xlink:type="simple">SJ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SK" xlink:type="simple">SK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SL" xlink:type="simple">SL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SM" xlink:type="simple">SM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SN" xlink:type="simple">SN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SO" xlink:type="simple">SO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SR" xlink:type="simple">SR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SS" xlink:type="simple">SS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ST" xlink:type="simple">ST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SV" xlink:type="simple">SV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SX" xlink:type="simple">SX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SY" xlink:type="simple">SY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SZ" xlink:type="simple">SZ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TC" xlink:type="simple">TC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TD" xlink:type="simple">TD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TF" xlink:type="simple">TF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TG" xlink:type="simple">TG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TH" xlink:type="simple">TH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TJ" xlink:type="simple">TJ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TK" xlink:type="simple">TK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TL" xlink:type="simple">TL</text:a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TM" xlink:type="simple">TM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TN" xlink:type="simple">TN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TO" xlink:type="simple">TO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TR" xlink:type="simple">TR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TT" xlink:type="simple">TT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TV" xlink:type="simple">TV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TW" xlink:type="simple">TW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TZ" xlink:type="simple">TZ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UA" xlink:type="simple">UA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UG" xlink:type="simple">UG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UM" xlink:type="simple">UM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US" xlink:type="simple">US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UY" xlink:type="simple">UY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UZ" xlink:type="simple">UZ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VA" xlink:type="simple">VA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VC" xlink:type="simple">VC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VE" xlink:type="simple">V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VG" xlink:type="simple">VG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VI" xlink:type="simple">VI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VN" xlink:type="simple">VN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VU" xlink:type="simple">VU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WF" xlink:type="simple">WF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WS" xlink:type="simple">WS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YE" xlink:type="simple">Y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YT" xlink:type="simple">YT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ZA" xlink:type="simple">ZA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ZM" xlink:type="simple">ZM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ISO_3166-2:ZW" xlink:type="simple">ZW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table:style-name="ce4" office:value-type="string" calcext:value-type="string">
            <text:p>Deleted</text:p>
          </table:table-cell>
          <table:table-cell table:style-name="ce2" office:value-type="string" calcext:value-type="string">
            <text:p><text:a xlink:href="https://en.wikipedia.org/wiki/ISO_3166-2:AN" xlink:type="simple">AN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><text:a xlink:href="https://en.wikipedia.org/wiki/ISO_3166-2:CS" xlink:type="simple">CS</text:a>b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<text:a xlink:href="https://en.wikipedia.org/wiki/ISO_3166-3" xlink:type="simple">ISO 3166-3</text:a></text:p>
          </table:table-cell>
          <table:table-cell office:value-type="string" calcext:value-type="string">
            <text:p><text:a xlink:href="https://en.wikipedia.org/wiki/ISO_3166-3#Current_codes" xlink:type="simple">List</text:a>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des for former names of countries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a Changed from TP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/>
          </table:table-cell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b Changed from YU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<text:a xlink:href="https://en.wikipedia.org/wiki/Template:Geocoding-systems" xlink:type="simple">v</text:a>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5" office:value-type="string" calcext:value-type="string">
            <text:p/>
          </table:table-cell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<text:a xlink:href="https://en.wikipedia.org/wiki/Template_talk:Geocoding-systems" xlink:type="simple">t</text:a>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5" office:value-type="string" calcext:value-type="string">
            <text:p/>
          </table:table-cell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<text:a xlink:href="https://en.wikipedia.org/w/index.php?title=Template:Geocoding-systems&amp;action=edit" xlink:type="simple">e</text:a>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5" office:value-type="string" calcext:value-type="string">
            <text:p/>
          </table:table-cell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<text:a xlink:href="https://en.wikipedia.org/wiki/Geocode" xlink:type="simple">Geocode systems</text:a>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Administrative codes</text:p>
          </table:table-cell>
          <table:table-cell office:value-type="string" calcext:value-type="string">
            <text:p><text:a xlink:href="https://en.wikipedia.org/wiki/List_of_FIPS_country_codes" xlink:type="simple">FIPS country code</text:a> (FIPS 10-4)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<text:a xlink:href="https://en.wikipedia.org/wiki/Federal_Information_Processing_Standards" xlink:type="simple">FIPS place code</text:a> (FIPS 55)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<text:a xlink:href="https://en.wikipedia.org/wiki/FIPS_county_code" xlink:type="simple">FIPS county code</text:a> (FIPS 6-4)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<text:a xlink:href="https://en.wikipedia.org/wiki/Federal_Information_Processing_Standard_state_code" xlink:type="simple">FIPS state code</text:a> (FIPS 5-2)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<text:a xlink:href="https://en.wikipedia.org/wiki/Nomenclature_of_Territorial_Units_for_Statistics" xlink:type="simple">NUTS</text:a> (EU)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<text:a xlink:href="https://en.wikipedia.org/wiki/ONS_coding_system" xlink:type="simple">ONS codes</text:a> (United Kingdom)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<text:a xlink:href="https://en.wikipedia.org/wiki/MARC_standards" xlink:type="simple">MARC country codes</text:a>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<text:a xlink:href="https://en.wikipedia.org/wiki/Standard_Geographical_Classification_code_(Canada)" xlink:type="simple">SGC codes</text:a> (Canada)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<text:a xlink:href="https://en.wikipedia.org/wiki/UN_M49" xlink:type="simple">UN M.49</text:a> (UN)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<text:a xlink:href="https://en.wikipedia.org/wiki/Airport_code" xlink:type="simple">Airport codes</text:a></text:p>
          </table:table-cell>
          <table:table-cell office:value-type="string" calcext:value-type="string">
            <text:p><text:a xlink:href="https://en.wikipedia.org/wiki/IATA_airport_code" xlink:type="simple">IATA airport code</text:a>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<text:a xlink:href="https://en.wikipedia.org/wiki/ICAO_airport_code" xlink:type="simple">ICAO airport code</text:a>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<text:a xlink:href="https://en.wikipedia.org/wiki/Country_code" xlink:type="simple">Country codes</text:a></text:p>
          </table:table-cell>
          <table:table-cell office:value-type="string" calcext:value-type="string">
            <text:p><text:a xlink:href="https://en.wikipedia.org/wiki/Country_code_top-level_domain" xlink:type="simple">IANA country code</text:a>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<text:a xlink:href="https://en.wikipedia.org/wiki/ISO_3166-1" xlink:type="simple">ISO 3166-1</text:a> 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<text:a xlink:href="https://en.wikipedia.org/wiki/ISO_3166-1_alpha-2" xlink:type="simple">alpha-2</text:a>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<text:a xlink:href="https://en.wikipedia.org/wiki/ISO_3166-1_alpha-3" xlink:type="simple">alpha-3</text:a>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<text:a xlink:href="https://en.wikipedia.org/wiki/ISO_3166-1_numeric" xlink:type="simple">numeric</text:a>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<text:a xlink:href="https://en.wikipedia.org/wiki/List_of_aircraft_registration_prefixes" xlink:type="simple">Aircraft prefixes</text:a>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<text:a xlink:href="https://en.wikipedia.org/wiki/List_of_IOC_country_codes" xlink:type="simple">IOC country code</text:a>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<text:a xlink:href="https://en.wikipedia.org/wiki/List_of_FIFA_country_codes" xlink:type="simple">FIFA country code</text:a>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<text:a xlink:href="https://en.wikipedia.org/wiki/Geodesic" xlink:type="simple">Geodesic</text:a></text:p>
          </table:table-cell>
          <table:table-cell table:style-name="ce4" office:value-type="string" calcext:value-type="string">
            <text:p><text:a xlink:href="https://en.wikipedia.org/wiki/Discrete_global_grid" xlink:type="simple">Global</text:a></text:p>
          </table:table-cell>
          <table:table-cell table:style-name="ce2" office:value-type="string" calcext:value-type="string">
            <text:p><text:a xlink:href="https://en.wikipedia.org/wiki/C-squares" xlink:type="simple">C-squares</text:a>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lace codes</text:p>
          </table:table-cell>
          <table:table-cell table:style-name="Default"/>
          <table:table-cell table:style-name="ce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><text:a xlink:href="https://en.wikipedia.org/wiki/Geohash" xlink:type="simple">Geohas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><text:a xlink:href="https://en.wikipedia.org/wiki/Geohash-36" xlink:type="simple">Geohash-36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><text:a xlink:href="https://en.wikipedia.org/wiki/World_Geographic_Reference_System" xlink:type="simple">GEORE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><text:a xlink:href="https://en.wikipedia.org/wiki/International_Map_of_the_World" xlink:type="simple">International Map of the World</text:a> indexing syste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><text:a xlink:href="https://en.wikipedia.org/wiki/Mapcode" xlink:type="simple">Mapcode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><text:a xlink:href="https://en.wikipedia.org/wiki/Marsden_square" xlink:type="simple">Marsden square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><text:a xlink:href="https://en.wikipedia.org/wiki/Military_Grid_Reference_System" xlink:type="simple">Military Grid Reference System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><text:a xlink:href="https://en.wikipedia.org/wiki/Natural_Area_Code" xlink:type="simple">Natural Area Code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><text:a xlink:href="https://en.wikipedia.org/wiki/Open_Location_Code" xlink:type="simple">Open Location Code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><text:a xlink:href="https://en.wikipedia.org/wiki/QDGC" xlink:type="simple">QDGC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><text:a xlink:href="https://en.wikipedia.org/wiki/UN/LOCODE" xlink:type="simple">UN/LOCODE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><text:a xlink:href="https://en.wikipedia.org/wiki/Universal_Transverse_Mercator_coordinate_system" xlink:type="simple">UTM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><text:a xlink:href="https://en.wikipedia.org/wiki/What3words" xlink:type="simple">what3word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><text:a xlink:href="https://en.wikipedia.org/wiki/World_Meteorological_Organization_squares" xlink:type="simple">WMO square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ce4" office:value-type="string" calcext:value-type="string">
            <text:p>Regional</text:p>
          </table:table-cell>
          <table:table-cell table:style-name="ce2" office:value-type="string" calcext:value-type="string">
            <text:p><text:a xlink:href="https://en.wikipedia.org/wiki/ICES_Statistical_Rectangles" xlink:type="simple">ICES Statistical Rectangles</text:a> (north-east Atlantic region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><text:a xlink:href="https://en.wikipedia.org/wiki/Irish_grid_reference_system" xlink:type="simple">Irish grid reference system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><text:a xlink:href="https://en.wikipedia.org/wiki/National_Topographic_System" xlink:type="simple">National Topographic System</text:a> (Canad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  <table:table-cell table:style-name="ce2" office:value-type="string" calcext:value-type="string">
            <text:p><text:a xlink:href="https://en.wikipedia.org/wiki/Ordnance_Survey_National_Grid" xlink:type="simple">Ordnance Survey National Grid</text:a> (UK)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<text:a xlink:href="https://en.wikipedia.org/wiki/Postal_code" xlink:type="simple">Postal codes</text:a></text:p>
          </table:table-cell>
          <table:table-cell office:value-type="string" calcext:value-type="string">
            <text:p><text:a xlink:href="https://en.wikipedia.org/wiki/Postcodes_in_Australia" xlink:type="simple">Australian post codes</text:a>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<text:a xlink:href="https://en.wikipedia.org/wiki/Código_de_Endereçamento_Postal" xlink:type="simple">CEP</text:a> (Brazil)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<text:a xlink:href="https://en.wikipedia.org/wiki/Eircode" xlink:type="simple">Eircodes</text:a> (Republic of Ireland)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<text:a xlink:href="https://en.wikipedia.org/wiki/Postcodes_in_New_Zealand" xlink:type="simple">New Zealand post codes</text:a>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<text:a xlink:href="https://en.wikipedia.org/wiki/Postal_Index_Number" xlink:type="simple">Postal Index Number</text:a> (India)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<text:a xlink:href="https://en.wikipedia.org/wiki/UK_post_codes" xlink:type="simple">United Kingdom post codes</text:a>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<text:a xlink:href="https://en.wikipedia.org/wiki/ZIP_Code" xlink:type="simple">ZIP Code</text:a> (United States)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<text:a xlink:href="https://en.wikipedia.org/wiki/Telephony" xlink:type="simple">Telephony</text:a></text:p>
          </table:table-cell>
          <table:table-cell office:value-type="string" calcext:value-type="string">
            <text:p><text:a xlink:href="https://en.wikipedia.org/wiki/List_of_ITU_letter_codes" xlink:type="simple">ITU-R country codes</text:a>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<text:a xlink:href="https://en.wikipedia.org/wiki/List_of_country_calling_codes" xlink:type="simple">ITU-T country calling codes</text:a>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<text:a xlink:href="https://en.wikipedia.org/wiki/Mobile_country_code" xlink:type="simple">ITU-T mobile calling codes</text:a>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<text:a xlink:href="https://en.wikipedia.org/wiki/Amateur_radio" xlink:type="simple">Amateur radio</text:a></text:p>
          </table:table-cell>
          <table:table-cell office:value-type="string" calcext:value-type="string">
            <text:p><text:a xlink:href="https://en.wikipedia.org/wiki/Maidenhead_Locator_System" xlink:type="simple">Maidenhead Locator System</text:a>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Historical : <text:a xlink:href="https://en.wikipedia.org/wiki/QRA_locator" xlink:type="simple">QRA locator</text:a>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7:37:12.371644929</meta:creation-date>
    <dc:date>2023-01-23T17:41:40.128089455</dc:date>
    <meta:editing-duration>PT4M28S</meta:editing-duration>
    <meta:editing-cycles>1</meta:editing-cycles>
    <meta:document-statistic meta:table-count="1" meta:cell-count="3200" meta:object-count="0"/>
    <meta:generator>LibreOffice/7.3.7.2$Linux_X86_64 LibreOffice_project/30$Build-2</meta:generator>
  </office:meta>
</office:document-meta>
</file>